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780b1"/>
    </style:style>
    <style:style style:name="P10" style:family="paragraph" style:parent-style-name="Standard">
      <style:paragraph-properties fo:text-align="justify" style:justify-single-word="false"/>
      <style:text-properties officeooo:paragraph-rsid="003ed383"/>
    </style:style>
    <style:style style:name="P11" style:family="paragraph" style:parent-style-name="Standard">
      <style:paragraph-properties fo:text-align="justify" style:justify-single-word="false"/>
      <style:text-properties officeooo:paragraph-rsid="00420442"/>
    </style:style>
    <style:style style:name="P12" style:family="paragraph" style:parent-style-name="Standard">
      <style:paragraph-properties fo:text-align="justify" style:justify-single-word="false"/>
      <style:text-properties officeooo:paragraph-rsid="005a2b61"/>
    </style:style>
    <style:style style:name="P13" style:family="paragraph" style:parent-style-name="Standard">
      <style:paragraph-properties fo:text-align="justify" style:justify-single-word="false"/>
      <style:text-properties officeooo:paragraph-rsid="0061d273"/>
    </style:style>
    <style:style style:name="P14" style:family="paragraph" style:parent-style-name="Standard">
      <style:paragraph-properties fo:text-align="justify" style:justify-single-word="false"/>
      <style:text-properties officeooo:paragraph-rsid="006363d2"/>
    </style:style>
    <style:style style:name="P15" style:family="paragraph" style:parent-style-name="Standard">
      <style:paragraph-properties fo:text-align="justify" style:justify-single-word="false"/>
      <style:text-properties officeooo:paragraph-rsid="0063abdc"/>
    </style:style>
    <style:style style:name="P16" style:family="paragraph" style:parent-style-name="Standard">
      <style:paragraph-properties fo:text-align="justify" style:justify-single-word="false"/>
      <style:text-properties officeooo:paragraph-rsid="0072ac74"/>
    </style:style>
    <style:style style:name="P17" style:family="paragraph" style:parent-style-name="Standard">
      <style:paragraph-properties fo:text-align="justify" style:justify-single-word="false"/>
      <style:text-properties officeooo:paragraph-rsid="007d05a6"/>
    </style:style>
    <style:style style:name="P18" style:family="paragraph" style:parent-style-name="Standard">
      <style:paragraph-properties fo:text-align="justify" style:justify-single-word="false"/>
      <style:text-properties officeooo:paragraph-rsid="008e5da8"/>
    </style:style>
    <style:style style:name="P19" style:family="paragraph" style:parent-style-name="Standard">
      <style:paragraph-properties fo:text-align="justify" style:justify-single-word="false"/>
      <style:text-properties officeooo:paragraph-rsid="0095a2b2"/>
    </style:style>
    <style:style style:name="P20" style:family="paragraph" style:parent-style-name="Standard">
      <style:paragraph-properties fo:text-align="justify" style:justify-single-word="false"/>
      <style:text-properties officeooo:paragraph-rsid="0097f209"/>
    </style:style>
    <style:style style:name="P21" style:family="paragraph" style:parent-style-name="Standard">
      <style:paragraph-properties fo:text-align="justify" style:justify-single-word="false"/>
      <style:text-properties officeooo:paragraph-rsid="00984787"/>
    </style:style>
    <style:style style:name="P22" style:family="paragraph" style:parent-style-name="Standard">
      <style:paragraph-properties fo:text-align="justify" style:justify-single-word="false"/>
      <style:text-properties officeooo:paragraph-rsid="00997068"/>
    </style:style>
    <style:style style:name="P23" style:family="paragraph" style:parent-style-name="Standard">
      <style:paragraph-properties fo:text-align="justify" style:justify-single-word="false"/>
      <style:text-properties officeooo:paragraph-rsid="0099a244"/>
    </style:style>
    <style:style style:name="P24" style:family="paragraph" style:parent-style-name="Standard">
      <style:paragraph-properties fo:text-align="justify" style:justify-single-word="false"/>
      <style:text-properties officeooo:paragraph-rsid="00aaaef8"/>
    </style:style>
    <style:style style:name="P25" style:family="paragraph" style:parent-style-name="Standard">
      <style:paragraph-properties fo:text-align="justify" style:justify-single-word="false"/>
      <style:text-properties officeooo:paragraph-rsid="00bb1706"/>
    </style:style>
    <style:style style:name="P26" style:family="paragraph" style:parent-style-name="Standard">
      <style:paragraph-properties fo:text-align="justify" style:justify-single-word="false"/>
      <style:text-properties officeooo:paragraph-rsid="00c2412c"/>
    </style:style>
    <style:style style:name="P27" style:family="paragraph" style:parent-style-name="Standard">
      <style:paragraph-properties fo:text-align="justify" style:justify-single-word="false"/>
      <style:text-properties officeooo:paragraph-rsid="010c7866"/>
    </style:style>
    <style:style style:name="P28" style:family="paragraph" style:parent-style-name="Standard">
      <style:paragraph-properties fo:text-align="justify" style:justify-single-word="false"/>
      <style:text-properties officeooo:paragraph-rsid="010ca4d9"/>
    </style:style>
    <style:style style:name="P29" style:family="paragraph" style:parent-style-name="Standard">
      <style:paragraph-properties fo:text-align="justify" style:justify-single-word="false"/>
      <style:text-properties officeooo:paragraph-rsid="0114f1be"/>
    </style:style>
    <style:style style:name="P30" style:family="paragraph" style:parent-style-name="Standard">
      <style:paragraph-properties fo:text-align="justify" style:justify-single-word="false"/>
      <style:text-properties officeooo:paragraph-rsid="011776e6"/>
    </style:style>
    <style:style style:name="P31" style:family="paragraph" style:parent-style-name="Standard">
      <style:paragraph-properties fo:text-align="justify" style:justify-single-word="false"/>
      <style:text-properties officeooo:paragraph-rsid="011934e2"/>
    </style:style>
    <style:style style:name="P32" style:family="paragraph" style:parent-style-name="Standard">
      <style:paragraph-properties fo:text-align="justify" style:justify-single-word="false"/>
      <style:text-properties officeooo:paragraph-rsid="0133491d"/>
    </style:style>
    <style:style style:name="P33" style:family="paragraph" style:parent-style-name="Standard">
      <style:paragraph-properties fo:text-align="justify" style:justify-single-word="false"/>
      <style:text-properties officeooo:paragraph-rsid="013f35ac"/>
    </style:style>
    <style:style style:name="P34" style:family="paragraph" style:parent-style-name="Standard">
      <style:paragraph-properties fo:text-align="justify" style:justify-single-word="false"/>
      <style:text-properties officeooo:paragraph-rsid="00ef15c6"/>
    </style:style>
    <style:style style:name="P35" style:family="paragraph" style:parent-style-name="Standard">
      <style:paragraph-properties fo:text-align="start" style:justify-single-word="false"/>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text-properties fo:font-weight="bold" style:font-weight-asian="bold" style:font-weight-complex="bold"/>
    </style:style>
    <style:style style:name="P38" style:family="paragraph" style:parent-style-name="Standard">
      <style:text-properties fo:font-weight="bold" officeooo:paragraph-rsid="0072ac74" style:font-weight-asian="bold" style:font-weight-complex="bold"/>
    </style:style>
    <style:style style:name="P39" style:family="paragraph" style:parent-style-name="Standard">
      <style:text-properties officeooo:paragraph-rsid="00112e18"/>
    </style:style>
    <style:style style:name="P40" style:family="paragraph" style:parent-style-name="Standard">
      <style:text-properties officeooo:paragraph-rsid="001f41c7"/>
    </style:style>
    <style:style style:name="P41" style:family="paragraph" style:parent-style-name="Standard">
      <style:text-properties officeooo:rsid="001f41c7"/>
    </style:style>
    <style:style style:name="P42" style:family="paragraph" style:parent-style-name="Standard">
      <style:text-properties officeooo:rsid="001f41c7" officeooo:paragraph-rsid="001f41c7"/>
    </style:style>
    <style:style style:name="P43" style:family="paragraph" style:parent-style-name="Standard">
      <style:text-properties officeooo:rsid="0029f6a9" officeooo:paragraph-rsid="0029f6a9"/>
    </style:style>
    <style:style style:name="P44" style:family="paragraph" style:parent-style-name="Standard">
      <style:paragraph-properties fo:text-align="justify" style:justify-single-word="false"/>
      <style:text-properties officeooo:rsid="0029f6a9" officeooo:paragraph-rsid="0029f6a9"/>
    </style:style>
    <style:style style:name="P45" style:family="paragraph" style:parent-style-name="Standard">
      <style:paragraph-properties fo:text-align="justify" style:justify-single-word="false"/>
      <style:text-properties officeooo:rsid="002a1e06" officeooo:paragraph-rsid="002a1e06"/>
    </style:style>
    <style:style style:name="P46" style:family="paragraph" style:parent-style-name="Standard">
      <style:paragraph-properties fo:text-align="justify" style:justify-single-word="false"/>
      <style:text-properties officeooo:rsid="002bb08d" officeooo:paragraph-rsid="002bb08d"/>
    </style:style>
    <style:style style:name="P47" style:family="paragraph" style:parent-style-name="Standard">
      <style:text-properties officeooo:rsid="002a7c96"/>
    </style:style>
    <style:style style:name="P48" style:family="paragraph" style:parent-style-name="Standard">
      <style:paragraph-properties fo:text-align="justify" style:justify-single-word="false"/>
      <style:text-properties officeooo:rsid="002a7c96"/>
    </style:style>
    <style:style style:name="P49" style:family="paragraph" style:parent-style-name="Standard">
      <style:paragraph-properties fo:text-align="justify" style:justify-single-word="false"/>
      <style:text-properties officeooo:rsid="002a7c96" officeooo:paragraph-rsid="002a7c96"/>
    </style:style>
    <style:style style:name="P50" style:family="paragraph" style:parent-style-name="Standard">
      <style:text-properties officeooo:rsid="002a7c96" officeooo:paragraph-rsid="002a7c96"/>
    </style:style>
    <style:style style:name="P51" style:family="paragraph" style:parent-style-name="Standard">
      <style:paragraph-properties fo:text-align="justify" style:justify-single-word="false"/>
      <style:text-properties officeooo:rsid="00337203" officeooo:paragraph-rsid="00337203"/>
    </style:style>
    <style:style style:name="P52" style:family="paragraph" style:parent-style-name="Standard">
      <style:text-properties officeooo:rsid="0030018c" officeooo:paragraph-rsid="0030018c"/>
    </style:style>
    <style:style style:name="P53" style:family="paragraph" style:parent-style-name="Standard">
      <style:text-properties officeooo:rsid="0030018c" officeooo:paragraph-rsid="00348db2"/>
    </style:style>
    <style:style style:name="P54" style:family="paragraph" style:parent-style-name="Standard">
      <style:text-properties officeooo:rsid="00348db2" officeooo:paragraph-rsid="00348db2"/>
    </style:style>
    <style:style style:name="P55" style:family="paragraph" style:parent-style-name="Standard">
      <style:text-properties officeooo:rsid="0034d516"/>
    </style:style>
    <style:style style:name="P56" style:family="paragraph" style:parent-style-name="Standard">
      <style:text-properties officeooo:rsid="0034d516" officeooo:paragraph-rsid="003780b1"/>
    </style:style>
    <style:style style:name="P57" style:family="paragraph" style:parent-style-name="Standard">
      <style:text-properties officeooo:rsid="0035a6ce"/>
    </style:style>
    <style:style style:name="P58" style:family="paragraph" style:parent-style-name="Standard">
      <style:text-properties officeooo:rsid="0035a6ce" officeooo:paragraph-rsid="003780b1"/>
    </style:style>
    <style:style style:name="P59" style:family="paragraph" style:parent-style-name="Standard">
      <style:paragraph-properties fo:text-align="justify" style:justify-single-word="false"/>
      <style:text-properties officeooo:rsid="00384d56" officeooo:paragraph-rsid="00384d56"/>
    </style:style>
    <style:style style:name="P60" style:family="paragraph" style:parent-style-name="Standard">
      <style:paragraph-properties fo:text-align="justify" style:justify-single-word="false"/>
      <style:text-properties officeooo:rsid="00391d5e" officeooo:paragraph-rsid="00391d5e"/>
    </style:style>
    <style:style style:name="P61" style:family="paragraph" style:parent-style-name="Standard">
      <style:text-properties officeooo:paragraph-rsid="00425b13"/>
    </style:style>
    <style:style style:name="P62" style:family="paragraph" style:parent-style-name="Standard">
      <style:text-properties officeooo:paragraph-rsid="0048e2a6"/>
    </style:style>
    <style:style style:name="P63" style:family="paragraph" style:parent-style-name="Standard">
      <style:text-properties officeooo:rsid="0048e2a6" officeooo:paragraph-rsid="0048e2a6"/>
    </style:style>
    <style:style style:name="P64" style:family="paragraph" style:parent-style-name="Standard">
      <style:paragraph-properties fo:text-align="justify" style:justify-single-word="false"/>
      <style:text-properties officeooo:rsid="0058af47" officeooo:paragraph-rsid="005a2b61"/>
    </style:style>
    <style:style style:name="P65" style:family="paragraph" style:parent-style-name="Standard">
      <style:paragraph-properties fo:text-align="justify" style:justify-single-word="false"/>
      <style:text-properties officeooo:rsid="005a2b61" officeooo:paragraph-rsid="005a2b61"/>
    </style:style>
    <style:style style:name="P66" style:family="paragraph" style:parent-style-name="Standard">
      <style:text-properties officeooo:paragraph-rsid="0063abdc"/>
    </style:style>
    <style:style style:name="P67" style:family="paragraph" style:parent-style-name="Standard">
      <style:paragraph-properties fo:text-align="justify" style:justify-single-word="false"/>
      <style:text-properties officeooo:rsid="006136db" officeooo:paragraph-rsid="006136db"/>
    </style:style>
    <style:style style:name="P68" style:family="paragraph" style:parent-style-name="Standard">
      <style:text-properties officeooo:rsid="006363d2"/>
    </style:style>
    <style:style style:name="P69" style:family="paragraph" style:parent-style-name="Standard">
      <style:paragraph-properties fo:text-align="justify" style:justify-single-word="false"/>
      <style:text-properties officeooo:rsid="006363d2" officeooo:paragraph-rsid="006363d2"/>
    </style:style>
    <style:style style:name="P70" style:family="paragraph" style:parent-style-name="Standard">
      <style:text-properties officeooo:rsid="0063abdc" officeooo:paragraph-rsid="0063abdc"/>
    </style:style>
    <style:style style:name="P71" style:family="paragraph" style:parent-style-name="Standard">
      <style:paragraph-properties fo:text-align="justify" style:justify-single-word="false"/>
      <style:text-properties officeooo:rsid="0063abdc" officeooo:paragraph-rsid="0063abdc"/>
    </style:style>
    <style:style style:name="P72" style:family="paragraph" style:parent-style-name="Standard">
      <style:paragraph-properties fo:text-align="justify" style:justify-single-word="false"/>
      <style:text-properties officeooo:rsid="0069cf71" officeooo:paragraph-rsid="006d3e70"/>
    </style:style>
    <style:style style:name="P73" style:family="paragraph" style:parent-style-name="Standard">
      <style:paragraph-properties fo:text-align="justify" style:justify-single-word="false"/>
      <style:text-properties fo:language="fr" fo:country="FR" officeooo:rsid="006e5942" officeooo:paragraph-rsid="006d3e70"/>
    </style:style>
    <style:style style:name="P74" style:family="paragraph" style:parent-style-name="Standard">
      <style:paragraph-properties fo:text-align="justify" style:justify-single-word="false"/>
      <style:text-properties fo:language="fr" fo:country="FR" officeooo:rsid="006e5942" officeooo:paragraph-rsid="006e5942"/>
    </style:style>
    <style:style style:name="P75" style:family="paragraph" style:parent-style-name="Standard">
      <style:paragraph-properties fo:text-align="justify" style:justify-single-word="false"/>
      <style:text-properties fo:language="fr" fo:country="FR" officeooo:rsid="006efe20" officeooo:paragraph-rsid="006efe20"/>
    </style:style>
    <style:style style:name="P76" style:family="paragraph" style:parent-style-name="Standard">
      <style:text-properties officeooo:paragraph-rsid="0072ac74"/>
    </style:style>
    <style:style style:name="P77" style:family="paragraph" style:parent-style-name="Standard">
      <style:text-properties officeooo:paragraph-rsid="00765e0a"/>
    </style:style>
    <style:style style:name="P78" style:family="paragraph" style:parent-style-name="Standard">
      <style:text-properties officeooo:paragraph-rsid="003780b1"/>
    </style:style>
    <style:style style:name="P79" style:family="paragraph" style:parent-style-name="Standard">
      <style:text-properties officeooo:rsid="00765e0a" officeooo:paragraph-rsid="00765e0a"/>
    </style:style>
    <style:style style:name="P80" style:family="paragraph" style:parent-style-name="Standard">
      <style:text-properties officeooo:rsid="0076e5be" officeooo:paragraph-rsid="0076e5be"/>
    </style:style>
    <style:style style:name="P81" style:family="paragraph" style:parent-style-name="Standard">
      <style:paragraph-properties fo:text-align="justify" style:justify-single-word="false"/>
      <style:text-properties officeooo:rsid="00795b20" officeooo:paragraph-rsid="00795b20"/>
    </style:style>
    <style:style style:name="P82" style:family="paragraph" style:parent-style-name="Standard">
      <style:paragraph-properties fo:text-align="justify" style:justify-single-word="false"/>
      <style:text-properties officeooo:rsid="007d05a6" officeooo:paragraph-rsid="007d05a6"/>
    </style:style>
    <style:style style:name="P83" style:family="paragraph" style:parent-style-name="Standard">
      <style:paragraph-properties fo:text-align="justify" style:justify-single-word="false"/>
      <style:text-properties officeooo:rsid="007d05a6" officeooo:paragraph-rsid="0080bfe6"/>
    </style:style>
    <style:style style:name="P84" style:family="paragraph" style:parent-style-name="Standard">
      <style:text-properties officeooo:rsid="007bf1cd" officeooo:paragraph-rsid="007bf1cd"/>
    </style:style>
    <style:style style:name="P85" style:family="paragraph" style:parent-style-name="Standard">
      <style:paragraph-properties fo:text-align="justify" style:justify-single-word="false"/>
      <style:text-properties officeooo:rsid="0080bfe6" officeooo:paragraph-rsid="0080bfe6"/>
    </style:style>
    <style:style style:name="P86" style:family="paragraph" style:parent-style-name="Standard">
      <style:text-properties officeooo:rsid="00810737" officeooo:paragraph-rsid="00810737"/>
    </style:style>
    <style:style style:name="P87" style:family="paragraph" style:parent-style-name="Standard">
      <style:paragraph-properties fo:text-align="justify" style:justify-single-word="false"/>
      <style:text-properties officeooo:rsid="00820618" officeooo:paragraph-rsid="00820618"/>
    </style:style>
    <style:style style:name="P88" style:family="paragraph" style:parent-style-name="Standard">
      <style:text-properties officeooo:rsid="00820618" officeooo:paragraph-rsid="00820618"/>
    </style:style>
    <style:style style:name="P89" style:family="paragraph" style:parent-style-name="Standard">
      <style:paragraph-properties fo:text-align="justify" style:justify-single-word="false"/>
      <style:text-properties officeooo:rsid="00846a58" officeooo:paragraph-rsid="00846a58"/>
    </style:style>
    <style:style style:name="P90" style:family="paragraph" style:parent-style-name="Standard">
      <style:paragraph-properties fo:text-align="justify" style:justify-single-word="false"/>
      <style:text-properties officeooo:rsid="008490d8" officeooo:paragraph-rsid="008d71e8"/>
    </style:style>
    <style:style style:name="P91" style:family="paragraph" style:parent-style-name="Standard">
      <style:text-properties officeooo:rsid="008490d8" officeooo:paragraph-rsid="008a9063"/>
    </style:style>
    <style:style style:name="P92" style:family="paragraph" style:parent-style-name="Standard">
      <style:text-properties officeooo:rsid="00867628" officeooo:paragraph-rsid="00867628"/>
    </style:style>
    <style:style style:name="P93" style:family="paragraph" style:parent-style-name="Standard">
      <style:text-properties officeooo:rsid="0088af31" officeooo:paragraph-rsid="0088af31"/>
    </style:style>
    <style:style style:name="P94" style:family="paragraph" style:parent-style-name="Standard">
      <style:text-properties officeooo:rsid="008a9063"/>
    </style:style>
    <style:style style:name="P95" style:family="paragraph" style:parent-style-name="Standard">
      <style:text-properties officeooo:rsid="008a9063" officeooo:paragraph-rsid="008a9063"/>
    </style:style>
    <style:style style:name="P96" style:family="paragraph" style:parent-style-name="Standard">
      <style:paragraph-properties fo:text-align="justify" style:justify-single-word="false"/>
      <style:text-properties officeooo:rsid="008a9063" officeooo:paragraph-rsid="008a9063"/>
    </style:style>
    <style:style style:name="P97" style:family="paragraph" style:parent-style-name="Standard">
      <style:paragraph-properties fo:text-align="justify" style:justify-single-word="false"/>
      <style:text-properties officeooo:rsid="008d71e8" officeooo:paragraph-rsid="008d71e8"/>
    </style:style>
    <style:style style:name="P98" style:family="paragraph" style:parent-style-name="Standard">
      <style:paragraph-properties fo:text-align="justify" style:justify-single-word="false"/>
      <style:text-properties officeooo:rsid="009617c7" officeooo:paragraph-rsid="0095a2b2"/>
    </style:style>
    <style:style style:name="P99" style:family="paragraph" style:parent-style-name="Standard">
      <style:paragraph-properties fo:text-align="justify" style:justify-single-word="false"/>
      <style:text-properties officeooo:rsid="0097f209" officeooo:paragraph-rsid="0097f209"/>
    </style:style>
    <style:style style:name="P100" style:family="paragraph" style:parent-style-name="Standard">
      <style:paragraph-properties fo:text-align="justify" style:justify-single-word="false"/>
      <style:text-properties officeooo:rsid="00984787" officeooo:paragraph-rsid="00984787"/>
    </style:style>
    <style:style style:name="P101" style:family="paragraph" style:parent-style-name="Standard">
      <style:paragraph-properties fo:text-align="justify" style:justify-single-word="false"/>
      <style:text-properties officeooo:rsid="00997068" officeooo:paragraph-rsid="00997068"/>
    </style:style>
    <style:style style:name="P102" style:family="paragraph" style:parent-style-name="Standard">
      <style:paragraph-properties fo:text-align="justify" style:justify-single-word="false"/>
      <style:text-properties officeooo:rsid="0099a244" officeooo:paragraph-rsid="0099a244"/>
    </style:style>
    <style:style style:name="P103" style:family="paragraph" style:parent-style-name="Standard">
      <style:paragraph-properties fo:text-align="justify" style:justify-single-word="false"/>
      <style:text-properties officeooo:rsid="009c7cec" officeooo:paragraph-rsid="009c7cec"/>
    </style:style>
    <style:style style:name="P104" style:family="paragraph" style:parent-style-name="Standard">
      <style:paragraph-properties fo:text-align="justify" style:justify-single-word="false"/>
      <style:text-properties officeooo:rsid="009c7cec" officeooo:paragraph-rsid="009e9501"/>
    </style:style>
    <style:style style:name="P105" style:family="paragraph" style:parent-style-name="Standard">
      <style:paragraph-properties fo:text-align="justify" style:justify-single-word="false"/>
      <style:text-properties officeooo:rsid="009c7cec" officeooo:paragraph-rsid="00a3731c"/>
    </style:style>
    <style:style style:name="P106" style:family="paragraph" style:parent-style-name="Standard">
      <style:paragraph-properties fo:text-align="justify" style:justify-single-word="false"/>
      <style:text-properties officeooo:rsid="009c7cec" officeooo:paragraph-rsid="00a41d57"/>
    </style:style>
    <style:style style:name="P107" style:family="paragraph" style:parent-style-name="Standard">
      <style:paragraph-properties fo:text-align="justify" style:justify-single-word="false"/>
      <style:text-properties officeooo:rsid="009c7cec" officeooo:paragraph-rsid="00a5d3b5"/>
    </style:style>
    <style:style style:name="P108" style:family="paragraph" style:parent-style-name="Standard">
      <style:paragraph-properties fo:text-align="justify" style:justify-single-word="false"/>
      <style:text-properties officeooo:rsid="009c7cec" officeooo:paragraph-rsid="00a79ba8"/>
    </style:style>
    <style:style style:name="P109" style:family="paragraph" style:parent-style-name="Standard">
      <style:paragraph-properties fo:text-align="justify" style:justify-single-word="false"/>
      <style:text-properties officeooo:rsid="009e9501" officeooo:paragraph-rsid="009e9501"/>
    </style:style>
    <style:style style:name="P110" style:family="paragraph" style:parent-style-name="Standard">
      <style:paragraph-properties fo:text-align="justify" style:justify-single-word="false"/>
      <style:text-properties officeooo:rsid="00a3731c" officeooo:paragraph-rsid="00a3731c"/>
    </style:style>
    <style:style style:name="P111" style:family="paragraph" style:parent-style-name="Standard">
      <style:paragraph-properties fo:text-align="justify" style:justify-single-word="false"/>
      <style:text-properties officeooo:rsid="00a41d57" officeooo:paragraph-rsid="00a41d57"/>
    </style:style>
    <style:style style:name="P112" style:family="paragraph" style:parent-style-name="Standard">
      <style:paragraph-properties fo:text-align="justify" style:justify-single-word="false"/>
      <style:text-properties officeooo:rsid="00a5d3b5" officeooo:paragraph-rsid="00a5d3b5"/>
    </style:style>
    <style:style style:name="P113" style:family="paragraph" style:parent-style-name="Standard">
      <style:paragraph-properties fo:text-align="justify" style:justify-single-word="false"/>
      <style:text-properties officeooo:rsid="00a79ba8" officeooo:paragraph-rsid="00a79ba8"/>
    </style:style>
    <style:style style:name="P114" style:family="paragraph" style:parent-style-name="Standard">
      <style:paragraph-properties fo:text-align="justify" style:justify-single-word="false"/>
      <style:text-properties officeooo:rsid="00aaaef8" officeooo:paragraph-rsid="00aaaef8"/>
    </style:style>
    <style:style style:name="P115" style:family="paragraph" style:parent-style-name="Standard">
      <style:paragraph-properties fo:text-align="justify" style:justify-single-word="false"/>
      <style:text-properties officeooo:rsid="00aaaef8" officeooo:paragraph-rsid="00ace47c"/>
    </style:style>
    <style:style style:name="P116" style:family="paragraph" style:parent-style-name="Standard">
      <style:paragraph-properties fo:text-align="justify" style:justify-single-word="false"/>
      <style:text-properties officeooo:rsid="00aaaef8" officeooo:paragraph-rsid="00fe0e34"/>
    </style:style>
    <style:style style:name="P117" style:family="paragraph" style:parent-style-name="Standard">
      <style:paragraph-properties fo:text-align="justify" style:justify-single-word="false"/>
      <style:text-properties style:use-window-font-color="true" officeooo:rsid="003a28ca" officeooo:paragraph-rsid="00b06cef"/>
    </style:style>
    <style:style style:name="P118" style:family="paragraph" style:parent-style-name="Standard">
      <style:paragraph-properties fo:text-align="justify" style:justify-single-word="false"/>
      <style:text-properties style:use-window-font-color="true" officeooo:rsid="003a28ca" officeooo:paragraph-rsid="013db45e"/>
    </style:style>
    <style:style style:name="P119" style:family="paragraph" style:parent-style-name="Standard">
      <style:paragraph-properties fo:text-align="justify" style:justify-single-word="false"/>
      <style:text-properties style:use-window-font-color="true" officeooo:rsid="00b06cef" officeooo:paragraph-rsid="00b06cef"/>
    </style:style>
    <style:style style:name="P120" style:family="paragraph" style:parent-style-name="Standard">
      <style:paragraph-properties fo:text-align="justify" style:justify-single-word="false"/>
      <style:text-properties style:use-window-font-color="true" officeooo:rsid="00b3293a" officeooo:paragraph-rsid="00b3293a"/>
    </style:style>
    <style:style style:name="P121" style:family="paragraph" style:parent-style-name="Standard">
      <style:paragraph-properties fo:text-align="justify" style:justify-single-word="false"/>
      <style:text-properties style:use-window-font-color="true" officeooo:rsid="00b3293a" officeooo:paragraph-rsid="014e331d"/>
    </style:style>
    <style:style style:name="P122" style:family="paragraph" style:parent-style-name="Standard">
      <style:paragraph-properties fo:text-align="justify" style:justify-single-word="false"/>
      <style:text-properties style:use-window-font-color="true" officeooo:rsid="0100b434" officeooo:paragraph-rsid="00b06cef"/>
    </style:style>
    <style:style style:name="P123" style:family="paragraph" style:parent-style-name="Standard">
      <style:paragraph-properties fo:text-align="justify" style:justify-single-word="false"/>
      <style:text-properties style:use-window-font-color="true" officeooo:rsid="014e331d" officeooo:paragraph-rsid="014e331d"/>
    </style:style>
    <style:style style:name="P124"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5" style:family="paragraph" style:parent-style-name="Standard">
      <style:paragraph-properties fo:text-align="justify" style:justify-single-word="false"/>
      <style:text-properties officeooo:rsid="00ace47c" officeooo:paragraph-rsid="00ace47c"/>
    </style:style>
    <style:style style:name="P126" style:family="paragraph" style:parent-style-name="Standard">
      <style:paragraph-properties fo:text-align="justify" style:justify-single-word="false"/>
      <style:text-properties officeooo:rsid="00aedb29" officeooo:paragraph-rsid="00aedb29"/>
    </style:style>
    <style:style style:name="P127" style:family="paragraph" style:parent-style-name="Standard">
      <style:paragraph-properties fo:text-align="justify" style:justify-single-word="false"/>
      <style:text-properties officeooo:rsid="00b9ffa8" officeooo:paragraph-rsid="00b9ffa8"/>
    </style:style>
    <style:style style:name="P128" style:family="paragraph" style:parent-style-name="Standard">
      <style:paragraph-properties fo:text-align="justify" style:justify-single-word="false"/>
      <style:text-properties officeooo:rsid="00b9ffa8" officeooo:paragraph-rsid="00ecead1"/>
    </style:style>
    <style:style style:name="P129" style:family="paragraph" style:parent-style-name="Standard">
      <style:paragraph-properties fo:text-align="justify" style:justify-single-word="false"/>
      <style:text-properties officeooo:rsid="00bb1706" officeooo:paragraph-rsid="00bb1706"/>
    </style:style>
    <style:style style:name="P130" style:family="paragraph" style:parent-style-name="Standard">
      <style:paragraph-properties fo:text-align="justify" style:justify-single-word="false"/>
      <style:text-properties officeooo:rsid="00c2412c" officeooo:paragraph-rsid="00c2412c"/>
    </style:style>
    <style:style style:name="P131" style:family="paragraph" style:parent-style-name="Standard">
      <style:paragraph-properties fo:text-align="justify" style:justify-single-word="false"/>
      <style:text-properties officeooo:rsid="00c2412c" officeooo:paragraph-rsid="00c4ecf8"/>
    </style:style>
    <style:style style:name="P132" style:family="paragraph" style:parent-style-name="Standard">
      <style:paragraph-properties fo:text-align="justify" style:justify-single-word="false"/>
      <style:text-properties officeooo:rsid="00c2412c" officeooo:paragraph-rsid="00c6db05"/>
    </style:style>
    <style:style style:name="P133" style:family="paragraph" style:parent-style-name="Standard">
      <style:paragraph-properties fo:text-align="justify" style:justify-single-word="false"/>
      <style:text-properties officeooo:rsid="00c2412c" officeooo:paragraph-rsid="00c872c4"/>
    </style:style>
    <style:style style:name="P134" style:family="paragraph" style:parent-style-name="Standard">
      <style:paragraph-properties fo:text-align="justify" style:justify-single-word="false"/>
      <style:text-properties officeooo:rsid="00c2412c" officeooo:paragraph-rsid="00ca1da7"/>
    </style:style>
    <style:style style:name="P135" style:family="paragraph" style:parent-style-name="Standard">
      <style:paragraph-properties fo:text-align="justify" style:justify-single-word="false"/>
      <style:text-properties officeooo:rsid="00c2412c" officeooo:paragraph-rsid="00cff621"/>
    </style:style>
    <style:style style:name="P136" style:family="paragraph" style:parent-style-name="Standard">
      <style:paragraph-properties fo:text-align="justify" style:justify-single-word="false"/>
      <style:text-properties officeooo:rsid="00c2412c" officeooo:paragraph-rsid="00d14971"/>
    </style:style>
    <style:style style:name="P137" style:family="paragraph" style:parent-style-name="Standard">
      <style:paragraph-properties fo:text-align="justify" style:justify-single-word="false"/>
      <style:text-properties officeooo:rsid="00c2412c" officeooo:paragraph-rsid="00dc95b0"/>
    </style:style>
    <style:style style:name="P138" style:family="paragraph" style:parent-style-name="Standard">
      <style:paragraph-properties fo:text-align="justify" style:justify-single-word="false"/>
      <style:text-properties officeooo:rsid="00c2412c" officeooo:paragraph-rsid="00c62824"/>
    </style:style>
    <style:style style:name="P139" style:family="paragraph" style:parent-style-name="Standard">
      <style:paragraph-properties fo:text-align="justify" style:justify-single-word="false"/>
      <style:text-properties officeooo:rsid="00c4ecf8" officeooo:paragraph-rsid="00c4ecf8"/>
    </style:style>
    <style:style style:name="P140" style:family="paragraph" style:parent-style-name="Standard">
      <style:paragraph-properties fo:text-align="justify" style:justify-single-word="false"/>
      <style:text-properties officeooo:rsid="00ca1da7" officeooo:paragraph-rsid="00ca1da7"/>
    </style:style>
    <style:style style:name="P141" style:family="paragraph" style:parent-style-name="Standard">
      <style:paragraph-properties fo:text-align="justify" style:justify-single-word="false"/>
      <style:text-properties officeooo:rsid="00c62824" officeooo:paragraph-rsid="00c62824"/>
    </style:style>
    <style:style style:name="P142" style:family="paragraph" style:parent-style-name="Standard">
      <style:paragraph-properties fo:text-align="justify" style:justify-single-word="false"/>
      <style:text-properties officeooo:rsid="00cff621" officeooo:paragraph-rsid="00cff621"/>
    </style:style>
    <style:style style:name="P143" style:family="paragraph" style:parent-style-name="Standard">
      <style:paragraph-properties fo:text-align="justify" style:justify-single-word="false"/>
      <style:text-properties officeooo:rsid="00ce7888" officeooo:paragraph-rsid="00ce7888"/>
    </style:style>
    <style:style style:name="P144" style:family="paragraph" style:parent-style-name="Standard">
      <style:paragraph-properties fo:text-align="justify" style:justify-single-word="false"/>
      <style:text-properties officeooo:rsid="00d0c1e6" officeooo:paragraph-rsid="00cff621"/>
    </style:style>
    <style:style style:name="P145" style:family="paragraph" style:parent-style-name="Standard">
      <style:paragraph-properties fo:text-align="justify" style:justify-single-word="false"/>
      <style:text-properties officeooo:rsid="00d14971" officeooo:paragraph-rsid="00d14971"/>
    </style:style>
    <style:style style:name="P146" style:family="paragraph" style:parent-style-name="Standard">
      <style:paragraph-properties fo:text-align="justify" style:justify-single-word="false"/>
      <style:text-properties officeooo:rsid="00d33a22" officeooo:paragraph-rsid="00d33a22"/>
    </style:style>
    <style:style style:name="P147" style:family="paragraph" style:parent-style-name="Standard">
      <style:text-properties officeooo:paragraph-rsid="00e6b439"/>
    </style:style>
    <style:style style:name="P148" style:family="paragraph" style:parent-style-name="Standard">
      <style:text-properties officeooo:paragraph-rsid="00e95857"/>
    </style:style>
    <style:style style:name="P149" style:family="paragraph" style:parent-style-name="Standard">
      <style:text-properties officeooo:rsid="00e6b439" officeooo:paragraph-rsid="00e6b439"/>
    </style:style>
    <style:style style:name="P150" style:family="paragraph" style:parent-style-name="Standard">
      <style:text-properties officeooo:rsid="00e95857"/>
    </style:style>
    <style:style style:name="P151" style:family="paragraph" style:parent-style-name="Standard">
      <style:text-properties officeooo:rsid="00e95857" officeooo:paragraph-rsid="00e95857"/>
    </style:style>
    <style:style style:name="P152" style:family="paragraph" style:parent-style-name="Standard">
      <style:paragraph-properties fo:text-align="justify" style:justify-single-word="false"/>
      <style:text-properties officeooo:rsid="00cdcecd" officeooo:paragraph-rsid="00cdcecd"/>
    </style:style>
    <style:style style:name="P153" style:family="paragraph" style:parent-style-name="Standard">
      <style:paragraph-properties fo:text-align="justify" style:justify-single-word="false"/>
      <style:text-properties officeooo:rsid="00cdcecd" officeooo:paragraph-rsid="00fcbe0e"/>
    </style:style>
    <style:style style:name="P154" style:family="paragraph" style:parent-style-name="Standard">
      <style:paragraph-properties fo:text-align="justify" style:justify-single-word="false"/>
      <style:text-properties officeooo:rsid="00fb313c" officeooo:paragraph-rsid="00fb313c"/>
    </style:style>
    <style:style style:name="P155" style:family="paragraph" style:parent-style-name="Standard">
      <style:text-properties officeooo:paragraph-rsid="010400e9"/>
    </style:style>
    <style:style style:name="P156" style:family="paragraph" style:parent-style-name="Standard">
      <style:text-properties officeooo:paragraph-rsid="010481b4"/>
    </style:style>
    <style:style style:name="P157" style:family="paragraph" style:parent-style-name="Standard">
      <style:text-properties officeooo:rsid="000d53bf" officeooo:paragraph-rsid="01070f0c"/>
    </style:style>
    <style:style style:name="P158" style:family="paragraph" style:parent-style-name="Standard">
      <style:text-properties officeooo:paragraph-rsid="010b0f6f"/>
    </style:style>
    <style:style style:name="P159"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0" style:family="paragraph" style:parent-style-name="Standard">
      <style:text-properties officeooo:paragraph-rsid="011776e6"/>
    </style:style>
    <style:style style:name="P161" style:family="paragraph" style:parent-style-name="Standard">
      <style:text-properties officeooo:rsid="010c7866"/>
    </style:style>
    <style:style style:name="P162" style:family="paragraph" style:parent-style-name="Standard">
      <style:text-properties officeooo:rsid="0113decb" officeooo:paragraph-rsid="0113decb"/>
    </style:style>
    <style:style style:name="P163" style:family="paragraph" style:parent-style-name="Standard">
      <style:paragraph-properties fo:text-align="justify" style:justify-single-word="false"/>
      <style:text-properties officeooo:rsid="0114f1be" officeooo:paragraph-rsid="0114f1be"/>
    </style:style>
    <style:style style:name="P164" style:family="paragraph" style:parent-style-name="Standard">
      <style:paragraph-properties fo:text-align="justify" style:justify-single-word="false"/>
      <style:text-properties officeooo:rsid="011776e6" officeooo:paragraph-rsid="011776e6"/>
    </style:style>
    <style:style style:name="P165" style:family="paragraph" style:parent-style-name="Standard">
      <style:paragraph-properties fo:text-align="justify" style:justify-single-word="false"/>
      <style:text-properties officeooo:rsid="011776e6" officeooo:paragraph-rsid="012b85ec"/>
    </style:style>
    <style:style style:name="P166" style:family="paragraph" style:parent-style-name="Standard">
      <style:paragraph-properties fo:text-align="justify" style:justify-single-word="false"/>
      <style:text-properties officeooo:rsid="011776e6" officeooo:paragraph-rsid="012db893"/>
    </style:style>
    <style:style style:name="P167" style:family="paragraph" style:parent-style-name="Standard">
      <style:paragraph-properties fo:text-align="justify" style:justify-single-word="false"/>
      <style:text-properties officeooo:rsid="011934e2" officeooo:paragraph-rsid="011934e2"/>
    </style:style>
    <style:style style:name="P168" style:family="paragraph" style:parent-style-name="Standard">
      <style:paragraph-properties fo:text-align="justify" style:justify-single-word="false"/>
      <style:text-properties officeooo:rsid="011a62f7" officeooo:paragraph-rsid="011a62f7"/>
    </style:style>
    <style:style style:name="P169" style:family="paragraph" style:parent-style-name="Standard">
      <style:paragraph-properties fo:text-align="justify" style:justify-single-word="false"/>
      <style:text-properties officeooo:rsid="00fcbe0e" officeooo:paragraph-rsid="00fcbe0e"/>
    </style:style>
    <style:style style:name="P170" style:family="paragraph" style:parent-style-name="Standard">
      <style:paragraph-properties fo:text-align="justify" style:justify-single-word="false"/>
      <style:text-properties officeooo:rsid="012db893" officeooo:paragraph-rsid="012db893"/>
    </style:style>
    <style:style style:name="P171" style:family="paragraph" style:parent-style-name="Standard">
      <style:text-properties officeooo:paragraph-rsid="010c7866"/>
    </style:style>
    <style:style style:name="P172" style:family="paragraph" style:parent-style-name="Standard">
      <style:paragraph-properties fo:text-align="justify" style:justify-single-word="false"/>
      <style:text-properties officeooo:rsid="010b0f6f" officeooo:paragraph-rsid="0133491d"/>
    </style:style>
    <style:style style:name="P173" style:family="paragraph" style:parent-style-name="Standard">
      <style:text-properties fo:font-style="italic" officeooo:rsid="0133491d" style:font-style-asian="italic" style:font-style-complex="italic"/>
    </style:style>
    <style:style style:name="P174" style:family="paragraph" style:parent-style-name="Standard">
      <style:paragraph-properties fo:text-align="justify" style:justify-single-word="false"/>
      <style:text-properties officeooo:rsid="0133491d"/>
    </style:style>
    <style:style style:name="P175" style:family="paragraph" style:parent-style-name="Standard">
      <style:paragraph-properties fo:text-align="justify" style:justify-single-word="false"/>
      <style:text-properties officeooo:rsid="0133491d" officeooo:paragraph-rsid="0133491d"/>
    </style:style>
    <style:style style:name="P176" style:family="paragraph" style:parent-style-name="Standard">
      <style:paragraph-properties fo:text-align="justify" style:justify-single-word="false"/>
      <style:text-properties officeooo:rsid="01358476" officeooo:paragraph-rsid="01358476"/>
    </style:style>
    <style:style style:name="P177" style:family="paragraph" style:parent-style-name="Standard">
      <style:paragraph-properties fo:text-align="justify" style:justify-single-word="false"/>
      <style:text-properties officeooo:rsid="010e0f90" officeooo:paragraph-rsid="010c7866"/>
    </style:style>
    <style:style style:name="P178" style:family="paragraph" style:parent-style-name="Standard">
      <style:paragraph-properties fo:text-align="justify" style:justify-single-word="false"/>
      <style:text-properties officeooo:rsid="00d50cd5" officeooo:paragraph-rsid="00d50cd5"/>
    </style:style>
    <style:style style:name="P179" style:family="paragraph" style:parent-style-name="Standard">
      <style:paragraph-properties fo:text-align="justify" style:justify-single-word="false"/>
      <style:text-properties officeooo:rsid="00d50cd5" officeooo:paragraph-rsid="013f35ac"/>
    </style:style>
    <style:style style:name="P180" style:family="paragraph" style:parent-style-name="Standard">
      <style:paragraph-properties fo:text-align="justify" style:justify-single-word="false"/>
      <style:text-properties officeooo:rsid="00d50cd5" officeooo:paragraph-rsid="01400633"/>
    </style:style>
    <style:style style:name="P181" style:family="paragraph" style:parent-style-name="Standard">
      <style:paragraph-properties fo:text-align="justify" style:justify-single-word="false"/>
      <style:text-properties officeooo:rsid="00d50cd5" officeooo:paragraph-rsid="01433b74"/>
    </style:style>
    <style:style style:name="P182" style:family="paragraph" style:parent-style-name="Standard">
      <style:paragraph-properties fo:text-align="justify" style:justify-single-word="false"/>
      <style:text-properties officeooo:rsid="00d50cd5" officeooo:paragraph-rsid="0143547f"/>
    </style:style>
    <style:style style:name="P183" style:family="paragraph" style:parent-style-name="Standard">
      <style:paragraph-properties fo:text-align="justify" style:justify-single-word="false"/>
      <style:text-properties officeooo:rsid="00d50cd5" officeooo:paragraph-rsid="0146508c"/>
    </style:style>
    <style:style style:name="P184" style:family="paragraph" style:parent-style-name="Standard">
      <style:paragraph-properties fo:text-align="justify" style:justify-single-word="false"/>
      <style:text-properties officeooo:rsid="013e7205" officeooo:paragraph-rsid="013e7205"/>
    </style:style>
    <style:style style:name="P185" style:family="paragraph" style:parent-style-name="Standard">
      <style:paragraph-properties fo:text-align="justify" style:justify-single-word="false"/>
      <style:text-properties officeooo:rsid="013f35ac" officeooo:paragraph-rsid="013f35ac"/>
    </style:style>
    <style:style style:name="P186" style:family="paragraph" style:parent-style-name="Standard">
      <style:paragraph-properties fo:text-align="justify" style:justify-single-word="false"/>
      <style:text-properties officeooo:rsid="014192f6" officeooo:paragraph-rsid="01400633"/>
    </style:style>
    <style:style style:name="P187" style:family="paragraph" style:parent-style-name="Standard">
      <style:paragraph-properties fo:text-align="justify" style:justify-single-word="false"/>
      <style:text-properties officeooo:rsid="01433b74" officeooo:paragraph-rsid="01433b74"/>
    </style:style>
    <style:style style:name="P188" style:family="paragraph" style:parent-style-name="Standard">
      <style:paragraph-properties fo:text-align="justify" style:justify-single-word="false"/>
      <style:text-properties officeooo:rsid="0144ef88" officeooo:paragraph-rsid="0143547f"/>
    </style:style>
    <style:style style:name="P189" style:family="paragraph" style:parent-style-name="Standard">
      <style:paragraph-properties fo:text-align="justify" style:justify-single-word="false"/>
      <style:text-properties officeooo:rsid="0146508c" officeooo:paragraph-rsid="0146508c"/>
    </style:style>
    <style:style style:name="P190" style:family="paragraph" style:parent-style-name="Standard">
      <style:paragraph-properties fo:text-align="justify" style:justify-single-word="false"/>
      <style:text-properties officeooo:rsid="0143547f" officeooo:paragraph-rsid="0143547f"/>
    </style:style>
    <style:style style:name="P191" style:family="paragraph" style:parent-style-name="Standard">
      <style:paragraph-properties fo:text-align="justify" style:justify-single-word="false"/>
      <style:text-properties officeooo:rsid="01434055" officeooo:paragraph-rsid="01434055"/>
    </style:style>
    <style:style style:name="P192" style:family="paragraph" style:parent-style-name="Standard">
      <style:paragraph-properties fo:text-align="justify" style:justify-single-word="false"/>
      <style:text-properties officeooo:rsid="01434055" officeooo:paragraph-rsid="014fe021"/>
    </style:style>
    <style:style style:name="P193" style:family="paragraph" style:parent-style-name="Standard">
      <style:paragraph-properties fo:text-align="justify" style:justify-single-word="false"/>
      <style:text-properties officeooo:rsid="00dca348" officeooo:paragraph-rsid="014fe021"/>
    </style:style>
    <style:style style:name="P194" style:family="paragraph" style:parent-style-name="Standard">
      <style:text-properties officeooo:rsid="015c6b7e" officeooo:paragraph-rsid="0072ac74"/>
    </style:style>
    <style:style style:name="P195" style:family="paragraph" style:parent-style-name="Standard">
      <style:paragraph-properties fo:text-align="justify" style:justify-single-word="false"/>
      <style:text-properties officeooo:rsid="015c6b7e" officeooo:paragraph-rsid="015c6b7e"/>
    </style:style>
    <style:style style:name="P196" style:family="paragraph" style:parent-style-name="Standard">
      <style:paragraph-properties fo:text-align="justify" style:justify-single-word="false"/>
      <style:text-properties officeooo:rsid="015c6b7e" officeooo:paragraph-rsid="01626485"/>
    </style:style>
    <style:style style:name="P197" style:family="paragraph" style:parent-style-name="Text_20_body">
      <style:paragraph-properties fo:text-align="justify" style:justify-single-word="false"/>
    </style:style>
    <style:style style:name="P198" style:family="paragraph" style:parent-style-name="Code_20_block">
      <style:text-properties fo:color="#008000"/>
    </style:style>
    <style:style style:name="P199" style:family="paragraph" style:parent-style-name="Code_20_block">
      <style:text-properties fo:color="#008000" officeooo:paragraph-rsid="001ae79f"/>
    </style:style>
    <style:style style:name="P200" style:family="paragraph" style:parent-style-name="Code_20_block">
      <style:text-properties fo:color="#008000" officeooo:paragraph-rsid="002a1e06"/>
    </style:style>
    <style:style style:name="P201" style:family="paragraph" style:parent-style-name="Code_20_block">
      <style:text-properties fo:color="#008000" officeooo:rsid="0029f6a9"/>
    </style:style>
    <style:style style:name="P202" style:family="paragraph" style:parent-style-name="Code_20_block">
      <style:text-properties fo:color="#008000" officeooo:rsid="002bb08d"/>
    </style:style>
    <style:style style:name="P203" style:family="paragraph" style:parent-style-name="Code_20_block">
      <style:text-properties fo:color="#008000" officeooo:rsid="002a7c96"/>
    </style:style>
    <style:style style:name="P204" style:family="paragraph" style:parent-style-name="Code_20_block">
      <style:text-properties fo:color="#008000" officeooo:paragraph-rsid="003a28ca"/>
    </style:style>
    <style:style style:name="P205" style:family="paragraph" style:parent-style-name="Code_20_block">
      <style:text-properties fo:color="#008000" officeooo:rsid="00391d5e"/>
    </style:style>
    <style:style style:name="P206" style:family="paragraph" style:parent-style-name="Code_20_block">
      <style:text-properties fo:color="#008000" officeooo:paragraph-rsid="0072ac74"/>
    </style:style>
    <style:style style:name="P207" style:family="paragraph" style:parent-style-name="Code_20_block">
      <style:text-properties fo:color="#008000" officeooo:paragraph-rsid="0076e5be"/>
    </style:style>
    <style:style style:name="P208" style:family="paragraph" style:parent-style-name="Code_20_block">
      <style:text-properties fo:color="#008000" officeooo:rsid="0076e5be" officeooo:paragraph-rsid="0076e5be"/>
    </style:style>
    <style:style style:name="P209" style:family="paragraph" style:parent-style-name="Code_20_block">
      <style:text-properties fo:color="#008000" officeooo:rsid="00820618"/>
    </style:style>
    <style:style style:name="P210" style:family="paragraph" style:parent-style-name="Code_20_block">
      <style:text-properties fo:color="#008000" officeooo:rsid="00820618" officeooo:paragraph-rsid="00820618"/>
    </style:style>
    <style:style style:name="P211" style:family="paragraph" style:parent-style-name="Code_20_block">
      <style:text-properties fo:color="#008000" officeooo:rsid="008b09fa" officeooo:paragraph-rsid="008b09fa"/>
    </style:style>
    <style:style style:name="P212" style:family="paragraph" style:parent-style-name="Code_20_block">
      <style:text-properties fo:color="#008000" officeooo:rsid="00b3293a"/>
    </style:style>
    <style:style style:name="P213" style:family="paragraph" style:parent-style-name="Code_20_block">
      <style:text-properties fo:color="#008000" officeooo:rsid="00b3293a" officeooo:paragraph-rsid="013e3b23"/>
    </style:style>
    <style:style style:name="P214" style:family="paragraph" style:parent-style-name="Code_20_block">
      <style:text-properties fo:color="#008000" officeooo:rsid="00d50cd5"/>
    </style:style>
    <style:style style:name="P215" style:family="paragraph" style:parent-style-name="Code_20_block">
      <style:text-properties fo:color="#008000" officeooo:rsid="00e95857" officeooo:paragraph-rsid="00e95857"/>
    </style:style>
    <style:style style:name="P216" style:family="paragraph" style:parent-style-name="Code_20_block">
      <style:text-properties fo:color="#008000" officeooo:rsid="00f79ea2" officeooo:paragraph-rsid="00f79ea2"/>
    </style:style>
    <style:style style:name="P217" style:family="paragraph" style:parent-style-name="Code_20_block">
      <style:text-properties fo:color="#008000" officeooo:paragraph-rsid="010400e9"/>
    </style:style>
    <style:style style:name="P218" style:family="paragraph" style:parent-style-name="Code_20_block">
      <style:text-properties fo:color="#008000" officeooo:rsid="010b0f6f" officeooo:paragraph-rsid="010b0f6f"/>
    </style:style>
    <style:style style:name="P219" style:family="paragraph" style:parent-style-name="Code_20_block">
      <style:text-properties fo:color="#008000" officeooo:rsid="010b0f6f" officeooo:paragraph-rsid="0133491d"/>
    </style:style>
    <style:style style:name="P220" style:family="paragraph" style:parent-style-name="Code_20_block">
      <style:text-properties fo:color="#008000" officeooo:rsid="010e0f90"/>
    </style:style>
    <style:style style:name="P221" style:family="paragraph" style:parent-style-name="Code_20_block">
      <style:text-properties fo:color="#008000" officeooo:rsid="010e0f90" officeooo:paragraph-rsid="010e0f90"/>
    </style:style>
    <style:style style:name="P222" style:family="paragraph" style:parent-style-name="Code_20_block">
      <style:text-properties fo:color="#008000" officeooo:rsid="011a62f7"/>
    </style:style>
    <style:style style:name="P223" style:family="paragraph" style:parent-style-name="Code_20_block">
      <style:text-properties fo:color="#008000" officeooo:rsid="005a2b61"/>
    </style:style>
    <style:style style:name="P224" style:family="paragraph" style:parent-style-name="Code_20_block">
      <style:text-properties style:use-window-font-color="true"/>
    </style:style>
    <style:style style:name="P225" style:family="paragraph" style:parent-style-name="Code_20_block">
      <style:text-properties style:use-window-font-color="true" officeooo:paragraph-rsid="003a28ca"/>
    </style:style>
    <style:style style:name="P226" style:family="paragraph" style:parent-style-name="Code_20_block">
      <style:text-properties style:use-window-font-color="true" officeooo:rsid="003a28ca" officeooo:paragraph-rsid="003a28ca"/>
    </style:style>
    <style:style style:name="P227" style:family="paragraph" style:parent-style-name="Code_20_block">
      <style:text-properties fo:font-weight="bold" style:font-weight-asian="bold" style:font-weight-complex="bold"/>
    </style:style>
    <style:style style:name="P228" style:family="paragraph" style:parent-style-name="Code_20_block">
      <style:text-properties fo:font-weight="bold" officeooo:rsid="00e869e5" officeooo:paragraph-rsid="010481b4" style:font-weight-asian="bold" style:font-weight-complex="bold"/>
    </style:style>
    <style:style style:name="P229" style:family="paragraph" style:parent-style-name="Code_20_block">
      <style:text-properties fo:font-weight="bold" officeooo:rsid="010e0f90" style:font-weight-asian="bold" style:font-weight-complex="bold"/>
    </style:style>
    <style:style style:name="P230" style:family="paragraph" style:parent-style-name="Code_20_block">
      <style:text-properties officeooo:paragraph-rsid="00112e18"/>
    </style:style>
    <style:style style:name="P231" style:family="paragraph" style:parent-style-name="Code_20_block">
      <style:text-properties officeooo:paragraph-rsid="0011f778"/>
    </style:style>
    <style:style style:name="P232" style:family="paragraph" style:parent-style-name="Code_20_block">
      <style:text-properties officeooo:rsid="0011f778" officeooo:paragraph-rsid="0011f778"/>
    </style:style>
    <style:style style:name="P233" style:family="paragraph" style:parent-style-name="Code_20_block">
      <style:text-properties officeooo:paragraph-rsid="00164358"/>
    </style:style>
    <style:style style:name="P234" style:family="paragraph" style:parent-style-name="Code_20_block">
      <style:text-properties officeooo:rsid="00164358" officeooo:paragraph-rsid="00164358"/>
    </style:style>
    <style:style style:name="P235" style:family="paragraph" style:parent-style-name="Code_20_block">
      <style:text-properties officeooo:paragraph-rsid="0018e7b8"/>
    </style:style>
    <style:style style:name="P236" style:family="paragraph" style:parent-style-name="Code_20_block">
      <style:text-properties officeooo:rsid="0018e7b8" officeooo:paragraph-rsid="001ae79f"/>
    </style:style>
    <style:style style:name="P237" style:family="paragraph" style:parent-style-name="Code_20_block">
      <style:text-properties officeooo:paragraph-rsid="0022e408"/>
    </style:style>
    <style:style style:name="P238" style:family="paragraph" style:parent-style-name="Code_20_block">
      <style:text-properties officeooo:rsid="001f41c7"/>
    </style:style>
    <style:style style:name="P239" style:family="paragraph" style:parent-style-name="Code_20_block">
      <style:text-properties officeooo:paragraph-rsid="002585bd"/>
    </style:style>
    <style:style style:name="P240" style:family="paragraph" style:parent-style-name="Code_20_block">
      <style:text-properties officeooo:paragraph-rsid="0029f6a9"/>
    </style:style>
    <style:style style:name="P241" style:family="paragraph" style:parent-style-name="Code_20_block">
      <style:text-properties officeooo:paragraph-rsid="002a1e06"/>
    </style:style>
    <style:style style:name="P242" style:family="paragraph" style:parent-style-name="Code_20_block">
      <style:text-properties officeooo:rsid="0029f6a9"/>
    </style:style>
    <style:style style:name="P243" style:family="paragraph" style:parent-style-name="Code_20_block">
      <style:text-properties officeooo:rsid="0029f6a9" officeooo:paragraph-rsid="0029f6a9"/>
    </style:style>
    <style:style style:name="P244" style:family="paragraph" style:parent-style-name="Code_20_block">
      <style:text-properties officeooo:rsid="0029f6a9" officeooo:paragraph-rsid="002a1e06"/>
    </style:style>
    <style:style style:name="P245" style:family="paragraph" style:parent-style-name="Code_20_block">
      <style:text-properties officeooo:rsid="0029f6a9" officeooo:paragraph-rsid="007448f3"/>
    </style:style>
    <style:style style:name="P246" style:family="paragraph" style:parent-style-name="Code_20_block">
      <style:text-properties officeooo:rsid="002bb08d"/>
    </style:style>
    <style:style style:name="P247" style:family="paragraph" style:parent-style-name="Code_20_block">
      <style:text-properties officeooo:rsid="002a7c96"/>
    </style:style>
    <style:style style:name="P248" style:family="paragraph" style:parent-style-name="Code_20_block">
      <style:text-properties officeooo:rsid="00319966"/>
    </style:style>
    <style:style style:name="P249" style:family="paragraph" style:parent-style-name="Code_20_block">
      <style:text-properties officeooo:rsid="00348db2"/>
    </style:style>
    <style:style style:name="P250" style:family="paragraph" style:parent-style-name="Code_20_block">
      <style:text-properties officeooo:rsid="0034bd23"/>
    </style:style>
    <style:style style:name="P251" style:family="paragraph" style:parent-style-name="Code_20_block">
      <style:text-properties officeooo:rsid="0034bd23" officeooo:paragraph-rsid="003780b1"/>
    </style:style>
    <style:style style:name="P252" style:family="paragraph" style:parent-style-name="Code_20_block">
      <style:text-properties officeooo:paragraph-rsid="003780b1"/>
    </style:style>
    <style:style style:name="P253" style:family="paragraph" style:parent-style-name="Code_20_block">
      <style:text-properties officeooo:rsid="0035a6ce" officeooo:paragraph-rsid="003780b1"/>
    </style:style>
    <style:style style:name="P254" style:family="paragraph" style:parent-style-name="Code_20_block">
      <style:text-properties officeooo:rsid="0034d516" officeooo:paragraph-rsid="003780b1"/>
    </style:style>
    <style:style style:name="P255" style:family="paragraph" style:parent-style-name="Code_20_block">
      <style:text-properties officeooo:rsid="00391d5e"/>
    </style:style>
    <style:style style:name="P256" style:family="paragraph" style:parent-style-name="Code_20_block">
      <style:text-properties officeooo:paragraph-rsid="00425b13"/>
    </style:style>
    <style:style style:name="P257" style:family="paragraph" style:parent-style-name="Code_20_block">
      <style:text-properties officeooo:paragraph-rsid="0048e2a6"/>
    </style:style>
    <style:style style:name="P258" style:family="paragraph" style:parent-style-name="Code_20_block">
      <style:text-properties officeooo:paragraph-rsid="004ad1c2"/>
    </style:style>
    <style:style style:name="P259" style:family="paragraph" style:parent-style-name="Code_20_block">
      <style:text-properties officeooo:paragraph-rsid="004c662c"/>
    </style:style>
    <style:style style:name="P260" style:family="paragraph" style:parent-style-name="Code_20_block">
      <style:text-properties officeooo:paragraph-rsid="005bf72b"/>
    </style:style>
    <style:style style:name="P261" style:family="paragraph" style:parent-style-name="Code_20_block">
      <style:text-properties officeooo:rsid="005a2b61"/>
    </style:style>
    <style:style style:name="P262" style:family="paragraph" style:parent-style-name="Code_20_block">
      <style:text-properties officeooo:paragraph-rsid="006363d2"/>
    </style:style>
    <style:style style:name="P263" style:family="paragraph" style:parent-style-name="Code_20_block">
      <style:text-properties officeooo:rsid="006136db"/>
    </style:style>
    <style:style style:name="P264" style:family="paragraph" style:parent-style-name="Code_20_block">
      <style:text-properties officeooo:rsid="006363d2"/>
    </style:style>
    <style:style style:name="P265" style:family="paragraph" style:parent-style-name="Code_20_block">
      <style:text-properties officeooo:rsid="006363d2" officeooo:paragraph-rsid="006363d2"/>
    </style:style>
    <style:style style:name="P266" style:family="paragraph" style:parent-style-name="Code_20_block">
      <style:text-properties officeooo:rsid="0063abdc"/>
    </style:style>
    <style:style style:name="P267" style:family="paragraph" style:parent-style-name="Code_20_block">
      <style:text-properties fo:language="fr" fo:country="FR" officeooo:rsid="006e5942"/>
    </style:style>
    <style:style style:name="P268" style:family="paragraph" style:parent-style-name="Code_20_block">
      <style:text-properties officeooo:paragraph-rsid="0072ac74"/>
    </style:style>
    <style:style style:name="P269" style:family="paragraph" style:parent-style-name="Code_20_block">
      <style:text-properties officeooo:paragraph-rsid="0076e5be"/>
    </style:style>
    <style:style style:name="P270" style:family="paragraph" style:parent-style-name="Code_20_block">
      <style:text-properties officeooo:rsid="0076e5be" officeooo:paragraph-rsid="0076e5be"/>
    </style:style>
    <style:style style:name="P271" style:family="paragraph" style:parent-style-name="Code_20_block">
      <style:text-properties officeooo:rsid="0076e5be" officeooo:paragraph-rsid="007824d1"/>
    </style:style>
    <style:style style:name="P272" style:family="paragraph" style:parent-style-name="Code_20_block">
      <style:text-properties officeooo:rsid="00810737"/>
    </style:style>
    <style:style style:name="P273" style:family="paragraph" style:parent-style-name="Code_20_block">
      <style:text-properties officeooo:rsid="00820618"/>
    </style:style>
    <style:style style:name="P274" style:family="paragraph" style:parent-style-name="Code_20_block">
      <style:text-properties officeooo:rsid="00820618" officeooo:paragraph-rsid="00820618"/>
    </style:style>
    <style:style style:name="P275" style:family="paragraph" style:parent-style-name="Code_20_block">
      <style:text-properties officeooo:rsid="008a9063"/>
    </style:style>
    <style:style style:name="P276" style:family="paragraph" style:parent-style-name="Code_20_block">
      <style:text-properties officeooo:paragraph-rsid="009617c7"/>
    </style:style>
    <style:style style:name="P277" style:family="paragraph" style:parent-style-name="Code_20_block">
      <style:text-properties officeooo:rsid="009617c7"/>
    </style:style>
    <style:style style:name="P278" style:family="paragraph" style:parent-style-name="Code_20_block">
      <style:text-properties officeooo:rsid="009617c7" officeooo:paragraph-rsid="009617c7"/>
    </style:style>
    <style:style style:name="P279" style:family="paragraph" style:parent-style-name="Code_20_block">
      <style:text-properties officeooo:rsid="0099a244"/>
    </style:style>
    <style:style style:name="P280" style:family="paragraph" style:parent-style-name="Code_20_block">
      <style:text-properties officeooo:rsid="00a0026e"/>
    </style:style>
    <style:style style:name="P281" style:family="paragraph" style:parent-style-name="Code_20_block">
      <style:text-properties officeooo:rsid="00a5d3b5"/>
    </style:style>
    <style:style style:name="P282" style:family="paragraph" style:parent-style-name="Code_20_block">
      <style:text-properties officeooo:rsid="00a5d3b5" officeooo:paragraph-rsid="00a5d3b5"/>
    </style:style>
    <style:style style:name="P283" style:family="paragraph" style:parent-style-name="Code_20_block">
      <style:text-properties officeooo:rsid="00a79ba8"/>
    </style:style>
    <style:style style:name="P284" style:family="paragraph" style:parent-style-name="Code_20_block">
      <style:text-properties officeooo:rsid="00aaaef8"/>
    </style:style>
    <style:style style:name="P285" style:family="paragraph" style:parent-style-name="Code_20_block">
      <style:text-properties officeooo:rsid="00aaaef8" officeooo:paragraph-rsid="00fdc12c"/>
    </style:style>
    <style:style style:name="P286" style:family="paragraph" style:parent-style-name="Code_20_block">
      <style:text-properties officeooo:paragraph-rsid="00b06cef"/>
    </style:style>
    <style:style style:name="P287" style:family="paragraph" style:parent-style-name="Code_20_block">
      <style:text-properties officeooo:rsid="00b06cef"/>
    </style:style>
    <style:style style:name="P288" style:family="paragraph" style:parent-style-name="Code_20_block">
      <style:text-properties officeooo:rsid="00b06cef" officeooo:paragraph-rsid="00b06cef"/>
    </style:style>
    <style:style style:name="P289" style:family="paragraph" style:parent-style-name="Code_20_block">
      <style:text-properties officeooo:rsid="00b06cef" officeooo:paragraph-rsid="013db45e"/>
    </style:style>
    <style:style style:name="P290" style:family="paragraph" style:parent-style-name="Code_20_block">
      <style:text-properties officeooo:rsid="00b3293a"/>
    </style:style>
    <style:style style:name="P291" style:family="paragraph" style:parent-style-name="Code_20_block">
      <style:text-properties officeooo:rsid="00b3293a" officeooo:paragraph-rsid="00b67f14"/>
    </style:style>
    <style:style style:name="P292" style:family="paragraph" style:parent-style-name="Code_20_block">
      <style:text-properties officeooo:rsid="00b3293a" officeooo:paragraph-rsid="013e3b23"/>
    </style:style>
    <style:style style:name="P293" style:family="paragraph" style:parent-style-name="Code_20_block">
      <style:text-properties officeooo:paragraph-rsid="00bd0fa7"/>
    </style:style>
    <style:style style:name="P294" style:family="paragraph" style:parent-style-name="Code_20_block">
      <style:text-properties officeooo:paragraph-rsid="00bf524c"/>
    </style:style>
    <style:style style:name="P295" style:family="paragraph" style:parent-style-name="Code_20_block">
      <style:text-properties officeooo:paragraph-rsid="00c05d9f"/>
    </style:style>
    <style:style style:name="P296" style:family="paragraph" style:parent-style-name="Code_20_block">
      <style:text-properties officeooo:rsid="00bd0fa7"/>
    </style:style>
    <style:style style:name="P297" style:family="paragraph" style:parent-style-name="Code_20_block">
      <style:text-properties officeooo:rsid="00bd0fa7" officeooo:paragraph-rsid="00c05d9f"/>
    </style:style>
    <style:style style:name="P298" style:family="paragraph" style:parent-style-name="Code_20_block">
      <style:text-properties officeooo:rsid="00bd0fa7" officeooo:paragraph-rsid="00bd0fa7"/>
    </style:style>
    <style:style style:name="P299" style:family="paragraph" style:parent-style-name="Code_20_block">
      <style:text-properties officeooo:rsid="00bd0fa7" officeooo:paragraph-rsid="00c4ecf8"/>
    </style:style>
    <style:style style:name="P300" style:family="paragraph" style:parent-style-name="Code_20_block">
      <style:text-properties officeooo:paragraph-rsid="00ca1da7"/>
    </style:style>
    <style:style style:name="P301" style:family="paragraph" style:parent-style-name="Code_20_block">
      <style:text-properties officeooo:paragraph-rsid="00d82728"/>
    </style:style>
    <style:style style:name="P302" style:family="paragraph" style:parent-style-name="Code_20_block">
      <style:text-properties officeooo:rsid="00c4ecf8"/>
    </style:style>
    <style:style style:name="P303" style:family="paragraph" style:parent-style-name="Code_20_block">
      <style:text-properties officeooo:rsid="00ca1da7"/>
    </style:style>
    <style:style style:name="P304" style:family="paragraph" style:parent-style-name="Code_20_block">
      <style:text-properties officeooo:rsid="00ca1da7" officeooo:paragraph-rsid="00ca1da7"/>
    </style:style>
    <style:style style:name="P305" style:family="paragraph" style:parent-style-name="Code_20_block">
      <style:text-properties officeooo:rsid="00ca1da7" officeooo:paragraph-rsid="00f04235"/>
    </style:style>
    <style:style style:name="P306" style:family="paragraph" style:parent-style-name="Code_20_block">
      <style:text-properties officeooo:rsid="00ca1da7" officeooo:paragraph-rsid="00f79ea2"/>
    </style:style>
    <style:style style:name="P307" style:family="paragraph" style:parent-style-name="Code_20_block">
      <style:text-properties officeooo:rsid="00ca1da7" officeooo:paragraph-rsid="00fb313c"/>
    </style:style>
    <style:style style:name="P308" style:family="paragraph" style:parent-style-name="Code_20_block">
      <style:text-properties officeooo:rsid="00cff621"/>
    </style:style>
    <style:style style:name="P309" style:family="paragraph" style:parent-style-name="Code_20_block">
      <style:text-properties officeooo:rsid="00d0c1e6"/>
    </style:style>
    <style:style style:name="P310" style:family="paragraph" style:parent-style-name="Code_20_block">
      <style:text-properties officeooo:rsid="00d14971"/>
    </style:style>
    <style:style style:name="P311" style:family="paragraph" style:parent-style-name="Code_20_block">
      <style:text-properties officeooo:rsid="00d50cd5"/>
    </style:style>
    <style:style style:name="P312" style:family="paragraph" style:parent-style-name="Code_20_block">
      <style:text-properties officeooo:rsid="00d50cd5" officeooo:paragraph-rsid="00d66f50"/>
    </style:style>
    <style:style style:name="P313" style:family="paragraph" style:parent-style-name="Code_20_block">
      <style:text-properties officeooo:paragraph-rsid="00e86396"/>
    </style:style>
    <style:style style:name="P314" style:family="paragraph" style:parent-style-name="Code_20_block">
      <style:text-properties officeooo:paragraph-rsid="00ea875c"/>
    </style:style>
    <style:style style:name="P315" style:family="paragraph" style:parent-style-name="Code_20_block">
      <style:text-properties officeooo:paragraph-rsid="00f04235"/>
    </style:style>
    <style:style style:name="P316" style:family="paragraph" style:parent-style-name="Code_20_block">
      <style:text-properties officeooo:rsid="00e6b439"/>
    </style:style>
    <style:style style:name="P317" style:family="paragraph" style:parent-style-name="Code_20_block">
      <style:text-properties officeooo:rsid="00e6b439" officeooo:paragraph-rsid="00ea875c"/>
    </style:style>
    <style:style style:name="P318" style:family="paragraph" style:parent-style-name="Code_20_block">
      <style:text-properties officeooo:rsid="00ecead1"/>
    </style:style>
    <style:style style:name="P319" style:family="paragraph" style:parent-style-name="Code_20_block">
      <style:text-properties officeooo:rsid="00ecead1" officeooo:paragraph-rsid="00ed04e5"/>
    </style:style>
    <style:style style:name="P320" style:family="paragraph" style:parent-style-name="Code_20_block">
      <style:text-properties officeooo:rsid="00e95857"/>
    </style:style>
    <style:style style:name="P321" style:family="paragraph" style:parent-style-name="Code_20_block">
      <style:text-properties officeooo:paragraph-rsid="00f79ea2"/>
    </style:style>
    <style:style style:name="P322" style:family="paragraph" style:parent-style-name="Code_20_block">
      <style:text-properties officeooo:paragraph-rsid="00fb313c"/>
    </style:style>
    <style:style style:name="P323" style:family="paragraph" style:parent-style-name="Code_20_block">
      <style:text-properties officeooo:rsid="00fcbe0e"/>
    </style:style>
    <style:style style:name="P324" style:family="paragraph" style:parent-style-name="Code_20_block">
      <style:text-properties officeooo:paragraph-rsid="00fd356b"/>
    </style:style>
    <style:style style:name="P325" style:family="paragraph" style:parent-style-name="Code_20_block">
      <style:text-properties officeooo:paragraph-rsid="00fdc12c"/>
    </style:style>
    <style:style style:name="P326" style:family="paragraph" style:parent-style-name="Code_20_block">
      <style:text-properties officeooo:rsid="00fdc12c" officeooo:paragraph-rsid="00fdc12c"/>
    </style:style>
    <style:style style:name="P327" style:family="paragraph" style:parent-style-name="Code_20_block">
      <style:text-properties officeooo:rsid="00fdc12c" officeooo:paragraph-rsid="010189d1"/>
    </style:style>
    <style:style style:name="P328" style:family="paragraph" style:parent-style-name="Code_20_block">
      <style:text-properties officeooo:rsid="010189d1" officeooo:paragraph-rsid="010189d1"/>
    </style:style>
    <style:style style:name="P329" style:family="paragraph" style:parent-style-name="Code_20_block">
      <style:text-properties officeooo:paragraph-rsid="010400e9"/>
    </style:style>
    <style:style style:name="P330" style:family="paragraph" style:parent-style-name="Code_20_block">
      <style:text-properties officeooo:paragraph-rsid="010481b4"/>
    </style:style>
    <style:style style:name="P331" style:family="paragraph" style:parent-style-name="Code_20_block">
      <style:text-properties officeooo:rsid="00e869e5" officeooo:paragraph-rsid="010481b4"/>
    </style:style>
    <style:style style:name="P332" style:family="paragraph" style:parent-style-name="Code_20_block">
      <style:text-properties fo:color="#000000" officeooo:rsid="010b0f6f" officeooo:paragraph-rsid="010b0f6f"/>
    </style:style>
    <style:style style:name="P333" style:family="paragraph" style:parent-style-name="Code_20_block">
      <style:text-properties fo:color="#000000" officeooo:rsid="010b0f6f" officeooo:paragraph-rsid="0128e619"/>
    </style:style>
    <style:style style:name="P334" style:family="paragraph" style:parent-style-name="Code_20_block">
      <style:text-properties fo:color="#000000" officeooo:rsid="010b0f6f" officeooo:paragraph-rsid="012a3bba"/>
    </style:style>
    <style:style style:name="P335" style:family="paragraph" style:parent-style-name="Code_20_block">
      <style:text-properties fo:color="#000000" officeooo:rsid="010b0f6f" officeooo:paragraph-rsid="0131863c"/>
    </style:style>
    <style:style style:name="P336" style:family="paragraph" style:parent-style-name="Code_20_block">
      <style:text-properties fo:color="#000000" officeooo:rsid="010b0f6f" officeooo:paragraph-rsid="0133491d"/>
    </style:style>
    <style:style style:name="P337" style:family="paragraph" style:parent-style-name="Code_20_block">
      <style:text-properties officeooo:paragraph-rsid="0114f1be"/>
    </style:style>
    <style:style style:name="P338" style:family="paragraph" style:parent-style-name="Code_20_block">
      <style:text-properties officeooo:rsid="010c7866"/>
    </style:style>
    <style:style style:name="P339" style:family="paragraph" style:parent-style-name="Code_20_block">
      <style:text-properties officeooo:rsid="010e0f90"/>
    </style:style>
    <style:style style:name="P340" style:family="paragraph" style:parent-style-name="Code_20_block">
      <style:text-properties officeooo:rsid="0113decb"/>
    </style:style>
    <style:style style:name="P341" style:family="paragraph" style:parent-style-name="Code_20_block">
      <style:text-properties officeooo:rsid="0113decb" officeooo:paragraph-rsid="012b85ec"/>
    </style:style>
    <style:style style:name="P342" style:family="paragraph" style:parent-style-name="Code_20_block">
      <style:text-properties officeooo:rsid="011776e6"/>
    </style:style>
    <style:style style:name="P343" style:family="paragraph" style:parent-style-name="Code_20_block">
      <style:text-properties officeooo:rsid="011a62f7"/>
    </style:style>
    <style:style style:name="P344" style:family="paragraph" style:parent-style-name="Code_20_block">
      <style:text-properties officeooo:paragraph-rsid="0128e619"/>
    </style:style>
    <style:style style:name="P345" style:family="paragraph" style:parent-style-name="Code_20_block">
      <style:text-properties officeooo:paragraph-rsid="012a3bba"/>
    </style:style>
    <style:style style:name="P346" style:family="paragraph" style:parent-style-name="Code_20_block">
      <style:text-properties officeooo:rsid="012b85ec" officeooo:paragraph-rsid="012b85ec"/>
    </style:style>
    <style:style style:name="P347" style:family="paragraph" style:parent-style-name="Code_20_block">
      <style:text-properties officeooo:paragraph-rsid="0133491d"/>
    </style:style>
    <style:style style:name="P348" style:family="paragraph" style:parent-style-name="Code_20_block">
      <style:text-properties officeooo:paragraph-rsid="013db45e"/>
    </style:style>
    <style:style style:name="P349" style:family="paragraph" style:parent-style-name="Code_20_block">
      <style:text-properties officeooo:rsid="013db45e"/>
    </style:style>
    <style:style style:name="P350" style:family="paragraph" style:parent-style-name="Code_20_block">
      <style:text-properties officeooo:paragraph-rsid="014192f6"/>
    </style:style>
    <style:style style:name="P351" style:family="paragraph" style:parent-style-name="Code_20_block">
      <style:text-properties officeooo:paragraph-rsid="014269cb"/>
    </style:style>
    <style:style style:name="P352" style:family="paragraph" style:parent-style-name="Code_20_block">
      <style:text-properties officeooo:paragraph-rsid="01433b74"/>
    </style:style>
    <style:style style:name="P353" style:family="paragraph" style:parent-style-name="Code_20_block">
      <style:text-properties officeooo:paragraph-rsid="0143547f"/>
    </style:style>
    <style:style style:name="P354" style:family="paragraph" style:parent-style-name="Code_20_block">
      <style:text-properties officeooo:rsid="013f35ac"/>
    </style:style>
    <style:style style:name="P355" style:family="paragraph" style:parent-style-name="Code_20_block">
      <style:text-properties officeooo:rsid="013f35ac" officeooo:paragraph-rsid="013f35ac"/>
    </style:style>
    <style:style style:name="P356" style:family="paragraph" style:parent-style-name="Code_20_block">
      <style:text-properties officeooo:rsid="01400633"/>
    </style:style>
    <style:style style:name="P357" style:family="paragraph" style:parent-style-name="Code_20_block">
      <style:text-properties officeooo:rsid="014192f6"/>
    </style:style>
    <style:style style:name="P358" style:family="paragraph" style:parent-style-name="Code_20_block">
      <style:text-properties officeooo:rsid="014192f6" officeooo:paragraph-rsid="014192f6"/>
    </style:style>
    <style:style style:name="P359" style:family="paragraph" style:parent-style-name="Code_20_block">
      <style:text-properties officeooo:rsid="01433b74"/>
    </style:style>
    <style:style style:name="P360" style:family="paragraph" style:parent-style-name="Code_20_block">
      <style:text-properties officeooo:rsid="01434055"/>
    </style:style>
    <style:style style:name="P361" style:family="paragraph" style:parent-style-name="Code_20_block">
      <style:text-properties officeooo:rsid="01434055" officeooo:paragraph-rsid="01434055"/>
    </style:style>
    <style:style style:name="P362" style:family="paragraph" style:parent-style-name="Code_20_block">
      <style:text-properties officeooo:rsid="01434055" officeooo:paragraph-rsid="0143547f"/>
    </style:style>
    <style:style style:name="P363" style:family="paragraph" style:parent-style-name="Code_20_block">
      <style:text-properties officeooo:rsid="0146508c"/>
    </style:style>
    <style:style style:name="P364" style:family="paragraph" style:parent-style-name="Code_20_block">
      <style:text-properties officeooo:rsid="014e331d"/>
    </style:style>
    <style:style style:name="P365" style:family="paragraph" style:parent-style-name="Code_20_block">
      <style:text-properties officeooo:paragraph-rsid="01520192"/>
    </style:style>
    <style:style style:name="P366" style:family="paragraph" style:parent-style-name="Code_20_block">
      <style:text-properties officeooo:paragraph-rsid="015454ee"/>
    </style:style>
    <style:style style:name="P367" style:family="paragraph" style:parent-style-name="Standard">
      <style:paragraph-properties fo:break-before="page"/>
    </style:style>
    <style:style style:name="P368" style:family="paragraph" style:parent-style-name="Standard">
      <style:paragraph-properties fo:text-align="justify" style:justify-single-word="false" fo:break-before="page"/>
    </style:style>
    <style:style style:name="P369" style:family="paragraph" style:parent-style-name="Standard">
      <style:paragraph-properties fo:text-align="justify" style:justify-single-word="false" fo:break-before="page"/>
      <style:text-properties officeooo:paragraph-rsid="011934e2"/>
    </style:style>
    <style:style style:name="P370" style:family="paragraph" style:parent-style-name="Standard">
      <style:paragraph-properties fo:break-before="page"/>
      <style:text-properties fo:font-weight="bold" officeooo:paragraph-rsid="0072ac74" style:font-weight-asian="bold" style:font-weight-complex="bold"/>
    </style:style>
    <style:style style:name="P371" style:family="paragraph" style:parent-style-name="Standard">
      <style:paragraph-properties fo:text-align="justify" style:justify-single-word="false" fo:break-before="page"/>
      <style:text-properties officeooo:rsid="0029f6a9" officeooo:paragraph-rsid="0029f6a9"/>
    </style:style>
    <style:style style:name="P372" style:family="paragraph" style:parent-style-name="Standard">
      <style:paragraph-properties fo:break-before="page"/>
      <style:text-properties officeooo:paragraph-rsid="003780b1"/>
    </style:style>
    <style:style style:name="P373" style:family="paragraph" style:parent-style-name="Standard">
      <style:paragraph-properties fo:text-align="justify" style:justify-single-word="false" fo:break-before="page"/>
      <style:text-properties officeooo:rsid="009c7cec" officeooo:paragraph-rsid="00a79ba8"/>
    </style:style>
    <style:style style:name="P374" style:family="paragraph" style:parent-style-name="Standard">
      <style:paragraph-properties fo:text-align="justify" style:justify-single-word="false" fo:break-before="page"/>
      <style:text-properties style:use-window-font-color="true" officeooo:rsid="00b3293a" officeooo:paragraph-rsid="00b3293a"/>
    </style:style>
    <style:style style:name="P375"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376" style:family="paragraph" style:parent-style-name="Standard">
      <style:paragraph-properties fo:text-align="justify" style:justify-single-word="false" fo:padding="0.0402in" fo:border-left="none" fo:border-right="none" fo:border-top="0.06pt solid #000000" fo:border-bottom="0.06pt solid #000000" style:shadow="none"/>
      <style:text-properties officeooo:paragraph-rsid="0133491d"/>
    </style:style>
    <style:style style:name="P377" style:family="paragraph" style:parent-style-name="Standard" style:list-style-name="List_20_1"/>
    <style:style style:name="P378" style:family="paragraph" style:parent-style-name="Standard" style:list-style-name="List_20_1">
      <style:text-properties officeooo:paragraph-rsid="002585bd"/>
    </style:style>
    <style:style style:name="P379" style:family="paragraph" style:parent-style-name="Standard" style:list-style-name="List_20_1">
      <style:text-properties officeooo:paragraph-rsid="004c662c"/>
    </style:style>
    <style:style style:name="P380" style:family="paragraph" style:parent-style-name="Standard" style:list-style-name="List_20_1">
      <style:text-properties officeooo:paragraph-rsid="0072ac74"/>
    </style:style>
    <style:style style:name="P381" style:family="paragraph" style:parent-style-name="Standard" style:list-style-name="List_20_1">
      <style:paragraph-properties fo:text-align="justify" style:justify-single-word="false"/>
    </style:style>
    <style:style style:name="P382" style:family="paragraph" style:parent-style-name="Standard" style:list-style-name="List_20_1">
      <style:paragraph-properties fo:text-align="justify" style:justify-single-word="false"/>
      <style:text-properties officeooo:paragraph-rsid="000f7984"/>
    </style:style>
    <style:style style:name="P383" style:family="paragraph" style:parent-style-name="Standard" style:list-style-name="List_20_1">
      <style:paragraph-properties fo:text-align="justify" style:justify-single-word="false"/>
      <style:text-properties officeooo:paragraph-rsid="004c662c"/>
    </style:style>
    <style:style style:name="P384" style:family="paragraph" style:parent-style-name="Standard">
      <style:paragraph-properties fo:text-align="justify" style:justify-single-word="false"/>
      <style:text-properties officeooo:paragraph-rsid="0166fe52"/>
    </style:style>
    <style:style style:name="P385" style:family="paragraph" style:parent-style-name="Standard">
      <style:paragraph-properties fo:text-align="justify" style:justify-single-word="false"/>
      <style:text-properties officeooo:paragraph-rsid="016873a5"/>
    </style:style>
    <style:style style:name="P386" style:family="paragraph" style:parent-style-name="Standard">
      <style:paragraph-properties fo:text-align="justify" style:justify-single-word="false"/>
      <style:text-properties officeooo:paragraph-rsid="016a4b32"/>
    </style:style>
    <style:style style:name="P387" style:family="paragraph" style:parent-style-name="Standard">
      <style:paragraph-properties fo:text-align="justify" style:justify-single-word="false"/>
      <style:text-properties officeooo:paragraph-rsid="016ebe9a"/>
    </style:style>
    <style:style style:name="P388" style:family="paragraph" style:parent-style-name="Standard" style:list-style-name="List_20_1">
      <style:paragraph-properties fo:text-align="justify" style:justify-single-word="false"/>
      <style:text-properties officeooo:rsid="00aaaef8" officeooo:paragraph-rsid="00fe0e34"/>
    </style:style>
    <style:style style:name="P389" style:family="paragraph" style:parent-style-name="Standard" style:list-style-name="List_20_1">
      <style:paragraph-properties fo:text-align="start" style:justify-single-word="false"/>
    </style:style>
    <style:style style:name="P390" style:family="paragraph" style:parent-style-name="Standard" style:list-style-name="List_20_2"/>
    <style:style style:name="P391" style:family="paragraph" style:parent-style-name="Standard" style:list-style-name="List_20_2">
      <style:text-properties officeooo:paragraph-rsid="0072ac74"/>
    </style:style>
    <style:style style:name="P392" style:family="paragraph" style:parent-style-name="Standard" style:list-style-name="List_20_2">
      <style:text-properties officeooo:rsid="00795b20" officeooo:paragraph-rsid="00795b20"/>
    </style:style>
    <style:style style:name="P393" style:family="paragraph" style:parent-style-name="Standard" style:list-style-name="List_20_1">
      <style:text-properties officeooo:rsid="008490d8" officeooo:paragraph-rsid="0087d5c7"/>
    </style:style>
    <style:style style:name="P394" style:family="paragraph" style:parent-style-name="Standard">
      <style:paragraph-properties fo:text-align="justify" style:justify-single-word="false"/>
      <style:text-properties officeooo:rsid="01608b66" officeooo:paragraph-rsid="01608b66"/>
    </style:style>
    <style:style style:name="P395" style:family="paragraph" style:parent-style-name="Standard" style:list-style-name="List_20_2">
      <style:paragraph-properties fo:text-align="justify" style:justify-single-word="false"/>
      <style:text-properties officeooo:rsid="015c6b7e" officeooo:paragraph-rsid="01608b66"/>
    </style:style>
    <style:style style:name="P396" style:family="paragraph" style:parent-style-name="Standard" style:list-style-name="List_20_2">
      <style:paragraph-properties fo:text-align="justify" style:justify-single-word="false"/>
      <style:text-properties officeooo:rsid="015c6b7e" officeooo:paragraph-rsid="01619a31"/>
    </style:style>
    <style:style style:name="P397" style:family="paragraph" style:parent-style-name="Standard" style:list-style-name="List_20_2">
      <style:paragraph-properties fo:text-align="justify" style:justify-single-word="false"/>
      <style:text-properties officeooo:rsid="01619a31" officeooo:paragraph-rsid="01619a31"/>
    </style:style>
    <style:style style:name="P398" style:family="paragraph" style:parent-style-name="Standard">
      <style:paragraph-properties fo:text-align="justify" style:justify-single-word="false"/>
      <style:text-properties officeooo:rsid="01619a31" officeooo:paragraph-rsid="01619a31"/>
    </style:style>
    <style:style style:name="P399" style:family="paragraph" style:parent-style-name="Standard">
      <style:paragraph-properties fo:text-align="justify" style:justify-single-word="false"/>
      <style:text-properties officeooo:rsid="01626485" officeooo:paragraph-rsid="01626485"/>
    </style:style>
    <style:style style:name="P400" style:family="paragraph" style:parent-style-name="Standard" style:list-style-name="List_20_2">
      <style:paragraph-properties fo:text-align="justify" style:justify-single-word="false"/>
      <style:text-properties officeooo:rsid="009c7cec" officeooo:paragraph-rsid="00a3731c"/>
    </style:style>
    <style:style style:name="P401" style:family="paragraph" style:parent-style-name="Standard" style:list-style-name="List_20_2">
      <style:paragraph-properties fo:text-align="justify" style:justify-single-word="false"/>
      <style:text-properties officeooo:rsid="009c7cec" officeooo:paragraph-rsid="00a41d57"/>
    </style:style>
    <style:style style:name="P402" style:family="paragraph" style:parent-style-name="Heading_20_1" style:master-page-name="Standard">
      <style:paragraph-properties style:page-number="auto"/>
    </style:style>
    <style:style style:name="P403" style:family="paragraph" style:parent-style-name="Heading_20_3">
      <style:text-properties officeooo:rsid="00942df8"/>
    </style:style>
    <style:style style:name="P404" style:family="paragraph" style:parent-style-name="Heading_20_3">
      <style:text-properties officeooo:rsid="0058af47"/>
    </style:style>
    <style:style style:name="P405" style:family="paragraph" style:parent-style-name="Heading_20_3">
      <style:text-properties officeooo:rsid="010c7866"/>
    </style:style>
    <style:style style:name="P406" style:family="paragraph" style:parent-style-name="Heading_20_3">
      <style:text-properties officeooo:rsid="0113decb"/>
    </style:style>
    <style:style style:name="P407" style:family="paragraph" style:parent-style-name="Heading_20_3">
      <style:text-properties officeooo:rsid="012db893"/>
    </style:style>
    <style:style style:name="P408" style:family="paragraph" style:parent-style-name="Heading_20_3">
      <style:text-properties style:font-name="Arial"/>
    </style:style>
    <style:style style:name="P409" style:family="paragraph" style:parent-style-name="Heading_20_3">
      <style:text-properties officeooo:paragraph-rsid="001e355d"/>
    </style:style>
    <style:style style:name="P410" style:family="paragraph" style:parent-style-name="Heading_20_3">
      <style:text-properties officeooo:rsid="015c6b7e" officeooo:paragraph-rsid="015c6b7e"/>
    </style:style>
    <style:style style:name="P411" style:family="paragraph" style:parent-style-name="Heading_20_3">
      <style:text-properties officeooo:rsid="00b9ffa8"/>
    </style:style>
    <style:style style:name="P412" style:family="paragraph" style:parent-style-name="Heading_20_3">
      <style:text-properties officeooo:rsid="00e53f5c"/>
    </style:style>
    <style:style style:name="P413" style:family="paragraph" style:parent-style-name="Heading_20_3">
      <style:text-properties officeooo:rsid="00c872c4" officeooo:paragraph-rsid="0152aacf"/>
    </style:style>
    <style:style style:name="P414" style:family="paragraph" style:parent-style-name="Heading_20_3">
      <style:text-properties officeooo:rsid="013e7205"/>
    </style:style>
    <style:style style:name="P415" style:family="paragraph" style:parent-style-name="Heading_20_3">
      <style:text-properties officeooo:rsid="013f35ac"/>
    </style:style>
    <style:style style:name="P416" style:family="paragraph" style:parent-style-name="Heading_20_3">
      <style:text-properties officeooo:rsid="014269cb"/>
    </style:style>
    <style:style style:name="P417" style:family="paragraph" style:parent-style-name="Heading_20_3">
      <style:paragraph-properties fo:break-before="page"/>
    </style:style>
    <style:style style:name="P418" style:family="paragraph" style:parent-style-name="Heading_20_3">
      <style:paragraph-properties fo:break-before="page"/>
      <style:text-properties officeooo:rsid="005f8622"/>
    </style:style>
    <style:style style:name="P419" style:family="paragraph" style:parent-style-name="Heading_20_3">
      <style:paragraph-properties fo:break-before="page"/>
      <style:text-properties officeooo:rsid="00aaaef8" officeooo:paragraph-rsid="00aaaef8"/>
    </style:style>
    <style:style style:name="P420" style:family="paragraph" style:parent-style-name="Heading_20_3">
      <style:paragraph-properties fo:break-before="page"/>
      <style:text-properties officeooo:rsid="007bf1cd"/>
    </style:style>
    <style:style style:name="P421" style:family="paragraph" style:parent-style-name="Heading_20_3">
      <style:paragraph-properties fo:break-before="page"/>
      <style:text-properties officeooo:paragraph-rsid="008a9063"/>
    </style:style>
    <style:style style:name="P422" style:family="paragraph" style:parent-style-name="Heading_20_3">
      <style:paragraph-properties fo:break-before="page"/>
      <style:text-properties officeooo:rsid="013f35ac"/>
    </style:style>
    <style:style style:name="P423" style:family="paragraph" style:parent-style-name="Heading_20_3">
      <style:paragraph-properties fo:break-before="page"/>
      <style:text-properties officeooo:rsid="01434055"/>
    </style:style>
    <style:style style:name="P424" style:family="paragraph" style:parent-style-name="Heading_20_2">
      <style:paragraph-properties fo:break-before="page"/>
    </style:style>
    <style:style style:name="P425" style:family="paragraph" style:parent-style-name="Heading_20_2">
      <style:paragraph-properties fo:break-before="page"/>
      <style:text-properties style:font-name="Arial"/>
    </style:style>
    <style:style style:name="P426" style:family="paragraph" style:parent-style-name="Heading_20_2">
      <style:paragraph-properties fo:break-before="page"/>
      <style:text-properties officeooo:rsid="00b92579"/>
    </style:style>
    <style:style style:name="P427" style:family="paragraph" style:parent-style-name="Heading_20_2">
      <style:paragraph-properties fo:break-before="page"/>
      <style:text-properties officeooo:rsid="00ce7888"/>
    </style:style>
    <style:style style:name="P428" style:family="paragraph" style:parent-style-name="Heading_20_2">
      <style:paragraph-properties fo:break-before="page"/>
      <style:text-properties officeooo:rsid="013e7205" officeooo:paragraph-rsid="014794c4"/>
    </style:style>
    <style:style style:name="P429" style:family="paragraph" style:parent-style-name="Heading_20_2">
      <style:paragraph-properties fo:break-before="page"/>
      <style:text-properties officeooo:paragraph-rsid="00112e18"/>
    </style:style>
    <style:style style:name="P430" style:family="paragraph" style:parent-style-name="Heading_20_2">
      <style:paragraph-properties fo:break-before="page"/>
      <style:text-properties officeooo:rsid="009c7cec"/>
    </style:style>
    <style:style style:name="P431" style:family="paragraph" style:parent-style-name="Code_20_block">
      <style:text-properties officeooo:rsid="01608b66"/>
    </style:style>
    <style:style style:name="P432" style:family="paragraph" style:parent-style-name="Code_20_block">
      <style:text-properties officeooo:paragraph-rsid="0168ad64"/>
    </style:style>
    <style:style style:name="P433" style:family="paragraph" style:parent-style-name="Code_20_block">
      <style:text-properties officeooo:paragraph-rsid="016a4b32"/>
    </style:style>
    <style:style style:name="P434" style:family="paragraph" style:parent-style-name="Heading_20_4">
      <style:text-properties officeooo:rsid="002bb08d"/>
    </style:style>
    <style:style style:name="P435" style:family="paragraph" style:parent-style-name="Heading_20_4">
      <style:text-properties officeooo:rsid="0030018c"/>
    </style:style>
    <style:style style:name="P436" style:family="paragraph" style:parent-style-name="Heading_20_4">
      <style:text-properties officeooo:rsid="00b06cef"/>
    </style:style>
    <style:style style:name="P437" style:family="paragraph" style:parent-style-name="Heading_20_4">
      <style:text-properties officeooo:rsid="014e331d"/>
    </style:style>
    <style:style style:name="P438" style:family="paragraph" style:parent-style-name="Heading_20_4">
      <style:text-properties officeooo:rsid="0080bfe6"/>
    </style:style>
    <style:style style:name="P439" style:family="paragraph" style:parent-style-name="Heading_20_4">
      <style:text-properties officeooo:rsid="008490d8"/>
    </style:style>
    <style:style style:name="P440" style:family="paragraph" style:parent-style-name="Heading_20_4">
      <style:text-properties officeooo:rsid="008ccc5e"/>
    </style:style>
    <style:style style:name="P441"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a79ba8"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font-weight="bold" officeooo:rsid="002bb08d" style:font-weight-asian="bold" style:font-weight-complex="bold"/>
    </style:style>
    <style:style style:name="T17" style:family="text">
      <style:text-properties fo:font-weight="bold" officeooo:rsid="0048e2a6" style:font-weight-asian="bold" style:font-weight-complex="bold"/>
    </style:style>
    <style:style style:name="T18" style:family="text">
      <style:text-properties fo:font-weight="bold" officeooo:rsid="005a2b61" style:font-weight-asian="bold" style:font-weight-complex="bold"/>
    </style:style>
    <style:style style:name="T19" style:family="text">
      <style:text-properties fo:font-weight="bold" officeooo:rsid="008a9063" style:font-weight-asian="bold" style:font-weight-complex="bold"/>
    </style:style>
    <style:style style:name="T20" style:family="text">
      <style:text-properties fo:font-weight="bold" officeooo:rsid="008e5da8" style:font-weight-asian="bold" style:font-weight-complex="bold"/>
    </style:style>
    <style:style style:name="T21" style:family="text">
      <style:text-properties fo:font-weight="bold" officeooo:rsid="00a79ba8" style:font-weight-asian="bold" style:font-weight-complex="bold"/>
    </style:style>
    <style:style style:name="T22" style:family="text">
      <style:text-properties fo:font-weight="bold" officeooo:rsid="00c2412c" style:font-weight-asian="bold" style:font-weight-complex="bold"/>
    </style:style>
    <style:style style:name="T23" style:family="text">
      <style:text-properties fo:font-weight="bold" officeooo:rsid="00e95857" style:font-weight-asian="bold" style:font-weight-complex="bold"/>
    </style:style>
    <style:style style:name="T24" style:family="text">
      <style:text-properties fo:font-weight="bold" officeooo:rsid="00e5aa25" style:font-weight-asian="bold" style:font-weight-complex="bold"/>
    </style:style>
    <style:style style:name="T25" style:family="text">
      <style:text-properties fo:font-weight="bold" officeooo:rsid="00e869e5" style:font-weight-asian="bold" style:font-weight-complex="bold"/>
    </style:style>
    <style:style style:name="T26" style:family="text">
      <style:text-properties fo:font-weight="bold" officeooo:rsid="011934e2" style:font-weight-asian="bold" style:font-weight-complex="bold"/>
    </style:style>
    <style:style style:name="T27" style:family="text">
      <style:text-properties fo:font-weight="bold" officeooo:rsid="0133491d" style:font-weight-asian="bold" style:font-weight-complex="bold"/>
    </style:style>
    <style:style style:name="T28" style:family="text">
      <style:text-properties fo:font-weight="bold" officeooo:rsid="014e331d" style:font-weight-asian="bold" style:font-weight-complex="bold"/>
    </style:style>
    <style:style style:name="T29" style:family="text">
      <style:text-properties fo:font-weight="bold" officeooo:rsid="016873a5" style:font-weight-asian="bold" style:font-weight-complex="bold"/>
    </style:style>
    <style:style style:name="T30" style:family="text">
      <style:text-properties fo:color="#0000ff" fo:font-weight="bold" style:font-weight-asian="bold" style:font-weight-complex="bold"/>
    </style:style>
    <style:style style:name="T31" style:family="text">
      <style:text-properties fo:color="#0000ff" fo:font-weight="bold" officeooo:rsid="00420442" style:font-weight-asian="bold" style:font-weight-complex="bold"/>
    </style:style>
    <style:style style:name="T32" style:family="text">
      <style:text-properties fo:color="#0000ff" fo:font-weight="bold" officeooo:rsid="0048e2a6" style:font-weight-asian="bold" style:font-weight-complex="bold"/>
    </style:style>
    <style:style style:name="T33" style:family="text">
      <style:text-properties fo:color="#008000"/>
    </style:style>
    <style:style style:name="T34" style:family="text">
      <style:text-properties fo:color="#008000" officeooo:rsid="0011f778"/>
    </style:style>
    <style:style style:name="T35" style:family="text">
      <style:text-properties fo:color="#008000" officeooo:rsid="00131b7f"/>
    </style:style>
    <style:style style:name="T36" style:family="text">
      <style:text-properties fo:color="#008000" officeooo:rsid="00164358"/>
    </style:style>
    <style:style style:name="T37" style:family="text">
      <style:text-properties fo:color="#008000" style:font-name="Courier New1" officeooo:rsid="00164358"/>
    </style:style>
    <style:style style:name="T38" style:family="text">
      <style:text-properties fo:color="#008000" officeooo:rsid="0029f6a9"/>
    </style:style>
    <style:style style:name="T39" style:family="text">
      <style:text-properties fo:color="#008000" officeooo:rsid="00319966"/>
    </style:style>
    <style:style style:name="T40" style:family="text">
      <style:text-properties fo:color="#008000" officeooo:rsid="00348db2"/>
    </style:style>
    <style:style style:name="T41" style:family="text">
      <style:text-properties fo:color="#008000" officeooo:rsid="0034bd23"/>
    </style:style>
    <style:style style:name="T42" style:family="text">
      <style:text-properties fo:color="#008000" officeooo:rsid="0034d516"/>
    </style:style>
    <style:style style:name="T43" style:family="text">
      <style:text-properties fo:color="#008000" officeooo:rsid="0035a6ce"/>
    </style:style>
    <style:style style:name="T44" style:family="text">
      <style:text-properties fo:color="#008000" officeooo:rsid="00362f09"/>
    </style:style>
    <style:style style:name="T45" style:family="text">
      <style:text-properties fo:color="#008000" officeooo:rsid="00514c9c"/>
    </style:style>
    <style:style style:name="T46" style:family="text">
      <style:text-properties fo:color="#008000" officeooo:rsid="005a2b61"/>
    </style:style>
    <style:style style:name="T47" style:family="text">
      <style:text-properties fo:color="#008000" officeooo:rsid="006136db"/>
    </style:style>
    <style:style style:name="T48" style:family="text">
      <style:text-properties fo:color="#008000" officeooo:rsid="006363d2"/>
    </style:style>
    <style:style style:name="T49" style:family="text">
      <style:text-properties fo:color="#008000" officeooo:rsid="0063abdc"/>
    </style:style>
    <style:style style:name="T50" style:family="text">
      <style:text-properties fo:color="#008000" fo:language="fr" fo:country="FR" officeooo:rsid="006e5942"/>
    </style:style>
    <style:style style:name="T51" style:family="text">
      <style:text-properties fo:color="#008000" officeooo:rsid="007448f3"/>
    </style:style>
    <style:style style:name="T52" style:family="text">
      <style:text-properties fo:color="#008000" officeooo:rsid="0076e5be"/>
    </style:style>
    <style:style style:name="T53" style:family="text">
      <style:text-properties fo:color="#008000" officeooo:rsid="00810737"/>
    </style:style>
    <style:style style:name="T54" style:family="text">
      <style:text-properties fo:color="#008000" officeooo:rsid="008a9063"/>
    </style:style>
    <style:style style:name="T55" style:family="text">
      <style:text-properties fo:color="#008000" officeooo:rsid="008b09fa"/>
    </style:style>
    <style:style style:name="T56" style:family="text">
      <style:text-properties fo:color="#008000" officeooo:rsid="009617c7"/>
    </style:style>
    <style:style style:name="T57" style:family="text">
      <style:text-properties fo:color="#008000" officeooo:rsid="00a0026e"/>
    </style:style>
    <style:style style:name="T58" style:family="text">
      <style:text-properties fo:color="#008000" officeooo:rsid="00a5d3b5"/>
    </style:style>
    <style:style style:name="T59" style:family="text">
      <style:text-properties fo:color="#008000" officeooo:rsid="00a79ba8"/>
    </style:style>
    <style:style style:name="T60" style:family="text">
      <style:text-properties fo:color="#008000" officeooo:rsid="00aaaef8"/>
    </style:style>
    <style:style style:name="T61" style:family="text">
      <style:text-properties fo:color="#008000" officeooo:rsid="00b06cef"/>
    </style:style>
    <style:style style:name="T62" style:family="text">
      <style:text-properties fo:color="#008000" officeooo:rsid="00b3293a"/>
    </style:style>
    <style:style style:name="T63" style:family="text">
      <style:text-properties fo:color="#008000" officeooo:rsid="00b67f14"/>
    </style:style>
    <style:style style:name="T64" style:family="text">
      <style:text-properties fo:color="#008000" officeooo:rsid="00bd0fa7"/>
    </style:style>
    <style:style style:name="T65" style:family="text">
      <style:text-properties fo:color="#008000" officeooo:rsid="00c05d9f"/>
    </style:style>
    <style:style style:name="T66" style:family="text">
      <style:text-properties fo:color="#008000" officeooo:rsid="00ca1da7"/>
    </style:style>
    <style:style style:name="T67" style:family="text">
      <style:text-properties fo:color="#008000" officeooo:rsid="00cff621"/>
    </style:style>
    <style:style style:name="T68" style:family="text">
      <style:text-properties fo:color="#008000" officeooo:rsid="00d0c1e6"/>
    </style:style>
    <style:style style:name="T69" style:family="text">
      <style:text-properties fo:color="#008000" officeooo:rsid="00d14971"/>
    </style:style>
    <style:style style:name="T70" style:family="text">
      <style:text-properties fo:color="#008000" officeooo:rsid="00d2bcd1"/>
    </style:style>
    <style:style style:name="T71" style:family="text">
      <style:text-properties fo:color="#008000" officeooo:rsid="00d50cd5"/>
    </style:style>
    <style:style style:name="T72" style:family="text">
      <style:text-properties fo:color="#008000" officeooo:rsid="00e6b439"/>
    </style:style>
    <style:style style:name="T73" style:family="text">
      <style:text-properties fo:color="#008000" officeooo:rsid="00e86396"/>
    </style:style>
    <style:style style:name="T74" style:family="text">
      <style:text-properties fo:color="#008000" officeooo:rsid="00ea875c"/>
    </style:style>
    <style:style style:name="T75" style:family="text">
      <style:text-properties fo:color="#008000" officeooo:rsid="00eab9e4"/>
    </style:style>
    <style:style style:name="T76" style:family="text">
      <style:text-properties fo:color="#008000" officeooo:rsid="00ecead1"/>
    </style:style>
    <style:style style:name="T77" style:family="text">
      <style:text-properties fo:color="#008000" officeooo:rsid="00f04235"/>
    </style:style>
    <style:style style:name="T78" style:family="text">
      <style:text-properties fo:color="#008000" officeooo:rsid="00f79ea2"/>
    </style:style>
    <style:style style:name="T79" style:family="text">
      <style:text-properties fo:color="#008000" officeooo:rsid="00fac657"/>
    </style:style>
    <style:style style:name="T80" style:family="text">
      <style:text-properties fo:color="#008000" officeooo:rsid="00fb313c"/>
    </style:style>
    <style:style style:name="T81" style:family="text">
      <style:text-properties fo:color="#008000" officeooo:rsid="00fcbe0e"/>
    </style:style>
    <style:style style:name="T82" style:family="text">
      <style:text-properties fo:color="#008000" officeooo:rsid="00fdc12c"/>
    </style:style>
    <style:style style:name="T83" style:family="text">
      <style:text-properties fo:color="#008000" officeooo:rsid="00e869e5"/>
    </style:style>
    <style:style style:name="T84" style:family="text">
      <style:text-properties fo:color="#008000" officeooo:rsid="010c7866"/>
    </style:style>
    <style:style style:name="T85" style:family="text">
      <style:text-properties fo:color="#008000" officeooo:rsid="0113decb"/>
    </style:style>
    <style:style style:name="T86" style:family="text">
      <style:text-properties fo:color="#008000" officeooo:rsid="0114f1be"/>
    </style:style>
    <style:style style:name="T87" style:family="text">
      <style:text-properties fo:color="#008000" officeooo:rsid="011776e6"/>
    </style:style>
    <style:style style:name="T88" style:family="text">
      <style:text-properties fo:color="#008000" officeooo:rsid="011a62f7"/>
    </style:style>
    <style:style style:name="T89" style:family="text">
      <style:text-properties fo:color="#008000" officeooo:rsid="012b85ec"/>
    </style:style>
    <style:style style:name="T90" style:family="text">
      <style:text-properties fo:color="#008000" officeooo:rsid="013db45e"/>
    </style:style>
    <style:style style:name="T91" style:family="text">
      <style:text-properties fo:color="#008000" officeooo:rsid="013f35ac"/>
    </style:style>
    <style:style style:name="T92" style:family="text">
      <style:text-properties fo:color="#008000" officeooo:rsid="01400633"/>
    </style:style>
    <style:style style:name="T93" style:family="text">
      <style:text-properties fo:color="#008000" officeooo:rsid="014192f6"/>
    </style:style>
    <style:style style:name="T94" style:family="text">
      <style:text-properties fo:color="#008000" officeooo:rsid="01433b74"/>
    </style:style>
    <style:style style:name="T95" style:family="text">
      <style:text-properties fo:color="#008000" officeooo:rsid="01434055"/>
    </style:style>
    <style:style style:name="T96" style:family="text">
      <style:text-properties fo:color="#008000" officeooo:rsid="0144ef88"/>
    </style:style>
    <style:style style:name="T97" style:family="text">
      <style:text-properties fo:color="#008000" officeooo:rsid="0146508c"/>
    </style:style>
    <style:style style:name="T98" style:family="text">
      <style:text-properties fo:color="#008000" officeooo:rsid="01473742"/>
    </style:style>
    <style:style style:name="T99" style:family="text">
      <style:text-properties fo:color="#008000" officeooo:rsid="014e331d"/>
    </style:style>
    <style:style style:name="T100" style:family="text">
      <style:text-properties fo:color="#008000" officeooo:rsid="01520192"/>
    </style:style>
    <style:style style:name="T101" style:family="text">
      <style:text-properties fo:color="#008000" officeooo:rsid="01608b66"/>
    </style:style>
    <style:style style:name="T102" style:family="text">
      <style:text-properties fo:color="#008000" officeooo:rsid="016873a5"/>
    </style:style>
    <style:style style:name="T103" style:family="text">
      <style:text-properties fo:color="#008000" officeooo:rsid="016c20cb"/>
    </style:style>
    <style:style style:name="T104" style:family="text">
      <style:text-properties fo:font-weight="normal" style:font-weight-asian="normal" style:font-weight-complex="normal"/>
    </style:style>
    <style:style style:name="T105" style:family="text">
      <style:text-properties fo:font-weight="normal" officeooo:rsid="0087d5c7" style:font-weight-asian="normal" style:font-weight-complex="normal"/>
    </style:style>
    <style:style style:name="T106" style:family="text">
      <style:text-properties style:font-name="Arial"/>
    </style:style>
    <style:style style:name="T107" style:family="text">
      <style:text-properties style:font-name="Arial" fo:font-style="italic" style:font-style-asian="italic" style:font-style-complex="italic"/>
    </style:style>
    <style:style style:name="T108" style:family="text">
      <style:text-properties style:font-name="Arial" fo:font-style="italic" officeooo:rsid="005f7605" style:font-style-asian="italic" style:font-style-complex="italic"/>
    </style:style>
    <style:style style:name="T109" style:family="text">
      <style:text-properties style:font-name="Arial" fo:font-weight="bold" style:font-weight-asian="bold" style:font-weight-complex="bold"/>
    </style:style>
    <style:style style:name="T110" style:family="text">
      <style:text-properties style:font-name="Arial" fo:font-style="normal" fo:font-weight="bold" style:font-style-asian="normal" style:font-weight-asian="bold" style:font-style-complex="normal" style:font-weight-complex="bold"/>
    </style:style>
    <style:style style:name="T111" style:family="text">
      <style:text-properties style:font-name="Arial" officeooo:rsid="00164358"/>
    </style:style>
    <style:style style:name="T112" style:family="text">
      <style:text-properties style:font-name="Arial" officeooo:rsid="0018e7b8"/>
    </style:style>
    <style:style style:name="T113" style:family="text">
      <style:text-properties style:font-name="Arial" officeooo:rsid="001cbb27"/>
    </style:style>
    <style:style style:name="T114" style:family="text">
      <style:text-properties style:font-name="Arial" officeooo:rsid="00282cec"/>
    </style:style>
    <style:style style:name="T115" style:family="text">
      <style:text-properties style:font-name="Arial" officeooo:rsid="00ace47c"/>
    </style:style>
    <style:style style:name="T116" style:family="text">
      <style:text-properties style:text-position="-10% 90%" style:font-name="Arial"/>
    </style:style>
    <style:style style:name="T117" style:family="text">
      <style:text-properties style:use-window-font-color="true"/>
    </style:style>
    <style:style style:name="T118" style:family="text">
      <style:text-properties style:text-underline-style="solid" style:text-underline-width="auto" style:text-underline-color="font-color" fo:font-weight="bold" style:font-weight-asian="bold" style:font-weight-complex="bold"/>
    </style:style>
    <style:style style:name="T119" style:family="text">
      <style:text-properties officeooo:rsid="000d53bf"/>
    </style:style>
    <style:style style:name="T120" style:family="text">
      <style:text-properties officeooo:rsid="000ededc"/>
    </style:style>
    <style:style style:name="T121" style:family="text">
      <style:text-properties officeooo:rsid="000fa24a"/>
    </style:style>
    <style:style style:name="T122" style:family="text">
      <style:text-properties officeooo:rsid="0010f901"/>
    </style:style>
    <style:style style:name="T123" style:family="text">
      <style:text-properties officeooo:rsid="001229b4"/>
    </style:style>
    <style:style style:name="T124" style:family="text">
      <style:text-properties officeooo:rsid="00112e18"/>
    </style:style>
    <style:style style:name="T125" style:family="text">
      <style:text-properties officeooo:rsid="0011a58e"/>
    </style:style>
    <style:style style:name="T126" style:family="text">
      <style:text-properties officeooo:rsid="0011f778"/>
    </style:style>
    <style:style style:name="T127" style:family="text">
      <style:text-properties officeooo:rsid="0012c192"/>
    </style:style>
    <style:style style:name="T128" style:family="text">
      <style:text-properties officeooo:rsid="0014636c"/>
    </style:style>
    <style:style style:name="T129" style:family="text">
      <style:text-properties officeooo:rsid="00164358"/>
    </style:style>
    <style:style style:name="T130" style:family="text">
      <style:text-properties style:font-name="Courier New1" officeooo:rsid="00164358"/>
    </style:style>
    <style:style style:name="T131" style:family="text">
      <style:text-properties officeooo:rsid="00173cbf"/>
    </style:style>
    <style:style style:name="T132" style:family="text">
      <style:text-properties officeooo:rsid="0017ffa9"/>
    </style:style>
    <style:style style:name="T133" style:family="text">
      <style:text-properties officeooo:rsid="0018e7b8"/>
    </style:style>
    <style:style style:name="T134" style:family="text">
      <style:text-properties officeooo:rsid="001f41c7"/>
    </style:style>
    <style:style style:name="T135" style:family="text">
      <style:text-properties officeooo:rsid="0022e408"/>
    </style:style>
    <style:style style:name="T136" style:family="text">
      <style:text-properties officeooo:rsid="002585bd"/>
    </style:style>
    <style:style style:name="T137" style:family="text">
      <style:text-properties officeooo:rsid="0025c121"/>
    </style:style>
    <style:style style:name="T138" style:family="text">
      <style:text-properties officeooo:rsid="00282cec"/>
    </style:style>
    <style:style style:name="T139" style:family="text">
      <style:text-properties officeooo:rsid="0029f6a9"/>
    </style:style>
    <style:style style:name="T140" style:family="text">
      <style:text-properties officeooo:rsid="002a1e06"/>
    </style:style>
    <style:style style:name="T141" style:family="text">
      <style:text-properties officeooo:rsid="002a7c96"/>
    </style:style>
    <style:style style:name="T142" style:family="text">
      <style:text-properties officeooo:rsid="002b0695"/>
    </style:style>
    <style:style style:name="T143" style:family="text">
      <style:text-properties style:text-position="super 58%" officeooo:rsid="002b0695"/>
    </style:style>
    <style:style style:name="T144" style:family="text">
      <style:text-properties officeooo:rsid="002bb08d"/>
    </style:style>
    <style:style style:name="T145" style:family="text">
      <style:text-properties officeooo:rsid="002f2c41"/>
    </style:style>
    <style:style style:name="T146" style:family="text">
      <style:text-properties officeooo:rsid="00319966"/>
    </style:style>
    <style:style style:name="T147" style:family="text">
      <style:text-properties officeooo:rsid="00348db2"/>
    </style:style>
    <style:style style:name="T148" style:family="text">
      <style:text-properties officeooo:rsid="0034bd23"/>
    </style:style>
    <style:style style:name="T149" style:family="text">
      <style:text-properties officeooo:rsid="0034d516"/>
    </style:style>
    <style:style style:name="T150" style:family="text">
      <style:text-properties officeooo:rsid="0035a6ce"/>
    </style:style>
    <style:style style:name="T151" style:family="text">
      <style:text-properties officeooo:rsid="00384d56"/>
    </style:style>
    <style:style style:name="T152" style:family="text">
      <style:text-properties officeooo:rsid="00391d5e"/>
    </style:style>
    <style:style style:name="T153" style:family="text">
      <style:text-properties officeooo:rsid="003a28ca"/>
    </style:style>
    <style:style style:name="T154" style:family="text">
      <style:text-properties officeooo:rsid="003b836b"/>
    </style:style>
    <style:style style:name="T155" style:family="text">
      <style:text-properties officeooo:rsid="00420442"/>
    </style:style>
    <style:style style:name="T156" style:family="text">
      <style:text-properties officeooo:rsid="00425b13"/>
    </style:style>
    <style:style style:name="T157" style:family="text">
      <style:text-properties officeooo:rsid="0044b6b6"/>
    </style:style>
    <style:style style:name="T158" style:family="text">
      <style:text-properties officeooo:rsid="004575b5"/>
    </style:style>
    <style:style style:name="T159" style:family="text">
      <style:text-properties officeooo:rsid="00472851"/>
    </style:style>
    <style:style style:name="T160" style:family="text">
      <style:text-properties officeooo:rsid="0048e2a6"/>
    </style:style>
    <style:style style:name="T161" style:family="text">
      <style:text-properties officeooo:rsid="004ad1c2"/>
    </style:style>
    <style:style style:name="T162" style:family="text">
      <style:text-properties officeooo:rsid="004b48f7"/>
    </style:style>
    <style:style style:name="T163" style:family="text">
      <style:text-properties officeooo:rsid="004c662c"/>
    </style:style>
    <style:style style:name="T164" style:family="text">
      <style:text-properties officeooo:rsid="004e0c60"/>
    </style:style>
    <style:style style:name="T165" style:family="text">
      <style:text-properties officeooo:rsid="004ff291"/>
    </style:style>
    <style:style style:name="T166" style:family="text">
      <style:text-properties officeooo:rsid="005079bf"/>
    </style:style>
    <style:style style:name="T167" style:family="text">
      <style:text-properties officeooo:rsid="00514c9c"/>
    </style:style>
    <style:style style:name="T168" style:family="text">
      <style:text-properties officeooo:rsid="00564304"/>
    </style:style>
    <style:style style:name="T169" style:family="text">
      <style:text-properties officeooo:rsid="0056838a"/>
    </style:style>
    <style:style style:name="T170" style:family="text">
      <style:text-properties officeooo:rsid="005801d3"/>
    </style:style>
    <style:style style:name="T171" style:family="text">
      <style:text-properties officeooo:rsid="0058af47"/>
    </style:style>
    <style:style style:name="T172" style:family="text">
      <style:text-properties officeooo:rsid="005a2b61"/>
    </style:style>
    <style:style style:name="T173" style:family="text">
      <style:text-properties officeooo:rsid="005bf72b"/>
    </style:style>
    <style:style style:name="T174" style:family="text">
      <style:text-properties officeooo:rsid="006136db"/>
    </style:style>
    <style:style style:name="T175" style:family="text">
      <style:text-properties officeooo:rsid="006363d2"/>
    </style:style>
    <style:style style:name="T176" style:family="text">
      <style:text-properties officeooo:rsid="0063abdc"/>
    </style:style>
    <style:style style:name="T177" style:family="text">
      <style:text-properties officeooo:rsid="00651963"/>
    </style:style>
    <style:style style:name="T178" style:family="text">
      <style:text-properties officeooo:rsid="0067d1b9"/>
    </style:style>
    <style:style style:name="T179" style:family="text">
      <style:text-properties officeooo:rsid="006d3e70"/>
    </style:style>
    <style:style style:name="T180" style:family="text">
      <style:text-properties fo:language="fr" fo:country="FR" officeooo:rsid="006d3e70"/>
    </style:style>
    <style:style style:name="T181" style:family="text">
      <style:text-properties fo:language="fr" fo:country="FR" officeooo:rsid="006e5942"/>
    </style:style>
    <style:style style:name="T182" style:family="text">
      <style:text-properties fo:language="fr" fo:country="FR" officeooo:rsid="0070f8e7"/>
    </style:style>
    <style:style style:name="T183" style:family="text">
      <style:text-properties officeooo:rsid="0074b2e6"/>
    </style:style>
    <style:style style:name="T184" style:family="text">
      <style:text-properties officeooo:rsid="00765e0a"/>
    </style:style>
    <style:style style:name="T185" style:family="text">
      <style:text-properties officeooo:rsid="0076e5be"/>
    </style:style>
    <style:style style:name="T186" style:family="text">
      <style:text-properties officeooo:rsid="007824d1"/>
    </style:style>
    <style:style style:name="T187" style:family="text">
      <style:text-properties officeooo:rsid="00795b20"/>
    </style:style>
    <style:style style:name="T188" style:family="text">
      <style:text-properties officeooo:rsid="007b1061"/>
    </style:style>
    <style:style style:name="T189" style:family="text">
      <style:text-properties officeooo:rsid="007bb5ed"/>
    </style:style>
    <style:style style:name="T190" style:family="text">
      <style:text-properties officeooo:rsid="007bf1cd"/>
    </style:style>
    <style:style style:name="T191" style:family="text">
      <style:text-properties officeooo:rsid="007c4f1c"/>
    </style:style>
    <style:style style:name="T192" style:family="text">
      <style:text-properties officeooo:rsid="007d05a6"/>
    </style:style>
    <style:style style:name="T193" style:family="text">
      <style:text-properties officeooo:rsid="0080bfe6"/>
    </style:style>
    <style:style style:name="T194" style:family="text">
      <style:text-properties officeooo:rsid="00810737"/>
    </style:style>
    <style:style style:name="T195" style:family="text">
      <style:text-properties officeooo:rsid="0087d5c7"/>
    </style:style>
    <style:style style:name="T196" style:family="text">
      <style:text-properties officeooo:rsid="008a9063"/>
    </style:style>
    <style:style style:name="T197" style:family="text">
      <style:text-properties officeooo:rsid="008b09fa"/>
    </style:style>
    <style:style style:name="T198" style:family="text">
      <style:text-properties officeooo:rsid="008bbc1d"/>
    </style:style>
    <style:style style:name="T199" style:family="text">
      <style:text-properties officeooo:rsid="008bc436"/>
    </style:style>
    <style:style style:name="T200" style:family="text">
      <style:text-properties officeooo:rsid="008d71e8"/>
    </style:style>
    <style:style style:name="T201" style:family="text">
      <style:text-properties officeooo:rsid="008d8204"/>
    </style:style>
    <style:style style:name="T202" style:family="text">
      <style:text-properties officeooo:rsid="008e5da8"/>
    </style:style>
    <style:style style:name="T203" style:family="text">
      <style:text-properties officeooo:rsid="0090203e"/>
    </style:style>
    <style:style style:name="T204" style:family="text">
      <style:text-properties officeooo:rsid="0095a2b2"/>
    </style:style>
    <style:style style:name="T205" style:family="text">
      <style:text-properties officeooo:rsid="009617c7"/>
    </style:style>
    <style:style style:name="T206" style:family="text">
      <style:text-properties officeooo:rsid="0097f209"/>
    </style:style>
    <style:style style:name="T207" style:family="text">
      <style:text-properties officeooo:rsid="00984787"/>
    </style:style>
    <style:style style:name="T208" style:family="text">
      <style:text-properties officeooo:rsid="0098dd80"/>
    </style:style>
    <style:style style:name="T209" style:family="text">
      <style:text-properties officeooo:rsid="00997068"/>
    </style:style>
    <style:style style:name="T210" style:family="text">
      <style:text-properties officeooo:rsid="0099a244"/>
    </style:style>
    <style:style style:name="T211" style:family="text">
      <style:text-properties officeooo:rsid="009e9501"/>
    </style:style>
    <style:style style:name="T212" style:family="text">
      <style:text-properties officeooo:rsid="00a0026e"/>
    </style:style>
    <style:style style:name="T213" style:family="text">
      <style:text-properties officeooo:rsid="00a0e0ee"/>
    </style:style>
    <style:style style:name="T214" style:family="text">
      <style:text-properties officeooo:rsid="00a3731c"/>
    </style:style>
    <style:style style:name="T215" style:family="text">
      <style:text-properties officeooo:rsid="00a41d57"/>
    </style:style>
    <style:style style:name="T216" style:family="text">
      <style:text-properties officeooo:rsid="00a5d3b5"/>
    </style:style>
    <style:style style:name="T217" style:family="text">
      <style:text-properties officeooo:rsid="00a79ba8"/>
    </style:style>
    <style:style style:name="T218" style:family="text">
      <style:text-properties officeooo:rsid="00a95a1c"/>
    </style:style>
    <style:style style:name="T219" style:family="text">
      <style:text-properties officeooo:rsid="00aaaef8"/>
    </style:style>
    <style:style style:name="T220" style:family="text">
      <style:text-properties officeooo:rsid="00ab59a4"/>
    </style:style>
    <style:style style:name="T221" style:family="text">
      <style:text-properties officeooo:rsid="00ace47c"/>
    </style:style>
    <style:style style:name="T222" style:family="text">
      <style:text-properties officeooo:rsid="00b06cef"/>
    </style:style>
    <style:style style:name="T223" style:family="text">
      <style:text-properties officeooo:rsid="00b3293a"/>
    </style:style>
    <style:style style:name="T224" style:family="text">
      <style:text-properties officeooo:rsid="00b4daa9"/>
    </style:style>
    <style:style style:name="T225" style:family="text">
      <style:text-properties officeooo:rsid="00bb1706"/>
    </style:style>
    <style:style style:name="T226" style:family="text">
      <style:text-properties officeooo:rsid="00bd0fa7"/>
    </style:style>
    <style:style style:name="T227" style:family="text">
      <style:text-properties officeooo:rsid="00c2412c"/>
    </style:style>
    <style:style style:name="T228" style:family="text">
      <style:text-properties officeooo:rsid="00c4116d"/>
    </style:style>
    <style:style style:name="T229" style:family="text">
      <style:text-properties officeooo:rsid="00c4ecf8"/>
    </style:style>
    <style:style style:name="T230" style:family="text">
      <style:text-properties officeooo:rsid="00c62824"/>
    </style:style>
    <style:style style:name="T231" style:family="text">
      <style:text-properties officeooo:rsid="00c6db05"/>
    </style:style>
    <style:style style:name="T232" style:family="text">
      <style:text-properties officeooo:rsid="00c872c4"/>
    </style:style>
    <style:style style:name="T233" style:family="text">
      <style:text-properties officeooo:rsid="00c9e47c"/>
    </style:style>
    <style:style style:name="T234" style:family="text">
      <style:text-properties officeooo:rsid="00ca1da7"/>
    </style:style>
    <style:style style:name="T235" style:family="text">
      <style:text-properties officeooo:rsid="00cdcecd"/>
    </style:style>
    <style:style style:name="T236" style:family="text">
      <style:text-properties officeooo:rsid="00ce7888"/>
    </style:style>
    <style:style style:name="T237" style:family="text">
      <style:text-properties officeooo:rsid="00cff621"/>
    </style:style>
    <style:style style:name="T238" style:family="text">
      <style:text-properties officeooo:rsid="00d0c1e6"/>
    </style:style>
    <style:style style:name="T239" style:family="text">
      <style:text-properties officeooo:rsid="00d14971"/>
    </style:style>
    <style:style style:name="T240" style:family="text">
      <style:text-properties officeooo:rsid="00d50cd5"/>
    </style:style>
    <style:style style:name="T241" style:family="text">
      <style:text-properties officeooo:rsid="00d66f50"/>
    </style:style>
    <style:style style:name="T242" style:family="text">
      <style:text-properties officeooo:rsid="00d77273"/>
    </style:style>
    <style:style style:name="T243" style:family="text">
      <style:text-properties officeooo:rsid="00d82728"/>
    </style:style>
    <style:style style:name="T244" style:family="text">
      <style:text-properties officeooo:rsid="00d9ac6b"/>
    </style:style>
    <style:style style:name="T245" style:family="text">
      <style:text-properties officeooo:rsid="00dc95b0"/>
    </style:style>
    <style:style style:name="T246" style:family="text">
      <style:text-properties officeooo:rsid="00e45c7d"/>
    </style:style>
    <style:style style:name="T247" style:family="text">
      <style:text-properties officeooo:rsid="00e53f5c"/>
    </style:style>
    <style:style style:name="T248" style:family="text">
      <style:text-properties officeooo:rsid="00e6b439"/>
    </style:style>
    <style:style style:name="T249" style:family="text">
      <style:text-properties officeooo:rsid="00e86396"/>
    </style:style>
    <style:style style:name="T250" style:family="text">
      <style:text-properties officeooo:rsid="00e95857"/>
    </style:style>
    <style:style style:name="T251" style:family="text">
      <style:text-properties officeooo:rsid="00eab9e4"/>
    </style:style>
    <style:style style:name="T252" style:family="text">
      <style:text-properties officeooo:rsid="00ecead1"/>
    </style:style>
    <style:style style:name="T253" style:family="text">
      <style:text-properties officeooo:rsid="00ef15c6"/>
    </style:style>
    <style:style style:name="T254" style:family="text">
      <style:text-properties officeooo:rsid="00f04235"/>
    </style:style>
    <style:style style:name="T255" style:family="text">
      <style:text-properties officeooo:rsid="00f1f85e"/>
    </style:style>
    <style:style style:name="T256" style:family="text">
      <style:text-properties officeooo:rsid="00f65443"/>
    </style:style>
    <style:style style:name="T257" style:family="text">
      <style:text-properties officeooo:rsid="00f79ea2"/>
    </style:style>
    <style:style style:name="T258" style:family="text">
      <style:text-properties officeooo:rsid="00f904e5"/>
    </style:style>
    <style:style style:name="T259" style:family="text">
      <style:text-properties officeooo:rsid="00fb313c"/>
    </style:style>
    <style:style style:name="T260" style:family="text">
      <style:text-properties officeooo:rsid="00fcbe0e"/>
    </style:style>
    <style:style style:name="T261" style:family="text">
      <style:text-properties officeooo:rsid="00fd356b"/>
    </style:style>
    <style:style style:name="T262" style:family="text">
      <style:text-properties officeooo:rsid="00fdc12c"/>
    </style:style>
    <style:style style:name="T263" style:family="text">
      <style:text-properties officeooo:rsid="00fe0e34"/>
    </style:style>
    <style:style style:name="T264" style:family="text">
      <style:text-properties officeooo:rsid="00fe7532"/>
    </style:style>
    <style:style style:name="T265" style:family="text">
      <style:text-properties officeooo:rsid="01004c4e"/>
    </style:style>
    <style:style style:name="T266" style:family="text">
      <style:text-properties officeooo:rsid="0100b434"/>
    </style:style>
    <style:style style:name="T267" style:family="text">
      <style:text-properties officeooo:rsid="010189d1"/>
    </style:style>
    <style:style style:name="T268" style:family="text">
      <style:text-properties officeooo:rsid="0102c964"/>
    </style:style>
    <style:style style:name="T269" style:family="text">
      <style:text-properties officeooo:rsid="00e5aa25"/>
    </style:style>
    <style:style style:name="T270" style:family="text">
      <style:text-properties officeooo:rsid="00e869e5"/>
    </style:style>
    <style:style style:name="T271" style:family="text">
      <style:text-properties officeooo:rsid="0105594d"/>
    </style:style>
    <style:style style:name="T272" style:family="text">
      <style:text-properties officeooo:rsid="00eb673f"/>
    </style:style>
    <style:style style:name="T273" style:family="text">
      <style:text-properties officeooo:rsid="010b0f6f"/>
    </style:style>
    <style:style style:name="T274" style:family="text">
      <style:text-properties officeooo:rsid="010ba470"/>
    </style:style>
    <style:style style:name="T275" style:family="text">
      <style:text-properties officeooo:rsid="010c7866"/>
    </style:style>
    <style:style style:name="T276" style:family="text">
      <style:text-properties officeooo:rsid="010e0f90"/>
    </style:style>
    <style:style style:name="T277" style:family="text">
      <style:text-properties officeooo:rsid="010fbec9"/>
    </style:style>
    <style:style style:name="T278" style:family="text">
      <style:text-properties officeooo:rsid="011080db"/>
    </style:style>
    <style:style style:name="T279" style:family="text">
      <style:text-properties officeooo:rsid="0113decb"/>
    </style:style>
    <style:style style:name="T280" style:family="text">
      <style:text-properties officeooo:rsid="0114f1be"/>
    </style:style>
    <style:style style:name="T281" style:family="text">
      <style:text-properties officeooo:rsid="011776e6"/>
    </style:style>
    <style:style style:name="T282" style:family="text">
      <style:text-properties officeooo:rsid="011934e2"/>
    </style:style>
    <style:style style:name="T283" style:family="text">
      <style:text-properties officeooo:rsid="011a62f7"/>
    </style:style>
    <style:style style:name="T284" style:family="text">
      <style:text-properties officeooo:rsid="011c4d1a"/>
    </style:style>
    <style:style style:name="T285" style:family="text">
      <style:text-properties officeooo:rsid="011c51f9"/>
    </style:style>
    <style:style style:name="T286" style:family="text">
      <style:text-properties officeooo:rsid="011e1eb5"/>
    </style:style>
    <style:style style:name="T287" style:family="text">
      <style:text-properties officeooo:rsid="011fdd53"/>
    </style:style>
    <style:style style:name="T288" style:family="text">
      <style:text-properties officeooo:rsid="01217d7e"/>
    </style:style>
    <style:style style:name="T289" style:family="text">
      <style:text-properties officeooo:rsid="01239f4e"/>
    </style:style>
    <style:style style:name="T290" style:family="text">
      <style:text-properties officeooo:rsid="0123c44f"/>
    </style:style>
    <style:style style:name="T291" style:family="text">
      <style:text-properties officeooo:rsid="0128e619"/>
    </style:style>
    <style:style style:name="T292" style:family="text">
      <style:text-properties officeooo:rsid="012b85ec"/>
    </style:style>
    <style:style style:name="T293" style:family="text">
      <style:text-properties officeooo:rsid="012db893"/>
    </style:style>
    <style:style style:name="T294" style:family="text">
      <style:text-properties officeooo:rsid="0131863c"/>
    </style:style>
    <style:style style:name="T295" style:family="text">
      <style:text-properties fo:color="#000000" officeooo:rsid="010b0f6f"/>
    </style:style>
    <style:style style:name="T296" style:family="text">
      <style:text-properties fo:color="#000000" officeooo:rsid="0128e619"/>
    </style:style>
    <style:style style:name="T297" style:family="text">
      <style:text-properties officeooo:rsid="0133491d"/>
    </style:style>
    <style:style style:name="T298" style:family="text">
      <style:text-properties officeooo:rsid="0134f1ec"/>
    </style:style>
    <style:style style:name="T299" style:family="text">
      <style:text-properties officeooo:rsid="013a6982"/>
    </style:style>
    <style:style style:name="T300" style:family="text">
      <style:text-properties officeooo:rsid="013bf54b"/>
    </style:style>
    <style:style style:name="T301" style:family="text">
      <style:text-properties officeooo:rsid="013db45e"/>
    </style:style>
    <style:style style:name="T302" style:family="text">
      <style:text-properties officeooo:rsid="013e3b23"/>
    </style:style>
    <style:style style:name="T303" style:family="text">
      <style:text-properties officeooo:rsid="013e7205"/>
    </style:style>
    <style:style style:name="T304" style:family="text">
      <style:text-properties officeooo:rsid="013f35ac"/>
    </style:style>
    <style:style style:name="T305" style:family="text">
      <style:text-properties officeooo:rsid="01400633"/>
    </style:style>
    <style:style style:name="T306" style:family="text">
      <style:text-properties officeooo:rsid="014192f6"/>
    </style:style>
    <style:style style:name="T307" style:family="text">
      <style:text-properties officeooo:rsid="01433b74"/>
    </style:style>
    <style:style style:name="T308" style:family="text">
      <style:text-properties officeooo:rsid="01434055"/>
    </style:style>
    <style:style style:name="T309" style:family="text">
      <style:text-properties officeooo:rsid="0143547f"/>
    </style:style>
    <style:style style:name="T310" style:family="text">
      <style:text-properties officeooo:rsid="0144ef88"/>
    </style:style>
    <style:style style:name="T311" style:family="text">
      <style:text-properties officeooo:rsid="0146508c"/>
    </style:style>
    <style:style style:name="T312" style:family="text">
      <style:text-properties officeooo:rsid="01473742"/>
    </style:style>
    <style:style style:name="T313" style:family="text">
      <style:text-properties officeooo:rsid="014794c4"/>
    </style:style>
    <style:style style:name="T314" style:family="text">
      <style:text-properties officeooo:rsid="014e331d"/>
    </style:style>
    <style:style style:name="T315" style:family="text">
      <style:text-properties officeooo:rsid="014fe021"/>
    </style:style>
    <style:style style:name="T316" style:family="text">
      <style:text-properties officeooo:rsid="0151d26b"/>
    </style:style>
    <style:style style:name="T317" style:family="text">
      <style:text-properties officeooo:rsid="01520192"/>
    </style:style>
    <style:style style:name="T318" style:family="text">
      <style:text-properties officeooo:rsid="015454ee"/>
    </style:style>
    <style:style style:name="T319" style:family="text">
      <style:text-properties officeooo:rsid="0155f73d"/>
    </style:style>
    <style:style style:name="T320" style:family="text">
      <style:text-properties officeooo:rsid="015b4a56"/>
    </style:style>
    <style:style style:name="T321" style:family="text">
      <style:text-properties officeooo:rsid="015ea468"/>
    </style:style>
    <style:style style:name="T322" style:family="text">
      <style:text-properties officeooo:rsid="01608b66"/>
    </style:style>
    <style:style style:name="T323" style:family="text">
      <style:text-properties officeooo:rsid="01619a31"/>
    </style:style>
    <style:style style:name="T324" style:family="text">
      <style:text-properties officeooo:rsid="0161f49b"/>
    </style:style>
    <style:style style:name="T325" style:family="text">
      <style:text-properties officeooo:rsid="01626485"/>
    </style:style>
    <style:style style:name="T326" style:family="text">
      <style:text-properties officeooo:rsid="0163a70a"/>
    </style:style>
    <style:style style:name="T327" style:family="text">
      <style:text-properties officeooo:rsid="01652cba"/>
    </style:style>
    <style:style style:name="T328" style:family="text">
      <style:text-properties officeooo:rsid="0166fe52"/>
    </style:style>
    <style:style style:name="T329" style:family="text">
      <style:text-properties officeooo:rsid="016873a5"/>
    </style:style>
    <style:style style:name="T330" style:family="text">
      <style:text-properties officeooo:rsid="016a4b32"/>
    </style:style>
    <style:style style:name="T331" style:family="text">
      <style:text-properties officeooo:rsid="016c20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70586708933809403" text:style-name="Outline">
        <text:list-item>
          <text:h text:style-name="P402"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97">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8746071"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1"><text:a xlink:type="simple" xlink:href="http://www.jppf.org/api-5/index.html?org/jppf/node/protocol/Task.html"><text:span text:style-name="T155">Task</text:span></text:a> is the base <text:span text:style-name="T155">interface</text:span> for any task that is run by JPPF. We will see in the next sections that other forms of tasks, that do not inherit from Task, are still wrapped by the framework in a<text:span text:style-name="T155">n</text:span> <text:span text:style-name="T155">implemntation</text:span> of <text:a xlink:type="simple" xlink:href="http://www.jppf.org/api-5/index.html?org/jppf/node/protocol/Task.html"><text:span text:style-name="T155">Task</text:span></text:a>.</text:p>
      <text:p text:style-name="Standard"/>
      <text:p text:style-name="Standard">JPPFTask is defined as follows:</text:p>
      <text:p text:style-name="Standard"/>
      <text:p text:style-name="Code_20_block">publi<text:span text:style-name="T155">c </text:span><text:span text:style-name="T32">interface </text:span><text:span text:style-name="T17">Task&lt;T&gt;</text:span><text:span text:style-name="T160"> </text:span><text:span text:style-name="T155">extends</text:span> <text:span text:style-name="T31">Runnable, Serializable</text:span><text:span text:style-name="T30"> </text:span>{</text:p>
      <text:p text:style-name="Code_20_block"><text:s text:c="2"/>...</text:p>
      <text:p text:style-name="Code_20_block">}</text:p>
      <text:p text:style-name="Standard"/>
      <text:p text:style-name="Standard">We have outlined three important keywords that characterize JPPFTask:</text:p>
      <text:p text:style-name="Standard"/>
      <text:list xml:id="list7906373424977367089" text:style-name="List_20_1">
        <text:list-item>
          <text:p text:style-name="P377"><text:span text:style-name="T156">interface</text:span>: Task cannot be used directly, it must be <text:span text:style-name="T156">implemented/</text:span>extended to construct a real task</text:p>
        </text:list-item>
        <text:list-item>
          <text:p text:style-name="P377">Runnable: when writing a JPPF task, the run() method of <text:span text:style-name="Code_20_char">java.lang.Runnable</text:span> must be implemented. This is the part of a task that will be executed on a remote node.</text:p>
        </text:list-item>
        <text:list-item>
          <text:p text:style-name="P377">Serializable: tasks are sent to servers and nodes over a network. JPPF uses the Java serialization mechanism to transform task objects into a form appropriate for networking</text:p>
        </text:list-item>
      </text:list>
      <text:p text:style-name="Standard"/>
      <text:p text:style-name="P61"><text:span text:style-name="T156">The JPPF API provides a convenient abstract implementation of </text:span><text:span text:style-name="Code_20_char"><text:span text:style-name="T156">Task</text:span></text:span><text:span text:style-name="T156">, which implements all the methods of </text:span><text:span text:style-name="Code_20_char"><text:span text:style-name="T156">Task</text:span></text:span><text:span text:style-name="T156"> except </text:span><text:span text:style-name="Code_20_char"><text:span text:style-name="T156">run()</text:span></text:span><text:span text:style-name="T156">: t</text:span>o write a real task in your application, you simply extend <text:a xlink:type="simple" xlink:href="http://www.jppf.org/api-5/index.html?org/jppf/node/protocol/AbstractTask.html"><text:span text:style-name="T156">Abstract</text:span></text:a><text:a xlink:type="simple" xlink:href="http://lwww.jppf.org/api/index.html?org/jppf/node/protocol/AbstractTask.html">Task</text:a> to implement your own type:</text:p>
      <text:p text:style-name="Standard"/>
      <text:p text:style-name="P256">public class MyTask extends <text:span text:style-name="T156">Abstract</text:span>Task<text:span text:style-name="T156">&lt;Object&gt;</text:span> {</text:p>
      <text:p text:style-name="Code_20_block"><text:s text:c="2"/><text:span text:style-name="T156">@Override</text:span></text:p>
      <text:p text:style-name="Code_20_block"><text:s text:c="2"/>public void run() {</text:p>
      <text:p text:style-name="Code_20_block"><text:s text:c="4"/><text:span text:style-name="T3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2"><text:span text:style-name="T160">If you are familiar with the JPPF 3.x APIs, please note that the legacy class </text:span><text:a xlink:type="simple" xlink:href="http://www.jppf.org/api-5/index.html?org/jppf/server/protocol/JPPFTask.html"><text:span text:style-name="T160">JPPFTask</text:span></text:a><text:span text:style-name="T160"> is now redefined as:</text:span></text:p>
      <text:p text:style-name="P63"/>
      <text:p text:style-name="P257">public class <text:span text:style-name="T160">JPPF</text:span>Task extends <text:span text:style-name="T156">Abstract</text:span>Task<text:span text:style-name="T156">&lt;Object&gt;</text:span> {</text:p>
      <text:p text:style-name="P257">}</text:p>
      <text:list xml:id="list28740795" text:continue-list="list28746071"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8742100" text:continue-list="list7906373424977367089" text:style-name="List_20_1">
        <text:list-item>
          <text:p text:style-name="P377"><text:span text:style-name="Code_20_char">public void setResult(Object result)</text:span> : <text:s/>stores the execution result; the argument must be serializable</text:p>
        </text:list-item>
        <text:list-item>
          <text:p text:style-name="P377"><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6">Abstract</text:span>Task<text:span text:style-name="T156">&lt;String&gt;</text:span> {</text:p>
      <text:p text:style-name="Code_20_block"><text:s text:c="2"/>public void run() {</text:p>
      <text:p text:style-name="Code_20_block"><text:s text:c="4"/><text:span text:style-name="T33">// ... some code here ...</text:span></text:p>
      <text:p text:style-name="Code_20_block"><text:s text:c="4"/><text:span text:style-name="T15">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368">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8755115" text:continue-numbering="true" text:style-name="List_20_1">
        <text:list-item>
          <text:p text:style-name="P377">using custom attributes in the task class and their accessors</text:p>
        </text:list-item>
        <text:list-item>
          <text:p text:style-name="P377">storing and getting data to/from a database</text:p>
        </text:list-item>
        <text:list-item>
          <text:p text:style-name="P377">using a file system</text:p>
        </text:list-item>
        <text:list-item>
          <text:p text:style-name="P377">using third-party applications or libraries</text:p>
        </text:list-item>
        <text:list-item>
          <text:p text:style-name="P377">etc ...</text:p>
        </text:list-item>
      </text:list>
      <text:list xml:id="list28761591" text:continue-list="list28740795"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8759063" text:continue-list="list28755115" text:style-name="List_20_1">
        <text:list-item>
          <text:p text:style-name="P378"><text:span text:style-name="Code_20_char">public void set</text:span><text:span text:style-name="Code_20_char"><text:span text:style-name="T136">Throwable</text:span></text:span><text:span text:style-name="Code_20_char">(</text:span><text:span text:style-name="Code_20_char"><text:span text:style-name="T136">Throwable t</text:span></text:span><text:span text:style-name="Code_20_char">)</text:span> : store a <text:span text:style-name="T137">throwable</text:span> for later retrieval</text:p>
        </text:list-item>
        <text:list-item>
          <text:p text:style-name="P378"><text:span text:style-name="Code_20_char">public </text:span><text:span text:style-name="Code_20_char"><text:span text:style-name="T136">Throwable</text:span></text:span><text:span text:style-name="Code_20_char"> get</text:span><text:span text:style-name="Code_20_char"><text:span text:style-name="T136">Throwable</text:span></text:span><text:span text:style-name="Code_20_char">()</text:span> : retrieve a <text:span text:style-name="T136">th</text:span><text:span text:style-name="T137">r</text:span><text:span text:style-name="T136">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57">Abstract</text:span>Task<text:span text:style-name="T157">&lt;String&gt;</text:span> {</text:p>
      <text:p text:style-name="Code_20_block"><text:s text:c="2"/>public void run() {</text:p>
      <text:p text:style-name="Code_20_block"><text:s text:c="4"/>try {</text:p>
      <text:p text:style-name="Code_20_block"><text:s text:c="6"/><text:span text:style-name="T33">// ... some code here ...</text:span></text:p>
      <text:p text:style-name="Code_20_block"><text:s text:c="4"/><text:span text:style-name="T104">} </text:span>catch(Exception e) {</text:p>
      <text:p text:style-name="Code_20_block"><text:s text:c="6"/>set<text:span text:style-name="T136">Throwable</text:span>(e);</text:p>
      <text:p text:style-name="Code_20_block"><text:s text:c="4"/>}</text:p>
      <text:p text:style-name="Code_20_block"><text:s text:c="2"/>}</text:p>
      <text:p text:style-name="Code_20_block">}</text:p>
      <text:p text:style-name="Standard"/>
      <text:p text:style-name="Standard">Later on, you can retrieve the <text:span text:style-name="T136">throwable</text:span> as follows:</text:p>
      <text:p text:style-name="Standard"/>
      <text:p text:style-name="P239"><text:span text:style-name="T136">Throwable</text:span> <text:span text:style-name="T136">throwable</text:span> = myTask.get<text:span text:style-name="T136">Throwable</text:span>();</text:p>
      <text:p text:style-name="Standard"/>
      <text:p text:style-name="P1">JPPF also automatically handles uncaught <text:span text:style-name="T136">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36">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0">&lt;?&gt;</text:span> task = ...;</text:p>
      <text:p text:style-name="Code_20_block">try <text:s/>{</text:p>
      <text:p text:style-name="Code_20_block"><text:s text:c="2"/>task.run();</text:p>
      <text:p text:style-name="Code_20_block">} catch(Throwable t) {</text:p>
      <text:p text:style-name="P239"><text:s text:c="2"/>task.set<text:span text:style-name="T136">Throwable</text:span>(t);</text:p>
      <text:p text:style-name="Code_20_block">}</text:p>
      <text:p text:style-name="Standard"/>
      <text:p text:style-name="Standard">Then in the application, you can retrieve the throwable as follows:</text:p>
      <text:p text:style-name="Standard"/>
      <text:p text:style-name="Code_20_block">Task<text:span text:style-name="T160">&lt;?&gt;</text:span> task = ...;</text:p>
      <text:p text:style-name="P239">if (task.get<text:span text:style-name="T136">Throwable</text:span>() != null) {</text:p>
      <text:p text:style-name="P239"><text:s text:c="2"/>Throwable <text:span text:style-name="T136">t</text:span> = <text:span text:style-name="T136">task.getThrowable()</text:span>;</text:p>
      <text:p text:style-name="Code_20_block"><text:s text:c="2"/><text:span text:style-name="T136">t.printtStackTrace();</text:span></text:p>
      <text:p text:style-name="Code_20_block">}</text:p>
      <text:p text:style-name="Standard"/>
      <text:list xml:id="list28763486" text:continue-list="list28761591" text:style-name="Outline">
        <text:list-item>
          <text:list>
            <text:list-item>
              <text:list>
                <text:list-item>
                  <text:list>
                    <text:list-item>
                      <text:h text:style-name="P441"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8764546" text:continue-list="list28759063" text:style-name="List_20_1">
        <text:list-item>
          <text:p text:style-name="P382">task cancel<text:span text:style-name="T123">lation</text:span>: <text:span text:style-name="T121">this cannot be invoked directly on a task, but is rather invoked as part of cancelling a whole job. If a task is cancelled before its execution starts, then it will never start.</text:span></text:p>
        </text:list-item>
        <text:list-item>
          <text:p text:style-name="P382">task timeout: <text:span text:style-name="T121">the timeout countdown starts with the task's execution. If a timeout expires before the task starts executing, then </text:span><text:span text:style-name="T122">the task</text:span><text:span text:style-name="T121"> will not time out.</text:span></text:p>
        </text:list-item>
      </text:list>
      <text:p text:style-name="Standard"/>
      <text:p text:style-name="P2">In <text:span text:style-name="T121">all</text:span> case<text:span text:style-name="T121">s</text:span>, if a task has already completed its execution, it cannot be cancel<text:span text:style-name="T122">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58">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59">Abstract</text:span>Task<text:span text:style-name="T159">&lt;Object&gt;</text:span> {</text:p>
      <text:p text:style-name="Code_20_block"><text:s text:c="2"/>public MyTask(String taskId) {</text:p>
      <text:p text:style-name="Code_20_block"><text:s text:c="4"/>this.setId(taskId); <text:span text:style-name="T33">//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33">//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33">//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33">//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JPPFSchedule</text:a> object, which is an immutable object that proposes two constructors:</text:p>
      <text:p text:style-name="Standard"/>
      <text:p text:style-name="P198">// schedule after a specified duration in milliseconds</text:p>
      <text:p text:style-name="Code_20_block">public JPPFSchedule(final long duration)</text:p>
      <text:p text:style-name="P198">//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0">extends Runnable, Serializable </text:span>{</text:p>
      <text:p text:style-name="Code_20_block"><text:s text:c="2"/><text:span text:style-name="T33">// get the timeout schedule</text:span></text:p>
      <text:p text:style-name="Code_20_block"><text:s text:c="2"/>public JPPFSchedule getTimeoutSchedule();</text:p>
      <text:p text:style-name="Code_20_block"><text:s text:c="2"/><text:span text:style-name="T33">// set a new timeout schedule</text:span></text:p>
      <text:p text:style-name="Code_20_block"><text:s text:c="2"/>public void setTimeoutSchedule(final JPPFSchedule timeoutSchedule);</text:p>
      <text:p text:style-name="Code_20_block">}</text:p>
      <text:p text:style-name="Standard"/>
      <text:p text:style-name="Standard"/>
      <text:p text:style-name="P367">For example:</text:p>
      <text:p text:style-name="Standard"/>
      <text:p text:style-name="P198">// set the task to expire after 5 seconds</text:p>
      <text:p text:style-name="Code_20_block">myTask.setTimeout(new JPPFSchedule(5000L));</text:p>
      <text:p text:style-name="P198">// set the task to expire on 9/30/2012 at 12:08 pm</text:p>
      <text:p text:style-name="Code_20_block">myTask.setTimeoutSchedule(new JPPFSchedule("09/30/2012 12:08 PM", "MM/dd/yyyy hh:mm a"));</text:p>
      <text:list xml:id="list28752991" text:continue-list="list28763486"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38">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4"> </text:span></text:span><text:a xlink:type="simple" xlink:href="http://www.jppf.org/api-5/org/jppf/node/protocol/Task.html#getThrowable()"><text:span text:style-name="Code_20_char"><text:span text:style-name="T160">Task.getThrowable()</text:span></text:span></text:a><text:span text:style-name="Code_20_char"><text:span text:style-name="T114">.</text:span></text:span></text:p>
      <text:list xml:id="list28758116"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58">public <text:span text:style-name="T161">interface</text:span> Task&lt;<text:span text:style-name="T161">T</text:span>&gt; <text:span text:style-name="T160">extends Runnable, Serializable </text:span>{</text:p>
      <text:p text:style-name="Code_20_block"><text:s text:c="2"/><text:span text:style-name="T33">// is the task executing in a node or in the client?</text:span></text:p>
      <text:p text:style-name="Code_20_block"><text:s text:c="2"/>public boolean isInNode()</text:p>
      <text:p text:style-name="Code_20_block"><text:s text:c="4"/><text:span text:style-name="T3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1">Abstract</text:span>Task<text:span text:style-name="T161">&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33">// if this task is executing in a JPPF node</text:span></text:p>
      <text:p text:style-name="Code_20_block"><text:s text:c="4"/>if (isInNode()) callableResult = compute(new MyNodeCallable());</text:p>
      <text:p text:style-name="Code_20_block"><text:s text:c="4"/><text:span text:style-name="T33">// otherwise if it is executing locally in the JPPF client</text:span></text:p>
      <text:p text:style-name="Code_20_block"><text:s text:c="4"/>else callableResult = compute(new MyClientallable());</text:p>
      <text:p text:style-name="Code_20_block"><text:s text:c="4"/><text:span text:style-name="T33">//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8749627" text:continue-numbering="true" text:style-name="Outline">
        <text:list-item>
          <text:list>
            <text:list-item>
              <text:list>
                <text:list-item>
                  <text:h text:style-name="P418" text:outline-level="3">Sending notifications from a task</text:h>
                </text:list-item>
              </text:list>
            </text:list-item>
          </text:list>
        </text:list-item>
      </text:list>
      <text:p text:style-name="P13"><text:a xlink:type="simple" xlink:href="http://www.jppf.org/api-5/index.html?org/jppf/node/protocol/Task.html"><text:span text:style-name="T155">Task</text:span></text:a><text:span text:style-name="T174"> provides an API which allows tasks to send notifications during their execution:</text:span></text:p>
      <text:p text:style-name="P67"/>
      <text:p text:style-name="P263">public interface Task&lt;T&gt; extends Runnable, Serializable {</text:p>
      <text:p text:style-name="Code_20_block"><text:span text:style-name="T174"><text:s text:c="2"/></text:span><text:span text:style-name="T47">// Causes the task to send a notification to all listeners</text:span></text:p>
      <text:p text:style-name="P263"><text:s text:c="2"/>void fireNotification(Object userObject, boolean sendViaJmx);</text:p>
      <text:p text:style-name="P263">}</text:p>
      <text:p text:style-name="P69"/>
      <text:p text:style-name="P14"><text:span text:style-name="T175">The first parameter </text:span><text:span text:style-name="T3">userObject</text:span><text:span text:style-name="T175"> can be any object provided by the user code. The second parameter </text:span><text:span text:style-name="T3">sendViaJmx</text:span><text:span text:style-name="T175"> specifies whether this notification should also be sent via the node's JPPFNodeTaskMonitorMBean, instead of only to locally registered listeners. If it is </text:span><text:span text:style-name="Code_20_char"><text:span text:style-name="T175">true</text:span></text:span><text:span text:style-name="T175">, it is recommended that </text:span><text:span text:style-name="T3">userObject</text:span><text:span text:style-name="T175"> be </text:span><text:span text:style-name="Code_20_char"><text:span text:style-name="T175">Serializable</text:span></text:span><text:span text:style-name="T175">. We will see in further chapters of this documentation how to register local and JMX-based listeners. Let's see here how these listeners can hand</text:span><text:span text:style-name="T178">l</text:span><text:span text:style-name="T175">e the notifications.</text:span></text:p>
      <text:p text:style-name="P69"/>
      <text:p text:style-name="P69">Here is an example of JMX listener registered with one or more JPPFNodeTaskMonitorMBean instances:</text:p>
      <text:p text:style-name="P69"/>
      <text:p text:style-name="P264">public class MyTaskJmxListener implements NotificationListener {</text:p>
      <text:p text:style-name="P264"><text:s text:c="2"/>@Override</text:p>
      <text:p text:style-name="P265"><text:s text:c="2"/>public synchronized void handleNotification(</text:p>
      <text:p text:style-name="P265"><text:s text:c="4"/>Notification notification, Object handback) {</text:p>
      <text:p text:style-name="Code_20_block"><text:span text:style-name="T175"><text:s text:c="4"/></text:span><text:span text:style-name="T48">// cast to the JPPF notification type</text:span></text:p>
      <text:p text:style-name="P264"><text:s text:c="4"/>TaskExecutionNotification notif = (TaskExecutionNotification) notification;</text:p>
      <text:p text:style-name="P262"><text:span text:style-name="T175"><text:s text:c="4"/></text:span><text:span text:style-name="T48">// get and print the user object</text:span></text:p>
      <text:p text:style-name="P265"><text:s text:c="4"/>Object userObject = notif.getUserData();</text:p>
      <text:p text:style-name="P264"><text:s text:c="4"/>System.out.println("received notification with user object = " + userObject);</text:p>
      <text:p text:style-name="P262"><text:span text:style-name="T175"><text:s text:c="4"/></text:span><text:span text:style-name="T48">// notifications generated by JPPF node always have a <text:s/>TaskExecutionInfo</text:span></text:p>
      <text:p text:style-name="P265"><text:s text:c="4"/>TaskExecutionInfo info = notif.getTaskInformation();</text:p>
      <text:p text:style-name="P264"><text:s text:c="4"/>System.out.println("this notification was sent by "</text:p>
      <text:p text:style-name="P264"><text:s text:c="6"/>+ (info == null ? "the user" : "the JPPF node"));</text:p>
      <text:p text:style-name="P264"><text:s text:c="2"/>}</text:p>
      <text:p text:style-name="P264">}</text:p>
      <text:p text:style-name="P68"/>
      <text:p text:style-name="P66"><text:span text:style-name="T176">A local </text:span><text:a xlink:type="simple" xlink:href="http://www.jppf.org/api-5/index.html?org/jppf/node/event/TaskExecutionListener.html"><text:span text:style-name="T176">TaskExecutionListener</text:span></text:a><text:span text:style-name="T176"> would be like this:</text:span></text:p>
      <text:p text:style-name="P70"/>
      <text:p text:style-name="P266">public class MyTaskLocalListener extends TaskExecutionListener {</text:p>
      <text:p text:style-name="P266"><text:s text:c="2"/>@Override</text:p>
      <text:p text:style-name="Code_20_block"><text:span text:style-name="T176"><text:s text:c="2"/></text:span><text:span text:style-name="T49">// task completion event sent by the node</text:span></text:p>
      <text:p text:style-name="P266"><text:s text:c="2"/>void taskExecuted(TaskExecutionEvent event) {</text:p>
      <text:p text:style-name="P266"><text:s text:c="4"/>TaskExecutionInfo info = event.getTaskInformation();</text:p>
      <text:p text:style-name="P266"><text:s text:c="4"/>System.out.println("received notification with task info = " + info);</text:p>
      <text:p text:style-name="P266"><text:s text:c="2"/>}</text:p>
      <text:p text:style-name="P266"/>
      <text:p text:style-name="P266"><text:s text:c="2"/>@Override</text:p>
      <text:p text:style-name="Code_20_block"><text:span text:style-name="T176"><text:s text:c="2"/></text:span><text:span text:style-name="T49">// task notification event sent by user code</text:span></text:p>
      <text:p text:style-name="P266"><text:s text:c="2"/>void taskNotification(TaskExecutionEvent event) {</text:p>
      <text:p text:style-name="P266"><text:s text:c="4"/>Object userObject = event.getUserObject();</text:p>
      <text:p text:style-name="P266"><text:s text:c="4"/>System.out.println("received notification with user object = " + userObject);</text:p>
      <text:p text:style-name="P266"><text:s text:c="2"/>}</text:p>
      <text:p text:style-name="P266">}</text:p>
      <text:p text:style-name="P70"/>
      <text:p text:style-name="P70">Consider the following task:</text:p>
      <text:p text:style-name="P70"/>
      <text:p text:style-name="P266">public class MyTask extends AbstractTask&lt;String&gt; {</text:p>
      <text:p text:style-name="P266"><text:s text:c="2"/>@Override</text:p>
      <text:p text:style-name="P266"><text:s text:c="2"/>public void run() {</text:p>
      <text:p text:style-name="P266"><text:s text:c="4"/>fireNotification("notification 1", false);</text:p>
      <text:p text:style-name="P266"><text:s text:c="4"/>fireNotification("notification 2", true);</text:p>
      <text:p text:style-name="P266"><text:s text:c="2"/>}</text:p>
      <text:p text:style-name="P266">}</text:p>
      <text:p text:style-name="P70"/>
      <text:p text:style-name="P15"><text:span text:style-name="T176">During the execution of this task, </text:span><text:span text:style-name="T177">a</text:span><text:span text:style-name="T176"> </text:span><text:span text:style-name="Code_20_char"><text:span text:style-name="T176">MyTaskJmxListener</text:span></text:span><text:span text:style-name="T176"> </text:span><text:span text:style-name="T177">instance </text:span><text:span text:style-name="T176">would only receive “notification 2”, whereas </text:span><text:span text:style-name="T177">a </text:span><text:span text:style-name="Code_20_char"><text:span text:style-name="T176">MyTaskLocalListener</text:span></text:span><text:span text:style-name="T176"> </text:span><text:span text:style-name="T177">instance </text:span><text:span text:style-name="T176">would receive both “notification 1” and “notification 2”.</text:span></text:p>
      <text:p text:style-name="P71"/>
      <text:list xml:id="list28753911" text:continue-numbering="true" text:style-name="Outline">
        <text:list-item>
          <text:list>
            <text:list-item>
              <text:list>
                <text:list-item>
                  <text:h text:style-name="P419" text:outline-level="3">Resubmitting a task</text:h>
                </text:list-item>
              </text:list>
            </text:list-item>
          </text:list>
        </text:list-item>
      </text:list>
      <text:p text:style-name="P24"><text:span text:style-name="T219">The class </text:span><text:a xlink:type="simple" xlink:href="http://www.jppf.org/api-5/index.html?org/jppf/node/protocol/AbstractTask.html"><text:span text:style-name="T156">Abstract</text:span></text:a><text:a xlink:type="simple" xlink:href="http://lwww.jppf.org/api/index.html?org/jppf/node/protocol/AbstractTask.html"><text:span text:style-name="T219">Task</text:span></text:a><text:span text:style-name="T219">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220">this</text:span><text:span text:style-name="T219"> is defined as follows:</text:span></text:p>
      <text:p text:style-name="P114"/>
      <text:p text:style-name="P284">public abstract class AbstractTask&lt;T&gt; implements Task&lt;T&gt; {</text:p>
      <text:p text:style-name="Code_20_block"><text:span text:style-name="T219"><text:s text:c="2"/></text:span><text:span text:style-name="T60">// Determine whether this task will be resubmitted by the server</text:span></text:p>
      <text:p text:style-name="P284"><text:s text:c="2"/>public boolean isResubmit()</text:p>
      <text:p text:style-name="Code_20_block"><text:span text:style-name="T219"><text:s text:c="2"/></text:span><text:span text:style-name="T60">// Specify whether this task should be resubmitted by the server</text:span></text:p>
      <text:p text:style-name="P284"><text:s text:c="2"/>public void setResubmit(final boolean resubmit)</text:p>
      <text:p text:style-name="P285"/>
      <text:p text:style-name="P325"><text:span text:style-name="T262"><text:s text:c="2"/></text:span><text:span text:style-name="T82">// Get the maximum number of times a task can be resubmitted</text:span></text:p>
      <text:p text:style-name="P326"><text:s text:c="2"/>int getMaxResubmits();</text:p>
      <text:p text:style-name="P325"><text:span text:style-name="T262"><text:s text:c="2"/></text:span><text:span text:style-name="T82">// Set the maximum number of times a task can be resubmitted</text:span></text:p>
      <text:p text:style-name="P327"><text:s text:c="2"/>void setMaxResubmits(int maxResubmits);</text:p>
      <text:p text:style-name="P328">}</text:p>
      <text:p text:style-name="P114"/>
      <text:p text:style-name="P115"><text:span text:style-name="T221">Note that the </text:span><text:span text:style-name="Code_20_char"><text:span text:style-name="T221">resubmit</text:span></text:span><text:span text:style-name="T221"> </text:span><text:span text:style-name="T268">and </text:span><text:span text:style-name="Code_20_char"><text:span text:style-name="T268">maxResubmits</text:span></text:span><text:span text:style-name="T268"> </text:span><text:span text:style-name="T221">attribute</text:span><text:span text:style-name="T268">s</text:span><text:span text:style-name="T221"> </text:span><text:span text:style-name="T268">are</text:span><text:span text:style-name="T221"> </text:span><text:span text:style-name="T6">transient</text:span><text:span text:style-name="T221">, which means that upon </text:span><text:span text:style-name="T268">when</text:span><text:span text:style-name="T221"> the task </text:span><text:span text:style-name="T268">is executed in</text:span><text:span text:style-name="T221"> a </text:span><text:span text:style-name="T268">remote </text:span><text:span text:style-name="T221">node, </text:span><text:span text:style-name="T268">they </text:span><text:span text:style-name="T221">will be reset to </text:span><text:span text:style-name="T268">their</text:span><text:span text:style-name="T221"> initial value of </text:span><text:span text:style-name="Code_20_char"><text:span text:style-name="T221">false</text:span></text:span><text:span text:style-name="Code_20_char"><text:span text:style-name="T115"> </text:span></text:span><text:span text:style-name="T268">and </text:span><text:span text:style-name="Code_20_char"><text:span text:style-name="T268">-1</text:span></text:span><text:span text:style-name="T268">, respectively.</text:span></text:p>
      <text:p text:style-name="P125"/>
      <text:p text:style-name="P116"><text:span text:style-name="T221">The maximum number of times a task can </text:span><text:span text:style-name="T265">be resubmitted</text:span><text:span text:style-name="T221"> </text:span><text:span text:style-name="T265">may</text:span><text:span text:style-name="T263"> be</text:span><text:span text:style-name="T221"> specified in </text:span><text:span text:style-name="T263">two ways:</text:span></text:p>
      <text:list xml:id="list28757059" text:continue-list="list28764546" text:style-name="List_20_1">
        <text:list-item>
          <text:p text:style-name="P388"><text:span text:style-name="T263">in </text:span><text:span text:style-name="T221">the job SLA via the </text:span><text:a xlink:type="simple" xlink:href="#1.5.2.8.Maximum number of tasks resubmits|outline"><text:span text:style-name="T221">maxTaskResubmits</text:span></text:a><text:span text:style-name="T221"> attribute</text:span></text:p>
        </text:list-item>
        <text:list-item>
          <text:p text:style-name="P388"><text:span text:style-name="T263">with the task's </text:span><text:span text:style-name="Code_20_char"><text:span text:style-name="T263">setMaxResubmits()</text:span></text:span><text:span text:style-name="T263"> method; in this case any value &gt;= 0 will override the job SLA's value</text:span></text:p>
        </text:list-item>
      </text:list>
      <text:p text:style-name="P125"/>
      <text:p text:style-name="P126">Finally, <text:span text:style-name="T264">a</text:span> task resubmission only works for tasks sent to a remote node, and will not work in the client's local executor.</text:p>
      <text:list xml:id="list28760409" text:continue-list="list28753911"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JPPFRunnable</text:a>.</text:p>
      <text:p text:style-name="Standard">Here is an example:</text:p>
      <text:p text:style-name="Standard"/>
      <text:p text:style-name="Code_20_block">public class MyClass implements Serializable {</text:p>
      <text:p text:style-name="Code_20_block"><text:s text:c="2"/><text:span text:style-name="T3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2">&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8742617" text:continue-list="list28757059" text:style-name="List_20_1">
        <text:list-item>
          <text:p text:style-name="P377">if the annotated element is an <text:span text:style-name="T1">instance</text:span> (non-static) method, the annotated class must be serializable</text:p>
        </text:list-item>
        <text:list-item>
          <text:p text:style-name="P377">if the class is already an instance of <text:span text:style-name="Code_20_char">Task</text:span>, the annotation will be ignored</text:p>
        </text:list-item>
        <text:list-item>
          <text:p text:style-name="P377">if an annotated method has a return type (i.e. non void), the return value will be set as the task result</text:p>
        </text:list-item>
        <text:list-item>
          <text:p text:style-name="P377">it is possible to annotate a public method or constructor</text:p>
        </text:list-item>
        <text:list-item>
          <text:p text:style-name="P377">an annotated method can be static or non-static</text:p>
        </text:list-item>
        <text:list-item>
          <text:p text:style-name="P377">if the annotated element is a constructor or a static method, the first argument of <text:span text:style-name="Code_20_char">JPPFJob.add()</text:span> must be a Class object representing the class that declares it.</text:p>
        </text:list-item>
        <text:list-item>
          <text:p text:style-name="P377">an annotated method or constructor can have any signature, with no limit on the number of arguments</text:p>
        </text:list-item>
        <text:list-item>
          <text:p text:style-name="P377">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367">Here is an example using an annotated constructor:</text:p>
      <text:p text:style-name="Standard"/>
      <text:p text:style-name="Code_20_block">public class MyClass implements Serializable <text:s/>{</text:p>
      <text:p text:style-name="Code_20_block"><text:s text:c="2"/><text:span text:style-name="T3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2">&lt;?&gt;</text:span> task = job.add(<text:span text:style-name="T15">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2">&lt;?&gt;</text:span> task = job.add(<text:span text:style-name="T15">MyClass.class</text:span>, 3, "string arg");</text:p>
      <text:p text:style-name="P1"/>
      <text:p text:style-name="P1">Note how, in the last 2 examples, we use <text:span text:style-name="Code_20_char">MyClass.class</text:span> as the first argument in <text:span text:style-name="Code_20_char">JPPFJob.add()</text:span>.</text:p>
      <text:list xml:id="list28743688" text:continue-list="list28760409"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2">&lt;?&gt;</text:span> task = job.add(new MyRunnableClass());</text:p>
      <text:p text:style-name="Standard"/>
      <text:p text:style-name="Standard">The following rules apply to Runnable tasks:</text:p>
      <text:p text:style-name="Standard"/>
      <text:list xml:id="list28747177" text:continue-list="list28742617" text:style-name="List_20_1">
        <text:list-item>
          <text:p text:style-name="P377">the class must be serializable</text:p>
        </text:list-item>
        <text:list-item>
          <text:p text:style-name="P389">if the class is already an instance of <text:span text:style-name="Code_20_char">Task</text:span>, or annotated with <text:span text:style-name="Code_20_char">@JPPFRunnable</text:span>, it will be processed as such</text:p>
        </text:list-item>
        <text:list-item>
          <text:p text:style-name="P379">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8757676" text:continue-list="list28743688"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2">&lt;?&gt;</text:span> task = job.add(new MyCallableClass());</text:p>
      <text:p text:style-name="Standard"/>
      <text:p text:style-name="P1"/>
      <text:p text:style-name="P368">The following rules apply to Callable tasks:</text:p>
      <text:p text:style-name="Standard"/>
      <text:list xml:id="list28753052" text:continue-list="list28747177" text:style-name="List_20_1">
        <text:list-item>
          <text:p text:style-name="P377">the Callable class must be serializable</text:p>
        </text:list-item>
        <text:list-item>
          <text:p text:style-name="P377">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377">the return value of the <text:span text:style-name="Code_20_char">call()</text:span> method will be set as the task result</text:p>
        </text:list-item>
        <text:list-item>
          <text:p text:style-name="P379">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8761046" text:continue-list="list28757676"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98">// add a task using the constructor as entry point</text:p>
      <text:p text:style-name="Code_20_block">Task<text:span text:style-name="T163">&lt;?&gt;</text:span> task1 = job.add("MyClass", <text:span text:style-name="T15">MyClass.class</text:span>, 3, "string arg");</text:p>
      <text:p text:style-name="Code_20_block"/>
      <text:p text:style-name="P198">// add a task using an instance method as entry point</text:p>
      <text:p text:style-name="P259">Task<text:span text:style-name="T163">&lt;?&gt;</text:span> task2 = job.add("myMethod", <text:span text:style-name="T15">new MyClass()</text:span>, 3, "string arg");</text:p>
      <text:p text:style-name="Code_20_block"/>
      <text:p text:style-name="P198">// add a task using a static method as entry point</text:p>
      <text:p text:style-name="P259">Task<text:span text:style-name="T163">&lt;?&gt;</text:span> task3 = job.add("myStaticMethod", <text:span text:style-name="T15">MyClass.class</text:span>, 3, "string arg");</text:p>
      <text:p text:style-name="P1"/>
      <text:p text:style-name="P1">POJO tasks present the following properties and constraints:</text:p>
      <text:p text:style-name="Standard"/>
      <text:list xml:id="list28743491" text:continue-list="list28753052" text:style-name="List_20_1">
        <text:list-item>
          <text:p text:style-name="P377">if the entry point is an <text:span text:style-name="T1">instance</text:span> (non-static) method, the class must be serializable</text:p>
        </text:list-item>
        <text:list-item>
          <text:p text:style-name="P377">if a method has a return type (i.e. non void), the return value will be set as the task result</text:p>
        </text:list-item>
        <text:list-item>
          <text:p text:style-name="P377">it is possible to use a public method or constructor as entry point</text:p>
        </text:list-item>
        <text:list-item>
          <text:p text:style-name="P377">a method entry point can be static or non-static</text:p>
        </text:list-item>
        <text:list-item>
          <text:p text:style-name="P377">A POJO task is added to a job by calling a <text:span text:style-name="Code_20_char">JPPFJob.add()</text:span> method whose first argument is the method or constructor name.</text:p>
        </text:list-item>
        <text:list-item>
          <text:p text:style-name="P377">if the entry point is a constructor or a static method, the second argument of <text:span text:style-name="Code_20_char">JPPFJob.add()</text:span> be a Class object representing the class that declares it.</text:p>
        </text:list-item>
        <text:list-item>
          <text:p text:style-name="P377">an annotated method or constructor can have any signature, with no limit on the number of arguments</text:p>
        </text:list-item>
        <text:list-item>
          <text:p text:style-name="P383">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8761375" text:continue-list="list28761046"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text:span text:style-name="Code_20_char">CommandLineTask</text:span></text:a>. Like <text:a xlink:type="simple" xlink:href="http://www.jppf.org/api-5/index.html?org/jppf/node/protocol/AbstractTask.html"><text:span text:style-name="Code_20_char"><text:span text:style-name="T319">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37">Setup the external process name, path, arguments and environment:</text:p>
      <text:p text:style-name="P1"/>
      <text:p text:style-name="P198">//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98">// set of environment variables</text:p>
      <text:p text:style-name="Code_20_block">Map&lt;String,String&gt; getEnv()</text:p>
      <text:p text:style-name="Code_20_block">void setEnv(Map&lt;String, String&gt; env)</text:p>
      <text:p text:style-name="Code_20_block"/>
      <text:p text:style-name="P198">//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7">Launch the process:</text:p>
      <text:p text:style-name="P1"/>
      <text:p text:style-name="P1">The process is launched by calling the following method from the <text:span text:style-name="Code_20_char">run()</text:span> method of the task:</text:p>
      <text:p text:style-name="P1"/>
      <text:p text:style-name="P198">//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98">// get the process exit code</text:p>
      <text:p text:style-name="Code_20_block">int getExitCode()</text:p>
      <text:p text:style-name="P1"/>
      <text:p text:style-name="P37">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98"><text:s text:c="2"/></text:p>
      <text:p text:style-name="P198">// corresponds to what is sent to System.out / stdout</text:p>
      <text:p text:style-name="Code_20_block">String getErrorOutput()</text:p>
      <text:p text:style-name="P198"><text:s text:c="2"/></text:p>
      <text:p text:style-name="P198">// corresponds to what is sent to System.err / stderr</text:p>
      <text:p text:style-name="Code_20_block">String getStandardOutput()</text:p>
      <text:p text:style-name="P1"/>
      <text:p text:style-name="P1"/>
      <text:p text:style-name="P368">Here is a sample command line task that lists the content of a directory in the node's file system:</text:p>
      <text:p text:style-name="P1"/>
      <text:p text:style-name="Code_20_block">import org.jppf.server.protocol.*;</text:p>
      <text:p text:style-name="Code_20_block"/>
      <text:p text:style-name="P198">//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text:span text:style-name="T33">// get the name of the node's operating system</text:span></text:p>
      <text:p text:style-name="Code_20_block"><text:s text:c="6"/>String os = System.getProperty("os.name").toLowerCase();</text:p>
      <text:p text:style-name="Code_20_block"><text:s text:c="6"/><text:span text:style-name="T3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3">// enable the capture of the console output</text:span></text:p>
      <text:p text:style-name="Code_20_block"><text:s text:c="6"/>setCaptureOutput(true);</text:p>
      <text:p text:style-name="Code_20_block"><text:s text:c="6"/><text:span text:style-name="T33">// execute the script/command</text:span></text:p>
      <text:p text:style-name="Code_20_block"><text:s text:c="6"/>launchProcess();</text:p>
      <text:p text:style-name="Code_20_block"><text:s text:c="6"/><text:span text:style-name="T3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28743894" text:continue-numbering="true" text:style-name="Outline">
        <text:list-item>
          <text:list>
            <text:list-item>
              <text:list>
                <text:list-item>
                  <text:h text:style-name="P403" text:outline-level="3">Executing dynamic scripts: ScriptedTask</text:h>
                </text:list-item>
              </text:list>
            </text:list-item>
          </text:list>
        </text:list-item>
      </text:list>
      <text:p text:style-name="P19"><text:span text:style-name="T204">The class </text:span><text:a xlink:type="simple" xlink:href="http://www.jppf.org/api-5/index.html?org/jppf/node/protocol/ScriptedTask.html"><text:span text:style-name="T204">ScriptedTask</text:span></text:a><text:span text:style-name="T204"> allows you to execute scripts written in any dynamic language available via the </text:span><text:a xlink:type="simple" xlink:href="http://docs.oracle.com/javase/7/docs/api/index.html?javax/script/package-summary.html"><text:span text:style-name="T204">javax.script</text:span></text:a><text:span text:style-name="T204"> APIs. </text:span><text:span text:style-name="T205">It is defined as follows:</text:span></text:p>
      <text:p text:style-name="P98"/>
      <text:p text:style-name="P277">public class ScriptedTask&lt;T&gt; extends AbstractTask&lt;T&gt; {</text:p>
      <text:p text:style-name="P276"><text:span text:style-name="T205"><text:s text:c="2"/></text:span><text:span text:style-name="T56">// Initialize this task with the specified language, script provided as a string</text:span></text:p>
      <text:p text:style-name="P276"><text:span text:style-name="T205"><text:s text:c="2"/></text:span><text:span text:style-name="T56">// and set of variable bindings</text:span></text:p>
      <text:p text:style-name="P278"><text:s text:c="2"/>public ScriptedTask(String language, String script, String reusableId,</text:p>
      <text:p text:style-name="P278"><text:s text:c="4"/>Map&lt;String, Object&gt; bindings) throws IllegalArgumentException</text:p>
      <text:p text:style-name="P277"/>
      <text:p text:style-name="P276"><text:span text:style-name="T205"><text:s text:c="2"/></text:span><text:span text:style-name="T56">// Initialize this task with the specified language, script provided as a reader</text:span></text:p>
      <text:p text:style-name="P276"><text:span text:style-name="T205"><text:s text:c="2"/></text:span><text:span text:style-name="T56">// and set of variable bindings</text:span></text:p>
      <text:p text:style-name="P278"><text:s text:c="2"/>public ScriptedTask(String language, Reader scriptReader, String reusableId,</text:p>
      <text:p text:style-name="P278"><text:s text:c="4"/>Map&lt;String, Object&gt; bindings) throws IllegalArgumentException, IOException</text:p>
      <text:p text:style-name="P277"/>
      <text:p text:style-name="P276"><text:span text:style-name="T205"><text:s text:c="2"/></text:span><text:span text:style-name="T56">// Initialize this task with the specified language, script provided as a file</text:span></text:p>
      <text:p text:style-name="P276"><text:span text:style-name="T205"><text:s text:c="2"/></text:span><text:span text:style-name="T56">// and set of variable bindings</text:span></text:p>
      <text:p text:style-name="P278"><text:s text:c="2"/>public ScriptedTask(String language, File scriptFile, String reusableId,</text:p>
      <text:p text:style-name="P278"><text:s text:c="4"/>Map&lt;String, Object&gt; bindings) throws IllegalArgumentException, IOException</text:p>
      <text:p text:style-name="P277"/>
      <text:p text:style-name="Code_20_block"><text:span text:style-name="T205"><text:s text:c="2"/></text:span><text:span text:style-name="T56">// Get the JSR 223 script language to use</text:span></text:p>
      <text:p text:style-name="P277"><text:s text:c="2"/>public String getLanguage()</text:p>
      <text:p text:style-name="P277"/>
      <text:p text:style-name="Code_20_block"><text:span text:style-name="T205"><text:s text:c="2"/></text:span><text:span text:style-name="T56">// Get the script to execute from this task</text:span></text:p>
      <text:p text:style-name="P277"><text:s text:c="2"/>public String getScript()</text:p>
      <text:p text:style-name="P277"/>
      <text:p text:style-name="Code_20_block"><text:span text:style-name="T205"><text:s text:c="2"/></text:span><text:span text:style-name="T56">// Get the unique identifier for the script</text:span></text:p>
      <text:p text:style-name="P277"><text:s text:c="2"/>public String getReusableId()</text:p>
      <text:p text:style-name="P277"/>
      <text:p text:style-name="Code_20_block"><text:span text:style-name="T205"><text:s text:c="2"/></text:span><text:span text:style-name="T56">// Get the user-defined variable bindings</text:span></text:p>
      <text:p text:style-name="P277"><text:s text:c="2"/>public Map&lt;String, Object&gt; getBindings()</text:p>
      <text:p text:style-name="P277"/>
      <text:p text:style-name="Code_20_block"><text:span text:style-name="T205"><text:s text:c="2"/></text:span><text:span text:style-name="T56">// Add the specified variable to the user-defined bindings</text:span></text:p>
      <text:p text:style-name="P277"><text:s text:c="2"/>public void addBinding(String name, Object value)</text:p>
      <text:p text:style-name="P277"/>
      <text:p text:style-name="Code_20_block"><text:span text:style-name="T205"><text:s text:c="2"/></text:span><text:span text:style-name="T56">// Remove the specified variable from the user-defined bindings</text:span></text:p>
      <text:p text:style-name="P277"><text:s text:c="2"/>public Object removeBinding(String name)</text:p>
      <text:p text:style-name="P277">}</text:p>
      <text:p text:style-name="P98"><text:soft-page-break/></text:p>
      <text:p text:style-name="P20"><text:span text:style-name="T206">Since </text:span><text:a xlink:type="simple" xlink:href="http://www.jppf.org/api-5/index.html?org/jppf/node/protocol/ScriptedTask.html"><text:span text:style-name="T204">ScriptedTask</text:span></text:a><text:span text:style-name="T206"> is a subclass of </text:span><text:a xlink:type="simple" xlink:href="http://www.jppf.org/api-5/index.html?org/jppf/node/protocol/AbstractTask.html"><text:span text:style-name="T156">Abstract</text:span></text:a><text:a xlink:type="simple" xlink:href="http://lwww.jppf.org/api/index.html?org/jppf/node/protocol/AbstractTask.html"><text:span text:style-name="T206">Task</text:span></text:a><text:span text:style-name="T206">,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208">this information</text:span><text:span text:style-name="T206">.</text:span></text:p>
      <text:p text:style-name="P99"/>
      <text:p text:style-name="P20"><text:span text:style-name="T206">The </text:span><text:span text:style-name="Code_20_char"><text:span text:style-name="T206">reusableId</text:span></text:span><text:span text:style-name="T206">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99"/>
      <text:p text:style-name="P21"><text:span text:style-name="T206">Java objects can be passed as variables </text:span><text:span text:style-name="T207">to the script via the bindings, either in one of the constructors or using the addBinding() and removeBinding() methods. Additionally, a </text:span><text:a xlink:type="simple" xlink:href="http://www.jppf.org/api-5/index.html?org/jppf/node/protocol/ScriptedTask.html"><text:span text:style-name="T204">ScriptedTask</text:span></text:a><text:span text:style-name="T204"> </text:span><text:span text:style-name="T207">always adds a reference to itself with the name </text:span><text:span text:style-name="Code_20_char"><text:span text:style-name="T207">“jppfTask”</text:span></text:span><text:span text:style-name="T207">, or the equivalent in the chosen script language, for instance. </text:span><text:span text:style-name="Code_20_char"><text:span text:style-name="T207">$jppfTask</text:span></text:span><text:span text:style-name="T207"> in PHP.</text:span></text:p>
      <text:p text:style-name="P100"/>
      <text:p text:style-name="P22"><text:span text:style-name="T209">The value returned by the script, if any, will be set as the task result, unless it has already been set to a non-null value, by calling </text:span><text:span text:style-name="Code_20_char"><text:span text:style-name="T209">jppfTask.setResult(...)</text:span></text:span><text:span text:style-name="T209"> from within the script.</text:span></text:p>
      <text:p text:style-name="P101"/>
      <text:p text:style-name="P102">For example, in the following Javascript script:</text:p>
      <text:p text:style-name="P102"/>
      <text:p text:style-name="P279">function myFunc() {</text:p>
      <text:p text:style-name="P279"><text:s text:c="2"/>jppfTask.setResult('Hello 1');</text:p>
      <text:p text:style-name="P279"><text:s text:c="2"/>return 'Hello 2';</text:p>
      <text:p text:style-name="P279">}</text:p>
      <text:p text:style-name="P279">myFunc();</text:p>
      <text:p text:style-name="P23"><text:span text:style-name="T210">The result of the evaluation of the script is the string “Hello 2”. However, the task result will be “Hello 1”, since it was set before the end of the script. If you comment out the first statement of the function (</text:span><text:span text:style-name="Code_20_char"><text:span text:style-name="T210">jppfStat.setResult()</text:span></text:span><text:span text:style-name="T210"> statement), then this time the task result will be the same as the script result “Hello 2”.</text:span></text:p>
      <text:list xml:id="list28744901"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text:span text:style-name="Code_20_char">Location</text:span></text:a>, which provides the following methods:</text:p>
      <text:p text:style-name="P1"/>
      <text:p text:style-name="Code_20_block">public interface Location&lt;T&gt; {</text:p>
      <text:p text:style-name="Code_20_block"><text:s text:c="2"/><text:span text:style-name="T33">// Copy the content at this location to another location</text:span></text:p>
      <text:p text:style-name="Code_20_block"><text:s text:c="2"/>void copyTo(Location location);</text:p>
      <text:p text:style-name="Code_20_block"><text:s text:c="2"/><text:span text:style-name="T33">// Obtain an input stream to read from this location</text:span></text:p>
      <text:p text:style-name="Code_20_block"><text:s text:c="2"/>InputStream getInputStream();</text:p>
      <text:p text:style-name="Code_20_block"><text:s text:c="2"/><text:span text:style-name="T33">// Obtain an output stream to write to this location</text:span></text:p>
      <text:p text:style-name="Code_20_block"><text:s text:c="2"/>OutputStream getOutputStream():</text:p>
      <text:p text:style-name="Code_20_block"><text:s text:c="2"/><text:span text:style-name="T33">// Get this location's path</text:span></text:p>
      <text:p text:style-name="Code_20_block"><text:s text:c="2"/>T getPath();</text:p>
      <text:p text:style-name="Code_20_block"><text:s text:c="2"/><text:span text:style-name="T33">// Get the size of the data this location points to</text:span></text:p>
      <text:p text:style-name="Code_20_block"><text:s text:c="2"/>long size();</text:p>
      <text:p text:style-name="Code_20_block"><text:s text:c="2"/><text:span text:style-name="T3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8741373" text:continue-list="list28743491" text:style-name="List_20_1">
        <text:list-item>
          <text:p text:style-name="P381"><text:a xlink:type="simple" xlink:href="http://www.jppf.org/api-5/index.html?org/jppf/location/FileLocation.html"><text:span text:style-name="Code_20_char">FileLocation</text:span></text:a> represents a path in the file system</text:p>
        </text:list-item>
        <text:list-item>
          <text:p text:style-name="P381"><text:a xlink:type="simple" xlink:href="http://www.jppf.org/api-5/index.html?org/jppf/location/URLLocation.html"><text:span text:style-name="Code_20_char">URLLocation</text:span></text:a> can be used to get data to and from a URL, including HTTP and FTP URLs</text:p>
        </text:list-item>
        <text:list-item>
          <text:p text:style-name="P381"><text:a xlink:type="simple" xlink:href="http://www.jppf.org/api-5/index.html?org/jppf/location/MemoryLocation.html"><text:span text:style-name="Code_20_char">MemoryLocation</text:span></text:a> represents a block of data in memory that can be copied from or sent to another location</text:p>
        </text:list-item>
      </text:list>
      <text:p text:style-name="P1"/>
      <text:p text:style-name="P1"/>
      <text:p text:style-name="P368">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366">import org.jppf.server.protocol.*;</text:p>
      <text:p text:style-name="Code_20_block">import org.jppf.<text:span text:style-name="T318">location</text:span>.*;</text:p>
      <text:p text:style-name="Code_20_block"><text:s text:c="2"/></text:p>
      <text:p text:style-name="P198">//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3">// equivalent to shell command "dir C:\Windows &gt; output.txt"</text:span></text:p>
      <text:p text:style-name="Code_20_block"><text:s text:c="8"/>setCommandList("cmd", "/C", "dir", "C:\\Windows", "&gt;", "output.txt");</text:p>
      <text:p text:style-name="Code_20_block"><text:s text:c="6"/><text:span text:style-name="T33">// disable the capture of the console output</text:span></text:p>
      <text:p text:style-name="Code_20_block"><text:s text:c="6"/>setCaptureOutput(false);</text:p>
      <text:p text:style-name="Code_20_block"><text:s text:c="6"/><text:span text:style-name="T33">// execute the script or command</text:span></text:p>
      <text:p text:style-name="Code_20_block"><text:s text:c="6"/>launchProcess();</text:p>
      <text:p text:style-name="Code_20_block"><text:s text:c="6"/><text:span text:style-name="T3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8742847" text:continue-list="list28744901" text:style-name="Outline">
        <text:list-item>
          <text:list>
            <text:list-item>
              <text:h text:style-name="P424" text:outline-level="2">Dealing with jobs</text:h>
            </text:list-item>
          </text:list>
        </text:list-item>
      </text:list>
      <text:p text:style-name="Standard">A job is a grouping of tasks with a common set of characteristics and a common SLA. These characteristics include:</text:p>
      <text:p text:style-name="Standard"/>
      <text:list xml:id="list28748532" text:continue-list="list28741373" text:style-name="List_20_1">
        <text:list-item>
          <text:p text:style-name="P377">common data shared between tasks (data provider)</text:p>
        </text:list-item>
        <text:list-item>
          <text:p text:style-name="P377">A common Service Level Agreement (SLA) comprising:</text:p>
        </text:list-item>
      </text:list>
      <text:list xml:id="list2626995172044779080" text:style-name="List_20_2">
        <text:list-item>
          <text:list>
            <text:list-item>
              <text:list>
                <text:list-item>
                  <text:p text:style-name="P390">the job priority</text:p>
                </text:list-item>
                <text:list-item>
                  <text:p text:style-name="P390">the maximum number of nodes a job can be executed on</text:p>
                </text:list-item>
                <text:list-item>
                  <text:p text:style-name="P390">an optional execution policy describing which nodes the job can run on</text:p>
                </text:list-item>
                <text:list-item>
                  <text:p text:style-name="P390">a suspended indicator, that enables submitting a job in suspended state, waiting for an external command to resume or start its execution</text:p>
                </text:list-item>
                <text:list-item>
                  <text:p text:style-name="P390">an execution start date and time</text:p>
                </text:list-item>
                <text:list-item>
                  <text:p text:style-name="P390">an expiration (timeout) date and time</text:p>
                </text:list-item>
                <text:list-item>
                  <text:p text:style-name="P390">an indicator specifying what the server should do when the application is disconnected</text:p>
                </text:list-item>
              </text:list>
            </text:list-item>
          </text:list>
        </text:list-item>
      </text:list>
      <text:list xml:id="list28736473" text:continue-list="list28748532" text:style-name="List_20_1">
        <text:list-item>
          <text:p text:style-name="P381">a blocking/non-blocking indicator, specifying whether the job execution is synchronous or asynchronous from the application's point of view</text:p>
        </text:list-item>
        <text:list-item>
          <text:p text:style-name="P381">a listener to receive notifications of completed tasks when running in non-blocking mode</text:p>
        </text:list-item>
        <text:list-item>
          <text:p text:style-name="P381">the ability to receive notifications when the job execution starts and completes</text:p>
        </text:list-item>
        <text:list-item>
          <text:p text:style-name="P381">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8766417" text:continue-list="list28742847"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text:span text:style-name="Code_20_char"><text:span text:style-name="T106">JPPFJob</text:span></text:span></text:a> <text:span text:style-name="T273">has </text:span><text:span text:style-name="T294">a single no-arg</text:span><text:span text:style-name="T273"> constructor, </text:span><text:span text:style-name="T294">which generates a unique universal identifier for the job</text:span><text:span text:style-name="T273">:</text:span></text:p>
      <text:p text:style-name="P1"/>
      <text:p text:style-name="P344"><text:span text:style-name="T295">public class JPPFJob </text:span><text:span text:style-name="T296">extends AbstractJPPFJob</text:span></text:p>
      <text:p text:style-name="P333"><text:span text:style-name="T291"><text:s text:c="21"/></text:span>implements Iterable&lt;Task&lt;?&gt;&gt;, <text:span text:style-name="T291">Future</text:span>&lt;Task&lt;?&gt;&gt; {</text:p>
      <text:p text:style-name="P218"><text:s text:c="2"/>// creates a job with default values for its attributes</text:p>
      <text:p text:style-name="P332"><text:s text:c="2"/>public JPPFJob()</text:p>
      <text:p text:style-name="P332"/>
      <text:p text:style-name="P218"><text:s text:c="2"/>// <text:span text:style-name="T297">get the</text:span> UUID <text:span text:style-name="T297">of this job</text:span></text:p>
      <text:p text:style-name="P335"><text:s text:c="2"/>public String <text:span text:style-name="T294">getUuid</text:span>(uuid)</text:p>
      <text:p text:style-name="P332">}</text:p>
      <text:p text:style-name="P158"/>
      <text:p text:style-name="P32"><text:span text:style-name="T294">T</text:span>he job <text:span text:style-name="T273">UUID</text:span> is automatically generated as a pseudo-random string of hexadecimal characters <text:span text:style-name="T274">in the standard 8-4-4-12 format</text:span>. It can then be obtained with the job's <text:span text:style-name="Code_20_char">get</text:span><text:span text:style-name="Code_20_char"><text:span text:style-name="T273">Uuid</text:span></text:span><text:span text:style-name="Code_20_char">()</text:span><text:span text:style-name="T298"> m</text:span><text:span text:style-name="T273">ethod. </text:span></text:p>
      <text:p text:style-name="P172"/>
      <text:p text:style-name="P376"><text:span text:style-name="T27">Important note</text:span><text:span text:style-name="T297">: </text:span><text:span text:style-name="T9">the role of the job UUID is critical, since it is used to distinguish the job from potentially many others in all JPPF grid topologies. It is also used in most job management and monitoring operations.</text:span></text:p>
      <text:p text:style-name="P173"/>
      <text:p text:style-name="P1">Each <text:span text:style-name="T297">job also has a name, which can be used to identify a job in a human readable way. When a job is created, its name is set to the job UUID. It can later be changed or accessed with the following accessors:</text:span></text:p>
      <text:p text:style-name="P174"/>
      <text:p text:style-name="P347"><text:span text:style-name="T295">public class JPPFJob </text:span><text:span text:style-name="T296">extends AbstractJPPFJob</text:span></text:p>
      <text:p text:style-name="P336"><text:span text:style-name="T291"><text:s text:c="21"/></text:span>implements Iterable&lt;Task&lt;?&gt;&gt;, <text:span text:style-name="T291">Future</text:span>&lt;Task&lt;?&gt;&gt; {</text:p>
      <text:p text:style-name="P219"><text:s text:c="2"/>// <text:span text:style-name="T297">get the name of this job</text:span></text:p>
      <text:p text:style-name="P336"><text:s text:c="2"/>public <text:span text:style-name="T300">String </text:span><text:span text:style-name="T297">getName</text:span>()</text:p>
      <text:p text:style-name="P336"/>
      <text:p text:style-name="P219"><text:s text:c="2"/>// <text:span text:style-name="T297">assign a name to this job</text:span></text:p>
      <text:p text:style-name="P336"><text:s text:c="2"/>public <text:span text:style-name="T297">void s</text:span><text:span text:style-name="T294">et</text:span><text:span text:style-name="T297">Name</text:span>(String <text:span text:style-name="T297">name</text:span>)</text:p>
      <text:p text:style-name="P336">}</text:p>
      <text:p text:style-name="P175"/>
      <text:p text:style-name="P176">Note that the job's name is displayed in the "job data" view of the JPPF graphical administration console.</text:p>
      <text:list xml:id="list28750947"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text:span text:style-name="Code_20_char">JPPFJob</text:span></text:a> provides two methods to add tasks to a job.</text:p>
      <text:p text:style-name="P1"/>
      <text:p text:style-name="P37">Addding a JPPFTask, annotated, Runnable or Callable task</text:p>
      <text:p text:style-name="P1"/>
      <text:p text:style-name="Code_20_block"><text:s text:c="2"/>public Task<text:span text:style-name="T164">&lt;?&gt;</text:span> add(Object taskObject, Object...args) throws JPPFException</text:p>
      <text:p text:style-name="P1"><text:soft-page-break/></text:p>
      <text:p text:style-name="P1">The <text:span text:style-name="Code_20_char">taskObject</text:span> parameter can be one of the following:</text:p>
      <text:list xml:id="list28751349" text:continue-list="list28736473" text:style-name="List_20_1">
        <text:list-item>
          <text:p text:style-name="P381">an instance of <text:span text:style-name="Code_20_char">Task</text:span></text:p>
        </text:list-item>
        <text:list-item>
          <text:p text:style-name="P381">an instance of a class with a non-static public method annotated with <text:span text:style-name="Code_20_char">@JPPFRunnable</text:span></text:p>
        </text:list-item>
        <text:list-item>
          <text:p text:style-name="P381">a <text:span text:style-name="Code_20_char">Class</text:span> object representing a class that has a public static method or a constructor annotated with <text:span text:style-name="Code_20_char">@JPPFRunnable</text:span></text:p>
        </text:list-item>
        <text:list-item>
          <text:p text:style-name="P381">an instance of a a Runnable class</text:p>
        </text:list-item>
        <text:list-item>
          <text:p text:style-name="P381">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4">&lt;?&gt;</text:span> task = job.add(new MyRunnableTask());</text:p>
      <text:p text:style-name="Code_20_block">MyRunnableTask runnableTask = (MyRunnableTask) task.getTaskObject();</text:p>
      <text:p text:style-name="P1"/>
      <text:p text:style-name="P1">As JPPF <text:span text:style-name="T275">uses</text:span> reflection to properly wrap the task, an eventual exception may be thrown, wrapped <text:span text:style-name="T275">in</text:span> a <text:span text:style-name="Code_20_char">JPPFException</text:span>.</text:p>
      <text:p text:style-name="P1"/>
      <text:p text:style-name="P37">Adding a POJO task</text:p>
      <text:p text:style-name="P1"/>
      <text:p text:style-name="Code_20_block">public Task<text:span text:style-name="T164">&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28766562" text:continue-numbering="true" text:style-name="List_20_1">
        <text:list-item>
          <text:p text:style-name="P381">an instance of the POJO class if the entry point is a non-static method</text:p>
        </text:list-item>
        <text:list-item>
          <text:p text:style-name="P377">a <text:span text:style-name="Code_20_char">Class</text:span> object representing a <text:s/>POJO class that has a public static method or a constructor <text:span text:style-name="Code_20_char">a</text:span><text:span text:style-name="Code_20_char"><text:span text:style-name="T106">s entry point</text:span></text:span></text:p>
        </text:list-item>
      </text:list>
      <text:p text:style-name="P1"><text:span text:style-name="Code_20_char"/></text:p>
      <text:p text:style-name="P27">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5">&lt;?&gt;</text:span> task = job.add("myMethod", new MyPOJO(), 3, "string");</text:p>
      <text:p text:style-name="Code_20_block">MyPOJO pojo = (MyPOJO) task.getTaskObject();</text:p>
      <text:p text:style-name="P198">// we can also set a timeout on the wrapper</text:p>
      <text:p text:style-name="Code_20_block">task.setTimeoutSchedule(new JPPFSchedule(5000L));</text:p>
      <text:p text:style-name="P28"/>
      <text:p text:style-name="P28">As JPPF <text:span text:style-name="T275">uses</text:span> reflection to properly wrap the task, an eventual exception may be thrown, wrapped <text:span text:style-name="T275">in</text:span> a <text:span text:style-name="Code_20_char">JPPFException</text:span>.</text:p>
      <text:list xml:id="list28757987" text:continue-list="list28750947" text:style-name="Outline">
        <text:list-item>
          <text:list>
            <text:list-item>
              <text:list>
                <text:list-item>
                  <text:h text:style-name="P404" text:outline-level="3">Inspecting the tasks of a job</text:h>
                </text:list-item>
              </text:list>
            </text:list-item>
          </text:list>
        </text:list-item>
      </text:list>
      <text:p text:style-name="P12"><text:a xlink:type="simple" xlink:href="http://www.jppf.org/api-5/index.html?org/jppf/client/JPPFJob.html"><text:span text:style-name="T171">JPPFJob</text:span></text:a><text:span text:style-name="T171"> provides two ways to get and inspect its tasks: one way is to call the method </text:span><text:span text:style-name="Code_20_char"><text:span text:style-name="T171">getJobTasks()</text:span></text:span><text:span text:style-name="T171"> to obtain the list of tasks, the other is to take advantage of JPPFJob impl</text:span><text:span text:style-name="T172">e</text:span><text:span text:style-name="T171">menting </text:span><text:span text:style-name="Code_20_char"><text:span text:style-name="T171">Iterable&lt;</text:span></text:span><text:a xlink:type="simple" xlink:href="http://www.jppf.org/api-5/index.html?org/jppf/node/protocol/Task.html"><text:span text:style-name="Code_20_char"><text:span text:style-name="T172">Task&lt;?&gt;</text:span></text:span></text:a><text:span text:style-name="Code_20_char"><text:span text:style-name="T171">&gt;</text:span></text:span><text:span text:style-name="T171">.</text:span></text:p>
      <text:p text:style-name="P64"/>
      <text:p text:style-name="P12"><text:span text:style-name="T172">For example, the following two way</text:span><text:span text:style-name="T173">s</text:span><text:span text:style-name="T172"> to iterate over the tasks in a job are equivalent:</text:span></text:p>
      <text:p text:style-name="P65"/>
      <text:p text:style-name="P261">JPPFJob myJob = ...;</text:p>
      <text:p text:style-name="P261"/>
      <text:p text:style-name="P223">// get the list of tasks in the job and iterate over them</text:p>
      <text:p text:style-name="P260"><text:span text:style-name="T172">for (Task&lt;?&gt; task: </text:span><text:span text:style-name="T173">myJ</text:span><text:span text:style-name="T18">ob.getJobTasks()</text:span><text:span text:style-name="T172">) {</text:span></text:p>
      <text:p text:style-name="Code_20_block"><text:span text:style-name="T172"><text:s text:c="2"/></text:span><text:span text:style-name="T46">// do something ...</text:span></text:p>
      <text:p text:style-name="P261">}</text:p>
      <text:p text:style-name="P261"/>
      <text:p text:style-name="P223">// iterate over the job directly</text:p>
      <text:p text:style-name="Code_20_block"><text:span text:style-name="T18">for (Task&lt;?&gt; task: myJob)</text:span><text:span text:style-name="T172"> {</text:span></text:p>
      <text:p text:style-name="Code_20_block"><text:span text:style-name="T172"><text:s text:c="2"/></text:span><text:span text:style-name="T46">// do something ...</text:span></text:p>
      <text:p text:style-name="P261">}</text:p>
      <text:list xml:id="list28757626" text:continue-numbering="true" text:style-name="Outline">
        <text:list-item>
          <text:list>
            <text:list-item>
              <text:list>
                <text:list-item>
                  <text:h text:style-name="P405" text:outline-level="3">Non-blocking jobs</text:h>
                </text:list-item>
              </text:list>
            </text:list-item>
          </text:list>
        </text:list-item>
      </text:list>
      <text:p text:style-name="P161">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execution results</text:a> at a later time.</text:p>
      <text:p text:style-name="P161"/>
      <text:p text:style-name="P161">The blocking attriibute of a job is accessed with the following getter and setter:</text:p>
      <text:p text:style-name="P161"/>
      <text:p text:style-name="P333">public class JPPFJob <text:span text:style-name="T291">extends AbstractJPPFJob</text:span></text:p>
      <text:p text:style-name="P333"><text:span text:style-name="T291"><text:s text:c="21"/></text:span>implements Iterable&lt;Task&lt;?&gt;&gt;, <text:span text:style-name="T291">Future</text:span>&lt;Task&lt;?&gt;&gt; {</text:p>
      <text:p text:style-name="P344"><text:span text:style-name="T275"><text:s text:c="2"/></text:span><text:span text:style-name="T84">// Determine whether the execution of this job is blocking on the client side</text:span></text:p>
      <text:p text:style-name="P338"><text:s text:c="2"/>public boolean isBlocking()</text:p>
      <text:p text:style-name="Code_20_block"><text:span text:style-name="T275"><text:s text:c="2"/></text:span><text:span text:style-name="T84">// Specify whether the execution of this job is blocking on the client side</text:span></text:p>
      <text:p text:style-name="P338"><text:s text:c="2"/>public void setBlocking(final boolean blocking)</text:p>
      <text:p text:style-name="P338">}</text:p>
      <text:p text:style-name="P161"/>
      <text:p text:style-name="P171"><text:span text:style-name="T275">Note that a job is blocking by default, therefore you must explicitely call </text:span><text:span text:style-name="Code_20_char"><text:span text:style-name="T275">setBlocking(false)</text:span></text:span><text:span text:style-name="T275"> before submitting it, to make it an asynchrnous job.</text:span></text:p>
      <text:list xml:id="list28761888" text:continue-numbering="true" text:style-name="Outline">
        <text:list-item>
          <text:list>
            <text:list-item>
              <text:list>
                <text:list-item>
                  <text:h text:style-name="Heading_20_3" text:outline-level="3"><text:span text:style-name="T277">J</text:span><text:span text:style-name="T275">ob </text:span><text:span text:style-name="T277">submission</text:span></text:h>
                </text:list-item>
              </text:list>
            </text:list-item>
          </text:list>
        </text:list-item>
      </text:list>
      <text:p text:style-name="P27"><text:span text:style-name="T275">Jobs are submitted with the </text:span><text:a xlink:type="simple" xlink:href="#1.8.3.Submitting a job|outline"><text:span text:style-name="T275">JPPFClient API</text:span></text:a><text:span text:style-name="T275">, </text:span><text:span text:style-name="T299">as seen</text:span><text:span text:style-name="T276"> later on in this manual. What is important to retain is that the immediate outcome of a job submission is different for blocking and non-blocking jobs, as illustrated in the following examples:</text:span></text:p>
      <text:p text:style-name="P177"/>
      <text:p text:style-name="P339">JPPFClient client = ...;</text:p>
      <text:p text:style-name="P221">// a new job is blocking by default</text:p>
      <text:p text:style-name="P339">JPPFJob blockingJob = new JPPFJob();</text:p>
      <text:p text:style-name="P339">blockingJob.addTask(new MyTask()):</text:p>
      <text:p text:style-name="P220">// blocks until the job has completed</text:p>
      <text:p text:style-name="P229">List&lt;Task&lt;?&gt;&gt; results = client.submit(blockingJob);</text:p>
      <text:p text:style-name="P339"/>
      <text:p text:style-name="P339">JPPFJob nonBlockingJob = new JPPFJob();</text:p>
      <text:p text:style-name="P339">nonBlockingJob.setBlocking(false);</text:p>
      <text:p text:style-name="P339">nonBlockingJob.addTask(new MyTask()):</text:p>
      <text:p text:style-name="P198"><text:span text:style-name="T276">// returns null immediately, </text:span><text:span text:style-name="T278">without blocking the current thread</text:span></text:p>
      <text:p text:style-name="P229">client.submit(blockingJob);</text:p>
      <text:p text:style-name="P198"><text:span text:style-name="T276">// ... later on, </text:span><text:span text:style-name="T279">collect the results</text:span></text:p>
      <text:p text:style-name="P229">List&lt;Task&lt;?&gt;&gt; results2 = nonBlockingJob.awaitResults();</text:p>
      <text:list xml:id="list28751838" text:continue-numbering="true" text:style-name="Outline">
        <text:list-item>
          <text:list>
            <text:list-item>
              <text:list>
                <text:list-item>
                  <text:h text:style-name="P406" text:outline-level="3">Job execution results</text:h>
                </text:list-item>
              </text:list>
            </text:list-item>
          </text:list>
        </text:list-item>
      </text:list>
      <text:p text:style-name="P160"><text:a xlink:type="simple" xlink:href="http://www.jppf.org/api-5/index.html?org/jppf/client/JPPFJob.html"><text:span text:style-name="T171">JPPFJob</text:span></text:a><text:span text:style-name="T279"> provides the following methods to explore and obtain the execution results of its tasks:</text:span></text:p>
      <text:p text:style-name="P162"/>
      <text:p text:style-name="P334">public class JPPFJob <text:span text:style-name="T291">extends AbstractJPPFJob</text:span></text:p>
      <text:p text:style-name="P334"><text:span text:style-name="T291"><text:s text:c="21"/></text:span>implements Iterable&lt;Task&lt;?&gt;&gt;, <text:span text:style-name="T291">Future</text:span>&lt;Task&lt;?&gt;&gt; {</text:p>
      <text:p text:style-name="P345"><text:span text:style-name="T279"><text:s text:c="2"/></text:span><text:span text:style-name="T85">// Get the count of tasks in this job that have completed</text:span></text:p>
      <text:p text:style-name="P340"><text:s text:c="2"/>public int executedTaskCount()</text:p>
      <text:p text:style-name="Code_20_block"><text:span text:style-name="T279"><text:s text:c="2"/></text:span><text:span text:style-name="T85">// Get the count of tasks in this job that haven't yet been executed</text:span></text:p>
      <text:p text:style-name="P340"><text:s text:c="2"/>public int unexecutedTaskCount()</text:p>
      <text:p text:style-name="Code_20_block"><text:span text:style-name="T279"><text:s text:c="2"/></text:span><text:span text:style-name="T85">// Wait until all execution results of the tasks in this job have been collected</text:span></text:p>
      <text:p text:style-name="P340"><text:s text:c="2"/>public List&lt;Task&lt;?&gt;&gt; awaitResults()</text:p>
      <text:p text:style-name="Code_20_block"><text:span text:style-name="T279"><text:s text:c="2"/></text:span><text:span text:style-name="T85">// Wait until all execution results of the tasks in this job have been collected</text:span></text:p>
      <text:p text:style-name="Code_20_block"><text:span text:style-name="T279"><text:s text:c="2"/></text:span><text:span text:style-name="T85">// or the timeout expires, whichever happens first</text:span></text:p>
      <text:p text:style-name="P340"><text:s text:c="2"/>public List&lt;Task&lt;?&gt;&gt; awaitResults(final long timeout)</text:p>
      <text:p text:style-name="Code_20_block"><text:span text:style-name="T279"><text:s text:c="2"/></text:span><text:span text:style-name="T85">// Get the list of currently available task execution results</text:span></text:p>
      <text:p text:style-name="P340"><text:s text:c="2"/>public List&lt;Task&lt;?&gt;&gt; getAllResults()</text:p>
      <text:p text:style-name="Code_20_block"><text:span text:style-name="T279"><text:s text:c="2"/></text:span><text:span text:style-name="T85">// </text:span><text:span text:style-name="T86">Get the execution status of this job</text:span></text:p>
      <text:p text:style-name="P337"><text:span text:style-name="T279"><text:s text:c="2"/></text:span><text:span text:style-name="T280">public SubmissionSatus getStatus()</text:span></text:p>
      <text:p text:style-name="P341"><text:span text:style-name="T292"><text:s text:c="2"/></text:span><text:span text:style-name="T89">// determine whether this job was cancelled</text:span></text:p>
      <text:p text:style-name="P346"><text:s text:c="2"/>public boolean isCancelled()</text:p>
      <text:p text:style-name="P341"><text:span text:style-name="T292"><text:s text:c="2"/></text:span><text:span text:style-name="T89">// determine whether this job has completed normally or was cancelled</text:span></text:p>
      <text:p text:style-name="P346"><text:s text:c="2"/>public boolean isDone()</text:p>
      <text:p text:style-name="P341"><text:span text:style-name="T292"><text:s text:c="2"/></text:span><text:span text:style-name="T89">// wait until the job is done</text:span></text:p>
      <text:p text:style-name="P346"><text:s text:c="2"/>public List&lt;Task&lt;?&gt;&gt; get() throws InterruptedException, ExecutionException</text:p>
      <text:p text:style-name="P341"><text:span text:style-name="T292"><text:s text:c="2"/></text:span><text:span text:style-name="T89">// wait until the job is done or the timeout expires, whichever happens first</text:span></text:p>
      <text:p text:style-name="P346"><text:s text:c="2"/>public List&lt;Task&lt;?&gt;&gt; get(long timeout, TimeUnit unit)</text:p>
      <text:p text:style-name="P346"><text:s text:c="4"/>throws InterruptedException, ExecutionException, TimeoutException</text:p>
      <text:p text:style-name="P341">}</text:p>
      <text:p text:style-name="P162"/>
      <text:p text:style-name="P29"><text:span text:style-name="T280">Note that the </text:span><text:span text:style-name="Code_20_char"><text:span text:style-name="T280">awaitResults()</text:span></text:span><text:span text:style-name="T280"> methods will block until the job has completed, or the timeout expires if any is specified. If the timeout expires, an i</text:span><text:span text:style-name="T285">n</text:span><text:span text:style-name="T280">complete list of results will be returned. By contrast, </text:span><text:span text:style-name="Code_20_char"><text:span text:style-name="T280">getAllResults()</text:span></text:span><text:span text:style-name="T280"> will return immediately with a partial list of task execution results, possibly empty if no result was received yet.</text:span></text:p>
      <text:p text:style-name="P163"><text:soft-page-break/></text:p>
      <text:p text:style-name="P30"><text:span text:style-name="T281">The </text:span><text:span text:style-name="Code_20_char"><text:span text:style-name="T281">getStatus()</text:span></text:span><text:span text:style-name="T281"> method returns an indication of the job's completion status, as one of </text:span><text:span text:style-name="T286">the</text:span><text:span text:style-name="T281"> values defined in the </text:span><text:a xlink:type="simple" xlink:href="http://www.jppf.org/api-5/index.html?org/jppf/client/submission/SubmissionStatus.html"><text:span text:style-name="T281">SubmissionStatus</text:span></text:a><text:span text:style-name="T281"> enum:</text:span></text:p>
      <text:p text:style-name="P164"/>
      <text:p text:style-name="P342">public enum SubmissionStatus {</text:p>
      <text:p text:style-name="Code_20_block"><text:span text:style-name="T281"><text:s text:c="2"/></text:span><text:span text:style-name="T87">// The job was just submitted</text:span></text:p>
      <text:p text:style-name="P342"><text:s text:c="2"/>SUBMITTED,</text:p>
      <text:p text:style-name="Code_20_block"><text:span text:style-name="T281"><text:s text:c="2"/></text:span><text:span text:style-name="T87">// The job is currently in the submission queue (on the client side)</text:span></text:p>
      <text:p text:style-name="P342"><text:s text:c="2"/>PENDING,</text:p>
      <text:p text:style-name="Code_20_block"><text:span text:style-name="T281"><text:s text:c="2"/></text:span><text:span text:style-name="T87">// The job is being executed</text:span></text:p>
      <text:p text:style-name="P342"><text:s text:c="2"/>EXECUTING,</text:p>
      <text:p text:style-name="Code_20_block"><text:span text:style-name="T281"><text:s text:c="2"/></text:span><text:span text:style-name="T87">// The job execution is complete</text:span></text:p>
      <text:p text:style-name="P342"><text:s text:c="2"/>COMPLETE,</text:p>
      <text:p text:style-name="Code_20_block"><text:span text:style-name="T281"><text:s text:c="2"/></text:span><text:span text:style-name="T87">// The job execution has failed</text:span></text:p>
      <text:p text:style-name="P342"><text:s text:c="2"/>FAILED</text:p>
      <text:p text:style-name="P342">}</text:p>
      <text:p text:style-name="P164"/>
      <text:p text:style-name="P165"><text:span text:style-name="T292">A notable difference between the </text:span><text:span text:style-name="Code_20_char"><text:span text:style-name="T292">awaitResults(long)</text:span></text:span><text:span text:style-name="T292"> and </text:span><text:span text:style-name="Code_20_char"><text:span text:style-name="T292">get(long, TimeUnit)</text:span></text:span><text:span text:style-name="T292"> methods is that the </text:span><text:span text:style-name="Code_20_char"><text:span text:style-name="T292">get(...)</text:span></text:span><text:span text:style-name="T292"> method will throw a </text:span><text:span text:style-name="Code_20_char"><text:span text:style-name="T292">TimeoutException</text:span></text:span><text:span text:style-name="T292"> whenever the specified timeout expires before the job completes. Other </text:span><text:span text:style-name="T293">than that,</text:span><text:span text:style-name="T292">, </text:span><text:span text:style-name="Code_20_char"><text:span text:style-name="T292">awaitResults(timeout)</text:span></text:span><text:span text:style-name="T292"> is equivalent to </text:span><text:span text:style-name="Code_20_char"><text:span text:style-name="T292">get(timeout, TimeUnit.MILLISECONDS)</text:span></text:span><text:span text:style-name="T292">.</text:span></text:p>
      <text:list xml:id="list28753353" text:continue-numbering="true" text:style-name="Outline">
        <text:list-item>
          <text:list>
            <text:list-item>
              <text:list>
                <text:list-item>
                  <text:h text:style-name="P407" text:outline-level="3">Cancelling a job</text:h>
                </text:list-item>
              </text:list>
            </text:list-item>
          </text:list>
        </text:list-item>
      </text:list>
      <text:p text:style-name="P166"><text:span text:style-name="T293">Cancelling a job can be performed with the </text:span><text:span text:style-name="Code_20_char"><text:span text:style-name="T316">cancel()</text:span></text:span><text:span text:style-name="T316"> and</text:span><text:span text:style-name="T293"> </text:span><text:span text:style-name="Code_20_char"><text:span text:style-name="T293">cancel(boolean mayInterruptIfRunning)</text:span></text:span><text:span text:style-name="T293"> method</text:span><text:span text:style-name="T316">s</text:span><text:span text:style-name="T293"> of </text:span><text:a xlink:type="simple" xlink:href="http://www.jppf.org/api-5/index.html?org/jppf/client/JPPFJob.html"><text:span text:style-name="T171">JPPFJob</text:span></text:a><text:span text:style-name="T171">. </text:span><text:span text:style-name="T293">The </text:span><text:span text:style-name="Code_20_char"><text:span text:style-name="T293">mayInterruptIfRunning</text:span></text:span><text:span text:style-name="T293"> flag specifies whether the job can be cancelled while it is being executed: if the flag is </text:span><text:span text:style-name="Code_20_char"><text:span text:style-name="T293">true</text:span></text:span><text:span text:style-name="T293"> and the job is executing, then it will not be cancelled and the </text:span><text:span text:style-name="Code_20_char"><text:span text:style-name="T293">cancel(...)</text:span></text:span><text:span text:style-name="T293"> method will return </text:span><text:span text:style-name="Code_20_char"><text:span text:style-name="T293">false</text:span></text:span><text:span text:style-name="T293">.</text:span></text:p>
      <text:p text:style-name="P170"/>
      <text:p text:style-name="P166"><text:span text:style-name="T293">Note that the return value of </text:span><text:span text:style-name="Code_20_char"><text:span text:style-name="T293">isCancelled()</text:span></text:span><text:span text:style-name="T293"> will reflect the cancelled state of the job, but only if it was cancelled within the scope of the JPPF client application: with the </text:span><text:a xlink:type="simple" xlink:href="#1.8.4.Cancelling a job|outline"><text:span text:style-name="T293">JPPFClient API</text:span></text:a><text:span text:style-name="T293">, or </text:span><text:span text:style-name="Code_20_char"><text:span text:style-name="T293">JPPFJob.cancel(boolean)</text:span></text:span><text:span text:style-name="T293">, or as the result of setting an </text:span><text:a xlink:type="simple" xlink:href="#1.5.1.2.Job start and expiration scheduling|outline"><text:span text:style-name="T293">expiration schedule in the job's client SLA</text:span></text:a><text:span text:style-name="T293">.</text:span></text:p>
      <text:list xml:id="list28748554" text:continue-numbering="true" text:style-name="Outline">
        <text:list-item>
          <text:list>
            <text:list-item>
              <text:h text:style-name="P424"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8743669"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3">// Compute the key for the specified job. All calls to this method</text:span></text:p>
      <text:p text:style-name="P198"><text:s text:c="2"/>// with the same job instance should always return the same result.</text:p>
      <text:p text:style-name="Code_20_block"><text:s text:c="2"/>K computeKey(JPPFJob job);</text:p>
      <text:p text:style-name="Code_20_block"/>
      <text:p text:style-name="Code_20_block"><text:s text:c="2"/><text:span text:style-name="T33">// Get the keys of all jobs in the persistence store</text:span></text:p>
      <text:p text:style-name="Code_20_block"><text:s text:c="2"/>Collection&lt;K&gt; allKeys() throws JobPersistenceException;</text:p>
      <text:p text:style-name="Code_20_block"/>
      <text:p text:style-name="Code_20_block"><text:s text:c="2"/><text:span text:style-name="T33">// Load a job from the persistence store given its key</text:span></text:p>
      <text:p text:style-name="Code_20_block"><text:s text:c="2"/>JPPFJob loadJob(K key) throws JobPersistenceException;</text:p>
      <text:p text:style-name="Code_20_block"/>
      <text:p text:style-name="Code_20_block"><text:s text:c="2"/><text:span text:style-name="T33">// Store the specified tasks of the specified job with the specified key</text:span></text:p>
      <text:p text:style-name="Code_20_block"><text:s text:c="2"/><text:span text:style-name="T33">// The list of tasks may be used to only store the delta for better performance</text:span></text:p>
      <text:p text:style-name="Code_20_block"><text:s text:c="2"/>void storeJob(K key, JPPFJob job, List&lt;Task<text:span text:style-name="T166">&lt;?&gt;</text:span>&gt; tasks)</text:p>
      <text:p text:style-name="Code_20_block"><text:s text:c="4"/>throws JobPersistenceException;</text:p>
      <text:p text:style-name="Code_20_block"/>
      <text:p text:style-name="Code_20_block"><text:s text:c="2"/><text:span text:style-name="T3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3">// Get the persistence manager</text:span></text:p>
      <text:p text:style-name="Code_20_block"><text:s text:c="2"/>public &lt;T&gt; JobPersistence&lt;T&gt; getPersistenceManager()</text:p>
      <text:p text:style-name="Code_20_block"/>
      <text:p text:style-name="Code_20_block"><text:s text:c="2"/><text:span text:style-name="T3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368"/>
      <text:p text:style-name="Code_20_block">public class DefaultFilePersistenceManager implements JobPersistence&lt;String&gt; {</text:p>
      <text:p text:style-name="Code_20_block"><text:s text:c="2"/><text:span text:style-name="T3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28761627" text:continue-numbering="true" text:style-name="Outline">
        <text:list-item>
          <text:list>
            <text:list-item>
              <text:list>
                <text:list-item>
                  <text:h text:style-name="P417" text:outline-level="3">Job <text:span text:style-name="T289">lifecycle</text:span> notifications: <text:span text:style-name="T289">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text:span text:style-name="Code_20_char">JobListener</text:span></text:a> interface <text:span text:style-name="T287">with the job</text:span>, defined as follows:</text:p>
      <text:p text:style-name="Standard"/>
      <text:p text:style-name="P198">// Listener interface for receiving job execution event notifications</text:p>
      <text:p text:style-name="Code_20_block">public interface JobListener extends EventListener {</text:p>
      <text:p text:style-name="Code_20_block"><text:s text:c="2"/><text:span text:style-name="T33">// Called when a job is sent to the server, or its execution starts locally</text:span></text:p>
      <text:p text:style-name="Code_20_block"><text:s text:c="2"/>void jobStarted(JobEvent event);</text:p>
      <text:p text:style-name="Code_20_block"/>
      <text:p text:style-name="Code_20_block"><text:s text:c="2"/><text:span text:style-name="T33">// Called when the execution of a job is complete</text:span></text:p>
      <text:p text:style-name="Code_20_block"><text:s text:c="2"/>void jobEnded(JobEvent event);</text:p>
      <text:p text:style-name="Code_20_block"/>
      <text:p text:style-name="P198"><text:s text:c="2"/>// Called when a job, or a subset of its tasks, is sent to the server,</text:p>
      <text:p text:style-name="P198"><text:s text:c="2"/>// or to the local executor</text:p>
      <text:p text:style-name="Code_20_block"><text:s text:c="2"/>void jobDispatched(JobEvent event);</text:p>
      <text:p text:style-name="Code_20_block"/>
      <text:p text:style-name="Code_20_block"><text:s text:c="2"/><text:span text:style-name="T3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5">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text:span text:style-name="Code_20_char">JobEvent</text:span></text:a>, which is defined as:</text:p>
      <text:p text:style-name="Standard"/>
      <text:p text:style-name="P198">// Event emitted by a job when its execution starts or completes</text:p>
      <text:p text:style-name="Code_20_block">public class JobEvent extends EventObject {</text:p>
      <text:p text:style-name="Code_20_block"><text:s text:c="2"/><text:span text:style-name="T33">// Get the job source of this event</text:span></text:p>
      <text:p text:style-name="Code_20_block"><text:s text:c="2"/>public JPPFJob getJob()</text:p>
      <text:p text:style-name="Code_20_block"/>
      <text:p text:style-name="Code_20_block"><text:s text:c="2"/><text:span text:style-name="T33">// Get the tasks that were dispatched or returned</text:span></text:p>
      <text:p text:style-name="Code_20_block"><text:s text:c="2"/>public List&lt;Task<text:span text:style-name="T166">&lt;?&gt;</text:span>&gt; get<text:span text:style-name="T166">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3">// Add a job listener</text:span></text:p>
      <text:p text:style-name="Code_20_block"><text:s text:c="2"/>public void addJobListener(JobListener listener)</text:p>
      <text:p text:style-name="Code_20_block"/>
      <text:p text:style-name="Code_20_block"><text:s text:c="2"/><text:span text:style-name="T3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88">It can also be used to collect the results of non-blocking jobs in a fully asynchronous way.</text:span></text:p>
      <text:p text:style-name="P1"/>
      <text:p text:style-name="P167"/>
      <text:p text:style-name="P369"><text:span text:style-name="T282">If you do not need to implement all the methods of </text:span><text:a xlink:type="simple" xlink:href="http://www.jppf.org/api-5/index.html?org/jppf/client/event/JobListener.html"><text:span text:style-name="T282">JobListener</text:span></text:a><text:span text:style-name="T282">, your implementation may instead extend the class </text:span><text:a xlink:type="simple" xlink:href="http://www.jppf.org/api-5/index.html?org/jppf/client/event/JobListenerAdapter.html"><text:span text:style-name="T282">JobListenerAdapter</text:span></text:a><text:span text:style-name="T282">, which provides an empty implementation of each method </text:span><text:span text:style-name="T290">in</text:span><text:span text:style-name="T282"> the interface.</text:span></text:p>
      <text:p text:style-name="P167"/>
      <text:p text:style-name="P31"><text:span text:style-name="T26">Multi-threaded usage note</text:span><text:span text:style-name="T282">: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7"/>
      <text:p text:style-name="P167">Here is a simple example of a thread-safe JobListener implementation:</text:p>
      <text:p text:style-name="P167"/>
      <text:p text:style-name="P222">// counts the total submitted and executed tasks for all jobs</text:p>
      <text:p text:style-name="P343">public class MyJobListener extends JobListenerAdapter {</text:p>
      <text:p text:style-name="P343"><text:s text:c="2"/>private int totalSubmittedTasks = 0;</text:p>
      <text:p text:style-name="P343"><text:s text:c="2"/>private int totalExecutedTasks = 0;</text:p>
      <text:p text:style-name="P343"/>
      <text:p text:style-name="P343"><text:s text:c="2"/>@Override</text:p>
      <text:p text:style-name="P343"><text:s text:c="2"/>public synchronized void jobStarted(JobEvent event) {</text:p>
      <text:p text:style-name="P343"><text:s text:c="4"/>JPPFJob job = event.getJob();</text:p>
      <text:p text:style-name="Code_20_block"><text:span text:style-name="T283"><text:s text:c="4"/></text:span><text:span text:style-name="T88">// add the number of tasks in the job</text:span></text:p>
      <text:p text:style-name="P343"><text:s text:c="4"/>totalSubmittedTasks += job.getJobTasks().size();</text:p>
      <text:p text:style-name="P343"><text:s text:c="4"/>System.out.println("job started: submitted = " + totalSubmittedTasks +</text:p>
      <text:p text:style-name="P343"><text:s text:c="6"/>", executed = " + totalExecutedTasks);</text:p>
      <text:p text:style-name="P343"><text:s text:c="2"/>}</text:p>
      <text:p text:style-name="P343"/>
      <text:p text:style-name="P343"><text:s text:c="2"/>@Override</text:p>
      <text:p text:style-name="P343"><text:s text:c="2"/>public synchronized void jobReturned(JobEvent event) {</text:p>
      <text:p text:style-name="P343"><text:s text:c="4"/>List&lt;Task&lt;?&gt;&gt; tasks = event.getJobTasks();</text:p>
      <text:p text:style-name="Code_20_block"><text:span text:style-name="T283"><text:s text:c="4"/></text:span><text:span text:style-name="T88">// add the number of task results received</text:span></text:p>
      <text:p text:style-name="P343"><text:s text:c="4"/>totalExecutedTasks += tasks.size();</text:p>
      <text:p text:style-name="P343"><text:s text:c="4"/>System.out.println("job returned: submitted = " + totalSubmittedTasks +</text:p>
      <text:p text:style-name="P343"><text:s text:c="6"/>", executed = " + totalExecutedTasks);</text:p>
      <text:p text:style-name="P343"><text:s text:c="2"/>}</text:p>
      <text:p text:style-name="P343">}</text:p>
      <text:p text:style-name="P168"/>
      <text:list xml:id="list28746796" text:continue-numbering="true" text:style-name="Outline">
        <text:list-item>
          <text:list>
            <text:list-item>
              <text:h text:style-name="P425" text:outline-level="2">Sharing data among tasks : the DataProvider API</text:h>
            </text:list-item>
          </text:list>
        </text:list-item>
      </text:list>
      <text:p text:style-name="P1"><text:span text:style-name="Code_20_char"><text:span text:style-name="T106">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6">1</text:span></text:span><text:span text:style-name="Code_20_char"><text:span text:style-name="T106"> referencing A</text:span></text:span><text:span text:style-name="Code_20_char"><text:span text:style-name="T116">1</text:span></text:span><text:span text:style-name="Code_20_char"><text:span text:style-name="T106">, … , Task</text:span></text:span><text:span text:style-name="Code_20_char"><text:span text:style-name="T116">n</text:span></text:span><text:span text:style-name="Code_20_char"><text:span text:style-name="T106"> referencing A</text:span></text:span><text:span text:style-name="Code_20_char"><text:span text:style-name="T116">n</text:span></text:span><text:span text:style-name="Code_20_char"><text:span text:style-name="T106">. We can see that, if the shared object is very large, we will quickly face memory issues. </text:span></text:span></text:p>
      <text:p text:style-name="P1"><text:span text:style-name="Code_20_char"><text:span text:style-name="T106"/></text:span></text:p>
      <text:p text:style-name="P1"><text:span text:style-name="Code_20_char"><text:span text:style-name="T106">To resolve this problem, JPPF provides a mechanism called </text:span></text:span><text:span text:style-name="Code_20_char"><text:span text:style-name="T107">data provider</text:span></text:span><text:span text:style-name="Code_20_char"><text:span text:style-name="T106"> that enables sharing common objects among tasks in the same job. A data provider is an instance of a class that implements the interface </text:span></text:span><text:a xlink:type="simple" xlink:href="http://www.jppf.org/api-5/index.html?org/jppf/node/protocol/DataProvider.html"><text:span text:style-name="Code_20_char">DataProvider</text:span></text:a><text:span text:style-name="Code_20_char"><text:span text:style-name="T106">. Here is the definition of this interface:</text:span></text:span></text:p>
      <text:p text:style-name="P1"><text:span text:style-name="Code_20_char"><text:span text:style-name="T106"/></text:span></text:p>
      <text:p text:style-name="Code_20_block">public interface DataProvider extends <text:span text:style-name="T129">Metadata</text:span> {</text:p>
      <text:p text:style-name="P233"><text:span text:style-name="T129"><text:s text:c="2"/></text:span><text:span text:style-name="T36">// @deprecated: use getParameter(Object) instead</text:span></text:p>
      <text:p text:style-name="P234"><text:s text:c="2"/>&lt;T&gt; T <text:s/>getValue(final Object key) throws Exception;</text:p>
      <text:p text:style-name="P233"><text:span text:style-name="T129"><text:s text:c="2"/></text:span><text:span text:style-name="T36">// @deprecated: use setParameter(Object, Object) instead</text:span></text:p>
      <text:p text:style-name="P234"><text:s text:c="2"/>void setValue(Object key, Object value) throws Exception;</text:p>
      <text:p text:style-name="P233">}</text:p>
      <text:p text:style-name="P1"><text:span text:style-name="Code_20_char"><text:span text:style-name="T106"/></text:span></text:p>
      <text:p text:style-name="P3"><text:span text:style-name="Code_20_char"><text:span text:style-name="T111">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text:span text:style-name="Code_20_char"><text:span text:style-name="T111">Metadata</text:span></text:span></text:a><text:span text:style-name="Code_20_char"><text:span text:style-name="T111"> interface as follows:</text:span></text:span></text:p>
      <text:p text:style-name="P3"><text:span text:style-name="Code_20_char"><text:span text:style-name="T111"/></text:span></text:p>
      <text:p text:style-name="Code_20_block"><text:span text:style-name="Code_20_char"><text:span text:style-name="T130">public interface Metadata extends Serializable {</text:span></text:span></text:p>
      <text:p text:style-name="Code_20_block"><text:span text:style-name="Code_20_char"><text:span text:style-name="T130"><text:s text:c="2"/></text:span></text:span><text:span text:style-name="Code_20_char"><text:span text:style-name="T37">// Retrieve a parameter in the metadata</text:span></text:span></text:p>
      <text:p text:style-name="Code_20_block"><text:span text:style-name="Code_20_char"><text:span text:style-name="T130"><text:s text:c="2"/>&lt;T&gt; T getParameter(Object key);</text:span></text:span></text:p>
      <text:p text:style-name="Code_20_block"><text:span text:style-name="Code_20_char"><text:span text:style-name="T130"><text:s text:c="2"/></text:span></text:span><text:span text:style-name="Code_20_char"><text:span text:style-name="T37">// Return a parameter in the metadata, or a default value if not found</text:span></text:span></text:p>
      <text:p text:style-name="Code_20_block"><text:span text:style-name="Code_20_char"><text:span text:style-name="T130"><text:s text:c="2"/>&lt;T&gt; T getParameter(Object key, T def);</text:span></text:span></text:p>
      <text:p text:style-name="Code_20_block"><text:span text:style-name="Code_20_char"><text:span text:style-name="T130"><text:s text:c="2"/></text:span></text:span><text:span text:style-name="Code_20_char"><text:span text:style-name="T37">// Set or replace a parameter in the metadata</text:span></text:span></text:p>
      <text:p text:style-name="Code_20_block"><text:span text:style-name="Code_20_char"><text:span text:style-name="T130"><text:s text:c="2"/>void setParameter(Object key, Object value);</text:span></text:span></text:p>
      <text:p text:style-name="Code_20_block"><text:span text:style-name="Code_20_char"><text:span text:style-name="T130"><text:s text:c="2"/></text:span></text:span><text:span text:style-name="Code_20_char"><text:span text:style-name="T37">// Remove a parameter from the metadata</text:span></text:span></text:p>
      <text:p text:style-name="Code_20_block"><text:span text:style-name="Code_20_char"><text:span text:style-name="T130"><text:s text:c="2"/>&lt;T&gt; T removeParameter(Object key);</text:span></text:span></text:p>
      <text:p text:style-name="Code_20_block"><text:span text:style-name="Code_20_char"><text:span text:style-name="T130"><text:s text:c="2"/></text:span></text:span><text:span text:style-name="Code_20_char"><text:span text:style-name="T37">// Get the metadata map</text:span></text:span></text:p>
      <text:p text:style-name="Code_20_block"><text:span text:style-name="Code_20_char"><text:span text:style-name="T130"><text:s text:c="2"/>Map&lt;Object, Object&gt; getAll();</text:span></text:span></text:p>
      <text:p text:style-name="Code_20_block"><text:span text:style-name="Code_20_char"><text:span text:style-name="T130"><text:s text:c="2"/></text:span></text:span><text:span text:style-name="Code_20_char"><text:span text:style-name="T37">// Clear all the the metadata</text:span></text:span></text:p>
      <text:p text:style-name="Code_20_block"><text:span text:style-name="Code_20_char"><text:span text:style-name="T130"><text:s text:c="2"/>void clear();</text:span></text:span></text:p>
      <text:p text:style-name="Code_20_block"><text:span text:style-name="Code_20_char"><text:span text:style-name="T130">}</text:span></text:span></text:p>
      <text:p text:style-name="P3"><text:span text:style-name="Code_20_char"><text:span text:style-name="T111"/></text:span></text:p>
      <text:p text:style-name="P3"><text:span text:style-name="Code_20_char"><text:span text:style-name="T106">This is indeed a basic object map interface: you can store objects and associate them with a key, then retrieve these objects using the associated key.</text:span></text:span></text:p>
      <text:p text:style-name="P1"><text:span text:style-name="Code_20_char"><text:span text:style-name="T106"/></text:span></text:p>
      <text:p text:style-name="P4"><text:span text:style-name="Code_20_char"><text:span text:style-name="T106">Here is an example of using a data provider </text:span></text:span><text:span text:style-name="Code_20_char"><text:span text:style-name="T112">i</text:span></text:span><text:span text:style-name="Code_20_char"><text:span text:style-name="T106">n the application:</text:span></text:span></text:p>
      <text:p text:style-name="P1"><text:span text:style-name="Code_20_char"><text:span text:style-name="T106"/></text:span></text:p>
      <text:p text:style-name="Code_20_block">MyLargeObject myLargeObject = ...;</text:p>
      <text:p text:style-name="P198">// create a data provider backed by a Hash<text:span text:style-name="T133">table</text:span></text:p>
      <text:p text:style-name="Code_20_block">DataProvider dataProvider = new MemoryMapDataProvider();</text:p>
      <text:p text:style-name="P198">// store the shared object in the data provider</text:p>
      <text:p text:style-name="Code_20_block">dataProvider.set<text:span text:style-name="T132">Parameter</text:span>("myKey", myLargeObject);</text:p>
      <text:p text:style-name="P235">JPPFJob = new JPPFJob();</text:p>
      <text:p text:style-name="P199">// associate the dataProvider with the job</text:p>
      <text:p text:style-name="P236">job.setDataProvider(dataProvider);</text:p>
      <text:p text:style-name="Code_20_block">job.add(new MyTask());</text:p>
      <text:p text:style-name="P1"><text:span text:style-name="Code_20_char"><text:span text:style-name="T112"/></text:span></text:p>
      <text:p text:style-name="P1"><text:span text:style-name="Code_20_char"><text:span text:style-name="T112">and i</text:span></text:span><text:span text:style-name="Code_20_char"><text:span text:style-name="T106">n </text:span></text:span><text:span text:style-name="Code_20_char"><text:span text:style-name="T112">a</text:span></text:span><text:span text:style-name="Code_20_char"><text:span text:style-name="T106"> task </text:span></text:span><text:span text:style-name="Code_20_char"><text:span text:style-name="T112">implementation</text:span></text:span><text:span text:style-name="Code_20_char"><text:span text:style-name="T106">:</text:span></text:span></text:p>
      <text:p text:style-name="P1"><text:span text:style-name="Code_20_char"><text:span text:style-name="T106"/></text:span></text:p>
      <text:p text:style-name="Code_20_block">public class MyTask extends <text:span text:style-name="T167">Abstract</text:span>Task<text:span text:style-name="T167">&lt;Object&gt;</text:span> {</text:p>
      <text:p text:style-name="Code_20_block"><text:s text:c="2"/>public void run() {</text:p>
      <text:p text:style-name="Code_20_block"><text:s text:c="4"/><text:span text:style-name="T33">// get a reference to the data provider</text:span></text:p>
      <text:p text:style-name="Code_20_block"><text:s text:c="4"/>DataProvider dataProvider = getDataProvider();</text:p>
      <text:p text:style-name="Code_20_block"><text:s text:c="4"/><text:span text:style-name="T33">// retrieve the shared data</text:span></text:p>
      <text:p text:style-name="Code_20_block"><text:s text:c="4"/>MyLargeObject myLargeObject = dataProvider.get<text:span text:style-name="T131">Parameter</text:span>("myKey");</text:p>
      <text:p text:style-name="Code_20_block"><text:s text:c="4"/><text:span text:style-name="T33">// ... use the data ...</text:span></text:p>
      <text:p text:style-name="Code_20_block"><text:s text:c="2"/>}</text:p>
      <text:p text:style-name="Code_20_block">}</text:p>
      <text:p text:style-name="P1"><text:span text:style-name="Code_20_char"><text:span text:style-name="T106"/></text:span></text:p>
      <text:p text:style-name="P1"><text:span text:style-name="Code_20_char"><text:span text:style-name="T106"/></text:span></text:p>
      <text:p text:style-name="P368"><text:span text:style-name="Code_20_char"><text:span text:style-name="T106"/></text:span></text:p>
      <text:p text:style-name="P375"><text:span text:style-name="Code_20_char"><text:span text:style-name="T109">Note 1</text:span></text:span><text:span text:style-name="Code_20_char"><text:span text:style-name="T106">: </text:span></text:span><text:span text:style-name="Code_20_char"><text:span text:style-name="T107">the association of a data provider to each task is done automatically by JPPF and is totally transparent to the application.</text:span></text:span></text:p>
      <text:p text:style-name="P375"><text:span text:style-name="Code_20_char"><text:span text:style-name="T110">Note 2</text:span></text:span><text:span text:style-name="Code_20_char"><text:span text:style-name="T107">: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08">and improve the performance of the job serialization</text:span></text:span><text:span text:style-name="Code_20_char"><text:span text:style-name="T107">.</text:span></text:span></text:p>
      <text:p text:style-name="P1"><text:span text:style-name="Code_20_char"><text:span text:style-name="T106"/></text:span></text:p>
      <text:list xml:id="list28740343" text:continue-numbering="true" text:style-name="Outline">
        <text:list-item>
          <text:list>
            <text:list-item>
              <text:list>
                <text:list-item>
                  <text:h text:style-name="P408" text:outline-level="3">MemoryMapDataProvider: map-based provider</text:h>
                </text:list-item>
              </text:list>
            </text:list-item>
          </text:list>
        </text:list-item>
      </text:list>
      <text:p text:style-name="P5"><text:a xlink:type="simple" xlink:href="http://www.jppf.org/api-5/index.html?org/jppf/node/protocol/MemoryMapDataProvider.html"><text:span text:style-name="Code_20_char">MemoryMapDataProvider</text:span></text:a><text:span text:style-name="Code_20_char"><text:span text:style-name="T106"> is a very simple implementation of the </text:span></text:span><text:span text:style-name="Code_20_char">DataProvider</text:span><text:span text:style-name="Code_20_char"><text:span text:style-name="T106"> interface. It is backed by a </text:span></text:span><text:span text:style-name="Code_20_char">java.util.Hash</text:span><text:span text:style-name="Code_20_char"><text:span text:style-name="T128">table</text:span></text:span><text:span text:style-name="Code_20_char">&lt;Object, Object&gt;</text:span><text:span text:style-name="Code_20_char"><text:span text:style-name="T106">. </text:span></text:span><text:span text:style-name="Code_20_char"><text:span text:style-name="T113">It can be used safely from multiple concurrent threads.</text:span></text:span></text:p>
      <text:list xml:id="list28763240" text:continue-numbering="true" text:style-name="Outline">
        <text:list-item>
          <text:list>
            <text:list-item>
              <text:list>
                <text:list-item>
                  <text:h text:style-name="P409" text:outline-level="3">Data provider for non-JPPF tasks</text:h>
                </text:list-item>
              </text:list>
            </text:list-item>
          </text:list>
        </text:list-item>
      </text:list>
      <text:p text:style-name="P1">By default, tasks whose class does not <text:span text:style-name="T167">implement</text:span> <text:a xlink:type="simple" xlink:href="http://www.jppf.org/api-5/index.html?org/jppf/node/protocol/Task.html"><text:span text:style-name="T167">Task</text:span></text:a> do not have access to the <text:a xlink:type="simple" xlink:href="http://www.jppf.org/api-5/index.html?org/jppf/node/protocol/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JPPFExecutorService</text:a>), annotated with <text:a xlink:type="simple" xlink:href="http://www.jppf.org/api-5/index.html?org/jppf/node/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98">// This interface must be implemented by tasks that are not subclasses</text:p>
      <text:p text:style-name="P198">// of JPPFTask when they need access to the job's DataProvider</text:p>
      <text:p text:style-name="Code_20_block">public interface DataProviderHolder {</text:p>
      <text:p text:style-name="Code_20_block"><text:s text:c="2"/><text:span text:style-name="T3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8755102" text:continue-numbering="true" text:style-name="Outline">
        <text:list-item>
          <text:list>
            <text:list-item>
              <text:h text:style-name="P424"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8761229" text:continue-list="list28766562" text:style-name="List_20_1">
        <text:list-item>
          <text:p text:style-name="P381">the characteristics of the nodes it can run on (server side), or of the channels it can be sent through (client side): the job execution policy</text:p>
        </text:list-item>
        <text:list-item>
          <text:p text:style-name="P381">the time at which a job is scheduled to start</text:p>
        </text:list-item>
        <text:list-item>
          <text:p text:style-name="P381">an expiration date for the job</text:p>
        </text:list-item>
      </text:list>
      <text:p text:style-name="P1"/>
      <text:p text:style-name="P1">The attributes specific to the server side SLA are:</text:p>
      <text:p text:style-name="P1"/>
      <text:list xml:id="list28749944" text:continue-numbering="true" text:style-name="List_20_1">
        <text:list-item>
          <text:p text:style-name="P381">the priority of a job</text:p>
        </text:list-item>
        <text:list-item>
          <text:p text:style-name="P381">whether it is submitted in suspended state</text:p>
        </text:list-item>
        <text:list-item>
          <text:p text:style-name="P381">the maximum number of nodes it can run on</text:p>
        </text:list-item>
        <text:list-item>
          <text:p text:style-name="P381">whether the job is a standard or broadcast job</text:p>
        </text:list-item>
        <text:list-item>
          <text:p text:style-name="P381">whether the server should immediately cancel the job, if the client that submitted it is disconnected</text:p>
        </text:list-item>
      </text:list>
      <text:p text:style-name="P1"/>
      <text:p text:style-name="P1">The attributes specific to the client side SLA are:</text:p>
      <text:p text:style-name="P1"/>
      <text:list xml:id="list28758337" text:continue-numbering="true" text:style-name="List_20_1">
        <text:list-item>
          <text:p text:style-name="P381">the maximum number of channels it can be sent through</text:p>
        </text:list-item>
      </text:list>
      <text:p text:style-name="P1"/>
      <text:p text:style-name="P1">A job SLA is represented by the interface <text:a xlink:type="simple" xlink:href="http://www.jppf.org/api-5/index.html?org/jppf/node/protocol/JobSLA.html"><text:span text:style-name="Code_20_char">JobSLA</text:span></text:a> for the server side SLA, and by the interface <text:a xlink:type="simple" xlink:href="http://www.jppf.org/api-5/index.html?org/jppf/node/protocol/JobClientSLA.html"><text:span text:style-name="Code_20_char">JobClientSLA</text:span></text:a> for the client side SLA. It can be accessed from a job using the related getters and setters:</text:p>
      <text:p text:style-name="P1"/>
      <text:p text:style-name="P334">public class JPPFJob <text:span text:style-name="T291">extends AbstractJPPFJob</text:span></text:p>
      <text:p text:style-name="P334"><text:span text:style-name="T291"><text:s text:c="21"/></text:span>implements Iterable&lt;Task&lt;?&gt;&gt;, <text:span text:style-name="T291">Future</text:span>&lt;Task&lt;?&gt;&gt; {</text:p>
      <text:p text:style-name="P345"><text:s text:c="2"/><text:span text:style-name="T3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27">myJob.getClientSLA().setMaxChannels(2);</text:p>
      <text:p text:style-name="P227">myJob.getSLA().setPriority(1000);</text:p>
      <text:p text:style-name="P1"/>
      <text:p text:style-name="P1">Also note that both interfaces extend the common interface <text:a xlink:type="simple" xlink:href="http://www.jppf.org/api-5/index.html?org/jppf/node/protocol/JobCommonSLA.html"><text:span text:style-name="Code_20_char">JobCommonSLA</text:span></text:a>. We will go into the details of these interfaces in the following sections.</text:p>
      <text:list xml:id="list28740160" text:continue-list="list28755102"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3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8736104"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7"><text:span text:style-name="T184">For a fully detailed description of how to create and use execution policies, please read the </text:span><text:a xlink:type="simple" xlink:href="#1.7.Execution policies|outline"><text:span text:style-name="T4">Execution policies</text:span></text:a><text:span text:style-name="T184"> section of this development guide.</text:span></text:p>
      <text:p text:style-name="P79"/>
      <text:p text:style-name="P80">Example usage:</text:p>
      <text:p text:style-name="P80"/>
      <text:p text:style-name="P269"><text:span text:style-name="T33">// define </text:span><text:span text:style-name="T52">a non-trivial server-side execution policy:</text:span></text:p>
      <text:p text:style-name="P207">// <text:span text:style-name="T185">execute on nodes that have at least 2 threads and whose IPv4 address</text:span></text:p>
      <text:p text:style-name="P207">// <text:span text:style-name="T185">is in the 192.168.1.nnn subnet</text:span></text:p>
      <text:p text:style-name="P269">ExecutionPolicy <text:span text:style-name="T185">server</text:span>Policy = new AtLeast("processing.threads", 2).and(</text:p>
      <text:p text:style-name="P269"><text:s text:c="2"/>new Contains("ipv4.addresses", true, "<text:span text:style-name="T185">192.168.1.</text:span>"));</text:p>
      <text:p text:style-name="P269"><text:span text:style-name="T33">// define </text:span><text:span text:style-name="T52">a client-side execution policy:</text:span></text:p>
      <text:p text:style-name="P207">// <text:span text:style-name="T186">submit</text:span><text:span text:style-name="T185"> </text:span><text:span text:style-name="T186">to</text:span><text:span text:style-name="T185"> the client local executor or </text:span><text:span text:style-name="T186">to</text:span><text:span text:style-name="T185"> drivers whose IPv4 address</text:span></text:p>
      <text:p text:style-name="P207">// <text:span text:style-name="T185">is in the 192.168.1.nnn subnet</text:span></text:p>
      <text:p text:style-name="P269">ExecutionPolicy <text:span text:style-name="T185">client</text:span>Policy = new <text:span text:style-name="T185">Equal</text:span>("<text:span text:style-name="T185">jppf.channel.local</text:span>", <text:span text:style-name="T185">true</text:span>).<text:span text:style-name="T185">or</text:span>(</text:p>
      <text:p text:style-name="P269"><text:s text:c="2"/>new Contains("ipv4.addresses", true, "<text:span text:style-name="T185">192.168.1.</text:span>"));</text:p>
      <text:p text:style-name="P269"><text:span text:style-name="T185">JPPFJob </text:span><text:span text:style-name="T185">job = new JPPFJob();</text:span></text:p>
      <text:p text:style-name="P208">// set the server-side policy</text:p>
      <text:p text:style-name="P270">job.getSLA().setExecutionPolicy(serverPolicy);</text:p>
      <text:p text:style-name="P208">// set the client-side policy</text:p>
      <text:p text:style-name="P270">job.getClientSLA().setExecutionPolicy(clientPolicy);</text:p>
      <text:p text:style-name="P208">// print an XML representation of the server-side policy</text:p>
      <text:p text:style-name="P271">System.out.println("server policy is:\n" + job.getSLA().getExecutionPolicy());</text:p>
      <text:list xml:id="list28758261"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98">// job start schedule</text:p>
      <text:p text:style-name="Code_20_block">public JPPFSchedule getJobSchedule()</text:p>
      <text:p text:style-name="Code_20_block">public void setJobSchedule(JPPFSchedule schedule)</text:p>
      <text:p text:style-name="Code_20_block"><text:s text:c="2"/></text:p>
      <text:p text:style-name="P198">//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text:span text:style-name="Code_20_char">JPPFSchedule</text:span></text:a>. A schedule is normally defined through one of its constructors:</text:p>
      <text:p text:style-name="Standard"/>
      <text:p text:style-name="P36">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98">//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5">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24">String dateFormat = "MM/dd/yyyy hh:mm a z";</text:p>
      <text:p text:style-name="P198">// set the job to expire on September 30, 2010 at 12:08 PM in the CEDT time zone</text:p>
      <text:p text:style-name="Code_20_block">JPPFSchedule schedule = new JPPFSchedule(<text:span text:style-name="T117">"09/30/2010 12:08 PM CEDT", dateFormat</text:span>);</text:p>
      <text:p text:style-name="Code_20_block">myJob.getSLA().setJobExpirationSchedule(mySchedule);</text:p>
      <text:list xml:id="list28749550"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3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3">//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3">// Determine whether the job should be canceled by the server</text:span></text:p>
      <text:p text:style-name="Code_20_block"><text:s text:c="2"/><text:span text:style-name="T33">// if the client gets disconnected</text:span></text:p>
      <text:p text:style-name="Code_20_block"><text:s text:c="2"/>boolean isCancelUponClientDisconnect();</text:p>
      <text:p text:style-name="Code_20_block"><text:s text:c="2"/>void setCancelUponClientDisconnect(boolean cancelUponClientDisconnect);</text:p>
      <text:p text:style-name="P240"/>
      <text:p text:style-name="P240"><text:span text:style-name="T139"><text:s text:c="2"/></text:span><text:span text:style-name="T38">// expiration schedule for any subset of the job dispatched to a node</text:span></text:p>
      <text:p text:style-name="P243"><text:s text:c="2"/>JPPFSchedule getDispatchExpirationSchedule();</text:p>
      <text:p text:style-name="P243"><text:s text:c="2"/>void setDispatchExpirationSchedule(JPPFSchedule schedule);</text:p>
      <text:p text:style-name="P243"/>
      <text:p text:style-name="P240"><text:span text:style-name="T139"><text:s text:c="2"/></text:span><text:span text:style-name="T38">// number of times a dispatched task can expire before it is finally cancelled</text:span></text:p>
      <text:p text:style-name="P243"><text:s text:c="2"/>int getMaxDispatchExpirations();</text:p>
      <text:p text:style-name="P243"><text:s text:c="2"/>void setMaxDispatchExpirations(int max);</text:p>
      <text:p text:style-name="P240"/>
      <text:p text:style-name="Code_20_block"><text:span text:style-name="T146"><text:s text:c="2"/></text:span><text:span text:style-name="T39">// class path associated with the job</text:span></text:p>
      <text:p text:style-name="P248"><text:s text:c="2"/>ClassPath getClassPath();</text:p>
      <text:p text:style-name="P248"><text:s text:c="2"/>void setClassPath(ClassPath classpath);</text:p>
      <text:p text:style-name="Code_20_block">}</text:p>
      <text:list xml:id="list28748829"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5">The default priority is zero.</text:span></text:p>
      <text:p text:style-name="Standard"/>
      <text:p text:style-name="P43">Example usage:</text:p>
      <text:p text:style-name="P43"/>
      <text:p text:style-name="P242">JPPFJob job1 = new JPPFJob();</text:p>
      <text:p text:style-name="P245">job1.getSLA().setPriority(10); <text:span text:style-name="T33">// create </text:span><text:span text:style-name="T51">the</text:span><text:span text:style-name="T33"> job with a non-default priority</text:span></text:p>
      <text:p text:style-name="P242">JPPFJob job2 = new JPPFJob();</text:p>
      <text:p text:style-name="P245">job2.getSLA().setPriority(job1.getSLA().getPriority() + 1); <text:span text:style-name="T33">// slightly higher priority</text:span></text:p>
      <text:list xml:id="list28736383"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2">The default value of this attribute is equal to </text:span><text:a xlink:type="simple" xlink:href="http://docs.oracle.com/javase/7/docs/api/java/lang/Integer.html#MAX_VALUE"><text:span text:style-name="T142">Integer.MAX_VALUE</text:span></text:a><text:span text:style-name="T142">, i.e. 2</text:span><text:span text:style-name="T143">31</text:span><text:span text:style-name="T142">-1</text:span></text:p>
      <text:p text:style-name="P1"/>
      <text:p text:style-name="P1">The resulting assignment of nodes to the job is influenced by other attributes, especially the job priority and an eventual execution policy. The maximum number of nodes is <text:span text:style-name="T183">also </text:span>a manageable attribute, which means it can be dynamically updated, while the job is still executing, using the JPPF administration console or the related management APIs.</text:p>
      <text:p text:style-name="P1"/>
      <text:p text:style-name="P44"/>
      <text:p text:style-name="P371">Example usage:</text:p>
      <text:p text:style-name="P44"/>
      <text:p text:style-name="P242">JPPFJob job = new JPPFJob();</text:p>
      <text:p text:style-name="P201">// this job will execute on a maximum of 10 nodes</text:p>
      <text:p text:style-name="P242">job.getSLA().setMaxNodes(10);</text:p>
      <text:list xml:id="list28759034"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5">Example usage:</text:p>
      <text:p text:style-name="P45"/>
      <text:p text:style-name="P244">JPPFJob job = new JPPFJob();</text:p>
      <text:p text:style-name="P200"><text:span text:style-name="T139">// this job will </text:span><text:span text:style-name="T140">be submitted to the server and will remain suspended until</text:span></text:p>
      <text:p text:style-name="P200"><text:span text:style-name="T139">// </text:span><text:span text:style-name="T140">it is resumed or cancelled via the admin console or management APIs</text:span></text:p>
      <text:p text:style-name="P241"><text:span text:style-name="T139">job.getSLA().set</text:span><text:span text:style-name="T140">Suspended</text:span><text:span text:style-name="T139">(</text:span><text:span text:style-name="T140">true</text:span><text:span text:style-name="T139">);</text:span></text:p>
      <text:list xml:id="list28763229"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8761264" text:continue-list="list28758337" text:style-name="List_20_1">
        <text:list-item>
          <text:p text:style-name="P377">a broadcast job is executed on <text:span text:style-name="T120">all </text:span>the nodes <text:span text:style-name="T120">connected to the driver, </text:span>at the time the job is received by the JPPF driver. <text:span text:style-name="T120">This includes nodes that are executing another job at that time</text:span></text:p>
        </text:list-item>
        <text:list-item>
          <text:p text:style-name="P377">if a node dies or disconnects while the job is executing on it, the job is canceled for this node</text:p>
        </text:list-item>
        <text:list-item>
          <text:p text:style-name="P377">if a new node connects while the job is executing, the broadcast job will not execute on it</text:p>
        </text:list-item>
        <text:list-item>
          <text:p text:style-name="P377">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8758639" text:continue-list="list28763229"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5">Example usage:</text:p>
      <text:p text:style-name="P45"/>
      <text:p text:style-name="P241">JPPFJob myJob = new JPPFJob();</text:p>
      <text:p text:style-name="P241">myJob.getSLA().set<text:span text:style-name="T140">CancelUponDisconnect</text:span>(true);</text:p>
      <text:list xml:id="list28738424" text:continue-numbering="true" text:style-name="Outline">
        <text:list-item>
          <text:list>
            <text:list-item>
              <text:list>
                <text:list-item>
                  <text:list>
                    <text:list-item>
                      <text:h text:style-name="P434" text:outline-level="4">Expiration of job dispatches</text:h>
                    </text:list-item>
                  </text:list>
                </text:list-item>
              </text:list>
            </text:list-item>
          </text:list>
        </text:list-item>
      </text:list>
      <text:p text:style-name="P7"><text:span text:style-name="T16">Definition</text:span><text:span text:style-name="T144">: </text:span><text:span text:style-name="T2">a job dispatch is the whole or part of a job that is dispatched by the server to a node.</text:span></text:p>
      <text:p text:style-name="P46"/>
      <text:p text:style-name="P7"><text:span text:style-name="T144">The server-side job SLA enables specifying whether a job dispatch will expire, along with the behavior upon exipration. This is done with a combination of two attributes: a </text:span><text:span text:style-name="T2">dispatch expiration schedule</text:span><text:span text:style-name="T144">, which specifies when the dispatch will expire, and a </text:span><text:span text:style-name="T2">maximum number of expirations</text:span><text:span text:style-name="T144"> after which the tasks in the dispatch will be cancelled instead of resubmitted. By default, a job dispatch will not expire and the number of expirations is set to zero (tasks are cancelled upon the first expiration, if any).</text:span></text:p>
      <text:p text:style-name="P46"><text:soft-page-break/></text:p>
      <text:p text:style-name="P46">One possible use for this mechanism is to prevent resource-intensive tasks from bloating slow nodes, without having to cancel the whole job or set timeouts on inidividual tasks.</text:p>
      <text:p text:style-name="P46"/>
      <text:p text:style-name="P46">Example usage:</text:p>
      <text:p text:style-name="P46"/>
      <text:p text:style-name="P246">JPPFJob job = new JPPFJob();</text:p>
      <text:p text:style-name="P202">// job dispatches will expire if they execute for more than 5 seconds</text:p>
      <text:p text:style-name="P246">job.getSLA().setDispatchExpirationSchedule(new JPPFSchedule(5000L));</text:p>
      <text:p text:style-name="P202">// dispatched tasks will be resubmitted at most 2 times before they are cancelled.</text:p>
      <text:p text:style-name="P246">job.getSLA().setMaxDispatchExpirations(2);</text:p>
      <text:list xml:id="list28765759" text:continue-numbering="true" text:style-name="Outline">
        <text:list-item>
          <text:list>
            <text:list-item>
              <text:list>
                <text:list-item>
                  <text:list>
                    <text:list-item>
                      <text:h text:style-name="P435" text:outline-level="4">Setting a class path onto the job</text:h>
                    </text:list-item>
                  </text:list>
                </text:list-item>
              </text:list>
            </text:list-item>
          </text:list>
        </text:list-item>
      </text:list>
      <text:p text:style-name="P51">The classpath attribute of the job SLA allows sending library files along with the job and its tasks. Out of the box, this attribute is only used by offline nodes, to work around the fact that offline nodes do no have remote class loading capabilities. <text:span text:style-name="T147">The class path attribute, by default empty but not not null, is accessed with the following methods:</text:span></text:p>
      <text:p text:style-name="P52"/>
      <text:p text:style-name="P249">public interface JobClientSLA extends JobCommonSLA {</text:p>
      <text:p text:style-name="Code_20_block"><text:span text:style-name="T147"><text:s text:c="2"/></text:span><text:span text:style-name="T40">// get / set the class path associated with the job</text:span></text:p>
      <text:p text:style-name="P249"><text:s text:c="2"/>ClassPath getClassPath();</text:p>
      <text:p text:style-name="P249"><text:s text:c="2"/>void setClassPath(ClassPath classpath);</text:p>
      <text:p text:style-name="P249">}</text:p>
      <text:p text:style-name="P52"/>
      <text:p text:style-name="P53"><text:span text:style-name="T147">We can see that a class path is represented by the </text:span><text:a xlink:type="simple" xlink:href="http://www.jppf.org/api-5/index.html?org/jppf/node/protocol/ClassPath.html"><text:span text:style-name="T147">ClassPath</text:span></text:a><text:span text:style-name="T147"> interface, defined as follows:</text:span></text:p>
      <text:p text:style-name="P54"/>
      <text:p text:style-name="P250">public interface ClassPath extends Serializable, Iterable&lt;ClassPathElement&gt; {</text:p>
      <text:p text:style-name="Code_20_block"><text:span text:style-name="T148"><text:s text:c="2"/></text:span><text:span text:style-name="T41">// add an element to this classpath</text:span></text:p>
      <text:p text:style-name="P250"><text:s text:c="2"/>ClassPath add(ClassPathElement element);</text:p>
      <text:p text:style-name="P250"><text:s text:c="2"/>ClassPath add(String name, Location&lt;?&gt; location);</text:p>
      <text:p text:style-name="P250"><text:s text:c="2"/>ClassPath add(String name, Location&lt;?&gt; localLocation, Location&lt;?&gt; remoteLocation);</text:p>
      <text:p text:style-name="P250"/>
      <text:p text:style-name="Code_20_block"><text:span text:style-name="T148"><text:s text:c="2"/></text:span><text:span text:style-name="T41">// remove an element from this classpath</text:span></text:p>
      <text:p text:style-name="P250"><text:s text:c="2"/>ClassPath remove(ClassPathElement element);</text:p>
      <text:p text:style-name="P250"><text:s text:c="2"/>ClassPath remove(String name);</text:p>
      <text:p text:style-name="P250"/>
      <text:p text:style-name="Code_20_block"><text:span text:style-name="T148"><text:s text:c="2"/></text:span><text:span text:style-name="T41">// get an element with the specified name</text:span></text:p>
      <text:p text:style-name="P250"><text:s text:c="2"/>ClassPathElement element(String name);</text:p>
      <text:p text:style-name="P250"/>
      <text:p text:style-name="Code_20_block"><text:span text:style-name="T148"><text:s text:c="2"/></text:span><text:span text:style-name="T41">// get all the elements in this classpath</text:span></text:p>
      <text:p text:style-name="P250"><text:s text:c="2"/>Collection&lt;ClassPathElement&gt; allElements();</text:p>
      <text:p text:style-name="P250"/>
      <text:p text:style-name="Code_20_block"><text:span text:style-name="T148"><text:s text:c="2"/></text:span><text:span text:style-name="T41">// empty this classpath (remove all elements)</text:span></text:p>
      <text:p text:style-name="P250"><text:s text:c="2"/>ClassPath clear();</text:p>
      <text:p text:style-name="P250"/>
      <text:p text:style-name="Code_20_block"><text:span text:style-name="T148"><text:s text:c="2"/></text:span><text:span text:style-name="T41">// is this classpath empty?</text:span></text:p>
      <text:p text:style-name="P250"><text:s text:c="2"/>boolean isEmpty();</text:p>
      <text:p text:style-name="P250"/>
      <text:p text:style-name="Code_20_block"><text:span text:style-name="T148"><text:s text:c="2"/></text:span><text:span text:style-name="T41">// should the node force a reset of the class loader before executing the tasks?</text:span></text:p>
      <text:p text:style-name="P250"><text:s text:c="2"/>boolean isForceClassLoaderReset();</text:p>
      <text:p text:style-name="P250"><text:s text:c="2"/>void setForceClassLoaderReset(boolean forceReset);</text:p>
      <text:p text:style-name="P251">}</text:p>
      <text:p text:style-name="P55"/>
      <text:p text:style-name="P9"><text:span text:style-name="T149">Note that one of the </text:span><text:span text:style-name="Code_20_char"><text:span text:style-name="T149">add(...)</text:span></text:span><text:span text:style-name="T149"> methods uses a </text:span><text:a xlink:type="simple" xlink:href="http://www.jppf.org/api-5/index.html?org/jppf/node/protocol/ClassPathElement.html"><text:span text:style-name="T149">ClassPathElement</text:span></text:a><text:span text:style-name="T149"> as parameter, while the others use a name with one or two </text:span><text:a xlink:type="simple" xlink:href="http://www.jppf.org/api-5/index.html?org/jppf/location/Location.html"><text:span text:style-name="T149">Location</text:span></text:a><text:span text:style-name="T149"> objects </text:span><text:span text:style-name="T153">(see the </text:span><text:a xlink:type="simple" xlink:href="#1.1.9.The Location API|outline"><text:span text:style-name="T153">Location API</text:span></text:a><text:span text:style-name="T153"> section)</text:span><text:span text:style-name="T149">. These methods are equivalent. For the last two, JPPF will internally create instances of a default implementation of ClassPathElement (class <text:s/></text:span><text:a xlink:type="simple" xlink:href="http://www.jppf.org/api-5/index.html?org/jppf/node/protocol/ClassPathElementImpl.html"><text:span text:style-name="T149">ClassPathElementImpl</text:span></text:a><text:span text:style-name="T149">). It is preferred to avoid creating </text:span><text:span text:style-name="Code_20_char"><text:span text:style-name="T149">ClassPathElement</text:span></text:span><text:span text:style-name="T149"> instances, as it makes the code less cumbersome and independent from any specific implementation.</text:span></text:p>
      <text:p text:style-name="P58"/>
      <text:p text:style-name="P78"><text:span text:style-name="T150">Also note that </text:span><text:a xlink:type="simple" xlink:href="http://www.jppf.org/api-5/index.html?org/jppf/node/protocol/ClassPath.html"><text:span text:style-name="T147">ClassPath</text:span></text:a><text:span text:style-name="T150"> implements </text:span><text:a xlink:type="simple" xlink:href="http://docs.oracle.com/javase/7/docs/api/index.html?java/lang/Iterable.html"><text:span text:style-name="T150">Iterable</text:span></text:a><text:span text:style-name="T150">&lt;</text:span><text:a xlink:type="simple" xlink:href="http://www.jppf.org/api-5/index.html?org/jppf/node/protocol/ClassPathElement.html"><text:span text:style-name="T150">ClassPathElement</text:span></text:a><text:span text:style-name="T150">&gt;, so that it can be used in </text:span><text:span text:style-name="Code_20_char"><text:span text:style-name="T150">for</text:span></text:span><text:span text:style-name="T150"> loops:</text:span></text:p>
      <text:p text:style-name="P58"/>
      <text:p text:style-name="P253">for (ClassPathElement elt: myJob.getSLA().getClassPath()) ...;</text:p>
      <text:p text:style-name="P57"/>
      <text:p text:style-name="P56"/>
      <text:p text:style-name="P372"><text:span text:style-name="T149">The </text:span><text:a xlink:type="simple" xlink:href="http://www.jppf.org/api-5/index.html?org/jppf/node/protocol/ClassPathElement.html"><text:span text:style-name="T149">ClassPathElement</text:span></text:a><text:span text:style-name="T149"> interface is defined as follows:</text:span></text:p>
      <text:p text:style-name="P56"/>
      <text:p text:style-name="P254">public interface ClassPathElement extends Serializable {</text:p>
      <text:p text:style-name="P252"><text:span text:style-name="T149"><text:s text:c="2"/></text:span><text:span text:style-name="T42">// get the name of this classpath element</text:span></text:p>
      <text:p text:style-name="P254"><text:s text:c="2"/>String getName();</text:p>
      <text:p text:style-name="P252"><text:span text:style-name="T149"><text:s text:c="3"/></text:span><text:span text:style-name="T42">// get the </text:span><text:span text:style-name="T44">local (to the client)</text:span><text:span text:style-name="T42"> location of this element</text:span></text:p>
      <text:p text:style-name="P254"><text:s text:c="2"/>Location&lt;?&gt; getLocalLocation();</text:p>
      <text:p text:style-name="P252"><text:span text:style-name="T149"><text:s text:c="3"/></text:span><text:span text:style-name="T42">// get the </text:span><text:span text:style-name="T44">remote (local to the node) </text:span><text:span text:style-name="T42">location of this element, </text:span><text:span text:style-name="T44">if any</text:span></text:p>
      <text:p text:style-name="P254"><text:s text:c="2"/>Location&lt;?&gt; getRemoteLocation();</text:p>
      <text:p text:style-name="P252"><text:span text:style-name="T149"><text:s text:c="3"/></text:span><text:span text:style-name="T42">// </text:span><text:span text:style-name="T43">p</text:span><text:span text:style-name="T42">erform a validation of this classpath element</text:span></text:p>
      <text:p text:style-name="P254"><text:s text:c="2"/>boolean validate();</text:p>
      <text:p text:style-name="P254">}</text:p>
      <text:p text:style-name="P56"/>
      <text:p text:style-name="P8"><text:span text:style-name="T151">JPPF provides a default implementation </text:span><text:a xlink:type="simple" xlink:href="http://www.jppf.org/api-5/index.html?org/jppf/node/protocol/ClassPathElementImpl.html"><text:span text:style-name="T151">ClassPathElementImpl</text:span></text:a><text:span text:style-name="T151"> which does not perform any validation, that is, its </text:span><text:span text:style-name="Code_20_char"><text:span text:style-name="T151">validate()</text:span></text:span><text:span text:style-name="T151"> method always returns </text:span><text:span text:style-name="Code_20_char"><text:span text:style-name="T151">true</text:span></text:span><text:span text:style-name="T151">.</text:span></text:p>
      <text:p text:style-name="P59"/>
      <text:p text:style-name="P60">Finally, here is an example of how this can all be put together:</text:p>
      <text:p text:style-name="P60"/>
      <text:p text:style-name="P255">JPPFJob myJob = new JPPFJob();</text:p>
      <text:p text:style-name="P255">ClassPath classpath = myJob.getSLA().getClassPath();</text:p>
      <text:p text:style-name="P205">// wrap a jar file into a FileLocation object</text:p>
      <text:p text:style-name="Code_20_block"><text:span text:style-name="T152">Location </text:span><text:span text:style-name="T153">jar</text:span><text:span text:style-name="T152">Location = new FileLocation(“libs/MyLib.jar”);</text:span></text:p>
      <text:p text:style-name="P205">// copy the jar file into memory</text:p>
      <text:p text:style-name="Code_20_block"><text:span text:style-name="T152">Location location = </text:span><text:span text:style-name="T153">jar</text:span><text:span text:style-name="T152">Location.copyTo(new MemoryLocation(</text:span><text:span text:style-name="T153">jar</text:span><text:span text:style-name="T152">Location.size());</text:span></text:p>
      <text:p text:style-name="P204"><text:span text:style-name="T153">// </text:span><text:span text:style-name="T154">or </text:span><text:span text:style-name="T153">another way to do this:</text:span></text:p>
      <text:p text:style-name="P225"><text:span text:style-name="T152">location = new MemoryLocation(</text:span><text:span text:style-name="T153">jar</text:span><text:span text:style-name="T152">Location.</text:span><text:span text:style-name="T153">toByteArray()</text:span><text:span text:style-name="T152">);</text:span></text:p>
      <text:p text:style-name="P205">// add it as classpath element</text:p>
      <text:p text:style-name="Code_20_block"><text:span text:style-name="T152">classpath.add(“</text:span><text:span text:style-name="T153">myL</text:span><text:span text:style-name="T152">ib”, location);</text:span></text:p>
      <text:p text:style-name="P205">// the following is functionally equivalent:</text:p>
      <text:p text:style-name="P225"><text:span text:style-name="T152">classpath.add(new ClassPathElementImpl(“</text:span><text:span text:style-name="T153">myL</text:span><text:span text:style-name="T152">ib”, <text:s/>location));</text:span></text:p>
      <text:p text:style-name="P204"><text:span text:style-name="T152">// </text:span><text:span text:style-name="T153">tell the node to reset the tasks classloader with this new class path</text:span></text:p>
      <text:p text:style-name="P226">classpath.setForceClassLoaderReset(true);</text:p>
      <text:list xml:id="list28759612" text:continue-numbering="true" text:style-name="Outline">
        <text:list-item>
          <text:list>
            <text:list-item>
              <text:list>
                <text:list-item>
                  <text:list>
                    <text:list-item>
                      <text:h text:style-name="P436" text:outline-level="4">Maximum number of tasks resubmits</text:h>
                    </text:list-item>
                  </text:list>
                </text:list-item>
              </text:list>
            </text:list-item>
          </text:list>
        </text:list-item>
      </text:list>
      <text:p text:style-name="P117"><text:span text:style-name="T222">As we have seen in the “</text:span><text:a xlink:type="simple" xlink:href="#1.1.5.Resubmitting a task|outline"><text:span text:style-name="T222">resubmitting a task</text:span></text:a><text:span text:style-name="T222">” section, tasks have the ability to schedule themselves for resubmission by the server. The job server-side SLA allows you to set the maximum number of times this can occur, with the following accessors:</text:span></text:p>
      <text:p text:style-name="P119"/>
      <text:p text:style-name="P287">public interface JobSLA extends JobCommonSLA {</text:p>
      <text:p text:style-name="P286"><text:span text:style-name="T222"><text:s text:c="2"/></text:span><text:span text:style-name="T61">// get the naximum number of times a task can resubmit itself</text:span></text:p>
      <text:p text:style-name="P286"><text:span text:style-name="T222"><text:s text:c="2"/></text:span><text:span text:style-name="T61">// via AbstractTask.setResubmit(boolean)</text:span></text:p>
      <text:p text:style-name="P287"><text:s text:c="2"/>int getMaxTaskResubmits();</text:p>
      <text:p text:style-name="P287"/>
      <text:p text:style-name="P286"><text:span text:style-name="T222"><text:s text:c="2"/></text:span><text:span text:style-name="T61">// set the naximum number of times a task can resubmit itself</text:span></text:p>
      <text:p text:style-name="P288"><text:s text:c="2"/>void setMaxTaskResubmits(int maxResubmits);</text:p>
      <text:p text:style-name="P287"/>
      <text:p text:style-name="P289"><text:span text:style-name="T301"><text:s text:c="2"/></text:span><text:span text:style-name="T90">// Determine whether the max resubmits limit for tasks is also applied</text:span></text:p>
      <text:p text:style-name="P289"><text:span text:style-name="T301"><text:s text:c="2"/></text:span><text:span text:style-name="T90">// when tasks are resubmitted due to a node error</text:span></text:p>
      <text:p text:style-name="P349"><text:s text:c="2"/>boolean isApplyMaxResubmitsUponNodeError();</text:p>
      <text:p text:style-name="P349"/>
      <text:p text:style-name="P348"><text:span text:style-name="T301"><text:s text:c="2"/></text:span><text:span text:style-name="T90">// Specify whether the max resubmits limit for tasks should also be applied</text:span></text:p>
      <text:p text:style-name="P348"><text:span text:style-name="T301"><text:s text:c="2"/></text:span><text:span text:style-name="T90">// when tasks are resubmitted due to a node error</text:span></text:p>
      <text:p text:style-name="P349"><text:s text:c="2"/>void setApplyMaxResubmitsUponNodeError(boolean applyMaxResubmitsUponNodeError);</text:p>
      <text:p text:style-name="P287">}</text:p>
      <text:p text:style-name="P119"/>
      <text:p text:style-name="P117"><text:span text:style-name="T222">The default value for the </text:span><text:span text:style-name="Code_20_char"><text:span text:style-name="T222">maxTaskResubmits</text:span></text:span><text:span text:style-name="T222"> attribute is 1, </text:span><text:span text:style-name="T224">which means </text:span><text:span text:style-name="T222">that </text:span><text:span text:style-name="T224">by default </text:span><text:span text:style-name="T222">a task can resubmit itself at most once. </text:span><text:span text:style-name="T266">Additionally, this attribute can be overriden by setting the </text:span><text:a xlink:type="simple" xlink:href="#1.1.5.Resubmitting a task|outline"><text:span text:style-name="T267">maxResubmits attribute</text:span></text:a><text:span text:style-name="T266"> of individual tasks.</text:span></text:p>
      <text:p text:style-name="P122"/>
      <text:p text:style-name="P118"><text:span text:style-name="T301">The </text:span><text:span text:style-name="Code_20_char"><text:span text:style-name="T301">applyMaxResubmitsUponNodeError</text:span></text:span><text:span text:style-name="T301"> flag is set to false by default. This means that, when the tasks are resubmitted due to a node connection error, the resubmit will not count with regards to the limit. To change this behavior, </text:span><text:span text:style-name="Code_20_char"><text:span text:style-name="T301">setApplyMaxResubmitsUponNodeError(true)</text:span></text:span><text:span text:style-name="T301"> must be called explicitely.</text:span></text:p>
      <text:p text:style-name="P119"/>
      <text:p text:style-name="P120"/>
      <text:p text:style-name="P374">Example usage:</text:p>
      <text:p text:style-name="P120"/>
      <text:p text:style-name="P290">public class MyTask extends AbstractTask&lt;String&gt; {</text:p>
      <text:p text:style-name="P291"><text:s text:c="2"/>@Override public void run() {</text:p>
      <text:p text:style-name="Code_20_block"><text:span text:style-name="T223"><text:s text:c="4"/></text:span><text:span text:style-name="T62">// </text:span><text:span text:style-name="T63">unconditional resubmit could lead to an infinite loop</text:span></text:p>
      <text:p text:style-name="P290"><text:s text:c="4"/>setResubmit(true);</text:p>
      <text:p text:style-name="Code_20_block"><text:span text:style-name="T223"><text:s text:c="4"/></text:span><text:span text:style-name="T62">// the result will only be kept after the max number of resubmits is reached</text:span></text:p>
      <text:p text:style-name="P290"><text:s text:c="4"/>setResult("success");</text:p>
      <text:p text:style-name="P290"><text:s text:c="2"/>}</text:p>
      <text:p text:style-name="P290">}</text:p>
      <text:p text:style-name="P290"/>
      <text:p text:style-name="P290">JPPFJob job = new JPPFJob();</text:p>
      <text:p text:style-name="P290">job.add(new MyTask());</text:p>
      <text:p text:style-name="P212">// tasks can be resubmitted 4 times, meaning they can execute up to 5 times total</text:p>
      <text:p text:style-name="P292">job.getSLA().setMaxTaskResubmits(4);</text:p>
      <text:p text:style-name="P213">// <text:span text:style-name="T302">resubmits due to node errors are also counted</text:span></text:p>
      <text:p text:style-name="P292">job.getSLA().set<text:span text:style-name="T302">Apply</text:span>MaxResubmits<text:span text:style-name="T302">UponNodeError</text:span>(<text:span text:style-name="T302">true</text:span>);</text:p>
      <text:p text:style-name="P212">// ... submit the job and get the results ...</text:p>
      <text:list xml:id="list28737417" text:continue-numbering="true" text:style-name="Outline">
        <text:list-item>
          <text:list>
            <text:list-item>
              <text:list>
                <text:list-item>
                  <text:list>
                    <text:list-item>
                      <text:h text:style-name="P437" text:outline-level="4">Disabling remote class loading during job execution</text:h>
                    </text:list-item>
                  </text:list>
                </text:list-item>
              </text:list>
            </text:list-item>
          </text:list>
        </text:list-item>
      </text:list>
      <text:p text:style-name="P123">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3"/>
      <text:p text:style-name="P364">public interface JobSLA extends JobCommonSLA {</text:p>
      <text:p text:style-name="Code_20_block"><text:span text:style-name="T314"><text:s text:c="2"/></text:span><text:span text:style-name="T99">// Determine whether remote class loading is enabled for the job. Default to true</text:span></text:p>
      <text:p text:style-name="P364"><text:s text:c="2"/>boolean isRemoteClassLoadingEnabled();</text:p>
      <text:p text:style-name="P364"/>
      <text:p text:style-name="Code_20_block"><text:span text:style-name="T314"><text:s text:c="2"/></text:span><text:span text:style-name="T99">// Specify whether remote class loading is enabled for the job</text:span></text:p>
      <text:p text:style-name="P364"><text:s text:c="2"/>void setRemoteClassLoadingEnabled(boolean enabled);</text:p>
      <text:p text:style-name="P364">}</text:p>
      <text:p text:style-name="P123"/>
      <text:p text:style-name="P121"><text:span text:style-name="T28">Note 1</text:span><text:span text:style-name="T314">: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3"/>
      <text:p text:style-name="P121"><text:span text:style-name="T28">Note 2</text:span><text:span text:style-name="T314">: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4"/>
      <text:list xml:id="list28741976" text:continue-numbering="true" text:style-name="Outline">
        <text:list-item>
          <text:list>
            <text:list-item>
              <text:list>
                <text:list-item>
                  <text:h text:style-name="P417" text:outline-level="3">Client side SLA attributes</text:h>
                </text:list-item>
              </text:list>
            </text:list-item>
          </text:list>
        </text:list-item>
      </text:list>
      <text:p text:style-name="P1">A client-side SLA is described by the interface <text:a xlink:type="simple" xlink:href="http://www.jppf.org/api-5/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33">// The maximum number of channels the job can be sent through,</text:span></text:p>
      <text:p text:style-name="Code_20_block"><text:s text:c="2"/><text:span text:style-name="T3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5">Note</text:span>: <text:span text:style-name="T1">since JPPF clients do not have a management interface, none of the client-side SLA attributes are manageable.</text:span></text:p>
      <text:list xml:id="list28761721"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1">The default value of this attribute is 1.</text:span></text:p>
      <text:p text:style-name="P48"/>
      <text:p text:style-name="P49">Using more than one channel for a job enables faster I/O between the client and the server, since the job can be split in multiple chunks and sent to the server via multiple channels in parallel.</text:p>
      <text:p text:style-name="P1"/>
      <text:p text:style-name="P1"><text:span text:style-name="T15">Note 1</text:span>: <text:span text:style-name="T1">when the JPPF client is configured with a single server connection, this attribute has no effect.</text:span></text:p>
      <text:p text:style-name="P1"><text:span text:style-name="T15">Note 2</text:span>: <text:span text:style-name="T1">when local execution is enabled in the JPPF client, the local executor counts as one (additional) channel.</text:span></text:p>
      <text:p text:style-name="P1"><text:span text:style-name="T15">Note 3</text:span>: <text:span text:style-name="T1">the resulting assignment of channels to the job is influenced by other attributes, especially the execution policy.</text:span></text:p>
      <text:p text:style-name="Standard"/>
      <text:p text:style-name="P50">Example usage:</text:p>
      <text:p text:style-name="P50"/>
      <text:p text:style-name="P247">JPPFJob job = new JPPFJob();</text:p>
      <text:p text:style-name="P203">// use 2 channels to send the job and receive the results</text:p>
      <text:p text:style-name="P247">job.getClientSLA().setMaxChannels(2);</text:p>
      <text:p text:style-name="P47"/>
      <text:list xml:id="list28748902" text:continue-numbering="true" text:style-name="Outline">
        <text:list-item>
          <text:list>
            <text:list-item>
              <text:h text:style-name="P424"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4">is defined as follows:</text:span></text:p>
      <text:p text:style-name="P41"/>
      <text:p text:style-name="P238">public interface JobMetadata extends Metadata {</text:p>
      <text:p text:style-name="P238">}</text:p>
      <text:p text:style-name="P42"/>
      <text:p text:style-name="P40"><text:span text:style-name="T134">As for the </text:span><text:a xlink:type="simple" xlink:href="#1.4.Sharing data among tasks : the DataProvider API|outline"><text:span text:style-name="T134">data </text:span></text:a><text:a xlink:type="simple" xlink:href="#1.4.Sharing data among tasks : the DataProvider API|outline"><text:span text:style-name="T135">p</text:span></text:a><text:a xlink:type="simple" xlink:href="#1.4.Sharing data among tasks : the DataProvider API|outline"><text:span text:style-name="T134">rovider</text:span></text:a><text:span text:style-name="T134">, the API is actually defined by the </text:span><text:a xlink:type="simple" xlink:href="http://www.jppf.org/api-5/index.html?org/jppf/utils/collections/Metadata.html"><text:span text:style-name="Code_20_char"><text:span text:style-name="T111">Metadata</text:span></text:span></text:a><text:span text:style-name="T134"> interface:</text:span></text:p>
      <text:p text:style-name="Standard"/>
      <text:p text:style-name="Code_20_block">public interface Metadata extends Serializable {</text:p>
      <text:p text:style-name="P198"><text:s text:c="2"/>// Set a parameter in the metadata</text:p>
      <text:p text:style-name="Code_20_block"><text:s text:c="2"/>public void setParameter(Object key, Object value)</text:p>
      <text:p text:style-name="Code_20_block"><text:s text:c="2"/><text:span text:style-name="T33">// Retrieve a parameter in the metadata</text:span></text:p>
      <text:p text:style-name="Code_20_block"><text:s text:c="2"/>public Object getParameter(Object key)</text:p>
      <text:p text:style-name="Code_20_block"><text:s text:c="2"/><text:span text:style-name="T33">// Retrieve a parameter in the metadata</text:span></text:p>
      <text:p text:style-name="Code_20_block"><text:s text:c="2"/>public Object getParameter(Object key, Object defaultValue)</text:p>
      <text:p text:style-name="Code_20_block"><text:s text:c="2"/><text:span text:style-name="T33">// Remove a parameter from the metadata</text:span></text:p>
      <text:p text:style-name="Code_20_block"><text:s text:c="2"/>public Object removeParameter(Object key)</text:p>
      <text:p text:style-name="Code_20_block"><text:s text:c="2"/><text:span text:style-name="T33">// Get a the metadata map</text:span></text:p>
      <text:p text:style-name="Code_20_block"><text:s text:c="2"/>public Map&lt;Object, Object&gt; getAll()</text:p>
      <text:p text:style-name="P237"><text:span text:style-name="Code_20_char"><text:span text:style-name="T130"><text:s text:c="2"/></text:span></text:span><text:span text:style-name="Code_20_char"><text:span text:style-name="T37">// Clear all the the metadata</text:span></text:span></text:p>
      <text:p text:style-name="P237"><text:span text:style-name="Code_20_char"><text:span text:style-name="T130"><text:s text:c="2"/>void clear();</text:span></text:span></text:p>
      <text:p text:style-name="P237">}</text:p>
      <text:p text:style-name="Standard"/>
      <text:p text:style-name="Standard">Here is an example use:</text:p>
      <text:p text:style-name="Standard"/>
      <text:p text:style-name="Code_20_block">JPPFJob job = ...;</text:p>
      <text:p text:style-name="Code_20_block">JobMetadata metaData = job.getMetadata();</text:p>
      <text:p text:style-name="P198">// set the memory footprint of each task to 10 KB</text:p>
      <text:p text:style-name="Code_20_block">metaData.setParameter(“task.footprint”, “” + (10 * 1024));</text:p>
      <text:p text:style-name="P198">// set the duration of each task to 80 milliseconds</text:p>
      <text:p text:style-name="Code_20_block">metaData.setParameter(“task.duration”, “80”);</text:p>
      <text:p text:style-name="Standard"/>
      <text:p text:style-name="Standard"><text:span text:style-name="T118">Related sample</text:span>: “<text:a xlink:type="simple" xlink:href="http://www.jppf.org/samples-pack/CustomLoadBalancer/Readme.php">CustomLoadBalancer</text:a>” in the JPPF samples pack.</text:p>
      <text:p text:style-name="Standard"/>
      <text:p text:style-name="Standard"/>
      <text:list xml:id="list28748766" text:continue-numbering="true" text:style-name="Outline">
        <text:list-item>
          <text:list>
            <text:list-item>
              <text:h text:style-name="P424" text:outline-level="2">Execution polic<text:span text:style-name="T183">ies</text:span></text:h>
            </text:list-item>
          </text:list>
        </text:list-item>
      </text:list>
      <text:p text:style-name="P16">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6"/>
      <text:p text:style-name="P81">There are other uses for execution policies in JPPF, in particular for node selection in some of the management APIs.</text:p>
      <text:p text:style-name="P76"/>
      <text:p text:style-name="P76">The <text:span text:style-name="T187">available</text:span> properties include:</text:p>
      <text:p text:style-name="P76"/>
      <text:list xml:id="list28743214" text:continue-list="list2626995172044779080" text:style-name="List_20_2">
        <text:list-item>
          <text:p text:style-name="P391">JPPF configuration properties</text:p>
        </text:list-item>
        <text:list-item>
          <text:p text:style-name="P391">System properties (including -D*=* properties specified on the JVM command line)</text:p>
        </text:list-item>
        <text:list-item>
          <text:p text:style-name="P391">Environment variables (e.g. PATH, JAVA_HOME, etc.)</text:p>
        </text:list-item>
        <text:list-item>
          <text:p text:style-name="P391">Networking: list of ipv4 and ipv6 addresses with corresponding host name when it can be resolved</text:p>
        </text:list-item>
        <text:list-item>
          <text:p text:style-name="P391">Runtime information such as maximum heap memory, number of available processors, etc...</text:p>
        </text:list-item>
        <text:list-item>
          <text:p text:style-name="P391">Disk space and storage information</text:p>
        </text:list-item>
        <text:list-item>
          <text:p text:style-name="P391">A special boolean property named “jppf.channel.local” which indicates whether a node (server-side) or communication channel (client-side) is local to the JPPF server or client, respectively.</text:p>
        </text:list-item>
      </text:list>
      <text:p text:style-name="P76"/>
      <text:p text:style-name="P76">The kind of tests that can be performed apply to the value of a property, and include:</text:p>
      <text:p text:style-name="P76"/>
      <text:list xml:id="list28766159" text:continue-numbering="true" text:style-name="List_20_2">
        <text:list-item>
          <text:p text:style-name="P391">Binary comparison operators: ==, &lt;, &lt;=, &gt;, &gt;= ; for instance: ''property_value &lt;= 15''</text:p>
        </text:list-item>
        <text:list-item>
          <text:p text:style-name="P391">Range operators (intervals): ''property_value in'' [a,b] <text:s/>, <text:s/>[a,b[ <text:s/>, <text:s/>]a,b] <text:s/>, <text:s/>]a,b[</text:p>
        </text:list-item>
        <text:list-item>
          <text:p text:style-name="P391">"One of" operator (discrete sets): ''property_value in { a1, ... , aN }''</text:p>
        </text:list-item>
        <text:list-item>
          <text:p text:style-name="P391">"Contains string" operator: ''property_value contains "substring"''</text:p>
        </text:list-item>
        <text:list-item>
          <text:p text:style-name="P391">Regular expressions: '' property_value matches 'regexp' ''</text:p>
        </text:list-item>
        <text:list-item>
          <text:p text:style-name="P392">Expressions or scripts written in a script language such as Groovy or JavaScript</text:p>
        </text:list-item>
        <text:list-item>
          <text:p text:style-name="P391">Custom, user-defined tests</text:p>
        </text:list-item>
      </text:list>
      <text:p text:style-name="P76"/>
      <text:p text:style-name="P76">The tests can also be combined into complex expressions using the boolean operators NOT, AND, OR and XOR.</text:p>
      <text:p text:style-name="P76"/>
      <text:p text:style-name="P76">Using this mechanism, it is possible to write execution policies such as:</text:p>
      <text:p text:style-name="P76">"Execute on a node only if the node has at least 256 MB of memory and at least 2 CPUs available"</text:p>
      <text:p text:style-name="P76">“Execute the job only in the client's local executor”</text:p>
      <text:p text:style-name="P76"/>
      <text:p text:style-name="P16">In the context of a server-side SLA, an execution policy is sent along with the tasks to the JPPF driver, and evaluated by the driver. It does not need to be sent to the nodes.</text:p>
      <text:p text:style-name="P16"/>
      <text:p text:style-name="P16">For a detailed and complete description of all policy elements, operators and available properties, please refer to the chapter <text:span text:style-name="T13">Appendix B: Execution policy reference</text:span>.</text:p>
      <text:list xml:id="list28762409" text:continue-list="list28748766" text:style-name="Outline">
        <text:list-item>
          <text:list>
            <text:list-item>
              <text:list>
                <text:list-item>
                  <text:h text:style-name="Heading_20_3" text:outline-level="3">Creating and using an execution policy</text:h>
                </text:list-item>
              </text:list>
            </text:list-item>
          </text:list>
        </text:list-item>
      </text:list>
      <text:p text:style-name="P76">An execution policy is an object whose type is a subclass of <text:a xlink:type="simple" xlink:href="http://www.jppf.org/api-5/index.html?org/jppf/node/policy/ExecutionPolicy.html"><text:span text:style-name="Code_20_char">ExecutionPolicy</text:span></text:a>. It can be built in 2 ways:</text:p>
      <text:p text:style-name="P76"/>
      <text:p text:style-name="P76"><text:span text:style-name="T15">By API</text:span>, <text:span text:style-name="T15">using the classes in the </text:span><text:a xlink:type="simple" xlink:href="http://www.jppf.org/api-5/index.html?org/jppf/node/policy/package-summary.html"><text:span text:style-name="Code_20_char"><text:span text:style-name="T15">org.jppf.node.policy</text:span></text:span></text:a><text:span text:style-name="T15"> package.</text:span></text:p>
      <text:p text:style-name="P76"/>
      <text:p text:style-name="P76">Example:</text:p>
      <text:p text:style-name="P76"/>
      <text:p text:style-name="P206">// define a policy allowing only nodes with 2 processing threads or more</text:p>
      <text:p text:style-name="P268">ExecutionPolicy atLeast2ThreadsPolicy = new AtLeast("<text:span text:style-name="T261">jppf.</text:span>processing.threads", 2);</text:p>
      <text:p text:style-name="P206">// define a policy allowing only nodes that are part of the "mydomain.com"</text:p>
      <text:p text:style-name="P206">// internet domain (case ignored)</text:p>
      <text:p text:style-name="P268">ExecutionPolicy myDomainPolicy = new Contains("ipv4.addresses", true, "mydomain.com");</text:p>
      <text:p text:style-name="P206">// define a policy that requires both of the above to be satisfied</text:p>
      <text:p text:style-name="P268">ExecutionPolicy myPolicy = atLeast2ThreadsPolicy.and(myDomainPolicy);</text:p>
      <text:p text:style-name="P76"/>
      <text:p text:style-name="P76">Alternatively, this could be written in a single statement:</text:p>
      <text:p text:style-name="P76"/>
      <text:p text:style-name="P206">// define the same policy in one statement</text:p>
      <text:p text:style-name="P324">ExecutionPolicy myPolicy = new AtLeast("<text:span text:style-name="T261">jppf.</text:span>processing.threads", 2).and(</text:p>
      <text:p text:style-name="P268"><text:s text:c="2"/>new Contains("ipv4.addresses", true, "mydomain.com"));</text:p>
      <text:p text:style-name="P76"/>
      <text:p text:style-name="P38"/>
      <text:p text:style-name="P370">Using an XML policy document:</text:p>
      <text:p text:style-name="P76"/>
      <text:p text:style-name="P76">Example XML policy:</text:p>
      <text:p text:style-name="P76"/>
      <text:p text:style-name="P268">&lt;ExecutionPolicy&gt;</text:p>
      <text:p text:style-name="P268"><text:s text:c="2"/><text:span text:style-name="T33">&lt;!-- define a policy that requires both rules to be satisfied --&gt;</text:span></text:p>
      <text:p text:style-name="P268"><text:s text:c="2"/>&lt;AND&gt;</text:p>
      <text:p text:style-name="P268"><text:s text:c="4"/><text:span text:style-name="T33">&lt;!-- define a policy allowing only nodes with 2 processing threads or more --&gt;</text:span></text:p>
      <text:p text:style-name="P268"><text:s text:c="4"/>&lt;AtLeast&gt;</text:p>
      <text:p text:style-name="P324"><text:s text:c="6"/>&lt;Property&gt;<text:span text:style-name="T261">jppf.</text:span>processing.threads&lt;/Property&gt;</text:p>
      <text:p text:style-name="P268"><text:s text:c="6"/>&lt;Value&gt;2&lt;/Value&gt;</text:p>
      <text:p text:style-name="P268"><text:s text:c="4"/>&lt;/AtLeast&gt;</text:p>
      <text:p text:style-name="P268"><text:s text:c="4"/><text:span text:style-name="T33">&lt;!-- allow only nodes in the "mydomain.com" internet domain (case ignored) --&gt;</text:span></text:p>
      <text:p text:style-name="P268"><text:s text:c="4"/>&lt;Contains ignoreCase="true"&gt;</text:p>
      <text:p text:style-name="P268"><text:s text:c="6"/>&lt;Property&gt;ipv4.addresses&lt;/Property&gt;</text:p>
      <text:p text:style-name="P268"><text:s text:c="6"/>&lt;Value&gt;mydomain.com&lt;/Value&gt;</text:p>
      <text:p text:style-name="P268"><text:s text:c="4"/>&lt;/Contains&gt;</text:p>
      <text:p text:style-name="P268"><text:s text:c="2"/>&lt;/AND&gt;</text:p>
      <text:p text:style-name="P268">&lt;/ExecutionPolicy&gt;</text:p>
      <text:p text:style-name="P76"/>
      <text:p text:style-name="P76">As you can see, this is the exact equivalent of the policy we constructed programmatically before.</text:p>
      <text:p text:style-name="P76"/>
      <text:p text:style-name="P16">To transform this XML policy into an <text:span text:style-name="Code_20_char">ExecutionPolicy</text:span> object, we will have to parse it using the <text:a xlink:type="simple" xlink:href="http://www.jppf.org/api-5/index.html?org/jppf/node/policy/PolicyParser.html"><text:span text:style-name="Code_20_char">PolicyParser</text:span></text:a> API, by the means of one of the following methods:</text:p>
      <text:p text:style-name="P76"/>
      <text:p text:style-name="P268">static ExecutionPolicy parsePolicy(String) <text:s text:c="5"/><text:span text:style-name="T33">// parse from a string</text:span></text:p>
      <text:p text:style-name="P268">static ExecutionPolicy parsePolicyFile(String) <text:s/><text:span text:style-name="T33">// parse from a file</text:span></text:p>
      <text:p text:style-name="P268">static ExecutionPolicy parsePolicy(File) <text:s text:c="7"/><text:span text:style-name="T33">// parse from a file</text:span></text:p>
      <text:p text:style-name="P268">static ExecutionPolicy parsePolicy(Reader) <text:s text:c="5"/><text:span text:style-name="T33">// parse from a Reader</text:span></text:p>
      <text:p text:style-name="P268">static ExecutionPolicy parsePolicy(InputStream) <text:span text:style-name="T33">// parse from an InputStream</text:span></text:p>
      <text:p text:style-name="P76"/>
      <text:p text:style-name="P76">Example use:</text:p>
      <text:p text:style-name="P206">// parse the specified XML file into an ExecutionPolicy object</text:p>
      <text:p text:style-name="P268">ExecutionPolicy myPolicy = PolicyParser.parsePolicyFile("../policies/MyPolicy.xml");</text:p>
      <text:p text:style-name="P76"/>
      <text:p text:style-name="P76">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6"/>
      <text:p text:style-name="P268">static ExecutionPolicy validatePolicy(String) <text:s text:c="5"/><text:span text:style-name="T33">// validate from a string</text:span></text:p>
      <text:p text:style-name="P268">static ExecutionPolicy validatePolicyFile(String) <text:s/><text:span text:style-name="T33">// validate from a file</text:span></text:p>
      <text:p text:style-name="P268">static ExecutionPolicy validatePolicy(File) <text:s text:c="7"/><text:span text:style-name="T33">// validate from a file</text:span></text:p>
      <text:p text:style-name="P268">static ExecutionPolicy validatePolicy(Reader) <text:s text:c="5"/><text:span text:style-name="T33">// validate from a Reader</text:span></text:p>
      <text:p text:style-name="P268">static ExecutionPolicy validatePolicy(InputStream) <text:span text:style-name="T33">// validate from an InputStream</text:span></text:p>
      <text:p text:style-name="P76"/>
      <text:p text:style-name="P76">To enable validation, the document's namespace must be specified in the root element:</text:p>
      <text:p text:style-name="P76"/>
      <text:p text:style-name="P268">&lt;jppf:ExecutionPolicy <text:span text:style-name="T15">xmlns:jppf="http://www.jppf.org/schemas/ExecutionPolicy.xsd"</text:span>&gt;</text:p>
      <text:p text:style-name="P268"><text:s text:c="2"/>...</text:p>
      <text:p text:style-name="P268">&lt;/jppf:ExecutionPolicy&gt;</text:p>
      <text:p text:style-name="P76"/>
      <text:p text:style-name="P76">Example use:</text:p>
      <text:p text:style-name="P268">public ExecutionPolicy createPolicy(String policyPath) {</text:p>
      <text:p text:style-name="P268"><text:s text:c="2"/>try {</text:p>
      <text:p text:style-name="P268"><text:s text:c="4"/><text:span text:style-name="T33">// validate the specified XML file</text:span></text:p>
      <text:p text:style-name="P268"><text:s text:c="4"/>PolicyParser.validatePolicyFile(policyPath);</text:p>
      <text:p text:style-name="P268"><text:s text:c="2"/>} catch(Exception e) {</text:p>
      <text:p text:style-name="P268"><text:s text:c="4"/><text:span text:style-name="T33">// the validation and parsing errors are in the exception message</text:span></text:p>
      <text:p text:style-name="P268"><text:s text:c="4"/>System.err.println("The execution policy " + policyPath +</text:p>
      <text:p text:style-name="P268"><text:s text:c="6"/>" is not valid: " + e.getMessage());</text:p>
      <text:p text:style-name="P268"><text:s text:c="4"/>return null;</text:p>
      <text:p text:style-name="P268"><text:s text:c="2"/>}</text:p>
      <text:p text:style-name="P268"><text:s text:c="2"/><text:span text:style-name="T33">// the policy is valid, we can parse it safely</text:span></text:p>
      <text:p text:style-name="P268"><text:s text:c="2"/>return PolicyParser.parsePolicyFile(policyPath);</text:p>
      <text:p text:style-name="P268">}</text:p>
      <text:p text:style-name="P194"/>
      <text:list xml:id="list28736152" text:continue-numbering="true" text:style-name="Outline">
        <text:list-item>
          <text:list>
            <text:list-item>
              <text:list>
                <text:list-item>
                  <text:h text:style-name="P420" text:outline-level="3">Scripted policies</text:h>
                </text:list-item>
              </text:list>
            </text:list-item>
          </text:list>
        </text:list-item>
      </text:list>
      <text:p text:style-name="P17"><text:span text:style-name="T190">As we have seen earlier, execution policies are objects whose class extends </text:span><text:a xlink:type="simple" xlink:href="http://www.jppf.org/api-5/index.html?org/jppf/node/policy/ExecutionPolicy.html"><text:span text:style-name="Code_20_char"><text:span text:style-name="T190">ExecutionPolicy</text:span></text:span></text:a><text:span text:style-name="Code_20_char"><text:span text:style-name="T190">.</text:span></text:span><text:span text:style-name="T190"> The evalu</text:span><text:span text:style-name="T192">a</text:span><text:span text:style-name="T190">tion of an execution policy is performed by calling its </text:span><text:span text:style-name="Code_20_char"><text:span text:style-name="T190">accepts()</text:span></text:span><text:span text:style-name="T190"> method, which returns either </text:span><text:span text:style-name="Code_20_char"><text:span text:style-name="T190">true</text:span></text:span><text:span text:style-name="T190"> or </text:span><text:span text:style-name="Code_20_char"><text:span text:style-name="T190">false</text:span></text:span><text:span text:style-name="T190">. A script policy is a special type </text:span><text:span text:style-name="T191">o</text:span><text:span text:style-name="T190">f policy </text:span><text:span text:style-name="T191">which can execute a script written in a script language. </text:span><text:span text:style-name="T192">The result of the evaluation of this script, which must be a boolean, will be the value returned by its accept() method.</text:span></text:p>
      <text:p text:style-name="P82"/>
      <text:p text:style-name="P17"><text:span text:style-name="T191">By default, JPPF provides engines for </text:span><text:a xlink:type="simple" xlink:href="http://groovy.codehaus.org/"><text:span text:style-name="T191">Groovy</text:span></text:a><text:span text:style-name="T191"> and JavaScript with the </text:span><text:a xlink:type="simple" xlink:href="https://developer.mozilla.org/en/docs/Rhino"><text:span text:style-name="T191">Rhino</text:span></text:a><text:span text:style-name="T191"> engine, </text:span><text:span text:style-name="T192">however additional script languages can be added via the service provider interface (SPI).</text:span></text:p>
      <text:list xml:id="list28765516" text:continue-numbering="true" text:style-name="Outline">
        <text:list-item>
          <text:list>
            <text:list-item>
              <text:list>
                <text:list-item>
                  <text:list>
                    <text:list-item>
                      <text:h text:style-name="P438" text:outline-level="4">Creating scripted policies</text:h>
                    </text:list-item>
                  </text:list>
                </text:list-item>
              </text:list>
            </text:list-item>
          </text:list>
        </text:list-item>
      </text:list>
      <text:p text:style-name="P83"><text:span text:style-name="T193">At runtime, a scripted policy is an instance of </text:span><text:a xlink:type="simple" xlink:href="http://www.jppf.org/api-5/index.html?org/jppf/node/policy/ScriptedPolicy.html"><text:span text:style-name="T193">ScriptedPolicy</text:span></text:a><text:span text:style-name="T193">, which defines the following constructors:</text:span></text:p>
      <text:p text:style-name="P85"/>
      <text:p text:style-name="P272">public class ScriptedPolicy extends ExecutionPolicy {</text:p>
      <text:p text:style-name="Code_20_block"><text:span text:style-name="T194"><text:s text:c="2"/></text:span><text:span text:style-name="T53">// create with a script read from a string</text:span></text:p>
      <text:p text:style-name="P272"><text:s text:c="2"/>public ScriptedPolicy(String language, String script)</text:p>
      <text:p text:style-name="P272"/>
      <text:p text:style-name="Code_20_block"><text:span text:style-name="T194"><text:s text:c="2"/></text:span><text:span text:style-name="T53">// create with a script read from a reader</text:span></text:p>
      <text:p text:style-name="P272"><text:s text:c="2"/>public ScriptedPolicy(String language, Reader scriptReader) throws IOException</text:p>
      <text:p text:style-name="P272"/>
      <text:p text:style-name="Code_20_block"><text:span text:style-name="T194"><text:s text:c="2"/></text:span><text:span text:style-name="T53">// create with a script read from a file</text:span></text:p>
      <text:p text:style-name="P272"><text:s text:c="2"/>public ScriptedPolicy(String language, File scriptFile) throws IOException</text:p>
      <text:p text:style-name="P272">}</text:p>
      <text:p text:style-name="P84"/>
      <text:p text:style-name="P86">The equivalent XML is as follows:</text:p>
      <text:p text:style-name="P86"/>
      <text:p text:style-name="P272">&lt;Script language="_language_"&gt;simple script&lt;/Script&gt;</text:p>
      <text:p text:style-name="P272"/>
      <text:p text:style-name="P272">&lt;Script language="_language_"&gt;&lt;![CDATA[</text:p>
      <text:p text:style-name="P272"><text:s text:c="2"/>a more complex</text:p>
      <text:p text:style-name="P272"><text:s text:c="2"/>script here</text:p>
      <text:p text:style-name="P272">]]&gt;&lt;/Script&gt;</text:p>
      <text:p text:style-name="P86"/>
      <text:p text:style-name="P87">As for any other execution policy predicate, scripted policies can be combined with other predicates, using the logical operators AND, OR, XOR and NOT, for instance:</text:p>
      <text:p text:style-name="P88"/>
      <text:p text:style-name="P209">// Java </text:p>
      <text:p text:style-name="P273">ExecutionPolicy policy = new AtLeast("processing.threads", 2).and(</text:p>
      <text:p text:style-name="P273"><text:s text:c="2"/>new ScriptedPolicy("groovy", "return true"));</text:p>
      <text:p text:style-name="P274"/>
      <text:p text:style-name="P210">&lt;!-- XML equivalent --&gt;</text:p>
      <text:p text:style-name="P273">&lt;And&gt;</text:p>
      <text:p text:style-name="P273"><text:s text:c="2"/>&lt;Equal valueType="numeric"&gt;</text:p>
      <text:p text:style-name="P273"><text:s text:c="4"/>&lt;Property&gt;processing.threads&lt;/Property&gt;</text:p>
      <text:p text:style-name="P273"><text:s text:c="4"/>&lt;Value&gt;2&lt;/Value&gt; <text:s/></text:p>
      <text:p text:style-name="P273"><text:s text:c="2"/>&lt;/Equal&gt;</text:p>
      <text:p text:style-name="P273"><text:s text:c="2"/>&lt;Script language="groovy"&gt;return true&lt;/Script&gt;</text:p>
      <text:p text:style-name="P273">&lt;/And&gt;</text:p>
      <text:p text:style-name="P88"/>
      <text:p text:style-name="P89">The script must either be an expression which resolves to a boolean value, or return a boolean value. For instance, the Groovy statement “return true” and the Groovy expression “true” will work seamlessly.</text:p>
      <text:list xml:id="list28738023" text:continue-numbering="true" text:style-name="Outline">
        <text:list-item>
          <text:list>
            <text:list-item>
              <text:list>
                <text:list-item>
                  <text:list>
                    <text:list-item>
                      <text:h text:style-name="P439" text:outline-level="4">Predefined variable bindings</text:h>
                    </text:list-item>
                  </text:list>
                </text:list-item>
              </text:list>
            </text:list-item>
          </text:list>
        </text:list-item>
      </text:list>
      <text:p text:style-name="P92">6 pre-defined variables are made available to the scripts:</text:p>
      <text:p text:style-name="P92"/>
      <text:list xml:id="list28754156" text:continue-list="list28761264" text:style-name="List_20_1">
        <text:list-item>
          <text:p text:style-name="P393"><text:span text:style-name="Code_20_char"><text:span text:style-name="T195">jppfSystemInfo</text:span></text:span><text:span text:style-name="T195">: the parameter passed to the policy's accepts() method, its <text:s/>type is </text:span><text:a xlink:type="simple" xlink:href="http://www.jppf.org/api-5/index.html?org/jppf/management/JPPFSystemInformation.html"><text:span text:style-name="T195">JPPFSystemInformation</text:span></text:a></text:p>
        </text:list-item>
        <text:list-item>
          <text:p text:style-name="P393"><text:span text:style-name="Code_20_char"><text:span text:style-name="T195">jppfSla</text:span></text:span><text:span text:style-name="T195">: the server-side SLA of the job being matched, if available, of type </text:span><text:a xlink:type="simple" xlink:href="http://www.jppf.org/api-5/index.html?org/jppf/node/protocol/JobSLA.html"><text:span text:style-name="T195">JobSLA</text:span></text:a></text:p>
        </text:list-item>
        <text:list-item>
          <text:p text:style-name="P393"><text:span text:style-name="Code_20_char"><text:span text:style-name="T195">jppfClientSla</text:span></text:span><text:span text:style-name="T195">: the client-side SLA of the job being matched, if available, of type </text:span><text:a xlink:type="simple" xlink:href="http://www.jppf.org/api-5/index.html?org/jppf/node/protocol/JobClientSLA.html"><text:span text:style-name="T195">JobClientSLA</text:span></text:a></text:p>
        </text:list-item>
        <text:list-item>
          <text:p text:style-name="P393"><text:span text:style-name="Code_20_char"><text:span text:style-name="T195">jppfMetadata</text:span></text:span><text:span text:style-name="T195">: the metadata of the job being matched, if available, of type </text:span><text:a xlink:type="simple" xlink:href="http://www.jppf.org/api-5/index.html?org/jppf/node/protocol/JobMetadata.html"><text:span text:style-name="T105">JobMetadata</text:span></text:a></text:p>
        </text:list-item>
        <text:list-item>
          <text:p text:style-name="P393"><text:span text:style-name="Code_20_char"><text:span text:style-name="T195">jppfDispatches</text:span></text:span><text:span text:style-name="T195">: the number of nodes the job is already disatched to, of type </text:span><text:span text:style-name="Code_20_char"><text:span text:style-name="T195">int</text:span></text:span></text:p>
        </text:list-item>
        <text:list-item>
          <text:p text:style-name="P393"><text:span text:style-name="Code_20_char"><text:span text:style-name="T195">jppfStats</text:span></text:span><text:span text:style-name="T195">: the server statistics, of type </text:span><text:a xlink:type="simple" xlink:href="http://www.jppf.org/api-5/index.html?org/jppf/utils/stats/JPPFStatistics.html"><text:span text:style-name="T195">JPPFStatistics</text:span></text:a></text:p>
        </text:list-item>
      </text:list>
      <text:p text:style-name="P93"/>
      <text:p text:style-name="P91"><text:span text:style-name="T196">For example, let</text:span><text:span text:style-name="T203">'</text:span><text:span text:style-name="T196">s look at the following JavaScript script, which determines the node participation based on a jobs priority: if the priority is 1 or less, the job can use no more than 10% of the total number of nodes, if the job priority is 2 then i</text:span><text:span text:style-name="T320">t</text:span><text:span text:style-name="T196"> can use no more than 20%, … up to 90% if the priority is 9 or more:</text:span></text:p>
      <text:p text:style-name="P95"><text:soft-page-break/></text:p>
      <text:p text:style-name="P275">function accepts() {</text:p>
      <text:p text:style-name="Code_20_block"><text:span text:style-name="T196"><text:s text:c="2"/></text:span><text:span text:style-name="T54">// total nodes in the grid from the server statistics</text:span></text:p>
      <text:p text:style-name="Code_20_block"><text:span text:style-name="T196"><text:s text:c="2"/>var totalNodes = </text:span><text:span text:style-name="T19">jppfStats</text:span><text:span text:style-name="T196">.getSnapshot("nodes").getLatest();</text:span></text:p>
      <text:p text:style-name="Code_20_block"><text:span text:style-name="T196"><text:s text:c="2"/></text:span><text:span text:style-name="T54">// </text:span><text:span text:style-name="T55">the job priority</text:span></text:p>
      <text:p text:style-name="Code_20_block"><text:span text:style-name="T196"><text:s text:c="2"/>var prio = </text:span><text:span text:style-name="T19">jppfSla</text:span><text:span text:style-name="T196">.getPriority();</text:span></text:p>
      <text:p text:style-name="Code_20_block"><text:span text:style-name="T196"><text:s text:c="2"/></text:span><text:span text:style-name="T54">// determine max allowed nodes for the job, as % of total nodes</text:span></text:p>
      <text:p text:style-name="P275"><text:s text:c="2"/>var maxPct = (prio &lt;= 1) ? 0.1 : (prio &gt;= 9 ? 0.9 : prio / 10.0);</text:p>
      <text:p text:style-name="Code_20_block"><text:span text:style-name="T196"><text:s text:c="2"/></text:span><text:span text:style-name="T54">// return true if current nodes for the job is less than max %</text:span></text:p>
      <text:p text:style-name="Code_20_block"><text:span text:style-name="T196"><text:s text:c="2"/>return </text:span><text:span text:style-name="T19">jppfDispatches</text:span><text:span text:style-name="T196"> &lt; totalNodes * maxPct;</text:span></text:p>
      <text:p text:style-name="P275">}</text:p>
      <text:p text:style-name="P211"/>
      <text:p text:style-name="P198"><text:span text:style-name="T196">// </text:span><text:span text:style-name="T198">return</text:span><text:span text:style-name="T199">s</text:span><text:span text:style-name="T197"> a boolean value</text:span></text:p>
      <text:p text:style-name="P275">accepts();</text:p>
      <text:p text:style-name="P94"/>
      <text:p text:style-name="P96">Let's say this script is stored in a file located at ./policies/NodesFromPriority.js, we could then create an execution policy out of it, with the following code:</text:p>
      <text:p text:style-name="P95"/>
      <text:p text:style-name="P275">ScriptedPolicy policy =</text:p>
      <text:p text:style-name="P275"><text:s text:c="2"/>new ScriptedPolicy("javascript", new File("policies/NodesFromPriority.js"));</text:p>
      <text:list xml:id="list28738704" text:continue-list="list28738023" text:style-name="Outline">
        <text:list-item>
          <text:list>
            <text:list-item>
              <text:list>
                <text:list-item>
                  <text:list>
                    <text:list-item>
                      <text:h text:style-name="P440" text:outline-level="4">Adding available languages</text:h>
                    </text:list-item>
                  </text:list>
                </text:list-item>
              </text:list>
            </text:list-item>
          </text:list>
        </text:list-item>
      </text:list>
      <text:p text:style-name="P90"><text:span text:style-name="T200">The JPPF scripting APIs rely entirely on the </text:span><text:a xlink:type="simple" xlink:href="https://jcp.org/en/jsr/detail?id=223"><text:span text:style-name="T200">JSR 223</text:span></text:a><text:span text:style-name="T200"> specification, which is implemented in the JDK's </text:span><text:a xlink:type="simple" xlink:href="http://docs.oracle.com/javase/7/docs/api/javax/script/package-summary.html"><text:span text:style-name="T200">javax.script</text:span></text:a><text:span text:style-name="T200"> package. This means that JPPF will be able to use any script language made available to the JVM, including the default JavaScript engine (i.e. Rhino in JDK 7 and Nashorn in JDK 8).</text:span></text:p>
      <text:p text:style-name="P97"/>
      <text:p text:style-name="P18"><text:span text:style-name="T201">Thus to add a new language, all that is needed is to add the proper jar files, which declare a JSR-223 compliant script engine via the documented SPI discovery mechanism. </text:span><text:span text:style-name="T202">For example, you can add the Groovy language by simply adding groovy-all-x.y.z.jar to the classpath, because it implements the JSR 223 specification (the jar file is located in the JPPF source distribution at </text:span><text:span text:style-name="T20">JPPF/lib/Groovy/groovy-all-1.6.5.jar</text:span><text:span text:style-name="T202">).</text:span></text:p>
      <text:list xml:id="list28742139" text:continue-numbering="true" text:style-name="Outline">
        <text:list-item>
          <text:list>
            <text:list-item>
              <text:list>
                <text:list-item>
                  <text:h text:style-name="P410" text:outline-level="3">Execution policy context</text:h>
                </text:list-item>
              </text:list>
            </text:list-item>
          </text:list>
        </text:list-item>
      </text:list>
      <text:p text:style-name="P195">Each execution policy has access to a set of contextual information during its evaluation. This information pertains to the job aga<text:span text:style-name="T321">i</text:span>nst which the policy is evaluated, along with a snapshot o<text:span text:style-name="T321">f</text:span> the server statistics (for server-side policies) at the time of the evaluation. <text:span text:style-name="T321">This context is available with the method </text:span><text:a xlink:type="simple" xlink:href="http://www.jppf.org/api-5/org/jppf/node/policy/ExecutionPolicy.html#getContext()"><text:span text:style-name="T321">ExecutrionPolicy.getContext()</text:span></text:a><text:span text:style-name="T321"> and returns a </text:span><text:a xlink:type="simple" xlink:href="http://www.jppf.org/api-5/index.html?org/jppf/node/policy/PolicyContext.html"><text:span text:style-name="T321">PolicyContext</text:span></text:a><text:span text:style-name="T321"> object, define</text:span><text:span text:style-name="T326">d</text:span><text:span text:style-name="T321"> as follows:</text:span></text:p>
      <text:p text:style-name="P195"/>
      <text:p text:style-name="P431">public class PolicyContext {</text:p>
      <text:p text:style-name="Code_20_block"><text:span text:style-name="T322"><text:s text:c="2"/></text:span><text:span text:style-name="T101">// Get the job server side SLA, set at runtime by the server</text:span></text:p>
      <text:p text:style-name="P431"><text:s text:c="2"/>public JobSLA getSLA()</text:p>
      <text:p text:style-name="P431"/>
      <text:p text:style-name="Code_20_block"><text:span text:style-name="T322"><text:s text:c="2"/></text:span><text:span text:style-name="T101">// Get the job client side SLA, set at runtime by the server</text:span></text:p>
      <text:p text:style-name="P431"><text:s text:c="2"/>public JobClientSLA getClientSLA()</text:p>
      <text:p text:style-name="P431"/>
      <text:p text:style-name="Code_20_block"><text:span text:style-name="T322"><text:s text:c="2"/></text:span><text:span text:style-name="T101">// Get the job metadata, set at runtime by the server</text:span></text:p>
      <text:p text:style-name="P431"><text:s text:c="2"/>public JobMetadata getMetadata()</text:p>
      <text:p text:style-name="P431"/>
      <text:p text:style-name="Code_20_block"><text:span text:style-name="T322"><text:s text:c="2"/></text:span><text:span text:style-name="T101">// Get the number of nodes the job is already dispatched to</text:span></text:p>
      <text:p text:style-name="P431"><text:s text:c="2"/>public int getJobDispatches()</text:p>
      <text:p text:style-name="P431"/>
      <text:p text:style-name="Code_20_block"><text:span text:style-name="T322"><text:s text:c="2"/></text:span><text:span text:style-name="T101">// Get the server statistics</text:span></text:p>
      <text:p text:style-name="P431"><text:s text:c="2"/>public JPPFStatistics getStats()</text:p>
      <text:p text:style-name="P431">}</text:p>
      <text:p text:style-name="P394"/>
      <text:p text:style-name="P394">Note that, depending on where the execution policy is evaluated, some parts of the context may not be available:</text:p>
      <text:list xml:id="list28741998" text:continue-list="list28766159" text:style-name="List_20_2">
        <text:list-item>
          <text:p text:style-name="P395"><text:span text:style-name="T322">when the policy is evaluated </text:span><text:span text:style-name="T323">in a client local executor, the server statistics are not available</text:span></text:p>
        </text:list-item>
        <text:list-item>
          <text:p text:style-name="P397">when the policy is evaluated on by server side scheduler, the client-side SLA is not available</text:p>
        </text:list-item>
        <text:list-item>
          <text:p text:style-name="P396"><text:span text:style-name="T323">when the policy is evaluated via the </text:span><text:a xlink:type="simple" xlink:href="http://www.jppf.org/api-5/org/jppf/management/JPPFDriverAdminMBean.html#matchingNodes(org.jppf.node.policy.ExecutionPolicy)"><text:span text:style-name="T323">JPPFDriverAdminMBean.matchingNodes()</text:span></text:a><text:span text:style-name="T323"> JMX call, only the server statistics are av</text:span><text:span text:style-name="T324">a</text:span><text:span text:style-name="T323">ilable.</text:span></text:p>
        </text:list-item>
      </text:list>
      <text:p text:style-name="P398"/>
      <text:p text:style-name="P196"><text:span text:style-name="T325">The context is available to any execution policy, however it will be especially useful for custom policies. For scripted policies, the elements of information it provides are already split into separate </text:span><text:a xlink:type="simple" xlink:href="#1.7.2.2.Predefined variable bindings|outline"><text:span text:style-name="T325">variable bindings</text:span></text:a><text:span text:style-name="T325">. Furtherrmore, keep in mind that the policy context is only valid in the scope of the policy's </text:span><text:a xlink:type="simple" xlink:href="http://www.jppf.org/api-5/org/jppf/node/policy/ExecutionPolicy.html#accepts(org.jppf.utils.PropertiesCollection)"><text:span text:style-name="T325">accepts()</text:span></text:a><text:span text:style-name="T325"> method.</text:span></text:p>
      <text:p text:style-name="P399"/>
      <text:list xml:id="list28756460" text:continue-list="list28742139" text:style-name="Outline">
        <text:list-item>
          <text:list>
            <text:list-item>
              <text:list>
                <text:list-item>
                  <text:h text:style-name="P421" text:outline-level="3"><text:span text:style-name="T188">C</text:span>ustom policies</text:h>
                </text:list-item>
              </text:list>
            </text:list-item>
          </text:list>
        </text:list-item>
      </text:list>
      <text:p text:style-name="P76">It is possible to apply user-defined policies. When you do so, a number of constraints must be respected:</text:p>
      <text:list xml:id="list28750364" text:continue-list="list28754156" text:style-name="List_20_1">
        <text:list-item>
          <text:p text:style-name="P380">the custom policy class must extend <text:a xlink:type="simple" xlink:href="http://www.jppf.org/api-5/index.html?org/jppf/node/policy/CustomPolicy.html"><text:span text:style-name="Code_20_char">CustomPolicy</text:span></text:a></text:p>
        </text:list-item>
        <text:list-item>
          <text:p text:style-name="P380">the custom policy class must be deployed in the JPPF server classpath as well as the client's</text:p>
        </text:list-item>
      </text:list>
      <text:p text:style-name="P76"/>
      <text:p text:style-name="P76">Here is a sample custom policy code:</text:p>
      <text:p text:style-name="P76"/>
      <text:p text:style-name="P329">package mypackage;</text:p>
      <text:p text:style-name="P329">import org.jppf.<text:span text:style-name="T269">utils</text:span>.<text:span text:style-name="T269">PropertiesCollection</text:span>;</text:p>
      <text:p text:style-name="P329">import org.jppf.node.policy.CustomPolicy;</text:p>
      <text:p text:style-name="P329"/>
      <text:p text:style-name="P217">// define a policy allowing only nodes with 2 processing threads or more</text:p>
      <text:p text:style-name="P329"><text:span text:style-name="T15">public class MyCustomPolicy extends CustomPolicy </text:span>{</text:p>
      <text:p text:style-name="P329"><text:s text:c="2"/><text:span text:style-name="T189">@Override </text:span><text:span text:style-name="T15">public boolean accepts(</text:span><text:span text:style-name="T24">PropertiesCollection</text:span><text:span text:style-name="T15"> info) </text:span>{</text:p>
      <text:p text:style-name="P329"><text:s text:c="4"/><text:span text:style-name="T33">// get the value of the "processing.threads" property</text:span></text:p>
      <text:p text:style-name="P329"><text:s text:c="4"/>String s = <text:span text:style-name="T15">this.getProperty(info, "processing.threads");</text:span></text:p>
      <text:p text:style-name="P329"><text:s text:c="4"/>int n = -1;</text:p>
      <text:p text:style-name="P329"><text:s text:c="4"/>try { n = Integer.valueOf(s); }</text:p>
      <text:p text:style-name="P329"><text:s text:c="4"/>catch(NumberFormatException e) { // process the exception }</text:p>
      <text:p text:style-name="P329"><text:s text:c="2"/>}</text:p>
      <text:p text:style-name="P329"><text:s text:c="2"/><text:span text:style-name="T33">// node is accepted only if number of threads &gt;= 2</text:span></text:p>
      <text:p text:style-name="P329"><text:s text:c="2"/>return n &gt;= 2;</text:p>
      <text:p text:style-name="P329">}</text:p>
      <text:p text:style-name="P155"/>
      <text:p text:style-name="P16">Now, let's imagine that we want our policy to be more generic, and to accept nodes with at least a parametrized number of threads given as argument to the policy.</text:p>
      <text:p text:style-name="P76"/>
      <text:p text:style-name="P76">Our <text:span text:style-name="T271">policy</text:span> becomes then:</text:p>
      <text:p text:style-name="P76"/>
      <text:p text:style-name="P331">public class MyCustomPolicy extends CustomPolicy {</text:p>
      <text:p text:style-name="P228"><text:s text:c="2"/>public MyCustomPolicy(String...args) { super(args); }</text:p>
      <text:p text:style-name="P331"/>
      <text:p text:style-name="P331"><text:s text:c="2"/>@Override public boolean accepts(PropertiesCollection info) {</text:p>
      <text:p text:style-name="P330"><text:span text:style-name="T270"><text:s text:c="4"/></text:span><text:span text:style-name="T83">// get the value to compare with, passed as the first argument to this policy</text:span></text:p>
      <text:p text:style-name="P330"><text:span text:style-name="T270"><text:s text:c="4"/>String s1 = </text:span><text:span text:style-name="T25">getArgs()[0]</text:span><text:span text:style-name="T270">;</text:span></text:p>
      <text:p text:style-name="P331"><text:s text:c="4"/>int param = -1;</text:p>
      <text:p text:style-name="P331"><text:s text:c="4"/>try { param = Integer.valueOf(s1); }</text:p>
      <text:p text:style-name="P331"><text:s text:c="4"/>catch(NumberFormatException e) { }</text:p>
      <text:p text:style-name="P331"><text:s text:c="4"/>String s2 = getProperty(info, "processing.thread");</text:p>
      <text:p text:style-name="P331"><text:s text:c="4"/>int n = -1;</text:p>
      <text:p text:style-name="P331"><text:s text:c="4"/>try { n = Integer.valueOf(s2); }</text:p>
      <text:p text:style-name="P331"><text:s text:c="4"/>catch(NumberFormatException e) { }</text:p>
      <text:p text:style-name="P330"><text:span text:style-name="T270"><text:s text:c="4"/>return n &gt;= param; </text:span><text:span text:style-name="T83">// node is accepted only if number of threads &gt;= param</text:span></text:p>
      <text:p text:style-name="P331"><text:s text:c="2"/>}</text:p>
      <text:p text:style-name="P331">}</text:p>
      <text:p text:style-name="P156"/>
      <text:p text:style-name="P16">Here we use the <text:span text:style-name="Code_20_char">getArgs()</text:span> method which returns an array of strings, corresponding to the arguments passed in the XML representation of the policy.</text:p>
      <text:p text:style-name="P76"/>
      <text:p text:style-name="P16">To illustrate how to use <text:s/>a custom policy in an XML policy document, here is an example XML representation of the custom policy we created above:</text:p>
      <text:p text:style-name="P76"/>
      <text:p text:style-name="P268">&lt;CustomRule class="mypackage.MyCustomPolicy"&gt;</text:p>
      <text:p text:style-name="P268"><text:s text:c="2"/>&lt;Arg&gt;3&lt;/Arg&gt;</text:p>
      <text:p text:style-name="P268">&lt;/CustomRule&gt;</text:p>
      <text:p text:style-name="P76"/>
      <text:p text:style-name="P16">The "class" attribute is the fully qualified name of the custom policy class. There can be any number of &lt;Arg&gt; elements, these are the parameters that will then be accessible through <text:span text:style-name="Code_20_char">CustomPolicy.getArgs()</text:span>.</text:p>
      <text:p text:style-name="P76"/>
      <text:p text:style-name="P16">When the XML descriptor is parsed, an execution policy object will be created exactly <text:span text:style-name="T119">as</text:span> <text:span text:style-name="T119">in </text:span>this code snippet:</text:p>
      <text:p text:style-name="P76"/>
      <text:p text:style-name="P268">MyCustomPolicy policy = new MyCustomPolicy();</text:p>
      <text:p text:style-name="P268">policy.setArgs( "3" );</text:p>
      <text:p text:style-name="P76"/>
      <text:p text:style-name="P157">Finally, to enable the use of this custom policy, you will need to <text:span text:style-name="T272">add</text:span> the corresponding class(es) to both the server's and the client's classpath, <text:span text:style-name="T272">within either a jar file or a class folder</text:span>.</text:p>
      <text:list xml:id="list28762629" text:continue-list="list28756460"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28737690" text:continue-list="list28750364" text:style-name="List_20_1">
        <text:list-item>
          <text:p text:style-name="P377">manage one or multiple connections with the server</text:p>
        </text:list-item>
        <text:list-item>
          <text:p text:style-name="P377">submit jobs and get their results</text:p>
        </text:list-item>
        <text:list-item>
          <text:p text:style-name="P377">handle notifications of job results</text:p>
        </text:list-item>
        <text:list-item>
          <text:p text:style-name="P377">manage each connection's life cycle events</text:p>
        </text:list-item>
        <text:list-item>
          <text:p text:style-name="P377">provide the low-level machinery on the client side for the distributed class loading mechanism</text:p>
        </text:list-item>
        <text:list-item>
          <text:p text:style-name="P377">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text:span text:style-name="Code_20_char">JPPFClient</text:span></text:a>. We will detail its functionalities in the next sub-sections.</text:p>
      <text:list xml:id="list28746464" text:continue-list="list28762629"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7">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6">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3">// singleton instance of the JPPF client</text:span></text:p>
      <text:p text:style-name="Code_20_block"><text:s text:c="2"/>private static JPPFClient jppfClient = new JPPFClient();</text:p>
      <text:p text:style-name="Code_20_block"><text:s text:c="2"/><text:span text:style-name="T3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3">// enclosed in a try / catch to ensure resources are properly released</text:span></text:p>
      <text:p text:style-name="Code_20_block"><text:s text:c="4"/>try {</text:p>
      <text:p text:style-name="Code_20_block"><text:s text:c="6"/><text:span text:style-name="T15">jppfClient = new JPPFClient();</text:span></text:p>
      <text:p text:style-name="Code_20_block"><text:s text:c="6"/><text:span text:style-name="T33">// ... application-sp</text:span><text:span text:style-name="T45">e</text:span><text:span text:style-name="T33">cific code here ...</text:span></text:p>
      <text:p text:style-name="Code_20_block"><text:s text:c="4"/>} finally {</text:p>
      <text:p text:style-name="Code_20_block"><text:s text:c="6"/><text:span text:style-name="T33">// close the client to release its resources</text:span></text:p>
      <text:p text:style-name="Code_20_block"><text:s text:c="6"/>if (jppfClient != null) <text:span text:style-name="T15">jppfClient.close()</text:span>;</text:p>
      <text:p text:style-name="Code_20_block"><text:s text:c="4"/>}</text:p>
      <text:p text:style-name="Code_20_block"><text:s text:c="2"/>}</text:p>
      <text:p text:style-name="Code_20_block">}</text:p>
      <text:list xml:id="list28763945"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2"><text:span text:style-name="T180">A</text:span><text:span text:style-name="T179"> </text:span><text:a xlink:type="simple" xlink:href="http://www.jppf.org/api-5/index.html?org/jppf/client/JPPFClient.html"><text:span text:style-name="T179">JPPFClient</text:span></text:a><text:span text:style-name="T179"> </text:span><text:span text:style-name="T180">can be reset at runtime, </text:span><text:span text:style-name="T181">to allow the recycling of its server connections, along with dynamic reloading of its configuration. Two methods are p</text:span><text:span text:style-name="T182">r</text:span><text:span text:style-name="T181">ovided for this :</text:span></text:p>
      <text:p text:style-name="P73"/>
      <text:p text:style-name="P267">public class JPPFClient extends AbstractGenericClient {</text:p>
      <text:p text:style-name="Code_20_block"><text:span text:style-name="T181"><text:s text:c="2"/></text:span><text:span text:style-name="T50">// close this client, reload the configuration, then open it again</text:span></text:p>
      <text:p text:style-name="P267"><text:s text:c="2"/>public void reset()</text:p>
      <text:p text:style-name="P267"/>
      <text:p text:style-name="Code_20_block"><text:span text:style-name="T181"><text:s text:c="2"/></text:span><text:span text:style-name="T50">// close this client, then open it again using the specified confguration</text:span></text:p>
      <text:p text:style-name="P267"><text:s text:c="2"/>public void reset(TypedProperties configuration)</text:p>
      <text:p text:style-name="P267">}</text:p>
      <text:p text:style-name="P74"/>
      <text:p text:style-name="P75">Note that jobs that were already submitted by the client are not lost: they remain queued in the client and will be resubmitted as soon as one or more server connections become available again.</text:p>
      <text:list xml:id="list28764534"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67">&lt;?&gt;</text:span>&gt; submit<text:span text:style-name="T167">Job</text:span>(JPPFJob job)</text:p>
      <text:p text:style-name="Standard"/>
      <text:p text:style-name="Standard">This method has two different behaviors, depending on whether the job is blocking or non-blocking:</text:p>
      <text:p text:style-name="Standard"/>
      <text:list xml:id="list28754900" text:continue-list="list28737690" text:style-name="List_20_1">
        <text:list-item>
          <text:p text:style-name="P381">blocking job: the <text:span text:style-name="Code_20_char">submit</text:span><text:span text:style-name="Code_20_char"><text:span text:style-name="T167">Job</text:span></text:span><text:span text:style-name="Code_20_char">()</text:span> method blocks until the job execution is complete. The return value is a list of tasks with their results, in the same order as the tasks that were added to the job.</text:p>
        </text:list-item>
        <text:list-item>
          <text:p text:style-name="P381">non-blocking job: <text:span text:style-name="Code_20_char">submit</text:span><text:span text:style-name="Code_20_char"><text:span text:style-name="T167">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28763357" text:continue-list="list28764534"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text:span text:style-name="Code_20_char">AbstractGenericClient</text:span></text:a>, which provides a <text:span text:style-name="Code_20_char">cancelJob()</text:span> method, defined as follows:</text:p>
      <text:p text:style-name="P1"/>
      <text:p text:style-name="P198">// superclass of JPPFClient</text:p>
      <text:p text:style-name="Code_20_block">public abstract class AbstractGenericClient extends AbstractJPPFClient <text:s/>{</text:p>
      <text:p text:style-name="Code_20_block"><text:s text:c="2"/><text:span text:style-name="T33">//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8751241"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5/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98">// Get all the client connections handled by this JPPFClient</text:p>
      <text:p text:style-name="Code_20_block">public List&lt;JPPFClientConnection&gt; getAllConnections()</text:p>
      <text:p text:style-name="P198">// Get the names of all the client connections handled by this JPPFClient</text:p>
      <text:p text:style-name="Code_20_block">public List&lt;String&gt; getAllConnectionNames()</text:p>
      <text:p text:style-name="P198">// Get a connection given its name</text:p>
      <text:p text:style-name="Code_20_block">public JPPFClientConnection getClientConnection(String name)</text:p>
      <text:list xml:id="list28744610" text:continue-numbering="true" text:style-name="Outline">
        <text:list-item>
          <text:list>
            <text:list-item>
              <text:list>
                <text:list-item>
                  <text:h text:style-name="Heading_20_3" text:outline-level="3"><text:bookmark-start text:name="__RefHeading__32325689"/>Receiving notifications for new <text:span text:style-name="T125">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5/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98">// Initialize with the specified listeners and a generated uuid</text:p>
      <text:p text:style-name="Code_20_block">public JPPFClient(ClientListener...listeners)</text:p>
      <text:p text:style-name="P198">//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198">// register a listener with this client</text:p>
      <text:p text:style-name="Code_20_block">public void addClientListener(ClientListener listener)</text:p>
      <text:p text:style-name="P198">//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30">public class MyClientListener implements <text:span text:style-name="T15">ClientListener </text:span>{</text:p>
      <text:p text:style-name="Code_20_block"><text:s text:c="2"/><text:span text:style-name="T124">@Override</text:span></text:p>
      <text:p text:style-name="Code_20_block"><text:s text:c="2"/>public void newConnection(<text:span text:style-name="T15">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30"><text:s text:c="2"/><text:span text:style-name="T124">@Override</text:span></text:p>
      <text:p text:style-name="P230"><text:s text:c="2"/>public void <text:span text:style-name="T124">c</text:span>onnection<text:span text:style-name="T124">Failed</text:span>(<text:span text:style-name="T15">ClientEvent</text:span> event) {</text:p>
      <text:p text:style-name="P230"><text:s text:c="4"/>JPPFClientConnection connection = event.getConnection();</text:p>
      <text:p text:style-name="P230"><text:s text:c="4"/>System.out.println("<text:span text:style-name="T124">C</text:span>onnection " + connection.getName() <text:span text:style-name="T124">+ " has failed"</text:span>);</text:p>
      <text:p text:style-name="P230"><text:s text:c="2"/>}</text:p>
      <text:p text:style-name="P230">}</text:p>
      <text:p text:style-name="Code_20_block"/>
      <text:p text:style-name="Code_20_block">ClientListener <text:s/>myClientListener = <text:s/>new MyClientListener();</text:p>
      <text:p text:style-name="P198">// initialize the client and register the listener</text:p>
      <text:p text:style-name="Code_20_block">JPPFClient jppfClient = <text:span text:style-name="T15">new JPPFClient(myClientListener)</text:span>;</text:p>
      <text:list xml:id="list28755631"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text:span text:style-name="Code_20_char">JPPFClientConnectionStatus</text:span></text:a>, and has the following possible values: NEW, DISCONNECTED, CONNECTING, ACTIVE, EXECUTING or FAILED.</text:p>
      <text:p text:style-name="P1"/>
      <text:p text:style-name="P10"><text:a xlink:type="simple" xlink:href="http://www.jppf.org/api-5/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3">// Get the status of this connection</text:span></text:p>
      <text:p text:style-name="Code_20_block"><text:s text:c="2"/>JPPFClientConnectionStatus getStatus();</text:p>
      <text:p text:style-name="Code_20_block"><text:s text:c="2"/><text:span text:style-name="T33">// Set the status of this connection</text:span></text:p>
      <text:p text:style-name="Code_20_block"><text:s text:c="2"/>void setStatus(JPPFClientConnectionStatus status);</text:p>
      <text:p text:style-name="Code_20_block"><text:s text:c="2"/><text:span text:style-name="T33">// Register a connection status listener with this connection</text:span></text:p>
      <text:p text:style-name="Code_20_block"><text:s text:c="2"/>void addClientConnectionStatusListener(ClientConnectionStatusListener listener);</text:p>
      <text:p text:style-name="Code_20_block"><text:s text:c="2"/><text:span text:style-name="T3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5">extends ClientConnectionStatusListener </text:span>{</text:p>
      <text:p text:style-name="Code_20_block"><text:s text:c="2"/><text:span text:style-name="T127">@Override</text:span></text:p>
      <text:p text:style-name="Code_20_block"><text:s text:c="2"/><text:span text:style-name="T15">public void statusChanged(ClientConnectionStatusEvent event) </text:span>{</text:p>
      <text:p text:style-name="Code_20_block"><text:s text:c="4"/><text:span text:style-name="T33">// obtain the client connection from the event</text:span></text:p>
      <text:p text:style-name="Code_20_block"><text:s text:c="4"/>JPPFClientConnection connection =</text:p>
      <text:p text:style-name="Code_20_block"><text:s text:c="6"/>(JPPFClientConnection) <text:span text:style-name="T15">event.getClientConnectionStatusHandler();</text:span></text:p>
      <text:p text:style-name="Code_20_block"><text:s text:c="4"/><text:span text:style-name="T33">// get the new status</text:span></text:p>
      <text:p text:style-name="Code_20_block"><text:s text:c="4"/>JPPFClientConnectionStatus status = <text:span text:style-name="T15">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368">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32">final MyStatusListener myListener = new MyStatusListener();</text:p>
      <text:p text:style-name="Code_20_block"/>
      <text:p text:style-name="Code_20_block">public MyClientListener implements <text:span text:style-name="T15">ClientListener </text:span>{</text:p>
      <text:p text:style-name="P230"><text:s text:c="2"/><text:span text:style-name="T124">@Override</text:span></text:p>
      <text:p text:style-name="P230"><text:s text:c="2"/>public void newConnection(<text:span text:style-name="T15">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3">// register to receive status event</text:span><text:span text:style-name="T35">s</text:span><text:span text:style-name="T33"> on the new connection</text:span></text:p>
      <text:p text:style-name="Code_20_block"><text:s text:c="4"/>connection.addClientConnectionStatusListener(new MyStatusListener());</text:p>
      <text:p text:style-name="Code_20_block"><text:s text:c="2"/>}</text:p>
      <text:p text:style-name="P230"/>
      <text:p text:style-name="P230"><text:s text:c="2"/><text:span text:style-name="T124">@Override</text:span></text:p>
      <text:p text:style-name="P230"><text:s text:c="2"/>public void <text:span text:style-name="T124">c</text:span>onnection<text:span text:style-name="T124">Failed</text:span>(<text:span text:style-name="T15">ClientEvent</text:span> event) {</text:p>
      <text:p text:style-name="P230"><text:s text:c="4"/>JPPFClientConnection connection = event.getConnection();</text:p>
      <text:p text:style-name="P230"><text:s text:c="4"/>System.out.println("<text:span text:style-name="T124">C</text:span>onnection " + connection.getName() <text:span text:style-name="T124">+ " has failed"</text:span>);</text:p>
      <text:p text:style-name="P231"><text:span text:style-name="T126"><text:s text:c="4"/></text:span><text:span text:style-name="T34">// </text:span><text:span text:style-name="T35">remove the status listener reference</text:span></text:p>
      <text:p text:style-name="P232"><text:s text:c="4"/>connection.removeClientConnectionStatusListener(myListener);</text:p>
      <text:p text:style-name="P231"><text:s text:c="2"/>}</text:p>
      <text:p text:style-name="P230">}</text:p>
      <text:list xml:id="list28753015"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98">// Determine whether local execution is enabled on this client</text:p>
      <text:p text:style-name="Code_20_block">public boolean isLocalExecutionEnabled()</text:p>
      <text:p text:style-name="Code_20_block"/>
      <text:p text:style-name="P198">// Specify whether local execution is enabled on this client</text:p>
      <text:p text:style-name="Code_20_block">public void setLocalExecutionEnabled(boolean localExecutionEnabled)</text:p>
      <text:p text:style-name="Standard"/>
      <text:p text:style-name="P39">Turning local execution on or off will affect the next job to be executed, but not any that is currently executing.</text:p>
      <text:p text:style-name="P39"/>
      <text:list xml:id="list28739983" text:continue-numbering="true" text:style-name="Outline">
        <text:list-item>
          <text:list>
            <text:list-item>
              <text:h text:style-name="P426" text:outline-level="2">Connection pools</text:h>
            </text:list-item>
          </text:list>
        </text:list-item>
      </text:list>
      <text:p text:style-name="P127">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8745067" text:continue-numbering="true" text:style-name="Outline">
        <text:list-item>
          <text:list>
            <text:list-item>
              <text:list>
                <text:list-item>
                  <text:h text:style-name="P411" text:outline-level="3">The JPPFConnectionPool class</text:h>
                </text:list-item>
              </text:list>
            </text:list-item>
          </text:list>
        </text:list-item>
      </text:list>
      <text:p text:style-name="P25"><text:span text:style-name="T225">A connection pool is represented by the </text:span><text:a xlink:type="simple" xlink:href="http://www.jppf.org/api-5/index.html?org/jppf/client/JPPFConnectionPool.html"><text:span text:style-name="T225">JPPFConnectionPool</text:span></text:a><text:span text:style-name="T225"> class, defined as follows:</text:span></text:p>
      <text:p text:style-name="P129"/>
      <text:p text:style-name="P317">public class JPPFConnectionPool extends AbstractConnectionPool&lt;JPPFClientConnection&gt;</text:p>
      <text:p text:style-name="P317"><text:s text:c="2"/>implements Comparable&lt;JPPFConnectionPool&gt; {</text:p>
      <text:p text:style-name="P295"><text:span text:style-name="T226"><text:s text:c="2"/></text:span><text:span text:style-name="T64">// Get the name of this pool</text:span></text:p>
      <text:p text:style-name="P297"><text:s text:c="2"/>public String getName()</text:p>
      <text:p text:style-name="P295"><text:span text:style-name="T226"><text:s text:c="2"/></text:span><text:span text:style-name="T64">// Get the id of this pool, </text:span><text:span text:style-name="T65">unique within a JPPFClient instance</text:span></text:p>
      <text:p text:style-name="P296"><text:s text:c="2"/>public int getId()</text:p>
      <text:p text:style-name="Code_20_block"><text:span text:style-name="T226"><text:s text:c="2"/></text:span><text:span text:style-name="T64">// Get the priority associated with this pool</text:span></text:p>
      <text:p text:style-name="P296"><text:s text:c="2"/>public int getPriority()</text:p>
      <text:p text:style-name="Code_20_block"><text:span text:style-name="T226"><text:s text:c="2"/></text:span><text:span text:style-name="T64">// Check whether this pool is for SSL connections</text:span></text:p>
      <text:p text:style-name="P296"><text:s text:c="2"/>public boolean isSslEnabled()</text:p>
      <text:p text:style-name="Code_20_block"><text:span text:style-name="T226"><text:s text:c="2"/></text:span><text:span text:style-name="T64">// Get the uuid of the driver to which connections in this pool are connected</text:span></text:p>
      <text:p text:style-name="P296"><text:s text:c="2"/>public String getDriverUuid()</text:p>
      <text:p text:style-name="P294"><text:span text:style-name="T226"><text:s text:c="2"/></text:span><text:span text:style-name="T64">// Get the </text:span><text:span text:style-name="T75">host name or IP address of the remote driver</text:span></text:p>
      <text:p text:style-name="P296"><text:s text:c="2"/>public <text:span text:style-name="T251">String</text:span> get<text:span text:style-name="T251">DriverHost</text:span>()</text:p>
      <text:p text:style-name="Code_20_block"><text:span text:style-name="T226"><text:s text:c="2"/></text:span><text:span text:style-name="T64">// Get the </text:span><text:span text:style-name="T75">port number to which the client connects on the remote driver</text:span></text:p>
      <text:p text:style-name="P296"><text:s text:c="2"/>public int get<text:span text:style-name="T251">DriverPort</text:span>()</text:p>
      <text:p text:style-name="P293"><text:span text:style-name="T226"><text:s text:c="2"/></text:span><text:span text:style-name="T64">// Set the maximum size of this pool, starting or stopping connections as needed</text:span></text:p>
      <text:p text:style-name="P296"><text:s text:c="2"/>public int setMaxSize(int maxSize)</text:p>
      <text:p text:style-name="P293"><text:span text:style-name="T226"><text:s text:c="2"/></text:span><text:span text:style-name="T64">// Get a list of connections </text:span><text:span text:style-name="T74">in</text:span><text:span text:style-name="T64"> this pool whose status is one of th</text:span><text:span text:style-name="T74">ose</text:span><text:span text:style-name="T64"> specified</text:span></text:p>
      <text:p text:style-name="P298"><text:s text:c="2"/>public List&lt;JPPFClientConnection&gt; getConnections(JPPFClientConnectionStatus...statuses)</text:p>
      <text:p text:style-name="P314"><text:span text:style-name="T226"><text:s text:c="2"/></text:span><text:span text:style-name="T64">// Get the number of connections in this pool whose status is one of th</text:span><text:span text:style-name="T74">ose</text:span><text:span text:style-name="T64"> specified</text:span></text:p>
      <text:p text:style-name="P299"><text:s text:c="2"/>public int connectionCount(JPPFClientConnectionStatus...statuses)</text:p>
      <text:p text:style-name="P299">}</text:p>
      <text:p text:style-name="P127"/>
      <text:p text:style-name="P128"><text:span text:style-name="T252">As we can see, </text:span><text:a xlink:type="simple" xlink:href="http://www.jppf.org/api-5/index.html?org/jppf/client/JPPFConnectionPool.html"><text:span text:style-name="T225">JPPFConnectionPool</text:span></text:a><text:span text:style-name="T252"> extends the class </text:span><text:a xlink:type="simple" xlink:href="http://www.jppf.org/api-5/index.html?org/jppf/client/AbstractConnectionPool.html"><text:span text:style-name="T252">AbstractConnectionPool</text:span></text:a><text:span text:style-name="T252">, which in turn implement</text:span><text:span text:style-name="T256">s</text:span><text:span text:style-name="T252"> the interface <text:s/></text:span><text:a xlink:type="simple" xlink:href="http://www.jppf.org/api-5/index.html?org/jppf/client/ConnectionPool.html"><text:span text:style-name="T255">ConnectionPool</text:span></text:a><text:span text:style-name="T225">, </text:span><text:span text:style-name="T252">defined as follows:</text:span></text:p>
      <text:p text:style-name="P127"/>
      <text:p text:style-name="P319">public interface ConnectionPool&lt;E extends AutoCloseable&gt;</text:p>
      <text:p text:style-name="P319"><text:s text:c="2"/>extends Iterable&lt;E&gt;, AutoCloseable {</text:p>
      <text:p text:style-name="Code_20_block"><text:span text:style-name="T252"><text:s text:c="2"/></text:span><text:span text:style-name="T76">// Get the next connection that is connected and available</text:span></text:p>
      <text:p text:style-name="P318"><text:s text:c="2"/>E getConnection();</text:p>
      <text:p text:style-name="Code_20_block"><text:span text:style-name="T252"><text:s text:c="2"/></text:span><text:span text:style-name="T76">// Determine whether this pool is empty</text:span></text:p>
      <text:p text:style-name="P318"><text:s text:c="2"/>boolean isEmpty();</text:p>
      <text:p text:style-name="Code_20_block"><text:span text:style-name="T252"><text:s text:c="2"/></text:span><text:span text:style-name="T76">// Get the current size of this pool</text:span></text:p>
      <text:p text:style-name="P318"><text:s text:c="2"/>int connectionCount();</text:p>
      <text:p text:style-name="Code_20_block"><text:span text:style-name="T252"><text:s text:c="2"/></text:span><text:span text:style-name="T76">// Get the core size of this connection pool</text:span></text:p>
      <text:p text:style-name="P318"><text:s text:c="2"/>int getCoreSize();</text:p>
      <text:p text:style-name="Code_20_block"><text:span text:style-name="T252"><text:s text:c="2"/></text:span><text:span text:style-name="T76">// Get the maximum size of this connection pool</text:span></text:p>
      <text:p text:style-name="P318"><text:s text:c="2"/>int getMaxSize();</text:p>
      <text:p text:style-name="Code_20_block"><text:span text:style-name="T252"><text:s text:c="2"/></text:span><text:span text:style-name="T76">// Set the maximum size of this pool, starting or stopping connections as needed</text:span></text:p>
      <text:p text:style-name="P318"><text:s text:c="2"/>int setMaxSize(int maxSize);</text:p>
      <text:p text:style-name="Code_20_block"><text:span text:style-name="T252"><text:s text:c="2"/></text:span><text:span text:style-name="T76">// Get a list of connections held by this pool</text:span></text:p>
      <text:p text:style-name="P318"><text:s text:c="2"/>List&lt;E&gt; getConnections();</text:p>
      <text:p text:style-name="P318">}</text:p>
      <text:p text:style-name="P127"/>
      <text:p text:style-name="P130">The pool name is based on the client configuration properties and defined as follows:</text:p>
      <text:p text:style-name="P130"/>
      <text:p text:style-name="P130"><text:span text:style-name="T15">With server discovery disabled</text:span>:</text:p>
      <text:p text:style-name="P130"/>
      <text:p text:style-name="Code_20_block">jppf.discovery.enabled = false</text:p>
      <text:p text:style-name="Code_20_block">jppf.drivers = &lt;<text:span text:style-name="T229">driver</text:span>_name_1&gt; ... &lt;<text:span text:style-name="T229">driver</text:span>_name_N&gt;</text:p>
      <text:p text:style-name="P130"/>
      <text:p text:style-name="P130">Each driver name specified in “jppf.driver<text:span text:style-name="T246">s</text:span>” will be the name of the corresponding connection pool.</text:p>
      <text:p text:style-name="P130"/>
      <text:p text:style-name="P26"><text:span text:style-name="T22">With discovery enabled</text:span><text:span text:style-name="T227">: for each discovered server, the JPPF client will create a connection pool named “</text:span><text:span text:style-name="T228">jppf_discovery-n” where n is a sequence number automatically assigned by the client.</text:span></text:p>
      <text:p text:style-name="P130"/>
      <text:p text:style-name="P133"><text:soft-page-break/><text:span text:style-name="T232">The </text:span><text:span text:style-name="Code_20_char"><text:span text:style-name="T232">id</text:span></text:span><text:span text:style-name="T232"> attribute of a pool is a sequence number that is guaranteed to be unique within a JPPF client. It is used to distinguish pools that may have the sam</text:span><text:span text:style-name="T250">e </text:span><text:span text:style-name="T232">driver </text:span><text:span text:style-name="T250">u</text:span><text:span text:style-name="T232">uid, priority and size. The name may be used similarly, however JPPF does not do any checking on pool names, </text:span><text:span text:style-name="T233">so they should be used with caution.</text:span></text:p>
      <text:p text:style-name="P130"/>
      <text:p text:style-name="P139">The pool's priority is as defined in the configuration. For instance if we have the following:</text:p>
      <text:p text:style-name="P139"/>
      <text:p text:style-name="P302">jppf.drivers = myPool</text:p>
      <text:p text:style-name="P302">myPool.jppf.server.host = www.myhost.com</text:p>
      <text:p text:style-name="P302">myPool.jppf.server.port = 11111</text:p>
      <text:p text:style-name="P302">myPool.jppf.priority = 10</text:p>
      <text:p text:style-name="P215"># core pool size</text:p>
      <text:p text:style-name="P302">myPool.jppf.pool.size = 5</text:p>
      <text:p text:style-name="P139"/>
      <text:p text:style-name="P131"><text:span text:style-name="T229">The corresponding </text:span><text:a xlink:type="simple" xlink:href="http://www.jppf.org/api-5/index.html?org/jppf/client/JPPFConnectionPool.html"><text:span text:style-name="T225">JPPFConnectionPool</text:span></text:a><text:span text:style-name="T229"> object's </text:span><text:span text:style-name="Code_20_char"><text:span text:style-name="T229">getPriority()</text:span></text:span><text:span text:style-name="T229"> method will return 10.</text:span></text:p>
      <text:p text:style-name="P131"><text:span text:style-name="T229">In the same way, the </text:span><text:span text:style-name="Code_20_char"><text:span text:style-name="T229">getCoreSize()</text:span></text:span><text:span text:style-name="T229"> method will return 5.</text:span></text:p>
      <text:p text:style-name="P139"/>
      <text:p text:style-name="P131"><text:span text:style-name="T229">The pool's actual size can be grown or shrunk dynamically, using the </text:span><text:span text:style-name="Code_20_char"><text:span text:style-name="T229">setMaxSize(int)</text:span></text:span><text:span text:style-name="T229">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230">and the client will not be close all the requested connections. In this case, </text:span><text:span text:style-name="Code_20_char"><text:span text:style-name="T230">setMaxSize()</text:span></text:span><text:span text:style-name="T230"> will return the new actual size, which will be smaller than the requested size.</text:span></text:p>
      <text:p text:style-name="P130"/>
      <text:p text:style-name="P132"><text:span text:style-name="T231">The pool core size is defined in the configuration, either with the </text:span><text:span text:style-name="Code_20_char"><text:span text:style-name="T231">&lt;poolName&gt;.jppf.pool.size</text:span></text:span><text:span text:style-name="T231"> property for manually configured pools, or with </text:span><text:span text:style-name="Code_20_char"><text:span text:style-name="T231">jppf.pool.size</text:span></text:span><text:span text:style-name="T231"> for auto-discovered pools. Its value cannot be changed for any </text:span><text:a xlink:type="simple" xlink:href="http://www.jppf.org/api-5/index.html?org/jppf/client/JPPFConnectionPool.html"><text:span text:style-name="T225">JPPFConnectionPool</text:span></text:a><text:span text:style-name="T231"> instance.</text:span></text:p>
      <text:p text:style-name="P130"/>
      <text:p text:style-name="P138"><text:span text:style-name="T230">The two </text:span><text:span text:style-name="Code_20_char"><text:span text:style-name="T230">getConnections()</text:span></text:span><text:span text:style-name="T230"> methods allow you to explore the connections cu</text:span><text:span text:style-name="T256">r</text:span><text:span text:style-name="T230">rently in the pool. The overloaded version of this method permits filtering of the connections by their status, represented by </text:span><text:span text:style-name="T231">one or more</text:span><text:span text:style-name="T230"> </text:span><text:a xlink:type="simple" xlink:href="http://www.jppf.org/api-5/index.html?org/jppf/client/JPPFClientConnectionStatus.html"><text:span text:style-name="T230">JPPFClientConnectionStatus</text:span></text:a><text:span text:style-name="T230"> enum </text:span><text:span text:style-name="T231">values</text:span><text:span text:style-name="T230">.</text:span></text:p>
      <text:list xml:id="list28744989" text:continue-numbering="true" text:style-name="Outline">
        <text:list-item>
          <text:list>
            <text:list-item>
              <text:list>
                <text:list-item>
                  <text:h text:style-name="P412" text:outline-level="3">Associated JMX connection pool</text:h>
                </text:list-item>
              </text:list>
            </text:list-item>
          </text:list>
        </text:list-item>
      </text:list>
      <text:p text:style-name="P147"><text:span text:style-name="T247">Each connection pool has an associated pool of JMX connections to the same remote driver.. </text:span><text:span text:style-name="T248">To access and manipulate this JMX pool, the </text:span><text:a xlink:type="simple" xlink:href="http://www.jppf.org/api-5/index.html?org/jppf/client/JPPFConnectionPool.html"><text:span text:style-name="T225">JPPFConnectionPool</text:span></text:a><text:span text:style-name="T248"> class provides the </text:span><text:span text:style-name="T249">f</text:span><text:span text:style-name="T248">ollowing API:</text:span></text:p>
      <text:p text:style-name="P149"/>
      <text:p text:style-name="P316">public class JPPFConnectionPool extends AbstractConnectionPool&lt;JPPFClientConnection&gt;</text:p>
      <text:p text:style-name="P316"><text:s text:c="2"/>implements Comparable&lt;JPPFConnectionPool&gt; {</text:p>
      <text:p text:style-name="P365"><text:span text:style-name="T248"><text:s text:c="2"/></text:span><text:span text:style-name="T100">// Get a connected JMX connection among those in the JMX pool</text:span></text:p>
      <text:p text:style-name="P365"><text:span text:style-name="T248"><text:s text:c="2"/></text:span><text:span text:style-name="T317">public JMXDriverConnectionWrapper getJmxConnection()</text:span></text:p>
      <text:p text:style-name="P365"><text:span text:style-name="T248"><text:s text:c="2"/></text:span><text:span text:style-name="T100">// Get a JMX connection in the specified state from the JMX pool</text:span></text:p>
      <text:p text:style-name="P365"><text:span text:style-name="T248"><text:s text:c="2"/></text:span><text:span text:style-name="T317">public JMXDriverConnectionWrapper getJmxConnection(boolean connectedOnly)</text:span></text:p>
      <text:p text:style-name="Code_20_block"><text:span text:style-name="T248"><text:s text:c="2"/></text:span><text:span text:style-name="T72">// Get the jmx port to use on the remote driver</text:span></text:p>
      <text:p text:style-name="P316"><text:s text:c="2"/>public int getJmxPort()</text:p>
      <text:p text:style-name="Code_20_block"><text:span text:style-name="T248"><text:s text:c="2"/></text:span><text:span text:style-name="T72">// Get a connected JMX connection among those in the JMX pool</text:span></text:p>
      <text:p text:style-name="P316"><text:s text:c="2"/>public JMXDriverConnectionWrapper getJmxConnection()</text:p>
      <text:p text:style-name="Code_20_block"><text:span text:style-name="T248"><text:s text:c="2"/></text:span><text:span text:style-name="T72">// Get a JMX connection </text:span><text:span text:style-name="T73">with the specified state </text:span><text:span text:style-name="T72">among those in the JMX pool</text:span></text:p>
      <text:p text:style-name="P316"><text:s text:c="2"/>public JMXDriverConnectionWrapper getJmxConnection(final boolean connectedOnly)</text:p>
      <text:p text:style-name="Code_20_block"><text:span text:style-name="T248"><text:s text:c="2"/></text:span><text:span text:style-name="T72">// Get the core size of the associated JMX connection pool</text:span></text:p>
      <text:p text:style-name="P316"><text:s text:c="2"/>public int getJMXPoolCoreSize()</text:p>
      <text:p text:style-name="Code_20_block"><text:span text:style-name="T248"><text:s text:c="2"/></text:span><text:span text:style-name="T72">// Get the current maximum size of the associated JMX connection pool</text:span></text:p>
      <text:p text:style-name="P316"><text:s text:c="2"/>public int getJMXPoolMaxSize()</text:p>
      <text:p text:style-name="P313"><text:span text:style-name="T249"><text:s text:c="2"/></text:span><text:span text:style-name="T73">// Set a new maximum size for the associated pool of JMX connections,</text:span></text:p>
      <text:p text:style-name="P313"><text:span text:style-name="T249"><text:s text:c="2"/></text:span><text:span text:style-name="T73">// adding new or closing existing connections as needed</text:span></text:p>
      <text:p text:style-name="P313"><text:span text:style-name="T248"><text:s text:c="2"/></text:span><text:span text:style-name="T249">public int setJMXPoolMaxSize(int maxSize)</text:span></text:p>
      <text:p text:style-name="Code_20_block"><text:span text:style-name="T248"><text:s text:c="2"/></text:span><text:span text:style-name="T72">// Get the list of connections currently in the JMX pool</text:span></text:p>
      <text:p text:style-name="P316"><text:s text:c="2"/>public List&lt;JMXDriverConnectionWrapper&gt; getJMXConnections()</text:p>
      <text:p text:style-name="P316">}</text:p>
      <text:p text:style-name="P151"/>
      <text:p text:style-name="P151">Note that the JMX pool core size, when left unspecified, defaults to 1. Otherwise, it is defined in the configuration as:</text:p>
      <text:p text:style-name="P151"/>
      <text:p text:style-name="P148"><text:span text:style-name="T23">When discovery is enabled</text:span><text:span text:style-name="T250">:</text:span></text:p>
      <text:p text:style-name="P151"/>
      <text:p text:style-name="P320">jppf.jmx.pool.size = 5</text:p>
      <text:p text:style-name="P151"/>
      <text:p text:style-name="P148"><text:span text:style-name="T23">When discovery is disabled</text:span><text:span text:style-name="T250">:</text:span></text:p>
      <text:p text:style-name="P151"/>
      <text:p text:style-name="P320">driver-1.jppf.jmx.pool.size = 5</text:p>
      <text:p text:style-name="P150"/>
      <text:p text:style-name="P34"><text:soft-page-break/><text:span text:style-name="T253">Also note that the driver host for a JMX connection is the same as </text:span><text:span text:style-name="Code_20_char"><text:span text:style-name="T253">JPPFConnectionPool.getDriverHost()</text:span></text:span><text:span text:style-name="T253">. In the same way, to determine whether a JMX connection is secure, </text:span><text:span text:style-name="Code_20_char"><text:span text:style-name="T253">JPPFConnectionPool.isSSLEnabled()</text:span></text:span><text:span text:style-name="T253"> should be used.</text:span></text:p>
      <text:list xml:id="list28747306" text:continue-numbering="true" text:style-name="Outline">
        <text:list-item>
          <text:list>
            <text:list-item>
              <text:list>
                <text:list-item>
                  <text:h text:style-name="P413" text:outline-level="3">Exploring the connection pools</text:h>
                </text:list-item>
              </text:list>
            </text:list-item>
          </text:list>
        </text:list-item>
      </text:list>
      <text:p text:style-name="P134"><text:span text:style-name="T234">The </text:span><text:a xlink:type="simple" xlink:href="http://www.jppf.org/api-5/index.html?org/jppf/client/JPPFClient.html"><text:span text:style-name="T234">JPPFClient</text:span></text:a><text:span text:style-name="T234"> class, or more exactly i</text:span><text:span text:style-name="T244">t</text:span><text:span text:style-name="T234">s super-super class </text:span><text:a xlink:type="simple" xlink:href="http://www.jppf.org/api-5/index.html?org/jppf/client/AbstractJPPFClient.html"><text:span text:style-name="T234">AbstractJPPFClient</text:span></text:a><text:span text:style-name="T234">, provides a number of methods to discover and explore the connection pools currently handled by the client:</text:span></text:p>
      <text:p text:style-name="P140"/>
      <text:p text:style-name="P303">public class JPPFClient extends AbstractGenericClient { ... }</text:p>
      <text:p text:style-name="P303"/>
      <text:p text:style-name="P303">public abstract class AbstractGenericClient extends AbstractJPPFClient { ... }</text:p>
      <text:p text:style-name="P303"/>
      <text:p text:style-name="P304">public abstract class AbstractJPPFClient</text:p>
      <text:p text:style-name="P304"><text:s text:c="2"/>implements ClientConnectionStatusListener, AutoCloseable {</text:p>
      <text:p text:style-name="Code_20_block"><text:span text:style-name="T234"><text:s text:c="2"/></text:span><text:span text:style-name="T66">// Find the connection pool with the specified priority and id</text:span></text:p>
      <text:p text:style-name="P303"><text:s text:c="2"/>public JPPFConnectionPool findConnectionPool(int priority, int poolId)</text:p>
      <text:p text:style-name="Code_20_block"><text:span text:style-name="T234"><text:s text:c="2"/></text:span><text:span text:style-name="T66">// Find the connection pool with the specified id</text:span></text:p>
      <text:p text:style-name="P303"><text:s text:c="2"/>public JPPFConnectionPool findConnectionPool(int poolId)</text:p>
      <text:p text:style-name="Code_20_block"><text:span text:style-name="T234"><text:s text:c="2"/></text:span><text:span text:style-name="T66">// Find the connection pool with the specified </text:span><text:span text:style-name="T78">name</text:span></text:p>
      <text:p text:style-name="P303"><text:s text:c="2"/>public JPPFConnectionPool findConnectionPool(String name)</text:p>
      <text:p text:style-name="P315"><text:span text:style-name="T234"><text:s text:c="2"/></text:span><text:span text:style-name="T66">// Find the connection pool</text:span><text:span text:style-name="T77">s</text:span><text:span text:style-name="T66"> </text:span><text:span text:style-name="T78">whose name</text:span><text:span text:style-name="T77"> match</text:span><text:span text:style-name="T78">es</text:span><text:span text:style-name="T66"> the specified </text:span><text:span text:style-name="T77">regular expression</text:span></text:p>
      <text:p text:style-name="P305"><text:s text:c="2"/>public <text:span text:style-name="T254">List&lt;</text:span>JPPFConnectionPool<text:span text:style-name="T254">&gt;</text:span> findConnectionPool<text:span text:style-name="T254">s</text:span>(String name)</text:p>
      <text:p text:style-name="P321"><text:span text:style-name="T234"><text:s text:c="2"/></text:span><text:span text:style-name="T66">// Find the connection pool</text:span><text:span text:style-name="T77">s</text:span><text:span text:style-name="T66"> </text:span><text:span text:style-name="T77">that </text:span><text:span text:style-name="T78">have at least one connection matching</text:span></text:p>
      <text:p text:style-name="P216"><text:s text:c="2"/>// one of the specified statuses</text:p>
      <text:p text:style-name="P306"><text:s text:c="2"/>public <text:span text:style-name="T254">List&lt;</text:span>JPPFConnectionPool<text:span text:style-name="T254">&gt;</text:span> findConnectionPool<text:span text:style-name="T254">s</text:span>(</text:p>
      <text:p text:style-name="P306"><text:span text:style-name="T257"><text:s text:c="4"/>JPPFClientConnectionStatus...statuses</text:span>)</text:p>
      <text:p text:style-name="P315"><text:span text:style-name="T234"><text:s text:c="2"/></text:span><text:span text:style-name="T66">// Get a set of existing connection pools with the specified priority</text:span></text:p>
      <text:p text:style-name="P303"><text:s text:c="2"/>public List&lt;JPPFConnectionPool&gt; getConnectionPools(int priority)</text:p>
      <text:p text:style-name="P300"><text:span text:style-name="T234"><text:s text:c="2"/></text:span><text:span text:style-name="T66">// Get a list of all priorities for the currently existing pools </text:span><text:span text:style-name="T77">in descending order</text:span></text:p>
      <text:p text:style-name="P303"><text:s text:c="2"/>public List&lt;Integer&gt; getPoolPriorities()</text:p>
      <text:p text:style-name="Code_20_block"><text:span text:style-name="T234"><text:s text:c="2"/></text:span><text:span text:style-name="T66">// Get a list of existing connection pools, ordered by descending priority</text:span></text:p>
      <text:p text:style-name="P303"><text:s text:c="2"/>public List&lt;JPPFConnectionPool&gt; getConnectionPools()</text:p>
      <text:p text:style-name="P321"><text:span text:style-name="T234"><text:s text:c="2"/></text:span><text:span text:style-name="T66">// Get </text:span><text:span text:style-name="T78">a </text:span><text:span text:style-name="T66">pool </text:span><text:span text:style-name="T78">with the highest possible priority that has at least </text:span><text:span text:style-name="T79">1</text:span><text:span text:style-name="T78"> active connection</text:span></text:p>
      <text:p text:style-name="P306"><text:s text:c="2"/>public JPPFConnectionPool getConnectionPool()</text:p>
      <text:p text:style-name="P322"><text:span text:style-name="T234"><text:s text:c="2"/></text:span><text:span text:style-name="T66">// Get </text:span><text:span text:style-name="T80">the connection pools that pass the specified filter</text:span></text:p>
      <text:p text:style-name="P307"><text:s text:c="2"/>public <text:span text:style-name="T259">List&lt;</text:span>JPPFConnectionPool<text:span text:style-name="T259">&gt;</text:span> <text:span text:style-name="T259">find</text:span>ConnectionPool<text:span text:style-name="T259">s</text:span>(</text:p>
      <text:p text:style-name="P307"><text:s text:c="4"/><text:span text:style-name="T259">ConnectionPoolFilter&lt;JPPFConnectionPool&gt; filter</text:span>)</text:p>
      <text:p text:style-name="P307">}</text:p>
      <text:p text:style-name="P141"/>
      <text:p text:style-name="P137"><text:span text:style-name="T235">Note that the connection pools are held in a multimap-like data structure, where the key is the pool priority sorted in descending order</text:span><text:span text:style-name="T245"> (highest priority first)</text:span><text:span text:style-name="T235">. </text:span><text:span text:style-name="T258">Consequently, all getXXX() and findXXX() methods which return a list of connection pools are guaranteed to have the resulting elements o</text:span><text:span text:style-name="T284">f</text:span><text:span text:style-name="T258"> the list sorted by </text:span><text:span text:style-name="T258">descending priority.</text:span></text:p>
      <text:p text:style-name="P152"/>
      <text:p text:style-name="P153"><text:span text:style-name="T259">The last </text:span><text:span text:style-name="Code_20_char"><text:span text:style-name="T259">findConnectionPools()</text:span></text:span><text:span text:style-name="T259"> method provides a generic way of filtering the existing connection pools, by making use of a </text:span><text:a xlink:type="simple" xlink:href="http://www.jppf.org/api-5/index.html?org/jppf/client/ConnectionPoolFilter.html"><text:span text:style-name="T260">ConnectionPoolFilter</text:span></text:a><text:span text:style-name="T259">, defined as follows:</text:span></text:p>
      <text:p text:style-name="P154"/>
      <text:p text:style-name="P323">public interface ConnectionPoolFilter&lt;E extends ConnectionPool&gt; {</text:p>
      <text:p text:style-name="Code_20_block"><text:span text:style-name="T260"><text:s text:c="2"/></text:span><text:span text:style-name="T81">// Determine whether this filter accepts the specified connection pool</text:span></text:p>
      <text:p text:style-name="P323"><text:s text:c="2"/>boolean accepts(E pool);</text:p>
      <text:p text:style-name="P323">}</text:p>
      <text:p text:style-name="P169"/>
      <text:list xml:id="list28738779" text:continue-numbering="true" text:style-name="Outline">
        <text:list-item>
          <text:list>
            <text:list-item>
              <text:h text:style-name="P427" text:outline-level="2">Notifications of client job queue events</text:h>
            </text:list-item>
          </text:list>
        </text:list-item>
      </text:list>
      <text:p text:style-name="P135"><text:span text:style-name="T236">The JPPF client alllows receiving notifications of when jobs are added to or removed from its queue. To this effect, the </text:span><text:a xlink:type="simple" xlink:href="http://www.jppf.org/api-5/index.html?org/jppf/client/AbstractGenericClient.html"><text:span text:style-name="T236">Abst</text:span></text:a><text:a xlink:type="simple" xlink:href="http://www.jppf.org/api-5/index.html?org/jppf/client/AbstractGenericClient.html"><text:span text:style-name="T237">ractGenericClient</text:span></text:a><text:span text:style-name="T237"> class (the super class of </text:span><text:a xlink:type="simple" xlink:href="http://www.jppf.org/api-5/index.html?org/jppf/client/JPPFClient.html"><text:span text:style-name="T234">JPPFClient</text:span></text:a><text:span text:style-name="T237">) provides methods to register or unregister listeners for these notifications:</text:span></text:p>
      <text:p text:style-name="P142"/>
      <text:p text:style-name="P308">public abstract class AbstractGenericClient extends AbstractJPPFClient {</text:p>
      <text:p text:style-name="Code_20_block"><text:span text:style-name="T237"><text:s text:c="2"/></text:span><text:span text:style-name="T67">// Register the specified listener to receive client queue event notifications</text:span></text:p>
      <text:p text:style-name="P308"><text:s text:c="2"/>public void addClientQueueListener(ClientQueueListener listener)</text:p>
      <text:p text:style-name="P308"/>
      <text:p text:style-name="Code_20_block"><text:span text:style-name="T237"><text:s text:c="2"/></text:span><text:span text:style-name="T67">// Unregister the specified listener</text:span></text:p>
      <text:p text:style-name="P308"><text:s text:c="2"/>public void removeClientQueueListener(ClientQueueListener listener)</text:p>
      <text:p text:style-name="P308">}</text:p>
      <text:p text:style-name="P143"/>
      <text:p text:style-name="P135"><text:span text:style-name="T237">As we can see, these methods accept listners of type </text:span><text:a xlink:type="simple" xlink:href="http://www.jppf.org/api-5/index.html?org/jppf/client/event/ClientQueueListener.html"><text:span text:style-name="T238">ClientQueueListener</text:span></text:a><text:span text:style-name="T238">, defined as follows:</text:span></text:p>
      <text:p text:style-name="P144"/>
      <text:p text:style-name="P309">public interface ClientQueueListener extends EventListener {</text:p>
      <text:p text:style-name="Code_20_block"><text:span text:style-name="T238"><text:s text:c="2"/></text:span><text:span text:style-name="T68">// Called to notify that a job was added to the queue</text:span></text:p>
      <text:p text:style-name="P309"><text:s text:c="2"/>void jobAdded(ClientQueueEvent event);</text:p>
      <text:p text:style-name="P309"/>
      <text:p text:style-name="Code_20_block"><text:span text:style-name="T238"><text:s text:c="2"/></text:span><text:span text:style-name="T68">// Called to notify that a job was removed from the queue</text:span></text:p>
      <text:p text:style-name="P309"><text:s text:c="2"/>void jobRemoved(ClientQueueEvent event);</text:p>
      <text:p text:style-name="P309">}</text:p>
      <text:p text:style-name="P143"/>
      <text:p text:style-name="P136"><text:span text:style-name="T239">The </text:span><text:span text:style-name="Code_20_char"><text:span text:style-name="T239">jobAdded()</text:span></text:span><text:span text:style-name="T239"> and </text:span><text:span text:style-name="Code_20_char"><text:span text:style-name="T239">jobRemoved()</text:span></text:span><text:span text:style-name="T239"> methods are notifications of events of type </text:span><text:a xlink:type="simple" xlink:href="http://www.jppf.org/api-5/index.html?org/jppf/client/event/ClientQueueEvent.html"><text:span text:style-name="T239">ClientQueueEvent</text:span></text:a><text:span text:style-name="T239">:</text:span></text:p>
      <text:p text:style-name="P145"/>
      <text:p text:style-name="P310">public class ClientQueueEvent extends EventObject {</text:p>
      <text:p text:style-name="Code_20_block"><text:span text:style-name="T239"><text:s text:c="2"/></text:span><text:span text:style-name="T69">// Get the JPPF client source of this event</text:span></text:p>
      <text:p text:style-name="P310"><text:s text:c="2"/>public JPPFClient getClient()</text:p>
      <text:p text:style-name="P310"/>
      <text:p text:style-name="Code_20_block"><text:span text:style-name="T239"><text:s text:c="2"/></text:span><text:span text:style-name="T69">// Get the job that was added or removed</text:span></text:p>
      <text:p text:style-name="P310"><text:s text:c="2"/>public JPPFJob getJob()</text:p>
      <text:p text:style-name="P310"/>
      <text:p text:style-name="Code_20_block"><text:span text:style-name="T239"><text:s text:c="2"/></text:span><text:span text:style-name="T69">// Get all the </text:span><text:span text:style-name="T70">j</text:span><text:span text:style-name="T69">obs currently in the queue</text:span></text:p>
      <text:p text:style-name="P310"><text:s text:c="2"/>public List&lt;JPPFJob&gt; getQueuedJobs()</text:p>
      <text:p text:style-name="P310"/>
      <text:p text:style-name="Code_20_block"><text:span text:style-name="T239"><text:s text:c="2"/></text:span><text:span text:style-name="T69">// Get the size of this job queue</text:span></text:p>
      <text:p text:style-name="P310"><text:s text:c="2"/>public int getQueueSize()</text:p>
      <text:p text:style-name="P310">}</text:p>
      <text:p text:style-name="P145"/>
      <text:p text:style-name="P146">Here is an example usage, which adapts the size of a client connection pool based on the number of jobs in the queue:</text:p>
      <text:p text:style-name="P146"/>
      <text:p text:style-name="P311">JPPFClient client = new JPPFClient();</text:p>
      <text:p text:style-name="P311">JPPFConnectionPool pool;</text:p>
      <text:p text:style-name="P214">// wait until "myPool" is initialized</text:p>
      <text:p text:style-name="P311">while ((pool = client.findConnectionPool("myPool")) == null) Thread.sleep(20L);</text:p>
      <text:p text:style-name="P311">final JPPFConnectionPool thePool = pool;</text:p>
      <text:p text:style-name="P214">// register a queue listener that will adapt the pool size</text:p>
      <text:p text:style-name="P311">client.addClientQueueListener(new ClientQueueListener() {</text:p>
      <text:p text:style-name="P311"/>
      <text:p text:style-name="P311"><text:s text:c="2"/>@Override public void jobAdded(ClientQueueEvent event) {</text:p>
      <text:p text:style-name="P311"><text:s text:c="4"/>int n = event.getQueueSize();</text:p>
      <text:p text:style-name="Code_20_block"><text:span text:style-name="T240"><text:s text:c="4"/></text:span><text:span text:style-name="T71">// grow the connection pool</text:span></text:p>
      <text:p text:style-name="P301"><text:span text:style-name="T240"><text:s text:c="4"/></text:span><text:span text:style-name="T243">JPPFConnectionPool pool = event.getClient().findConnectionPool("myPool");</text:span></text:p>
      <text:p text:style-name="Code_20_block"><text:span text:style-name="T240"><text:s text:c="4"/>if (n &gt; </text:span><text:span text:style-name="T243">p</text:span><text:span text:style-name="T240">ool.getMaxSize()) </text:span><text:span text:style-name="T243">p</text:span><text:span text:style-name="T240">ool.setMaxSize(n); </text:span></text:p>
      <text:p text:style-name="P311"><text:s text:c="2"/>}</text:p>
      <text:p text:style-name="P311"/>
      <text:p text:style-name="P311"><text:s text:c="2"/>@Override public void jobRemoved(ClientQueueEvent event) {</text:p>
      <text:p text:style-name="P311"><text:s text:c="4"/>int n = event.getQueueSize();</text:p>
      <text:p text:style-name="Code_20_block"><text:span text:style-name="T240"><text:s text:c="4"/></text:span><text:span text:style-name="T71">// shrink the connection pool</text:span></text:p>
      <text:p text:style-name="P301"><text:span text:style-name="T240"><text:s text:c="4"/></text:span><text:span text:style-name="T243">JPPFConnectionPool pool = event.getClient().findConnectionPool("myPool");</text:span></text:p>
      <text:p text:style-name="Code_20_block"><text:span text:style-name="T240"><text:s text:c="4"/>if (n &lt; </text:span><text:span text:style-name="T243">p</text:span><text:span text:style-name="T240">ool.getMaxSize()) </text:span><text:span text:style-name="T243">p</text:span><text:span text:style-name="T240">ool.setMaxSize(n); </text:span></text:p>
      <text:p text:style-name="P311"><text:s text:c="2"/>}</text:p>
      <text:p text:style-name="P312">});</text:p>
      <text:p text:style-name="P311"/>
      <text:p text:style-name="P198"><text:span text:style-name="T240">// ... </text:span><text:span text:style-name="T241">submit job</text:span><text:span text:style-name="T242">s</text:span><text:span text:style-name="T241"> ...</text:span></text:p>
      <text:p text:style-name="P178"/>
      <text:list xml:id="list28738753" text:continue-numbering="true" text:style-name="Outline">
        <text:list-item>
          <text:list>
            <text:list-item>
              <text:h text:style-name="P428" text:outline-level="2"><text:span text:style-name="T313">Submitting </text:span>multiple jobs concurrent<text:span text:style-name="T313">ly</text:span></text:h>
            </text:list-item>
          </text:list>
        </text:list-item>
      </text:list>
      <text:p text:style-name="P184">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28759268" text:continue-numbering="true" text:style-name="Outline">
        <text:list-item>
          <text:list>
            <text:list-item>
              <text:list>
                <text:list-item>
                  <text:h text:style-name="P414" text:outline-level="3">Base requirement: multiple connections</text:h>
                </text:list-item>
              </text:list>
            </text:list-item>
          </text:list>
        </text:list-item>
      </text:list>
      <text:p text:style-name="P184">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4"/>
      <text:p text:style-name="P33"><text:span text:style-name="T303">Multiple connections can be obtained </text:span><text:span text:style-name="T304">either </text:span><text:span text:style-name="T303">statically from the </text:span><text:span text:style-name="T303">JPPF client configuration</text:span><text:span text:style-name="T303">, or dynamically </text:span><text:span text:style-name="T304">using</text:span><text:span text:style-name="T303"> the </text:span><text:a xlink:type="simple" xlink:href="#1.9.1.The JPPFConnectionPool class|outline"><text:span text:style-name="T303">connection pool APIs</text:span></text:a><text:span text:style-name="T303">. </text:span><text:span text:style-name="T304">In the rest of this section, we will </text:span><text:span text:style-name="T305">simply </text:span><text:span text:style-name="T304">assume this is done appropriately.</text:span></text:p>
      <text:list xml:id="list28756473" text:continue-numbering="true" text:style-name="Outline">
        <text:list-item>
          <text:list>
            <text:list-item>
              <text:list>
                <text:list-item>
                  <text:h text:style-name="P415" text:outline-level="3">Job submissions from multiple threads</text:h>
                </text:list-item>
              </text:list>
            </text:list-item>
          </text:list>
        </text:list-item>
      </text:list>
      <text:p text:style-name="P185">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5"/>
      <text:p text:style-name="P355">public void multipleThreadsBlockingJobs() {</text:p>
      <text:p text:style-name="Code_20_block"><text:span text:style-name="T304"><text:s text:c="2"/></text:span><text:span text:style-name="T91">// a pool of threads that will submit the jobs and execute their results</text:span></text:p>
      <text:p text:style-name="P354"><text:s text:c="2"/>ExecutorService executor = Executors.newFixedThreadPool(4);</text:p>
      <text:p text:style-name="P354"><text:s text:c="2"/>try (JPPFClient client = new JPPFClient()) {</text:p>
      <text:p text:style-name="Code_20_block"><text:span text:style-name="T304"><text:s text:c="4"/></text:span><text:span text:style-name="T91">// handles for later retrieval of the job submissions results</text:span></text:p>
      <text:p text:style-name="P354"><text:s text:c="4"/>List&lt;Future&lt;List&lt;Task&lt;?&gt;&gt;&gt;&gt; futures = new ArrayList&lt;&gt;();</text:p>
      <text:p text:style-name="P354"><text:s text:c="4"/>for (int i=0; i&lt;4; i++) {</text:p>
      <text:p text:style-name="P354"><text:s text:c="6"/>JPPFJob job = new JPPFJob();</text:p>
      <text:p text:style-name="Code_20_block"><text:span text:style-name="T304"><text:s text:c="6"/></text:span><text:span text:style-name="T91">// ... set attributes and add tasks ...</text:span></text:p>
      <text:p text:style-name="Code_20_block"><text:span text:style-name="T304"><text:s text:c="6"/></text:span><text:span text:style-name="T91">// submit the job in a separate thread</text:span></text:p>
      <text:p text:style-name="Code_20_block"><text:span text:style-name="T304"><text:s text:c="6"/>futures.add(executor.submit(new </text:span><text:span text:style-name="T305">JobSubmitter</text:span><text:span text:style-name="T304">(client, job)));</text:span></text:p>
      <text:p text:style-name="P354"><text:s text:c="4"/>}</text:p>
      <text:p text:style-name="P354"><text:s text:c="4"/>for (Future&lt;List&lt;Task&lt;?&gt;&gt;&gt; future: futures) {</text:p>
      <text:p text:style-name="P355"><text:s text:c="6"/>try {</text:p>
      <text:p text:style-name="Code_20_block"><text:span text:style-name="T304"><text:s text:c="8"/></text:span><text:span text:style-name="T91">// wait until each job has completed and retrieve its results</text:span></text:p>
      <text:p text:style-name="P354"><text:s text:c="8"/>List&lt;Task&lt;?&gt;&gt; results = future.get();</text:p>
      <text:p text:style-name="Code_20_block"><text:span text:style-name="T304"><text:s text:c="8"/></text:span><text:span text:style-name="T91">// ... process the job results ...</text:span></text:p>
      <text:p text:style-name="P354"><text:s text:c="8"/>processResults(results);</text:p>
      <text:p text:style-name="P354"><text:s text:c="6"/>} catch (Exception e) {</text:p>
      <text:p text:style-name="P354"><text:s text:c="8"/>e.printStackTrace();</text:p>
      <text:p text:style-name="P354"><text:s text:c="6"/>}</text:p>
      <text:p text:style-name="P354"><text:s text:c="4"/>}</text:p>
      <text:p text:style-name="P354"><text:s text:c="2"/>}</text:p>
      <text:p text:style-name="P354"><text:s text:c="2"/>executor.shutdown();</text:p>
      <text:p text:style-name="P354">}</text:p>
      <text:p text:style-name="P185"/>
      <text:p text:style-name="P179"><text:span text:style-name="T304">The class </text:span><text:span text:style-name="Code_20_char"><text:span text:style-name="T305">JobSubmitter</text:span></text:span><text:span text:style-name="T304"> is defined as follows:</text:span></text:p>
      <text:p text:style-name="P185"/>
      <text:p text:style-name="P356">public class JobSubmitter implements Callable&lt;List&lt;Task&lt;?&gt;&gt;&gt; {</text:p>
      <text:p text:style-name="P356"><text:s text:c="2"/>private final JPPFClient client;</text:p>
      <text:p text:style-name="P356"><text:s text:c="2"/>private final JPPFJob job;</text:p>
      <text:p text:style-name="P356"/>
      <text:p text:style-name="P356"><text:s text:c="2"/>public JobSubmitter(JPPFClient client, JPPFJob job) {</text:p>
      <text:p text:style-name="P356"><text:s text:c="4"/>this.client = client;</text:p>
      <text:p text:style-name="P356"><text:s text:c="4"/>this.job = job;</text:p>
      <text:p text:style-name="P356"><text:s text:c="2"/>}</text:p>
      <text:p text:style-name="P356"/>
      <text:p text:style-name="P356"><text:s text:c="2"/>@Override public List&lt;Task&lt;?&gt;&gt; call() throws Exception {</text:p>
      <text:p text:style-name="Code_20_block"><text:span text:style-name="T305"><text:s text:c="4"/></text:span><text:span text:style-name="T92">// just submit the job</text:span></text:p>
      <text:p text:style-name="P356"><text:s text:c="4"/>return client.submitJob(job);</text:p>
      <text:p text:style-name="P356"><text:s text:c="2"/>}</text:p>
      <text:p text:style-name="P356">}</text:p>
      <text:p text:style-name="P185"/>
      <text:p text:style-name="P185"/>
      <text:list xml:id="list28736368" text:continue-numbering="true" text:style-name="Outline">
        <text:list-item>
          <text:list>
            <text:list-item>
              <text:list>
                <text:list-item>
                  <text:h text:style-name="P422" text:outline-level="3">Multiple non-blocking jobs from a single thread</text:h>
                </text:list-item>
              </text:list>
            </text:list-item>
          </text:list>
        </text:list-item>
      </text:list>
      <text:p text:style-name="P180"><text:span text:style-name="T305">Here, we take advantage of the asynchronous nature of non-blocking jobs </text:span><text:span text:style-name="T306">to write a much less cumbersome version of the previous pattern:</text:span></text:p>
      <text:p text:style-name="P186"/>
      <text:p text:style-name="P357">public void singleThreadNonBlockingJobs() {</text:p>
      <text:p text:style-name="P357"><text:s text:c="2"/>try (final JPPFClient client = new JPPFClient()) {</text:p>
      <text:p text:style-name="Code_20_block"><text:span text:style-name="T306"><text:s text:c="4"/></text:span><text:span text:style-name="T93">// holds the submitted jobs for later retrieval of their results</text:span></text:p>
      <text:p text:style-name="P357"><text:s text:c="4"/>List&lt;JPPFJob&gt; jobs = new ArrayList&lt;&gt;();</text:p>
      <text:p text:style-name="Code_20_block"><text:span text:style-name="T306"><text:s text:c="4"/></text:span><text:span text:style-name="T93">// submit the jobs without blocking the current thread</text:span></text:p>
      <text:p text:style-name="P357"><text:s text:c="4"/>for (int i=0; i&lt;4; i++) {</text:p>
      <text:p text:style-name="P357"><text:s text:c="6"/>JPPFJob job = new JPPFJob();</text:p>
      <text:p text:style-name="P357"><text:s text:c="6"/>job.setBlocking(false);</text:p>
      <text:p text:style-name="Code_20_block"><text:span text:style-name="T306"><text:s text:c="6"/></text:span><text:span text:style-name="T93">// ... set other attributes and add tasks ...</text:span></text:p>
      <text:p text:style-name="P357"><text:s text:c="6"/>jobs.add(job);</text:p>
      <text:p text:style-name="P351"><text:span text:style-name="T306"><text:s text:c="6"/>client.submitJob(job); </text:span><text:span text:style-name="T93">// non-blocking operation</text:span></text:p>
      <text:p text:style-name="P357"><text:s text:c="4"/>}</text:p>
      <text:p text:style-name="P350"><text:span text:style-name="T306"><text:s text:c="4"/></text:span><text:span text:style-name="T93">// get and process the jobs results</text:span></text:p>
      <text:p text:style-name="P358"><text:s text:c="4"/>for (JPPFJob job: jobs) {</text:p>
      <text:p text:style-name="Code_20_block"><text:span text:style-name="T306"><text:s text:c="6"/></text:span><text:span text:style-name="T93">// synchronize on each job's completion: this is a blocking operation</text:span></text:p>
      <text:p text:style-name="P357"><text:s text:c="6"/>List&lt;Task&lt;?&gt;&gt; results = job.awaitResults();</text:p>
      <text:p text:style-name="P351"><text:span text:style-name="T306"><text:s text:c="6"/>processResults(results); </text:span><text:span text:style-name="T93">// process the job results</text:span></text:p>
      <text:p text:style-name="P357"><text:s text:c="4"/>}</text:p>
      <text:p text:style-name="P357"><text:s text:c="2"/>} catch(Exception e) {</text:p>
      <text:p text:style-name="P357"><text:s text:c="4"/>e.printStackTrace();</text:p>
      <text:p text:style-name="P357"><text:s text:c="2"/>}</text:p>
      <text:p text:style-name="P357">}</text:p>
      <text:list xml:id="list28750176" text:continue-numbering="true" text:style-name="Outline">
        <text:list-item>
          <text:list>
            <text:list-item>
              <text:list>
                <text:list-item>
                  <text:h text:style-name="P416" text:outline-level="3">Fully asynchronous processing</text:h>
                </text:list-item>
              </text:list>
            </text:list-item>
          </text:list>
        </text:list-item>
      </text:list>
      <text:p text:style-name="P181"><text:span text:style-name="T307">Here, we use a </text:span><text:span text:style-name="Code_20_char"><text:span text:style-name="T307">JobListener</text:span></text:span><text:span text:style-name="T307"> to ret</text:span><text:span text:style-name="T308">r</text:span><text:span text:style-name="T307">ieve and process the results of </text:span><text:span text:style-name="T308">the</text:span><text:span text:style-name="T307"> job</text:span><text:span text:style-name="T308">s</text:span><text:span text:style-name="T307">. The only synchronization </text:span><text:span text:style-name="T308">occurs</text:span><text:span text:style-name="T307"> in the main method, to await on the global completion of </text:span><text:span text:style-name="T10">all</text:span><text:span text:style-name="T307"> jobs:</text:span></text:p>
      <text:p text:style-name="P187"/>
      <text:p text:style-name="P359">public void asynchronousNonBlockingJobs() {</text:p>
      <text:p text:style-name="P359"><text:s text:c="2"/>try (final JPPFClient client = new JPPFClient()) {</text:p>
      <text:p text:style-name="P359"><text:s text:c="4"/>int nbJobs = 4;</text:p>
      <text:p text:style-name="Code_20_block"><text:span text:style-name="T307"><text:s text:c="4"/></text:span><text:span text:style-name="T94">// synchronization helper that tells us when all jobs have completed</text:span></text:p>
      <text:p text:style-name="P359"><text:s text:c="4"/>final CountDownLatch countDown = new CountDownLatch(nbJobs);</text:p>
      <text:p text:style-name="P359"><text:s text:c="4"/>for (int i=0; i&lt;nbJobs; i++) {</text:p>
      <text:p text:style-name="P359"><text:s text:c="6"/>JPPFJob job = new JPPFJob();</text:p>
      <text:p text:style-name="P359"><text:s text:c="6"/>job.setBlocking(false);</text:p>
      <text:p text:style-name="Code_20_block"><text:span text:style-name="T307"><text:s text:c="6"/></text:span><text:span text:style-name="T94">// results will be processed asynchronously within</text:span></text:p>
      <text:p text:style-name="Code_20_block"><text:span text:style-name="T307"><text:s text:c="6"/></text:span><text:span text:style-name="T94">// the job listener's jobEnded() notifications</text:span></text:p>
      <text:p text:style-name="P359"><text:s text:c="6"/>job.addJobListener(new JobListenerAdapter() {</text:p>
      <text:p text:style-name="P359"><text:s text:c="8"/>@Override public void jobEnded(JobEvent event) {</text:p>
      <text:p text:style-name="P359"><text:s text:c="10"/>List&lt;Task&lt;?&gt;&gt; results = event.getJob().getAllResults();</text:p>
      <text:p text:style-name="P352"><text:span text:style-name="T307"><text:s text:c="10"/>processResults(results); </text:span><text:span text:style-name="T94">// process the job results</text:span></text:p>
      <text:p text:style-name="Code_20_block"><text:span text:style-name="T307"><text:s text:c="10"/></text:span><text:span text:style-name="T94">// decrease the jobs count down</text:span></text:p>
      <text:p text:style-name="Code_20_block"><text:span text:style-name="T307"><text:s text:c="10"/></text:span><text:span text:style-name="T94">// when the count reaches 0, countDown.await() will exit immediately</text:span></text:p>
      <text:p text:style-name="P359"><text:s text:c="10"/>countDown.countDown();</text:p>
      <text:p text:style-name="P359"><text:s text:c="8"/>}</text:p>
      <text:p text:style-name="P359"><text:s text:c="6"/>});</text:p>
      <text:p text:style-name="Code_20_block"><text:span text:style-name="T307"><text:s text:c="6"/></text:span><text:span text:style-name="T94">// ... set other attributes, add tasks, submit the job ...</text:span></text:p>
      <text:p text:style-name="P359"><text:s text:c="6"/>client.submitJob(job);</text:p>
      <text:p text:style-name="P359"><text:s text:c="4"/>}</text:p>
      <text:p text:style-name="Code_20_block"><text:span text:style-name="T307"><text:s text:c="4"/></text:span><text:span text:style-name="T94">// wait until all jobs are complete, i.e. until the count down reaches 0</text:span></text:p>
      <text:p text:style-name="P359"><text:s text:c="4"/>countDown.await();</text:p>
      <text:p text:style-name="P359"><text:s text:c="2"/>} catch(Exception e) {</text:p>
      <text:p text:style-name="P359"><text:s text:c="4"/>e.printStackTrace();</text:p>
      <text:p text:style-name="P359"><text:s text:c="2"/>}</text:p>
      <text:p text:style-name="P359">}</text:p>
      <text:p text:style-name="P187"/>
      <text:list xml:id="list28736331" text:continue-numbering="true" text:style-name="Outline">
        <text:list-item>
          <text:list>
            <text:list-item>
              <text:list>
                <text:list-item>
                  <text:h text:style-name="P423" text:outline-level="3">Job streaming</text:h>
                </text:list-item>
              </text:list>
            </text:list-item>
          </text:list>
        </text:list-item>
      </text:list>
      <text:p text:style-name="P182"><text:span text:style-name="T309">Job streaming occurs when an application is continuously creating and executing jobs, based on a potentially infinite source of data. </text:span><text:span text:style-name="T310">The main problem to overcome in this use case is when jobs are created </text:span><text:span text:style-name="T312">much </text:span><text:span text:style-name="T310">faster than they are executed, thus potentially filling the memory until an OutOfMemoryError occurs. A possible solution to this is to build a job provider with a limiting factor, which determines the maximum number of jobs that can be running at any given time.</text:span></text:p>
      <text:p text:style-name="P188"/>
      <text:p text:style-name="P189">Additionally, an <text:span text:style-name="Code_20_char">Iterator</text:span> is a Java data structure that fits particulary well the streaming pattern, thus our job provider will implement <text:span text:style-name="T313">the </text:span><text:span text:style-name="Code_20_char"><text:span text:style-name="T313">Iterable</text:span></text:span><text:span text:style-name="T313"> interface</text:span>:</text:p>
      <text:p text:style-name="P190"/>
      <text:p text:style-name="P361">public class JobProvider extends JobListenerAdapter</text:p>
      <text:p text:style-name="P361"><text:s text:c="3"/>implements Iterable&lt;JPPFJob&gt;, Iterator&lt;JPPFJob&gt; {</text:p>
      <text:p text:style-name="Code_20_block"><text:span text:style-name="T308"><text:s text:c="2"/>private int concurrencyLimit; <text:s/></text:span><text:span text:style-name="T95">// </text:span><text:span text:style-name="T96">limit to the maximum number of concurrent jobs</text:span></text:p>
      <text:p text:style-name="Code_20_block"><text:span text:style-name="T308"><text:s text:c="2"/>private int currentNbJobs = 0; </text:span><text:span text:style-name="T95">// </text:span><text:span text:style-name="T96">current count of concurrent jobs</text:span></text:p>
      <text:p text:style-name="P360"/>
      <text:p text:style-name="P360"><text:s text:c="2"/>public JobProvider(int concurrencyLimit) {</text:p>
      <text:p text:style-name="P360"><text:s text:c="4"/>this.concurrencyLimit = concurrencyLimit;</text:p>
      <text:p text:style-name="P360"><text:s text:c="2"/>}</text:p>
      <text:p text:style-name="P360"/>
      <text:p text:style-name="Code_20_block"><text:span text:style-name="T308"><text:s text:c="2"/></text:span><text:span text:style-name="T95">// implementation of Iterator&lt;JPPFJob&gt;</text:span></text:p>
      <text:p text:style-name="P360"><text:s text:c="2"/>@Override public synchronized boolean hasNext() {</text:p>
      <text:p text:style-name="P360"><text:s text:c="4"/>boolean hasMoreJobs = false;</text:p>
      <text:p text:style-name="Code_20_block"><text:span text:style-name="T308"><text:s text:c="4"/></text:span><text:span text:style-name="T95">// ... compute hasMoreJobs, e.g. check if there is any more data to read</text:span></text:p>
      <text:p text:style-name="P360"><text:s text:c="4"/>return hasMoreJobs;</text:p>
      <text:p text:style-name="P360"><text:s text:c="2"/>}</text:p>
      <text:p text:style-name="P360"/>
      <text:p text:style-name="P360"><text:s text:c="2"/>@Override public synchronized JPPFJob next() {</text:p>
      <text:p text:style-name="Code_20_block"><text:span text:style-name="T308"><text:s text:c="4"/></text:span><text:span text:style-name="T95">// wait until the number of running jobs is less than the concurrency limit</text:span></text:p>
      <text:p text:style-name="P360"><text:s text:c="4"/>while (currentNbJobs &gt;= concurrencyLimit) {</text:p>
      <text:p text:style-name="P360"><text:s text:c="6"/>try {</text:p>
      <text:p text:style-name="P360"><text:s text:c="8"/>wait();</text:p>
      <text:p text:style-name="P360"><text:s text:c="6"/>} catch (Exception e) {</text:p>
      <text:p text:style-name="P360"><text:s text:c="8"/>e.printStackTrace();</text:p>
      <text:p text:style-name="P360"><text:s text:c="6"/>}</text:p>
      <text:p text:style-name="P360"><text:s text:c="4"/>}</text:p>
      <text:p text:style-name="P360"><text:s text:c="4"/>return buildJob();</text:p>
      <text:p text:style-name="P360"><text:s text:c="2"/>}</text:p>
      <text:p text:style-name="P360"/>
      <text:p text:style-name="P360"><text:s text:c="2"/>@Override public void remove() {</text:p>
      <text:p text:style-name="P360"><text:s text:c="4"/>throw new UnsupportedOperationException("remove() is not supported");</text:p>
      <text:p text:style-name="P360"><text:s text:c="2"/>}</text:p>
      <text:p text:style-name="P360"/>
      <text:p text:style-name="P360"><text:s text:c="2"/>private synchronized JPPFJob buildJob() {</text:p>
      <text:p text:style-name="P360"><text:s text:c="4"/>JPPFJob job = new JPPFJob();</text:p>
      <text:p text:style-name="Code_20_block"><text:span text:style-name="T308"><text:s text:c="4"/></text:span><text:span text:style-name="T95">// ... build the tasks by reading data from a file, a database, etc...</text:span></text:p>
      <text:p text:style-name="Code_20_block"><text:span text:style-name="T308"><text:s text:c="4"/></text:span><text:span text:style-name="T95">// ... add the tasks to the job ...</text:span></text:p>
      <text:p text:style-name="P360"><text:s text:c="4"/>job.setBlocking(false);</text:p>
      <text:p text:style-name="Code_20_block"><text:span text:style-name="T308"><text:s text:c="4"/></text:span><text:span text:style-name="T95">// add a listener to update the concurrent jobs count when </text:span><text:span text:style-name="T98">the</text:span><text:span text:style-name="T95"> job ends</text:span></text:p>
      <text:p text:style-name="P360"><text:s text:c="4"/>job.addJobListener(this);</text:p>
      <text:p text:style-name="Code_20_block"><text:span text:style-name="T308"><text:s text:c="4"/></text:span><text:span text:style-name="T95">// increase the count of concurrently running jobs</text:span></text:p>
      <text:p text:style-name="P360"><text:s text:c="4"/>currentNbJobs++;</text:p>
      <text:p text:style-name="P360"><text:s text:c="4"/>return job;</text:p>
      <text:p text:style-name="P360"><text:s text:c="2"/>}</text:p>
      <text:p text:style-name="P360"/>
      <text:p text:style-name="Code_20_block"><text:span text:style-name="T308"><text:s text:c="2"/></text:span><text:span text:style-name="T95">// implementation of JobListener</text:span></text:p>
      <text:p text:style-name="P362"><text:s text:c="2"/>@Override synchronized <text:s/>public void jobEnded(JobEvent event) {</text:p>
      <text:p text:style-name="P353"><text:span text:style-name="T308"><text:s text:c="4"/>processResults(event.getJob().getAllResults()); </text:span><text:span text:style-name="T95">// process the job results</text:span></text:p>
      <text:p text:style-name="Code_20_block"><text:span text:style-name="T308"><text:s text:c="4"/></text:span><text:span text:style-name="T95">// decrease the count of concurrently running jobs</text:span></text:p>
      <text:p text:style-name="P360"><text:s text:c="4"/>currentNbJobs--;</text:p>
      <text:p text:style-name="Code_20_block"><text:span text:style-name="T308"><text:s text:c="4"/></text:span><text:span text:style-name="T95">// wake up the threads waiting in next()</text:span></text:p>
      <text:p text:style-name="P360"><text:s text:c="4"/>notifyAll();</text:p>
      <text:p text:style-name="P360"><text:s text:c="2"/>}</text:p>
      <text:p text:style-name="P360"/>
      <text:p text:style-name="Code_20_block"><text:span text:style-name="T308"><text:s text:c="2"/></text:span><text:span text:style-name="T95">// implementation of Iterable&lt;JPPFJob&gt;</text:span></text:p>
      <text:p text:style-name="P360"><text:s text:c="2"/>@Override public Iterator&lt;JPPFJob&gt; iterator() { return this; }</text:p>
      <text:p text:style-name="P360"/>
      <text:p text:style-name="Code_20_block"><text:span text:style-name="T308"><text:s text:c="2"/></text:span><text:span text:style-name="T329">protected</text:span><text:span text:style-name="T308"> void processResults(List&lt;Task&lt;?&gt;&gt; results) { </text:span><text:span text:style-name="T95">// ... </text:span><text:span text:style-name="T308">}</text:span></text:p>
      <text:p text:style-name="P360">}</text:p>
      <text:p text:style-name="P191"><text:soft-page-break/></text:p>
      <text:p text:style-name="P183"><text:span text:style-name="T311">Note the use of a </text:span><text:span text:style-name="Code_20_char"><text:span text:style-name="T311">JobListener</text:span></text:span><text:span text:style-name="T311"> to ensure the current count of jobs is properly updated, so that the provider can create new jobs from its data source. </text:span><text:span text:style-name="T312">It is also used to process the job results asynchronously.</text:span></text:p>
      <text:p text:style-name="P189"/>
      <text:p text:style-name="P189">Now that we have a job provider, we can use it to submit the jobs it creates to a JPPF grid:</text:p>
      <text:p text:style-name="P189"/>
      <text:p text:style-name="P363">public void jobStreaming() {</text:p>
      <text:p text:style-name="P363"><text:s text:c="2"/>try (JPPFClient client = new JPPFClient()) {</text:p>
      <text:p text:style-name="Code_20_block"><text:span text:style-name="T311"><text:s text:c="4"/></text:span><text:span text:style-name="T97">// create the job provider with a limiting concurrency factor</text:span></text:p>
      <text:p text:style-name="P363"><text:s text:c="4"/>JobProvider jobProvider = new JobProvider(4);</text:p>
      <text:p text:style-name="Code_20_block"><text:span text:style-name="T311"><text:s text:c="4"/></text:span><text:span text:style-name="T97">// build and submit the provided jobs until no more is available</text:span></text:p>
      <text:p text:style-name="P363"><text:s text:c="4"/>for (JPPFJob job: jobProvider) {</text:p>
      <text:p text:style-name="P363"><text:s text:c="6"/>client.submitJob(job);</text:p>
      <text:p text:style-name="P363"><text:s text:c="4"/>}</text:p>
      <text:p text:style-name="P363"><text:s text:c="2"/>} catch(Exception e) {</text:p>
      <text:p text:style-name="P363"><text:s text:c="4"/>e.printStackTrace();</text:p>
      <text:p text:style-name="P363"><text:s text:c="2"/>}</text:p>
      <text:p text:style-name="P363">}</text:p>
      <text:list xml:id="list28752469" text:continue-numbering="true" text:style-name="Outline">
        <text:list-item>
          <text:list>
            <text:list-item>
              <text:list>
                <text:list-item>
                  <text:list>
                    <text:list-item>
                      <text:h text:style-name="Heading_20_4" text:outline-level="4"><text:span text:style-name="T327">The AbstractJPPFJobStream helper class</text:span></text:h>
                    </text:list-item>
                  </text:list>
                </text:list-item>
              </text:list>
            </text:list-item>
          </text:list>
        </text:list-item>
      </text:list>
      <text:p text:style-name="P384"><text:span text:style-name="T328">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api-5/index.html?org/jppf/client/utils/AbstractJPPFJobStream.html"><text:span text:style-name="T328">AbstractJPPFJobStream</text:span></text:a><text:span text:style-name="T328"> serves this purpose. </text:span><text:span text:style-name="T329">It is defined as follows:</text:span></text:p>
      <text:p text:style-name="P384"><text:span text:style-name="T329"/></text:p>
      <text:p text:style-name="Code_20_block"><text:span text:style-name="T329">public abstract class AbstractJPPFJobStream extends JobListenerAdapter</text:span></text:p>
      <text:p text:style-name="P432"><text:span text:style-name="T329"><text:s text:c="2"/>implements Iterable&lt;JPPFJob&gt;, Iterator&lt;JPPFJob&gt;, AutoCloseable {</text:span></text:p>
      <text:p text:style-name="Code_20_block"><text:span text:style-name="T329"/></text:p>
      <text:p text:style-name="Code_20_block"><text:span text:style-name="T329"><text:s text:c="2"/></text:span><text:span text:style-name="T102">// Initialize this job provider with a concurrency limit</text:span></text:p>
      <text:p text:style-name="Code_20_block"><text:span text:style-name="T329"><text:s text:c="2"/>public AbstractJPPFJobStream(final int concurrencyLimit) {</text:span></text:p>
      <text:p text:style-name="Code_20_block"><text:span text:style-name="T329"/></text:p>
      <text:p text:style-name="Code_20_block"><text:span text:style-name="T329"><text:s text:c="2"/></text:span><text:span text:style-name="T102">// Determine whether there is at least one more job in the stream</text:span></text:p>
      <text:p text:style-name="P433"><text:span text:style-name="T329"><text:s text:c="2"/></text:span><text:span text:style-name="T102">// This method must be overriden in subclasses</text:span></text:p>
      <text:p text:style-name="P433"><text:span text:style-name="T329"><text:s text:c="2"/></text:span><text:span text:style-name="T29">public abstract boolean hasNext()</text:span></text:p>
      <text:p text:style-name="Code_20_block"><text:span text:style-name="T329"><text:s text:c="2"/></text:span><text:span text:style-name="T102">// Get the next job in the stream</text:span></text:p>
      <text:p text:style-name="Code_20_block"><text:span text:style-name="T329"><text:s text:c="2"/>public synchronized JPPFJob next() throws NoSuchElementException</text:span></text:p>
      <text:p text:style-name="Code_20_block"><text:span text:style-name="T329"><text:s text:c="2"/></text:span><text:span text:style-name="T102">// Create the next job in the stream, along with its tasks</text:span></text:p>
      <text:p text:style-name="Code_20_block"><text:span text:style-name="T329"><text:s text:c="2"/></text:span><text:span text:style-name="T102">// This method must be overriden in subclasses and is called from next()</text:span></text:p>
      <text:p text:style-name="Code_20_block"><text:span text:style-name="T329"><text:s text:c="2"/></text:span><text:span text:style-name="T29">protected abstract JPPFJob createNextJob()</text:span></text:p>
      <text:p text:style-name="Code_20_block"><text:span text:style-name="T329"><text:s text:c="2"/></text:span><text:span text:style-name="T102">// This operation is not supported</text:span></text:p>
      <text:p text:style-name="Code_20_block"><text:span text:style-name="T329"><text:s text:c="2"/>public void remove() throws UnsupportedOperationException</text:span></text:p>
      <text:p text:style-name="Code_20_block"><text:span text:style-name="T329"/></text:p>
      <text:p text:style-name="Code_20_block"><text:span text:style-name="T329"><text:s text:c="2"/></text:span><text:span text:style-name="T102">// Update the state of this job stream and process the results of a job asynchronously</text:span></text:p>
      <text:p text:style-name="Code_20_block"><text:span text:style-name="T329"><text:s text:c="2"/>public void jobEnded(final JobEvent event)</text:span></text:p>
      <text:p text:style-name="Code_20_block"><text:span text:style-name="T329"><text:s text:c="2"/></text:span><text:span text:style-name="T102">// Callback invoked from jobEnded() when a job is complete</text:span></text:p>
      <text:p text:style-name="P433"><text:span text:style-name="T329"><text:s text:c="2"/></text:span><text:span text:style-name="T102">// This method must be overriden in subclasses</text:span></text:p>
      <text:p text:style-name="P433"><text:span text:style-name="T329"><text:s text:c="2"/></text:span><text:span text:style-name="T29">protected abstract void processResults(JPPFJob job)</text:span></text:p>
      <text:p text:style-name="Code_20_block"><text:span text:style-name="T329"/></text:p>
      <text:p text:style-name="Code_20_block"><text:span text:style-name="T329"><text:s text:c="2"/></text:span><text:span text:style-name="T102">// implementation of Iterable&lt;JPPFJob&gt;</text:span></text:p>
      <text:p text:style-name="Code_20_block"><text:span text:style-name="T329"><text:s text:c="2"/>public Iterator&lt;JPPFJob&gt; iterator()</text:span></text:p>
      <text:p text:style-name="Code_20_block"><text:span text:style-name="T329"/></text:p>
      <text:p text:style-name="Code_20_block"><text:span text:style-name="T329"><text:s text:c="2"/></text:span><text:span text:style-name="T102">// Close this stream and release the underlying resources it uses</text:span></text:p>
      <text:p text:style-name="P433"><text:span text:style-name="T329"><text:s text:c="2"/></text:span><text:span text:style-name="T102">// This method must be overriden in subclasses</text:span></text:p>
      <text:p text:style-name="P433"><text:span text:style-name="T329"><text:s text:c="2"/></text:span><text:span text:style-name="T29">public abstract void close() throws Exception</text:span></text:p>
      <text:p text:style-name="Code_20_block"><text:span text:style-name="T329"/></text:p>
      <text:p text:style-name="Code_20_block"><text:span text:style-name="T329"><text:s text:c="2"/></text:span><text:span text:style-name="T102">// Determine whether any job is still being executed</text:span></text:p>
      <text:p text:style-name="Code_20_block"><text:span text:style-name="T329"><text:s text:c="2"/>public synchronized boolean hasPendingJob()</text:span></text:p>
      <text:p text:style-name="Code_20_block"><text:span text:style-name="T329"><text:s text:c="2"/></text:span><text:span text:style-name="T102">// Get the number of executed jobs</text:span></text:p>
      <text:p text:style-name="Code_20_block"><text:span text:style-name="T329"><text:s text:c="2"/>public synchronized int getJobCount()</text:span></text:p>
      <text:p text:style-name="Code_20_block"><text:span text:style-name="T329"><text:s text:c="2"/></text:span><text:span text:style-name="T102">// Get the number of executed tasks</text:span></text:p>
      <text:p text:style-name="Code_20_block"><text:span text:style-name="T329"><text:s text:c="2"/>public synchronized int getTaskCount()</text:span></text:p>
      <text:p text:style-name="Code_20_block"><text:span text:style-name="T329">}</text:span></text:p>
      <text:p text:style-name="P385"><text:span text:style-name="T329"/></text:p>
      <text:p text:style-name="P387"><text:span text:style-name="T330">This class is designed to be subclassed and to this effect, we have outline</text:span><text:span text:style-name="T331">d</text:span><text:span text:style-name="T330"> the four abstract methods that must be overriden in any subclass. </text:span><text:span text:style-name="T331">We can see how this will simplify the work of any implementation. Let's re-implement the previous example by subclassing </text:span><text:a xlink:type="simple" xlink:href="http://www.jppf.org/api-5/index.html?org/jppf/client/utils/AbstractJPPFJobStream.html"><text:span text:style-name="T328">AbstractJPPFJobStream</text:span></text:a><text:span text:style-name="T331">:</text:span></text:p>
      <text:p text:style-name="P386"><text:span text:style-name="T331"/></text:p>
      <text:p text:style-name="P386"><text:span text:style-name="T331"/></text:p>
      <text:p text:style-name="Code_20_block"><text:soft-page-break/><text:span text:style-name="T331">public class JobProvider extends AbstractJPPFJobStream {</text:span></text:p>
      <text:p text:style-name="Code_20_block"><text:span text:style-name="T331"><text:s text:c="2"/>public JobProvider(int concurrencyLimit) {</text:span></text:p>
      <text:p text:style-name="Code_20_block"><text:span text:style-name="T331"><text:s text:c="4"/>super(concurrencyLimit);</text:span></text:p>
      <text:p text:style-name="Code_20_block"><text:span text:style-name="T331"><text:s text:c="2"/>}</text:span></text:p>
      <text:p text:style-name="Code_20_block"><text:span text:style-name="T331"/></text:p>
      <text:p text:style-name="Code_20_block"><text:span text:style-name="T331"><text:s text:c="2"/>@Override public synchronized boolean hasNext() {</text:span></text:p>
      <text:p text:style-name="Code_20_block"><text:span text:style-name="T331"><text:s text:c="4"/>boolean hasMoreJobs = false;</text:span></text:p>
      <text:p text:style-name="Code_20_block"><text:span text:style-name="T331"><text:s text:c="4"/></text:span><text:span text:style-name="T103">// ... compute hasMoreJobs, e.g. check if there is any more data to read</text:span></text:p>
      <text:p text:style-name="Code_20_block"><text:span text:style-name="T331"><text:s text:c="4"/>return hasMoreJobs;</text:span></text:p>
      <text:p text:style-name="Code_20_block"><text:span text:style-name="T331"><text:s text:c="2"/>}</text:span></text:p>
      <text:p text:style-name="Code_20_block"><text:span text:style-name="T331"/></text:p>
      <text:p text:style-name="Code_20_block"><text:span text:style-name="T331"><text:s text:c="2"/>@Override protected JPPFJob createNextJob() {</text:span></text:p>
      <text:p text:style-name="Code_20_block"><text:span text:style-name="T331"><text:s text:c="4"/>JPPFJob job = new JPPFJob();</text:span></text:p>
      <text:p text:style-name="Code_20_block"><text:span text:style-name="T331"><text:s text:c="4"/></text:span><text:span text:style-name="T103">// ... build the tasks by reading data from a file, a database, etc...</text:span></text:p>
      <text:p text:style-name="Code_20_block"><text:span text:style-name="T331"><text:s text:c="4"/></text:span><text:span text:style-name="T103">// ... add the tasks to the job and return it ...</text:span></text:p>
      <text:p text:style-name="Code_20_block"><text:span text:style-name="T331"><text:s text:c="4"/>return job;</text:span></text:p>
      <text:p text:style-name="Code_20_block"><text:span text:style-name="T331"><text:s text:c="2"/>}</text:span></text:p>
      <text:p text:style-name="Code_20_block"><text:span text:style-name="T331"/></text:p>
      <text:p text:style-name="Code_20_block"><text:span text:style-name="T331"><text:s text:c="2"/>@Override protected void processResults(List&lt;Task&lt;?&gt;&gt; results) { </text:span><text:span text:style-name="T103">// ...</text:span><text:span text:style-name="T331"> }</text:span></text:p>
      <text:p text:style-name="Code_20_block"><text:span text:style-name="T331"/></text:p>
      <text:p text:style-name="Code_20_block"><text:span text:style-name="T331"><text:s text:c="2"/>@Override public void close() throws Exception {</text:span></text:p>
      <text:p text:style-name="Code_20_block"><text:span text:style-name="T331"><text:s text:c="4"/></text:span><text:span text:style-name="T103">// close a file, database connection, etc...</text:span></text:p>
      <text:p text:style-name="Code_20_block"><text:span text:style-name="T331"><text:s text:c="2"/>}</text:span></text:p>
      <text:p text:style-name="Code_20_block"><text:span text:style-name="T331">}</text:span></text:p>
      <text:list xml:id="list28755725" text:continue-numbering="true" text:style-name="Outline">
        <text:list-item>
          <text:list>
            <text:list-item>
              <text:list>
                <text:list-item>
                  <text:h text:style-name="Heading_20_3" text:outline-level="3"><text:span text:style-name="T315">Dedicated sample</text:span></text:h>
                </text:list-item>
              </text:list>
            </text:list-item>
          </text:list>
        </text:list-item>
      </text:list>
      <text:p text:style-name="P192"><text:span text:style-name="T315">For a fully working and documented example of the patterns seen in the previous sections, you are invited to explore the dedicated </text:span><text:a xlink:type="simple" xlink:href="http://www.jppf.org/samples-pack/ConcurrentJobs/Readme.php"><text:span text:style-name="T315">Concurrent Jobs demo</text:span></text:a><text:span text:style-name="T315">.</text:span></text:p>
      <text:p text:style-name="P193"/>
      <text:list xml:id="list28746468" text:continue-numbering="true" text:style-name="Outline">
        <text:list-item>
          <text:list>
            <text:list-item>
              <text:h text:style-name="P429"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5/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3">// submit a single task</text:span></text:p>
      <text:p text:style-name="Code_20_block"><text:s text:c="2"/>Runnable myTask = new MyRunnable(0);</text:p>
      <text:p text:style-name="Code_20_block"><text:s text:c="2"/>Future&lt;?&gt; future = executor.submit(myTask);</text:p>
      <text:p text:style-name="Code_20_block"><text:s text:c="2"/><text:span text:style-name="T33">// wait for the results</text:span></text:p>
      <text:p text:style-name="Code_20_block"><text:s text:c="2"/>future.get();</text:p>
      <text:p text:style-name="Code_20_block"><text:s text:c="2"/><text:span text:style-name="T33">// process the results</text:span></text:p>
      <text:p text:style-name="Code_20_block"><text:s text:c="2"/>...</text:p>
      <text:p text:style-name="Code_20_block"><text:s text:c="2"/></text:p>
      <text:p text:style-name="Code_20_block"><text:s text:c="2"/><text:span text:style-name="T3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3">// wait for the results</text:span></text:p>
      <text:p text:style-name="Code_20_block"><text:s text:c="2"/>for (Future&lt;?&gt; future: futureList) future.get();</text:p>
      <text:p text:style-name="Code_20_block"><text:s text:c="2"/><text:span text:style-name="T33">// process the results for the list of tasks</text:span></text:p>
      <text:p text:style-name="Code_20_block"><text:s text:c="2"/>...</text:p>
      <text:p text:style-name="Code_20_block">} finally {</text:p>
      <text:p text:style-name="Code_20_block"><text:s text:c="2"/><text:span text:style-name="T33">// clean up after use</text:span></text:p>
      <text:p text:style-name="Code_20_block"><text:s text:c="2"/>executor.shutdown();</text:p>
      <text:p text:style-name="Code_20_block"><text:s text:c="2"/>jppfClient.close();</text:p>
      <text:p text:style-name="Code_20_block">}</text:p>
      <text:p text:style-name="Code_20_block"/>
      <text:p text:style-name="P198">//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8748569" text:continue-numbering="true" text:style-name="Outline">
        <text:list-item>
          <text:list>
            <text:list-item>
              <text:list>
                <text:list-item>
                  <text:h text:style-name="P417"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5">Using a batch size</text:span>: specifying a batch size via the method <text:a xlink:type="simple" xlink:href="http://www.jppf.org/api-5/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98">// the executor will send jobs with at least 5 tasks each</text:p>
      <text:p text:style-name="Code_20_block">executor.setBatchSize(5);</text:p>
      <text:p text:style-name="Code_20_block">List&lt;Future&lt;?&gt;&gt; futures = new ArrayList&lt;Future&lt;?&gt;&gt;();</text:p>
      <text:p text:style-name="P198">//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7"/>
      <text:p text:style-name="P1"><text:span text:style-name="T15">Using a batch timeout</text:span>: this is done via the method <text:a xlink:type="simple" xlink:href="http://www.jppf.org/api-5/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98">// the executor will send a job every second (if any task is submitted)</text:p>
      <text:p text:style-name="Code_20_block">executor.setBatchTimeout(1000L);</text:p>
      <text:p text:style-name="Code_20_block">List&lt;Future&lt;?&gt;&gt; futures = new ArrayList&lt;Future&lt;?&gt;&gt;();</text:p>
      <text:p text:style-name="P198">// we submit 5 tasks</text:p>
      <text:p text:style-name="Code_20_block">for (int i=0; i&lt;5; i++) futures.add(executor.submit(new MyTask(i)));</text:p>
      <text:p text:style-name="P198">// we wait 1.5 second, during that time a job with 5 tasks will be submitted</text:p>
      <text:p text:style-name="Code_20_block">Thread.sleep(1500L);</text:p>
      <text:p text:style-name="P198">// we submit 6 more tasks, they will be sent in a different job</text:p>
      <text:p text:style-name="Code_20_block">for (int i=5; i&lt;11; i++) futures.add(executor.submit(new MyTask(i)));</text:p>
      <text:p text:style-name="P198">// here we get the results for tasks sent in 2 different jobs!</text:p>
      <text:p text:style-name="Code_20_block">for (Future&lt;?&gt; f: futures) f.get();</text:p>
      <text:p text:style-name="P1"/>
      <text:p text:style-name="P1"/>
      <text:p text:style-name="P1"><text:span text:style-name="T15">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98">// we submit 3 tasks</text:p>
      <text:p text:style-name="Code_20_block">for (int i=0; i&lt;3; i++) futures.add(executor.submit(new MyTask(i)));</text:p>
      <text:p text:style-name="P198">// we wait 1.5 second, during that time a job with 3 tasks will be submitted,</text:p>
      <text:p text:style-name="P198">// even though the batch size is set to 5</text:p>
      <text:p text:style-name="Code_20_block">Thread.sleep(1500L);</text:p>
      <text:p text:style-name="Code_20_block">for (Future&lt;?&gt; f: futures) f.get();</text:p>
      <text:p text:style-name="P1"/>
      <text:p text:style-name="P1"/>
      <text:list xml:id="list28744256" text:continue-numbering="true" text:style-name="Outline">
        <text:list-item>
          <text:list>
            <text:list-item>
              <text:list>
                <text:list-item>
                  <text:h text:style-name="P417"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ExecutorServiceConfiguration</text:a> interface, which can be accessed from a <text:a xlink:type="simple" xlink:href="http://www.jppf.org/api-5/index.html?org/jppf/client/concurrent/JPPFExecutorService.html">JPPFExecutorService </text:a>instance via the following accessor methods:</text:p>
      <text:p text:style-name="P1"/>
      <text:p text:style-name="P198">// Get the configuration for this executor service</text:p>
      <text:p text:style-name="Code_20_block">public ExecutorServiceConfiguration getConfiguration();</text:p>
      <text:p text:style-name="Code_20_block"/>
      <text:p text:style-name="P198">//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ExecutorServiceConfiguration</text:a> provides the following API:</text:p>
      <text:p text:style-name="P1"/>
      <text:p text:style-name="P198">// Get the configuration to use for the jobs submitted by the executor service</text:p>
      <text:p text:style-name="Code_20_block">JobConfiguration getJobConfiguration();</text:p>
      <text:p text:style-name="Code_20_block"/>
      <text:p text:style-name="P198">// Get the configuration to use for the tasks submitted by the executor service</text:p>
      <text:p text:style-name="Code_20_block">TaskConfiguration getTaskConfiguration();</text:p>
      <text:list xml:id="list28763321"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JobConfiguration</text:a> interface is defined as follows:</text:p>
      <text:p text:style-name="P1"/>
      <text:p text:style-name="Code_20_block">public interface JobConfiguration {</text:p>
      <text:p text:style-name="Code_20_block"><text:s text:c="2"/><text:span text:style-name="T33">// Get the service level agreement between the jobs and the server</text:span></text:p>
      <text:p text:style-name="Code_20_block"><text:s text:c="2"/>JobSLA getSLA();</text:p>
      <text:p text:style-name="Code_20_block"/>
      <text:p text:style-name="Code_20_block"><text:s text:c="2"/><text:span text:style-name="T33">// Get the service level agreement between the jobs and the client</text:span></text:p>
      <text:p text:style-name="Code_20_block"><text:s text:c="2"/>JobClientSLA getClientSLA();</text:p>
      <text:p text:style-name="Code_20_block"/>
      <text:p text:style-name="Code_20_block"><text:s text:c="2"/><text:span text:style-name="T33">// Get the user-defined metadata associated with the jobs</text:span></text:p>
      <text:p text:style-name="Code_20_block"><text:s text:c="2"/>JobMetadata getMetadata();</text:p>
      <text:p text:style-name="Code_20_block"/>
      <text:p text:style-name="Code_20_block"><text:s text:c="2"/><text:span text:style-name="T33">// Get/set the persistence manager that enables saving and restoring</text:span></text:p>
      <text:p text:style-name="P198"><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33">//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33">//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5/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98">// get the executor ocnfiguration</text:p>
      <text:p text:style-name="Code_20_block">ExecutorServiceConfiguration config = executor.getConfiguration();</text:p>
      <text:p text:style-name="P198">// get the job configuration</text:p>
      <text:p text:style-name="Code_20_block">JobConfiguration jobConfig = config.getJobConfiguration();</text:p>
      <text:p text:style-name="P198">// set all jobs to expire after 5 seconds</text:p>
      <text:p text:style-name="Code_20_block">jobConfig.getSLA().setJobExpirationSchedule(new JPPFSchedule(5000L));</text:p>
      <text:list xml:id="list28766211"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5/index.html?org/jppf/client/concurrent/TaskConfiguration.html">TaskConfiguration</text:a> interface can be used to set JPPF-specific properties onto executor service tasks that do not <text:span text:style-name="T168">implement</text:span> <text:a xlink:type="simple" xlink:href="http://www.jppf.org/api-5/index.html?org/jppf/node/protocol/Task.html"><text:span text:style-name="T168">Task</text:span></text:a>. It is defined as follows:</text:p>
      <text:p text:style-name="P1"/>
      <text:p text:style-name="Code_20_block">public interface TaskConfiguration {</text:p>
      <text:p text:style-name="Code_20_block"><text:s text:c="2"/><text:span text:style-name="T3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text:span text:style-name="T169">Task.onCancel()</text:span></text:a> and <text:a xlink:type="simple" xlink:href="http://www.jppf.org/api-5/org/jppf/node/protocol/Task.html#onTimeout()"><text:span text:style-name="T169">Task.onTimeout()</text:span></text:a>. This is done by providing a subclass of <text:a xlink:type="simple" xlink:href="http://www.jppf.org/api-5/index.html?org/jppf/client/taskwrapper/JPPFTaskCallback.html">JPPFTaskCallback</text:a>, which is defined as follows:</text:p>
      <text:p text:style-name="P1"/>
      <text:p text:style-name="Code_20_block">public abstract class JPPFTaskCallback<text:span text:style-name="T169">&lt;T&gt;</text:span> implements Runnable, Serializable {</text:p>
      <text:p text:style-name="Code_20_block"><text:s text:c="2"/><text:span text:style-name="T33">// Get the task this callback is associated with</text:span></text:p>
      <text:p text:style-name="Code_20_block"><text:s text:c="2"/>public final Task<text:span text:style-name="T169">&lt;T&gt;</text:span> getTask();</text:p>
      <text:p text:style-name="Code_20_block">}</text:p>
      <text:p text:style-name="P1"/>
      <text:p text:style-name="P1">Here is a task configuration usage example:</text:p>
      <text:p text:style-name="P1"/>
      <text:p text:style-name="Code_20_block">JPPFExecutorService executor = ...;</text:p>
      <text:p text:style-name="P198">// get the executor configuration</text:p>
      <text:p text:style-name="Code_20_block">ExecutorServiceConfiguration config = executor.getConfiguration();</text:p>
      <text:p text:style-name="P198">// get the task configuration</text:p>
      <text:p text:style-name="Code_20_block">TaskConfiguration taskConfig = config.getTaskConfiguration();</text:p>
      <text:p text:style-name="P198">// set the task to timeout after 5 seconds</text:p>
      <text:p text:style-name="Code_20_block">taskConfig.setTimeoutSchedule(new JPPFSchedule(5000L));</text:p>
      <text:p text:style-name="P198">// set the onTimeout() callback</text:p>
      <text:p text:style-name="Code_20_block">taskConfig.setOnTimeoutCallback(new MyTaskCallback());</text:p>
      <text:p text:style-name="P198">// A callback that sets a timeout message as the task result</text:p>
      <text:p text:style-name="Code_20_block">static class MyTaskCallback extends JPPFTaskCallback<text:span text:style-name="T170">&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8751551"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5/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5/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27">JPPFCompletionService&lt;String&gt; completion service =</text:p>
      <text:p text:style-name="P227"><text:s text:c="2"/>new JPPFCompletionService&lt;String&gt;(executor);</text:p>
      <text:p text:style-name="Code_20_block">MyCallable&lt;String&gt; task = new MyCallable&lt;String&gt;();</text:p>
      <text:p text:style-name="Code_20_block">Future&lt;String&gt; future = <text:span text:style-name="T15">completionService.submit(task)</text:span>;</text:p>
      <text:p text:style-name="Code_20_block"><text:s text:c="2"/></text:p>
      <text:p text:style-name="P198">// ... later on ...</text:p>
      <text:p text:style-name="P198">// block until a result is available</text:p>
      <text:p text:style-name="Code_20_block">future = <text:span text:style-name="T15">completionService.take()</text:span>;</text:p>
      <text:p text:style-name="Code_20_block">String result = future.get();</text:p>
      <text:list xml:id="list28765873" text:continue-numbering="true" text:style-name="Outline">
        <text:list-item>
          <text:list>
            <text:list-item>
              <text:h text:style-name="Heading_20_2" text:outline-level="2"><text:soft-page-break/>The JPPF configuration API</text:h>
            </text:list-item>
          </text:list>
        </text:list-item>
      </text:list>
      <text:p text:style-name="P35">The JPPF configuration properties are accessible at runtime, via a static method call:</text:p>
      <text:p text:style-name="P35"><text:a xlink:type="simple" xlink:href="http://www.jppf.org/api-5/org/jppf/utils/JPPFConfiguration.html#getProperties()"><text:span text:style-name="Code_20_char">JPPFConfiguration.getProperties()</text:span></text:a>. This method returns an object of type <text:a xlink:type="simple" xlink:href="http://www.jppf.org/api-5/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3">// constructors</text:span></text:p>
      <text:p text:style-name="Code_20_block"><text:s text:c="2"/>public TypedProperties()</text:p>
      <text:p text:style-name="Code_20_block"><text:s text:c="2"/><text:span text:style-name="T33">// initialize with existing key/value pairs from a map</text:span></text:p>
      <text:p text:style-name="Code_20_block"><text:s text:c="2"/>public TypedProperties(Map&lt;Object, Object&gt; map)</text:p>
      <text:p text:style-name="Code_20_block"><text:s text:c="2"/><text:span text:style-name="T33">//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3">// int properties</text:span></text:p>
      <text:p text:style-name="Code_20_block"><text:s text:c="2"/>public int getInt(String key)</text:p>
      <text:p text:style-name="Code_20_block"><text:s text:c="2"/>public int getInt(String key, int defValue)</text:p>
      <text:p text:style-name="Code_20_block"><text:s text:c="2"/><text:span text:style-name="T33">// long properties</text:span></text:p>
      <text:p text:style-name="Code_20_block"><text:s text:c="2"/>public long getLong(String key)</text:p>
      <text:p text:style-name="Code_20_block"><text:s text:c="2"/>public long getLong(String key, long defValue)</text:p>
      <text:p text:style-name="Code_20_block"><text:s text:c="2"/><text:span text:style-name="T33">// float properties</text:span></text:p>
      <text:p text:style-name="Code_20_block"><text:s text:c="2"/>public float getFloat(String key)</text:p>
      <text:p text:style-name="Code_20_block"><text:s text:c="2"/>public float getFloat(String key, float defValue)</text:p>
      <text:p text:style-name="Code_20_block"><text:s text:c="2"/><text:span text:style-name="T33">//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3">//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3">//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98">// get the configuration</text:p>
      <text:p text:style-name="Code_20_block">TypedProperties props = JPPFConfiguration.getProperties();</text:p>
      <text:p text:style-name="P198">//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98">// now our configuration will be used</text:p>
      <text:p text:style-name="Code_20_block">JPPFClient client = new JPPFClient();</text:p>
      <text:p text:style-name="P1"/>
      <text:p text:style-name="P1"/>
      <text:list xml:id="list28741789" text:continue-numbering="true" text:style-name="Outline">
        <text:list-item>
          <text:list>
            <text:list-item>
              <text:h text:style-name="P430" text:outline-level="2">The JPPF statistics API</text:h>
            </text:list-item>
          </text:list>
        </text:list-item>
      </text:list>
      <text:p text:style-name="P104"><text:span text:style-name="T211">The statistics in JPPF are handled with objects of type </text:span><text:a xlink:type="simple" xlink:href="http://www.jppf.org/api-5/index.html?org/jppf/utils/stats/JPPFStatistics.html"><text:span text:style-name="T211">JPPFStatistics</text:span></text:a><text:span text:style-name="T211">, which are a grouping of </text:span><text:a xlink:type="simple" xlink:href="http://www.jppf.org/api-5/index.html?org/jppf/utils/stats/JPPFSnapshot.html"><text:span text:style-name="T211">JPPFSnapshot</text:span></text:a><text:span text:style-name="T211"> objects, each snapshot representing a value that is constantly monitored, for instanc the number of nodes connected to a server, or the number of jobs in the server queue, etc.</text:span></text:p>
      <text:p text:style-name="P109"/>
      <text:p text:style-name="P106"><text:a xlink:type="simple" xlink:href="http://www.jppf.org/api-5/index.html?org/jppf/utils/stats/JPPFSnapshot.html"><text:span text:style-name="T211">JPPFSnapshot</text:span></text:a><text:span text:style-name="T211"> exposes th</text:span><text:span text:style-name="T213">e</text:span><text:span text:style-name="T211"> following API:</text:span></text:p>
      <text:p text:style-name="P109"/>
      <text:p text:style-name="P280">public interface JPPFSnapshot extends Serializable {</text:p>
      <text:p text:style-name="Code_20_block"><text:span text:style-name="T212"><text:s text:c="2"/></text:span><text:span text:style-name="T57">// Get the total cumulated sum of the values</text:span></text:p>
      <text:p text:style-name="P280"><text:s text:c="2"/>double getTotal();</text:p>
      <text:p text:style-name="P280"/>
      <text:p text:style-name="Code_20_block"><text:span text:style-name="T212"><text:s text:c="2"/></text:span><text:span text:style-name="T57">// Get the latest observed value</text:span></text:p>
      <text:p text:style-name="P280"><text:s text:c="2"/>double getLatest();</text:p>
      <text:p text:style-name="P280"/>
      <text:p text:style-name="Code_20_block"><text:span text:style-name="T212"><text:s text:c="2"/></text:span><text:span text:style-name="T57">// Get the smallest observed value</text:span></text:p>
      <text:p text:style-name="P280"><text:s text:c="2"/>double getMin();</text:p>
      <text:p text:style-name="P280"/>
      <text:p text:style-name="Code_20_block"><text:span text:style-name="T212"><text:s text:c="2"/></text:span><text:span text:style-name="T57">// Get the peak observed value</text:span></text:p>
      <text:p text:style-name="P280"><text:s text:c="2"/>double getMax();</text:p>
      <text:p text:style-name="P280"/>
      <text:p text:style-name="Code_20_block"><text:span text:style-name="T212"><text:s text:c="2"/></text:span><text:span text:style-name="T57">// Get the average value</text:span></text:p>
      <text:p text:style-name="P280"><text:s text:c="2"/>double getAvg();</text:p>
      <text:p text:style-name="P280"/>
      <text:p text:style-name="Code_20_block"><text:span text:style-name="T212"><text:s text:c="2"/></text:span><text:span text:style-name="T57">// Get the label for this snapshot</text:span></text:p>
      <text:p text:style-name="P280"><text:s text:c="2"/>String getLabel();</text:p>
      <text:p text:style-name="P280"/>
      <text:p text:style-name="Code_20_block"><text:span text:style-name="T212"><text:s text:c="2"/></text:span><text:span text:style-name="T57">// Get the count of values added to this snapshot</text:span></text:p>
      <text:p text:style-name="P280"><text:s text:c="2"/>long getValueCount();</text:p>
      <text:p text:style-name="P280">}</text:p>
      <text:p text:style-name="P103"/>
      <text:p text:style-name="P106"><text:span text:style-name="T215">The label of a snapshot is expected to be unique and enables identifiying it within a </text:span><text:a xlink:type="simple" xlink:href="http://www.jppf.org/api-5/index.html?org/jppf/utils/stats/JPPFStatistics.html"><text:span text:style-name="T211">JPPFStatistics</text:span></text:a><text:span text:style-name="T215"> object.</text:span></text:p>
      <text:p text:style-name="P110"/>
      <text:p text:style-name="P105"><text:span text:style-name="T214">JPPF implements three different types of snapshots, each with a different semantics for the </text:span><text:span text:style-name="Code_20_char"><text:span text:style-name="T214">getLatest()</text:span></text:span><text:span text:style-name="T214"> method:</text:span></text:p>
      <text:p text:style-name="P110"/>
      <text:list xml:id="list28754702" text:continue-list="list28741998" text:style-name="List_20_2">
        <text:list-item>
          <text:p text:style-name="P400"><text:a xlink:type="simple" xlink:href="http://www.jppf.org/api-5/index.html?org/jppf/utils/stats/CumulativeSnapshot.html"><text:span text:style-name="T214">CumulativeSnapshot</text:span></text:a><text:span text:style-name="T214">: in this implementation, </text:span><text:span text:style-name="Code_20_char"><text:span text:style-name="T214">getLatest()</text:span></text:span><text:span text:style-name="T214"> is computed as the cumulated sum of all values added to the snapshot. If values are only added, and not removed, then it will always return the same value as </text:span><text:span text:style-name="Code_20_char"><text:span text:style-name="T214">getTotal()</text:span></text:span><text:span text:style-name="T214">.</text:span></text:p>
        </text:list-item>
        <text:list-item>
          <text:p text:style-name="P400"><text:a xlink:type="simple" xlink:href="http://www.jppf.org/api-5/index.html?org/jppf/utils/stats/NonCumulativeSnapshot.html"><text:span text:style-name="T214">NonCumulativeSnapshot</text:span></text:a><text:span text:style-name="T214">: here, </text:span><text:span text:style-name="Code_20_char"><text:span text:style-name="T214">getLatest()</text:span></text:span><text:span text:style-name="T214"> is computed as the average of the latest set of values that were added, or the latest value if only one was added.</text:span></text:p>
        </text:list-item>
        <text:list-item>
          <text:p text:style-name="P401"><text:a xlink:type="simple" xlink:href="http://www.jppf.org/api-5/index.html?org/jppf/utils/stats/SingleValueSnapshot.html"><text:span text:style-name="T215">SingleValueSnapshot</text:span></text:a><text:span text:style-name="T215">: in this implementation, only </text:span><text:span text:style-name="Code_20_char"><text:span text:style-name="T215">getTotal()</text:span></text:span><text:span text:style-name="T215"> is actually computed, all other methods return 0.</text:span></text:p>
        </text:list-item>
      </text:list>
      <text:p text:style-name="P111"/>
      <text:p text:style-name="P107"><text:span text:style-name="T216">A </text:span><text:span text:style-name="T211"><text:s/></text:span><text:a xlink:type="simple" xlink:href="http://www.jppf.org/api-5/index.html?org/jppf/utils/stats/JPPFStatistics.html"><text:span text:style-name="T211">JPPFStatistics</text:span></text:a><text:span text:style-name="T211"> </text:span><text:span text:style-name="T216">object allows exploring the snapshots it contains, by exposing the following methods:</text:span></text:p>
      <text:p text:style-name="P112"/>
      <text:p text:style-name="P281">public class JPPFStatistics implements Serializable, Iterable&lt;JPPFSnapshot&gt; {</text:p>
      <text:p text:style-name="Code_20_block"><text:span text:style-name="T216"><text:s text:c="2"/></text:span><text:span text:style-name="T58">// Get a snapshot specified by its label</text:span></text:p>
      <text:p text:style-name="P281"><text:s text:c="2"/>public JPPFSnapshot getSnapshot(String label)</text:p>
      <text:p text:style-name="P281"/>
      <text:p text:style-name="Code_20_block"><text:span text:style-name="T216"><text:s text:c="2"/></text:span><text:span text:style-name="T58">// Get all the snapshots in this object</text:span></text:p>
      <text:p text:style-name="P281"><text:s text:c="2"/>public Collection&lt;JPPFSnapshot&gt; getSnapshots()</text:p>
      <text:p text:style-name="P281"/>
      <text:p text:style-name="Code_20_block"><text:span text:style-name="T216"><text:s text:c="2"/></text:span><text:span text:style-name="T58">// Get the snapshots in this object using the specified filter</text:span></text:p>
      <text:p text:style-name="P281"><text:s text:c="2"/>public Collection&lt;JPPFSnapshot&gt; getSnapshots(Filter filter)</text:p>
      <text:p text:style-name="P281"/>
      <text:p text:style-name="P281"><text:s text:c="2"/>@Override</text:p>
      <text:p text:style-name="P281"><text:s text:c="2"/>public Iterator&lt;JPPFSnapshot&gt; iterator()</text:p>
      <text:p text:style-name="P281"/>
      <text:p text:style-name="Code_20_block"><text:span text:style-name="T216"><text:s text:c="2"/></text:span><text:span text:style-name="T58">// A filter interface for snapshots</text:span></text:p>
      <text:p text:style-name="P281"><text:s text:c="2"/>public interface Filter {</text:p>
      <text:p text:style-name="Code_20_block"><text:span text:style-name="T216"><text:s text:c="4"/></text:span><text:span text:style-name="T58">// Determines whether the specified snapshot is accepted by this filter</text:span></text:p>
      <text:p text:style-name="P281"><text:s text:c="4"/>boolean accept(JPPFSnapshot snapshot)</text:p>
      <text:p text:style-name="P281"><text:s text:c="2"/>}</text:p>
      <text:p text:style-name="P281">}</text:p>
      <text:p text:style-name="P112"/>
      <text:p text:style-name="P112"/>
      <text:p text:style-name="P373"><text:span text:style-name="T216">Note that, since it implements </text:span><text:a xlink:type="simple" xlink:href="http://docs.oracle.com/javase/7/docs/api/index.html?java/lang/Iterable.html"><text:span text:style-name="T216">Iterable</text:span></text:a><text:span text:style-name="T216">&lt;</text:span><text:a xlink:type="simple" xlink:href="http://www.jppf.org/api-5/index.html?org/jppf/utils/stats/JPPFSnapshot.html"><text:span text:style-name="T211">JPPFSnapshot</text:span></text:a><text:span text:style-name="T216">&gt;, a </text:span><text:a xlink:type="simple" xlink:href="http://www.jppf.org/api-5/index.html?org/jppf/utils/stats/JPPFStatistics.html"><text:span text:style-name="T211">JPPFStatistics</text:span></text:a><text:span text:style-name="T216"> object can be used directly in a for loop:</text:span></text:p>
      <text:p text:style-name="P112"/>
      <text:p text:style-name="P281">JPPFStatistics stats = ...;</text:p>
      <text:p text:style-name="P282">for (JPPFSnapshot snapshot: stats) {</text:p>
      <text:p text:style-name="P282"><text:s text:c="2"/>System.out.println("got '" + snapshot.getLabel() + "' snapshot");</text:p>
      <text:p text:style-name="P282">}</text:p>
      <text:p text:style-name="P112"/>
      <text:p text:style-name="P108"><text:span text:style-name="T217">Currently, only the JPPF driver holds and maintains a </text:span><text:a xlink:type="simple" xlink:href="http://www.jppf.org/api-5/index.html?org/jppf/utils/stats/JPPFStatistics.html"><text:span text:style-name="T211">JPPFStatistics</text:span></text:a><text:span text:style-name="T217"> instance. It can be obtained directly with:</text:span></text:p>
      <text:p text:style-name="P113"/>
      <text:p text:style-name="P283">JPPFStatistics stats = JPPFDriver.getInstance().getStatistics();</text:p>
      <text:p text:style-name="P113"/>
      <text:p text:style-name="P108"><text:span text:style-name="T217">It can also be obtained remotely via the manegement APIs, as described in the section </text:span><text:span text:style-name="T14">Management and monitoring &gt; Server management &gt; Server-level management and monitoring &gt; Server statistics</text:span><text:span text:style-name="T217"> of this documentation.</text:span></text:p>
      <text:p text:style-name="P113"/>
      <text:p text:style-name="P108"><text:span text:style-name="T217">Additionally, the class JPPFStatisticsHelper holds a set of constants definitions for the labels all all the snapshots currently used in JPPF, along with a number of utility methods to ease the use of stati</text:span><text:span text:style-name="T218">s</text:span><text:span text:style-name="T217">t</text:span><text:span text:style-name="T218">i</text:span><text:span text:style-name="T217">cs:</text:span></text:p>
      <text:p text:style-name="P113"/>
      <text:p text:style-name="P283">public class JPPFStatisticsHelper {</text:p>
      <text:p text:style-name="Code_20_block"><text:span text:style-name="T217"><text:s text:c="2"/></text:span><text:span text:style-name="T59">// Count of tasks dispatched to nodes</text:span></text:p>
      <text:p text:style-name="P283"><text:s text:c="2"/>public static String TASK_DISPATCH = "task.dispatch";</text:p>
      <text:p text:style-name="P283"/>
      <text:p text:style-name="Code_20_block"><text:span text:style-name="T217"><text:s text:c="2"/></text:span><text:span text:style-name="T59">// ... other constant definitions ...</text:span></text:p>
      <text:p text:style-name="P283"/>
      <text:p text:style-name="Code_20_block"><text:span text:style-name="T217"><text:s text:c="2"/></text:span><text:span text:style-name="T59">// Determine wether the specified snapshot is a single value snapshot</text:span></text:p>
      <text:p text:style-name="P283"><text:s text:c="2"/>public static boolean isSingleValue(JPPFSnapshot snapshot)</text:p>
      <text:p text:style-name="P283"/>
      <text:p text:style-name="Code_20_block"><text:span text:style-name="T217"><text:s text:c="2"/></text:span><text:span text:style-name="T59">// Determine wether the specified snapshot is a cumulative snapshot</text:span></text:p>
      <text:p text:style-name="P283"><text:s text:c="2"/>public static boolean isCumulative(JPPFSnapshot snapshot)</text:p>
      <text:p text:style-name="P283"/>
      <text:p text:style-name="Code_20_block"><text:span text:style-name="T217"><text:s text:c="2"/></text:span><text:span text:style-name="T59">// Determine wether the specified snapshot is a non-cumulative snapshot</text:span></text:p>
      <text:p text:style-name="P283"><text:s text:c="2"/>public static boolean isNonCumulative(JPPFSnapshot snapshot)</text:p>
      <text:p text:style-name="P283"/>
      <text:p text:style-name="Code_20_block"><text:span text:style-name="T217"><text:s text:c="2"/></text:span><text:span text:style-name="T59">// Get the translation of the label of a snapshot in the current locale</text:span></text:p>
      <text:p text:style-name="P283"><text:s text:c="2"/>public static String getLocalizedLabel(JPPFSnapshot snapshot)</text:p>
      <text:p text:style-name="P283"/>
      <text:p text:style-name="Code_20_block"><text:span text:style-name="T217"><text:s text:c="2"/></text:span><text:span text:style-name="T59">// Get the translation of the label of a snapshot in the specified locale</text:span></text:p>
      <text:p text:style-name="P283"><text:s text:c="2"/>public static String getLocalizedLabel(JPPFSnapshot snapshot, Locale locale)</text:p>
      <text:p text:style-name="P283">}</text:p>
      <text:p text:style-name="P113"/>
      <text:p text:style-name="P108"><text:span text:style-name="T21">Note</text:span><text:span text:style-name="T217">: </text:span><text:span text:style-name="T5">at this time, only English translations are available.</text:span></text:p>
      <text:p text:style-name="P1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8H40M41S</meta:editing-duration>
    <meta:editing-cycles>701</meta:editing-cycles>
    <meta:generator>LibreOffice/4.0.4.2$Windows_x86 LibreOffice_project/9e9821abd0ffdbc09cd8c52eaa574fa09eb08f2</meta:generator>
    <meta:creation-date>2009-09-06T09:03:36.19</meta:creation-date>
    <dc:date>2014-09-02T08:59:46.89</dc:date>
    <meta:document-statistic meta:table-count="0" meta:image-count="0" meta:object-count="0" meta:page-count="56" meta:paragraph-count="2186" meta:word-count="20955" meta:character-count="142178" meta:non-whitespace-character-count="12030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